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9717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1.8902in"/>
    </style:style>
    <style:style style:name="co6" style:family="table-column">
      <style:table-column-properties fo:break-before="auto" style:column-width="1.74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zehn_min_rr_Beschreibung_Stationen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table:style-name="Default" office:value-type="string" calcext:value-type="string">
            <text:p>hoehe</text:p>
          </table:table-cell>
          <table:table-cell table:style-name="Default" office:value-type="string" calcext:value-type="string">
            <text:p>breite</text:p>
          </table:table-cell>
          <table:table-cell table:style-name="Default" office:value-type="string" calcext:value-type="string">
            <text:p>laeng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undeslan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930429" calcext:value-type="float">
            <text:p>19930429</text:p>
          </table:table-cell>
          <table:table-cell office:value-type="float" office:value="20110331" calcext:value-type="float">
            <text:p>20110331</text:p>
          </table:table-cell>
          <table:table-cell office:value-type="float" office:value="202" calcext:value-type="float">
            <text:p>202.0000</text:p>
          </table:table-cell>
          <table:table-cell office:value-type="float" office:value="50.7827" calcext:value-type="float">
            <text:p>50.7827</text:p>
          </table:table-cell>
          <table:table-cell office:value-type="float" office:value="6.0941" calcext:value-type="float">
            <text:p>6.0941</text:p>
          </table:table-cell>
          <table:table-cell office:value-type="string" calcext:value-type="string">
            <text:p><text:s/>Aachen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40813" calcext:value-type="float">
            <text:p>2004081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32" calcext:value-type="float">
            <text:p>432.0000</text:p>
          </table:table-cell>
          <table:table-cell office:value-type="float" office:value="48.9219" calcext:value-type="float">
            <text:p>48.9219</text:p>
          </table:table-cell>
          <table:table-cell office:value-type="float" office:value="9.9129" calcext:value-type="float">
            <text:p>9.9129</text:p>
          </table:table-cell>
          <table:table-cell office:value-type="string" calcext:value-type="string">
            <text:p><text:s/>Abtsgm�nd-Untergr�ninge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020829" calcext:value-type="float">
            <text:p>20020829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260" calcext:value-type="float">
            <text:p>260.0000</text:p>
          </table:table-cell>
          <table:table-cell office:value-type="float" office:value="49.7175" calcext:value-type="float">
            <text:p>49.7175</text:p>
          </table:table-cell>
          <table:table-cell office:value-type="float" office:value="10.9101" calcext:value-type="float">
            <text:p>10.9101</text:p>
          </table:table-cell>
          <table:table-cell office:value-type="string" calcext:value-type="string">
            <text:p><text:s/>Adelsdorf (Kl�ranlage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060530" calcext:value-type="float">
            <text:p>20060530</text:p>
          </table:table-cell>
          <table:table-cell office:value-type="float" office:value="20061029" calcext:value-type="float">
            <text:p>20061029</text:p>
          </table:table-cell>
          <table:table-cell office:value-type="float" office:value="260" calcext:value-type="float">
            <text:p>260.0000</text:p>
          </table:table-cell>
          <table:table-cell office:value-type="float" office:value="49.4064" calcext:value-type="float">
            <text:p>49.4064</text:p>
          </table:table-cell>
          <table:table-cell office:value-type="float" office:value="9.3914" calcext:value-type="float">
            <text:p>9.3914</text:p>
          </table:table-cell>
          <table:table-cell office:value-type="string" calcext:value-type="string">
            <text:p><text:s/>Adelsheim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070209" calcext:value-type="float">
            <text:p>20070209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4" calcext:value-type="float">
            <text:p>44.0000</text:p>
          </table:table-cell>
          <table:table-cell office:value-type="float" office:value="52.9336" calcext:value-type="float">
            <text:p>52.9336</text:p>
          </table:table-cell>
          <table:table-cell office:value-type="float" office:value="8.237" calcext:value-type="float">
            <text:p>8.2370</text:p>
          </table:table-cell>
          <table:table-cell office:value-type="string" calcext:value-type="string">
            <text:p><text:s/>Gro�enknet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020925" calcext:value-type="float">
            <text:p>20020925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325" calcext:value-type="float">
            <text:p>325.0000</text:p>
          </table:table-cell>
          <table:table-cell office:value-type="float" office:value="48.945" calcext:value-type="float">
            <text:p>48.9450</text:p>
          </table:table-cell>
          <table:table-cell office:value-type="float" office:value="12.4639" calcext:value-type="float">
            <text:p>12.4639</text:p>
          </table:table-cell>
          <table:table-cell office:value-type="string" calcext:value-type="string">
            <text:p><text:s/>Aholf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110417" calcext:value-type="float">
            <text:p>20110417</text:p>
          </table:table-cell>
          <table:table-cell office:value-type="float" office:value="20131127" calcext:value-type="float">
            <text:p>20131127</text:p>
          </table:table-cell>
          <table:table-cell office:value-type="float" office:value="338" calcext:value-type="float">
            <text:p>338.0000</text:p>
          </table:table-cell>
          <table:table-cell office:value-type="float" office:value="49.4997" calcext:value-type="float">
            <text:p>49.4997</text:p>
          </table:table-cell>
          <table:table-cell office:value-type="float" office:value="9.5439" calcext:value-type="float">
            <text:p>9.5439</text:p>
          </table:table-cell>
          <table:table-cell office:value-type="string" calcext:value-type="string">
            <text:p><text:s/>Ahorn-Eubigheim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050901" calcext:value-type="float">
            <text:p>200509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0" calcext:value-type="float">
            <text:p>60.0000</text:p>
          </table:table-cell>
          <table:table-cell office:value-type="float" office:value="52.585" calcext:value-type="float">
            <text:p>52.5850</text:p>
          </table:table-cell>
          <table:table-cell office:value-type="float" office:value="13.5634" calcext:value-type="float">
            <text:p>13.5634</text:p>
          </table:table-cell>
          <table:table-cell office:value-type="string" calcext:value-type="string">
            <text:p><text:s/>Ahrensfelde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041021" calcext:value-type="float">
            <text:p>20041021</text:p>
          </table:table-cell>
          <table:table-cell office:value-type="float" office:value="20191231" calcext:value-type="float">
            <text:p>20191231</text:p>
          </table:table-cell>
          <table:table-cell office:value-type="float" office:value="759" calcext:value-type="float">
            <text:p>759.0000</text:p>
          </table:table-cell>
          <table:table-cell office:value-type="float" office:value="48.2156" calcext:value-type="float">
            <text:p>48.2156</text:p>
          </table:table-cell>
          <table:table-cell office:value-type="float" office:value="8.9784" calcext:value-type="float">
            <text:p>8.9784</text:p>
          </table:table-cell>
          <table:table-cell office:value-type="string" calcext:value-type="string">
            <text:p><text:s/>Albstadt-Badkap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070214" calcext:value-type="float">
            <text:p>20070214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340" calcext:value-type="float">
            <text:p>340.0000</text:p>
          </table:table-cell>
          <table:table-cell office:value-type="float" office:value="48.6159" calcext:value-type="float">
            <text:p>48.6159</text:p>
          </table:table-cell>
          <table:table-cell office:value-type="float" office:value="13.0506" calcext:value-type="float">
            <text:p>13.0506</text:p>
          </table:table-cell>
          <table:table-cell office:value-type="string" calcext:value-type="string">
            <text:p><text:s/>Aldersbach-Kriestorf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041011" calcext:value-type="float">
            <text:p>2004101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5" calcext:value-type="float">
            <text:p>65.0000</text:p>
          </table:table-cell>
          <table:table-cell office:value-type="float" office:value="52.4853" calcext:value-type="float">
            <text:p>52.4853</text:p>
          </table:table-cell>
          <table:table-cell office:value-type="float" office:value="7.9126" calcext:value-type="float">
            <text:p>7.9126</text:p>
          </table:table-cell>
          <table:table-cell office:value-type="string" calcext:value-type="string">
            <text:p><text:s/>Alfhaus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050201" calcext:value-type="float">
            <text:p>200502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58" calcext:value-type="float">
            <text:p>158.0000</text:p>
          </table:table-cell>
          <table:table-cell office:value-type="float" office:value="51.095" calcext:value-type="float">
            <text:p>51.0950</text:p>
          </table:table-cell>
          <table:table-cell office:value-type="float" office:value="11.0479" calcext:value-type="float">
            <text:p>11.0479</text:p>
          </table:table-cell>
          <table:table-cell office:value-type="string" calcext:value-type="string">
            <text:p><text:s/>Alperstedt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020820" calcext:value-type="float">
            <text:p>20020820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300" calcext:value-type="float">
            <text:p>300.0000</text:p>
          </table:table-cell>
          <table:table-cell office:value-type="float" office:value="50.7446" calcext:value-type="float">
            <text:p>50.7446</text:p>
          </table:table-cell>
          <table:table-cell office:value-type="float" office:value="9.345" calcext:value-type="float">
            <text:p>9.3450</text:p>
          </table:table-cell>
          <table:table-cell office:value-type="string" calcext:value-type="string">
            <text:p><text:s/>Alsfeld-Eifa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190410" calcext:value-type="float">
            <text:p>2019041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0" calcext:value-type="float">
            <text:p>50.0000</text:p>
          </table:table-cell>
          <table:table-cell office:value-type="float" office:value="52.9437" calcext:value-type="float">
            <text:p>52.9437</text:p>
          </table:table-cell>
          <table:table-cell office:value-type="float" office:value="12.8518" calcext:value-type="float">
            <text:p>12.8518</text:p>
          </table:table-cell>
          <table:table-cell office:value-type="string" calcext:value-type="string">
            <text:p><text:s/>Neuruppin-Alt Ruppin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021220" calcext:value-type="float">
            <text:p>2002122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64" calcext:value-type="float">
            <text:p>364.0000</text:p>
          </table:table-cell>
          <table:table-cell office:value-type="float" office:value="48.896" calcext:value-type="float">
            <text:p>48.8960</text:p>
          </table:table-cell>
          <table:table-cell office:value-type="float" office:value="12.217" calcext:value-type="float">
            <text:p>12.2170</text:p>
          </table:table-cell>
          <table:table-cell office:value-type="string" calcext:value-type="string">
            <text:p><text:s/>Hagelstadt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030227" calcext:value-type="float">
            <text:p>2003022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88" calcext:value-type="float">
            <text:p>388.0000</text:p>
          </table:table-cell>
          <table:table-cell office:value-type="float" office:value="49.4053" calcext:value-type="float">
            <text:p>49.4053</text:p>
          </table:table-cell>
          <table:table-cell office:value-type="float" office:value="12.2852" calcext:value-type="float">
            <text:p>12.2852</text:p>
          </table:table-cell>
          <table:table-cell office:value-type="string" calcext:value-type="string">
            <text:p><text:s/>Altendorf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060821" calcext:value-type="float">
            <text:p>2006082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65" calcext:value-type="float">
            <text:p>265.0000</text:p>
          </table:table-cell>
          <table:table-cell office:value-type="float" office:value="51.2388" calcext:value-type="float">
            <text:p>51.2388</text:p>
          </table:table-cell>
          <table:table-cell office:value-type="float" office:value="11.577" calcext:value-type="float">
            <text:p>11.5770</text:p>
          </table:table-cell>
          <table:table-cell office:value-type="string" calcext:value-type="string">
            <text:p><text:s/>Bibra, Bad-Altenroda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040915" calcext:value-type="float">
            <text:p>2004091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00" calcext:value-type="float">
            <text:p>300.0000</text:p>
          </table:table-cell>
          <table:table-cell office:value-type="float" office:value="49.7283" calcext:value-type="float">
            <text:p>49.7283</text:p>
          </table:table-cell>
          <table:table-cell office:value-type="float" office:value="9.7692" calcext:value-type="float">
            <text:p>9.7692</text:p>
          </table:table-cell>
          <table:table-cell office:value-type="string" calcext:value-type="string">
            <text:p><text:s/>Altertheim-Oberalterth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296" calcext:value-type="float">
            <text:p>296.0000</text:p>
          </table:table-cell>
          <table:table-cell office:value-type="float" office:value="51.0881" calcext:value-type="float">
            <text:p>51.0881</text:p>
          </table:table-cell>
          <table:table-cell office:value-type="float" office:value="12.9326" calcext:value-type="float">
            <text:p>12.9326</text:p>
          </table:table-cell>
          <table:table-cell office:value-type="string" calcext:value-type="string">
            <text:p><text:s/>Geringswalde-Altgerings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051026" calcext:value-type="float">
            <text:p>20051026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511" calcext:value-type="float">
            <text:p>511.0000</text:p>
          </table:table-cell>
          <table:table-cell office:value-type="float" office:value="48.406" calcext:value-type="float">
            <text:p>48.4060</text:p>
          </table:table-cell>
          <table:table-cell office:value-type="float" office:value="11.3117" calcext:value-type="float">
            <text:p>11.3117</text:p>
          </table:table-cell>
          <table:table-cell office:value-type="string" calcext:value-type="string">
            <text:p><text:s/>Altom�nster-Maisbrun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021221" calcext:value-type="float">
            <text:p>2002122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730" calcext:value-type="float">
            <text:p>730.0000</text:p>
          </table:table-cell>
          <table:table-cell office:value-type="float" office:value="47.7922" calcext:value-type="float">
            <text:p>47.7922</text:p>
          </table:table-cell>
          <table:table-cell office:value-type="float" office:value="10.0988" calcext:value-type="float">
            <text:p>10.0988</text:p>
          </table:table-cell>
          <table:table-cell office:value-type="string" calcext:value-type="string">
            <text:p><text:s/>Altusried-Muthmannshof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050701" calcext:value-type="float">
            <text:p>200507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15" calcext:value-type="float">
            <text:p>215.0000</text:p>
          </table:table-cell>
          <table:table-cell office:value-type="float" office:value="49.7273" calcext:value-type="float">
            <text:p>49.7273</text:p>
          </table:table-cell>
          <table:table-cell office:value-type="float" office:value="8.1164" calcext:value-type="float">
            <text:p>8.1164</text:p>
          </table:table-cell>
          <table:table-cell office:value-type="string" calcext:value-type="string">
            <text:p><text:s/>Alzey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041124" calcext:value-type="float">
            <text:p>2004112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82" calcext:value-type="float">
            <text:p>382.0000</text:p>
          </table:table-cell>
          <table:table-cell office:value-type="float" office:value="49.4691" calcext:value-type="float">
            <text:p>49.4691</text:p>
          </table:table-cell>
          <table:table-cell office:value-type="float" office:value="11.8546" calcext:value-type="float">
            <text:p>11.8546</text:p>
          </table:table-cell>
          <table:table-cell office:value-type="string" calcext:value-type="string">
            <text:p><text:s/>Amberg-Unterammersricht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090617" calcext:value-type="float">
            <text:p>20090617</text:p>
          </table:table-cell>
          <table:table-cell office:value-type="float" office:value="20120111" calcext:value-type="float">
            <text:p>20120111</text:p>
          </table:table-cell>
          <table:table-cell office:value-type="float" office:value="57" calcext:value-type="float">
            <text:p>57.0000</text:p>
          </table:table-cell>
          <table:table-cell office:value-type="float" office:value="53.1268" calcext:value-type="float">
            <text:p>53.1268</text:p>
          </table:table-cell>
          <table:table-cell office:value-type="float" office:value="10.2184" calcext:value-type="float">
            <text:p>10.2184</text:p>
          </table:table-cell>
          <table:table-cell office:value-type="string" calcext:value-type="string">
            <text:p><text:s/>Amelinghaus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050113" calcext:value-type="float">
            <text:p>20050113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516" calcext:value-type="float">
            <text:p>516.0000</text:p>
          </table:table-cell>
          <table:table-cell office:value-type="float" office:value="48.0197" calcext:value-type="float">
            <text:p>48.0197</text:p>
          </table:table-cell>
          <table:table-cell office:value-type="float" office:value="12.2925" calcext:value-type="float">
            <text:p>12.2925</text:p>
          </table:table-cell>
          <table:table-cell office:value-type="string" calcext:value-type="string">
            <text:p><text:s/>Amerang-Pfaff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0020529" calcext:value-type="float">
            <text:p>20020529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10" calcext:value-type="float">
            <text:p>210.0000</text:p>
          </table:table-cell>
          <table:table-cell office:value-type="float" office:value="50.784" calcext:value-type="float">
            <text:p>50.7840</text:p>
          </table:table-cell>
          <table:table-cell office:value-type="float" office:value="8.9545" calcext:value-type="float">
            <text:p>8.9545</text:p>
          </table:table-cell>
          <table:table-cell office:value-type="string" calcext:value-type="string">
            <text:p><text:s/>Am�neburg-R�digheim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0110901" calcext:value-type="float">
            <text:p>201109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75" calcext:value-type="float">
            <text:p>75.0000</text:p>
          </table:table-cell>
          <table:table-cell office:value-type="float" office:value="50.4237" calcext:value-type="float">
            <text:p>50.4237</text:p>
          </table:table-cell>
          <table:table-cell office:value-type="float" office:value="7.4202" calcext:value-type="float">
            <text:p>7.4202</text:p>
          </table:table-cell>
          <table:table-cell office:value-type="string" calcext:value-type="string">
            <text:p><text:s/>Andernach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9911102" calcext:value-type="float">
            <text:p>1991110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4" calcext:value-type="float">
            <text:p>54.0000</text:p>
          </table:table-cell>
          <table:table-cell office:value-type="float" office:value="53.0316" calcext:value-type="float">
            <text:p>53.0316</text:p>
          </table:table-cell>
          <table:table-cell office:value-type="float" office:value="13.9908" calcext:value-type="float">
            <text:p>13.9908</text:p>
          </table:table-cell>
          <table:table-cell office:value-type="string" calcext:value-type="string">
            <text:p><text:s/>Angerm�nde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11" calcext:value-type="float">
            <text:p>11.0000</text:p>
          </table:table-cell>
          <table:table-cell office:value-type="float" office:value="53.8408" calcext:value-type="float">
            <text:p>53.8408</text:p>
          </table:table-cell>
          <table:table-cell office:value-type="float" office:value="13.6854" calcext:value-type="float">
            <text:p>13.6854</text:p>
          </table:table-cell>
          <table:table-cell office:value-type="string" calcext:value-type="string">
            <text:p><text:s/>Anklam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9911102" calcext:value-type="float">
            <text:p>19911102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2" calcext:value-type="float">
            <text:p>42.0000</text:p>
          </table:table-cell>
          <table:table-cell office:value-type="float" office:value="54.6791" calcext:value-type="float">
            <text:p>54.6791</text:p>
          </table:table-cell>
          <table:table-cell office:value-type="float" office:value="13.4344" calcext:value-type="float">
            <text:p>13.4344</text:p>
          </table:table-cell>
          <table:table-cell office:value-type="string" calcext:value-type="string">
            <text:p><text:s/>Arkona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0041104" calcext:value-type="float">
            <text:p>20041104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217" calcext:value-type="float">
            <text:p>217.0000</text:p>
          </table:table-cell>
          <table:table-cell office:value-type="float" office:value="49.9694" calcext:value-type="float">
            <text:p>49.9694</text:p>
          </table:table-cell>
          <table:table-cell office:value-type="float" office:value="9.9114" calcext:value-type="float">
            <text:p>9.9114</text:p>
          </table:table-cell>
          <table:table-cell office:value-type="string" calcext:value-type="string">
            <text:p><text:s/>Arnstein-M�desheim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0041018" calcext:value-type="float">
            <text:p>2004101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65" calcext:value-type="float">
            <text:p>265.0000</text:p>
          </table:table-cell>
          <table:table-cell office:value-type="float" office:value="51.3431" calcext:value-type="float">
            <text:p>51.3431</text:p>
          </table:table-cell>
          <table:table-cell office:value-type="float" office:value="9.0763" calcext:value-type="float">
            <text:p>9.0763</text:p>
          </table:table-cell>
          <table:table-cell office:value-type="string" calcext:value-type="string">
            <text:p><text:s/>Arolsen-Landau, Bad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911108" calcext:value-type="float">
            <text:p>1991110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64" calcext:value-type="float">
            <text:p>164.0000</text:p>
          </table:table-cell>
          <table:table-cell office:value-type="float" office:value="51.3744" calcext:value-type="float">
            <text:p>51.3744</text:p>
          </table:table-cell>
          <table:table-cell office:value-type="float" office:value="11.292" calcext:value-type="float">
            <text:p>11.2920</text:p>
          </table:table-cell>
          <table:table-cell office:value-type="string" calcext:value-type="string">
            <text:p><text:s/>Artern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20925" calcext:value-type="float">
            <text:p>2002092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17" calcext:value-type="float">
            <text:p>517.0000</text:p>
          </table:table-cell>
          <table:table-cell office:value-type="float" office:value="50.085" calcext:value-type="float">
            <text:p>50.0850</text:p>
          </table:table-cell>
          <table:table-cell office:value-type="float" office:value="6.3161" calcext:value-type="float">
            <text:p>6.3161</text:p>
          </table:table-cell>
          <table:table-cell office:value-type="string" calcext:value-type="string">
            <text:p><text:s/>Lauperath-Scheidchen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021114" calcext:value-type="float">
            <text:p>2002111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81" calcext:value-type="float">
            <text:p>681.0000</text:p>
          </table:table-cell>
          <table:table-cell office:value-type="float" office:value="47.7275" calcext:value-type="float">
            <text:p>47.7275</text:p>
          </table:table-cell>
          <table:table-cell office:value-type="float" office:value="12.2982" calcext:value-type="float">
            <text:p>12.2982</text:p>
          </table:table-cell>
          <table:table-cell office:value-type="string" calcext:value-type="string">
            <text:p><text:s/>Aschau-Stei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040902" calcext:value-type="float">
            <text:p>2004090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00" calcext:value-type="float">
            <text:p>200.0000</text:p>
          </table:table-cell>
          <table:table-cell office:value-type="float" office:value="50.58" calcext:value-type="float">
            <text:p>50.5800</text:p>
          </table:table-cell>
          <table:table-cell office:value-type="float" office:value="8.4685" calcext:value-type="float">
            <text:p>8.4685</text:p>
          </table:table-cell>
          <table:table-cell office:value-type="string" calcext:value-type="string">
            <text:p><text:s/>A�lar Klein-Altenst�dte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070322" calcext:value-type="float">
            <text:p>2007032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70" calcext:value-type="float">
            <text:p>170.0000</text:p>
          </table:table-cell>
          <table:table-cell office:value-type="float" office:value="51.9375" calcext:value-type="float">
            <text:p>51.9375</text:p>
          </table:table-cell>
          <table:table-cell office:value-type="float" office:value="10.9897" calcext:value-type="float">
            <text:p>10.9897</text:p>
          </table:table-cell>
          <table:table-cell office:value-type="string" calcext:value-type="string">
            <text:p><text:s/>Sargstedt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0040818" calcext:value-type="float">
            <text:p>2004081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98" calcext:value-type="float">
            <text:p>298.0000</text:p>
          </table:table-cell>
          <table:table-cell office:value-type="float" office:value="51.1143" calcext:value-type="float">
            <text:p>51.1143</text:p>
          </table:table-cell>
          <table:table-cell office:value-type="float" office:value="7.8807" calcext:value-type="float">
            <text:p>7.8807</text:p>
          </table:table-cell>
          <table:table-cell office:value-type="string" calcext:value-type="string">
            <text:p><text:s/>Attendorn-Neulisternohl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0041117" calcext:value-type="float">
            <text:p>2004111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70" calcext:value-type="float">
            <text:p>670.0000</text:p>
          </table:table-cell>
          <table:table-cell office:value-type="float" office:value="47.8774" calcext:value-type="float">
            <text:p>47.8774</text:p>
          </table:table-cell>
          <table:table-cell office:value-type="float" office:value="11.3643" calcext:value-type="float">
            <text:p>11.3643</text:p>
          </table:table-cell>
          <table:table-cell office:value-type="string" calcext:value-type="string">
            <text:p><text:s/>Attenkam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9911102" calcext:value-type="float">
            <text:p>19911102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393" calcext:value-type="float">
            <text:p>393.0000</text:p>
          </table:table-cell>
          <table:table-cell office:value-type="float" office:value="50.5908" calcext:value-type="float">
            <text:p>50.5908</text:p>
          </table:table-cell>
          <table:table-cell office:value-type="float" office:value="12.7139" calcext:value-type="float">
            <text:p>12.7139</text:p>
          </table:table-cell>
          <table:table-cell office:value-type="string" calcext:value-type="string">
            <text:p><text:s/>Aue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0021010" calcext:value-type="float">
            <text:p>2002101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32" calcext:value-type="float">
            <text:p>432.0000</text:p>
          </table:table-cell>
          <table:table-cell office:value-type="float" office:value="49.8823" calcext:value-type="float">
            <text:p>49.8823</text:p>
          </table:table-cell>
          <table:table-cell office:value-type="float" office:value="11.2656" calcext:value-type="float">
            <text:p>11.2656</text:p>
          </table:table-cell>
          <table:table-cell office:value-type="string" calcext:value-type="string">
            <text:p><text:s/>Aufse�-Hochstahl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9961108" calcext:value-type="float">
            <text:p>1996110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62" calcext:value-type="float">
            <text:p>462.0000</text:p>
          </table:table-cell>
          <table:table-cell office:value-type="float" office:value="48.4253" calcext:value-type="float">
            <text:p>48.4253</text:p>
          </table:table-cell>
          <table:table-cell office:value-type="float" office:value="10.9417" calcext:value-type="float">
            <text:p>10.9417</text:p>
          </table:table-cell>
          <table:table-cell office:value-type="string" calcext:value-type="string">
            <text:p><text:s/>Augsbu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020910" calcext:value-type="float">
            <text:p>2002091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93" calcext:value-type="float">
            <text:p>293.0000</text:p>
          </table:table-cell>
          <table:table-cell office:value-type="float" office:value="50.1805" calcext:value-type="float">
            <text:p>50.1805</text:p>
          </table:table-cell>
          <table:table-cell office:value-type="float" office:value="9.5743" calcext:value-type="float">
            <text:p>9.5743</text:p>
          </table:table-cell>
          <table:table-cell office:value-type="string" calcext:value-type="string">
            <text:p><text:s/>Aura im Sinngrund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051104" calcext:value-type="float">
            <text:p>20051104</text:p>
          </table:table-cell>
          <table:table-cell office:value-type="float" office:value="20080812" calcext:value-type="float">
            <text:p>20080812</text:p>
          </table:table-cell>
          <table:table-cell office:value-type="float" office:value="73" calcext:value-type="float">
            <text:p>73.0000</text:p>
          </table:table-cell>
          <table:table-cell office:value-type="float" office:value="51.7015" calcext:value-type="float">
            <text:p>51.7015</text:p>
          </table:table-cell>
          <table:table-cell office:value-type="float" office:value="12.8909" calcext:value-type="float">
            <text:p>12.8909</text:p>
          </table:table-cell>
          <table:table-cell office:value-type="string" calcext:value-type="string">
            <text:p><text:s/>Axien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0020909" calcext:value-type="float">
            <text:p>20020909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240" calcext:value-type="float">
            <text:p>240.0000</text:p>
          </table:table-cell>
          <table:table-cell office:value-type="float" office:value="48.727" calcext:value-type="float">
            <text:p>48.7270</text:p>
          </table:table-cell>
          <table:table-cell office:value-type="float" office:value="8.2457" calcext:value-type="float">
            <text:p>8.2457</text:p>
          </table:table-cell>
          <table:table-cell office:value-type="string" calcext:value-type="string">
            <text:p><text:s/>Baden-Baden-Geroldsau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0031101" calcext:value-type="float">
            <text:p>200311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275" calcext:value-type="float">
            <text:p>275.0000</text:p>
          </table:table-cell>
          <table:table-cell office:value-type="float" office:value="47.8064" calcext:value-type="float">
            <text:p>47.8064</text:p>
          </table:table-cell>
          <table:table-cell office:value-type="float" office:value="7.6387" calcext:value-type="float">
            <text:p>7.6387</text:p>
          </table:table-cell>
          <table:table-cell office:value-type="string" calcext:value-type="string">
            <text:p><text:s/>M�llheim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9960719" calcext:value-type="float">
            <text:p>19960719</text:p>
          </table:table-cell>
          <table:table-cell office:value-type="float" office:value="19961231" calcext:value-type="float">
            <text:p>19961231</text:p>
          </table:table-cell>
          <table:table-cell office:value-type="float" office:value="622" calcext:value-type="float">
            <text:p>622.0000</text:p>
          </table:table-cell>
          <table:table-cell office:value-type="float" office:value="48.5293" calcext:value-type="float">
            <text:p>48.5293</text:p>
          </table:table-cell>
          <table:table-cell office:value-type="float" office:value="8.2727" calcext:value-type="float">
            <text:p>8.2727</text:p>
          </table:table-cell>
          <table:table-cell office:value-type="string" calcext:value-type="string">
            <text:p><text:s/>Baiersbronn-Obertal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0060523" calcext:value-type="float">
            <text:p>2006052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99" calcext:value-type="float">
            <text:p>599.0000</text:p>
          </table:table-cell>
          <table:table-cell office:value-type="float" office:value="48.5116" calcext:value-type="float">
            <text:p>48.5116</text:p>
          </table:table-cell>
          <table:table-cell office:value-type="float" office:value="8.3176" calcext:value-type="float">
            <text:p>8.3176</text:p>
          </table:table-cell>
          <table:table-cell office:value-type="string" calcext:value-type="string">
            <text:p><text:s/>Baiersbronn-Mitteltal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0030507" calcext:value-type="float">
            <text:p>2003050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039" calcext:value-type="float">
            <text:p>1039.0000</text:p>
          </table:table-cell>
          <table:table-cell office:value-type="float" office:value="47.465" calcext:value-type="float">
            <text:p>47.4650</text:p>
          </table:table-cell>
          <table:table-cell office:value-type="float" office:value="10.1043" calcext:value-type="float">
            <text:p>10.1043</text:p>
          </table:table-cell>
          <table:table-cell office:value-type="string" calcext:value-type="string">
            <text:p><text:s/>Balderschwa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0060818" calcext:value-type="float">
            <text:p>20060818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57" calcext:value-type="float">
            <text:p>457.0000</text:p>
          </table:table-cell>
          <table:table-cell office:value-type="float" office:value="48.7574" calcext:value-type="float">
            <text:p>48.7574</text:p>
          </table:table-cell>
          <table:table-cell office:value-type="float" office:value="9.4514" calcext:value-type="float">
            <text:p>9.4514</text:p>
          </table:table-cell>
          <table:table-cell office:value-type="string" calcext:value-type="string">
            <text:p><text:s/>Baltmannsweiler-Hohenge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9950601" calcext:value-type="float">
            <text:p>199506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40" calcext:value-type="float">
            <text:p>240.0000</text:p>
          </table:table-cell>
          <table:table-cell office:value-type="float" office:value="49.8743" calcext:value-type="float">
            <text:p>49.8743</text:p>
          </table:table-cell>
          <table:table-cell office:value-type="float" office:value="10.9206" calcext:value-type="float">
            <text:p>10.9206</text:p>
          </table:table-cell>
          <table:table-cell office:value-type="string" calcext:value-type="string">
            <text:p><text:s/>Bambe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0080417" calcext:value-type="float">
            <text:p>2008041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3" calcext:value-type="float">
            <text:p>53.0000</text:p>
          </table:table-cell>
          <table:table-cell office:value-type="float" office:value="51.961" calcext:value-type="float">
            <text:p>51.9610</text:p>
          </table:table-cell>
          <table:table-cell office:value-type="float" office:value="11.9159" calcext:value-type="float">
            <text:p>11.9159</text:p>
          </table:table-cell>
          <table:table-cell office:value-type="string" calcext:value-type="string">
            <text:p><text:s/>Walternienburg-Ronney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0051201" calcext:value-type="float">
            <text:p>200512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7" calcext:value-type="float">
            <text:p>37.0000</text:p>
          </table:table-cell>
          <table:table-cell office:value-type="float" office:value="52.6965" calcext:value-type="float">
            <text:p>52.6965</text:p>
          </table:table-cell>
          <table:table-cell office:value-type="float" office:value="8.487" calcext:value-type="float">
            <text:p>8.4870</text:p>
          </table:table-cell>
          <table:table-cell office:value-type="string" calcext:value-type="string">
            <text:p><text:s/>Barnstorf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0040423" calcext:value-type="float">
            <text:p>2004042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10" calcext:value-type="float">
            <text:p>110.0000</text:p>
          </table:table-cell>
          <table:table-cell office:value-type="float" office:value="52.3199" calcext:value-type="float">
            <text:p>52.3199</text:p>
          </table:table-cell>
          <table:table-cell office:value-type="float" office:value="9.43" calcext:value-type="float">
            <text:p>9.4300</text:p>
          </table:table-cell>
          <table:table-cell office:value-type="string" calcext:value-type="string">
            <text:p><text:s/>Barsinghausen-Hohenbost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9911101" calcext:value-type="float">
            <text:p>19911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" calcext:value-type="float">
            <text:p>3.0000</text:p>
          </table:table-cell>
          <table:table-cell office:value-type="float" office:value="54.3405" calcext:value-type="float">
            <text:p>54.3405</text:p>
          </table:table-cell>
          <table:table-cell office:value-type="float" office:value="12.7108" calcext:value-type="float">
            <text:p>12.7108</text:p>
          </table:table-cell>
          <table:table-cell office:value-type="string" calcext:value-type="string">
            <text:p><text:s/>Barth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59" calcext:value-type="float">
            <text:p>659.0000</text:p>
          </table:table-cell>
          <table:table-cell office:value-type="float" office:value="48.7584" calcext:value-type="float">
            <text:p>48.7584</text:p>
          </table:table-cell>
          <table:table-cell office:value-type="float" office:value="9.9855" calcext:value-type="float">
            <text:p>9.9855</text:p>
          </table:table-cell>
          <table:table-cell office:value-type="string" calcext:value-type="string">
            <text:p><text:s/>Bartholom�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9930901" calcext:value-type="float">
            <text:p>199309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5" calcext:value-type="float">
            <text:p>55.0000</text:p>
          </table:table-cell>
          <table:table-cell office:value-type="float" office:value="52.0613" calcext:value-type="float">
            <text:p>52.0613</text:p>
          </table:table-cell>
          <table:table-cell office:value-type="float" office:value="13.4997" calcext:value-type="float">
            <text:p>13.4997</text:p>
          </table:table-cell>
          <table:table-cell office:value-type="string" calcext:value-type="string">
            <text:p><text:s/>Baruth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0020705" calcext:value-type="float">
            <text:p>2002070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90" calcext:value-type="float">
            <text:p>590.0000</text:p>
          </table:table-cell>
          <table:table-cell office:value-type="float" office:value="51.0662" calcext:value-type="float">
            <text:p>51.0662</text:p>
          </table:table-cell>
          <table:table-cell office:value-type="float" office:value="8.5375" calcext:value-type="float">
            <text:p>8.5375</text:p>
          </table:table-cell>
          <table:table-cell office:value-type="string" calcext:value-type="string">
            <text:p><text:s/>Battenberg-Hof Karlsbur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0070601" calcext:value-type="float">
            <text:p>200706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1" calcext:value-type="float">
            <text:p>51.0000</text:p>
          </table:table-cell>
          <table:table-cell office:value-type="float" office:value="53.8149" calcext:value-type="float">
            <text:p>53.8149</text:p>
          </table:table-cell>
          <table:table-cell office:value-type="float" office:value="11.8818" calcext:value-type="float">
            <text:p>11.8818</text:p>
          </table:table-cell>
          <table:table-cell office:value-type="string" calcext:value-type="string">
            <text:p><text:s/>Baumgarten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0030714" calcext:value-type="float">
            <text:p>20030714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234" calcext:value-type="float">
            <text:p>234.0000</text:p>
          </table:table-cell>
          <table:table-cell office:value-type="float" office:value="51.1604" calcext:value-type="float">
            <text:p>51.1604</text:p>
          </table:table-cell>
          <table:table-cell office:value-type="float" office:value="14.5042" calcext:value-type="float">
            <text:p>14.5042</text:p>
          </table:table-cell>
          <table:table-cell office:value-type="string" calcext:value-type="string">
            <text:p><text:s/>Kubsch�tz, Kr. Bautzen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0021008" calcext:value-type="float">
            <text:p>2002100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10" calcext:value-type="float">
            <text:p>310.0000</text:p>
          </table:table-cell>
          <table:table-cell office:value-type="float" office:value="49.6957" calcext:value-type="float">
            <text:p>49.6957</text:p>
          </table:table-cell>
          <table:table-cell office:value-type="float" office:value="7.8387" calcext:value-type="float">
            <text:p>7.8387</text:p>
          </table:table-cell>
          <table:table-cell office:value-type="string" calcext:value-type="string">
            <text:p><text:s/>Bayerfeld-Steckweiler -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060511" calcext:value-type="float">
            <text:p>2006051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350" calcext:value-type="float">
            <text:p>350.0000</text:p>
          </table:table-cell>
          <table:table-cell office:value-type="float" office:value="49.9666" calcext:value-type="float">
            <text:p>49.9666</text:p>
          </table:table-cell>
          <table:table-cell office:value-type="float" office:value="11.5198" calcext:value-type="float">
            <text:p>11.5198</text:p>
          </table:table-cell>
          <table:table-cell office:value-type="string" calcext:value-type="string">
            <text:p><text:s/>Heinersreuth-Vollhof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020826" calcext:value-type="float">
            <text:p>20020826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25" calcext:value-type="float">
            <text:p>425.0000</text:p>
          </table:table-cell>
          <table:table-cell office:value-type="float" office:value="49.1626" calcext:value-type="float">
            <text:p>49.1626</text:p>
          </table:table-cell>
          <table:table-cell office:value-type="float" office:value="10.5918" calcext:value-type="float">
            <text:p>10.5918</text:p>
          </table:table-cell>
          <table:table-cell office:value-type="string" calcext:value-type="string">
            <text:p><text:s/>Bechhofen/Mittelfrank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130708" calcext:value-type="float">
            <text:p>20130708</text:p>
          </table:table-cell>
          <table:table-cell office:value-type="float" office:value="120" calcext:value-type="float">
            <text:p>120.0000</text:p>
          </table:table-cell>
          <table:table-cell office:value-type="float" office:value="51.7204" calcext:value-type="float">
            <text:p>51.7204</text:p>
          </table:table-cell>
          <table:table-cell office:value-type="float" office:value="8.0577" calcext:value-type="float">
            <text:p>8.0577</text:p>
          </table:table-cell>
          <table:table-cell office:value-type="string" calcext:value-type="string">
            <text:p><text:s/>Beckum-Unterberg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0040609" calcext:value-type="float">
            <text:p>20040609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55" calcext:value-type="float">
            <text:p>455.0000</text:p>
          </table:table-cell>
          <table:table-cell office:value-type="float" office:value="49.5617" calcext:value-type="float">
            <text:p>49.5617</text:p>
          </table:table-cell>
          <table:table-cell office:value-type="float" office:value="8.9673" calcext:value-type="float">
            <text:p>8.9673</text:p>
          </table:table-cell>
          <table:table-cell office:value-type="string" calcext:value-type="string">
            <text:p><text:s/>Oberzent-Beerfelden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021107" calcext:value-type="float">
            <text:p>2002110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90" calcext:value-type="float">
            <text:p>290.0000</text:p>
          </table:table-cell>
          <table:table-cell office:value-type="float" office:value="51.0221" calcext:value-type="float">
            <text:p>51.0221</text:p>
          </table:table-cell>
          <table:table-cell office:value-type="float" office:value="10.5148" calcext:value-type="float">
            <text:p>10.5148</text:p>
          </table:table-cell>
          <table:table-cell office:value-type="string" calcext:value-type="string">
            <text:p><text:s/>H�rselberg-Hainich-Behr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0101202" calcext:value-type="float">
            <text:p>2010120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03" calcext:value-type="float">
            <text:p>103.0000</text:p>
          </table:table-cell>
          <table:table-cell office:value-type="float" office:value="52.317" calcext:value-type="float">
            <text:p>52.3170</text:p>
          </table:table-cell>
          <table:table-cell office:value-type="float" office:value="8.1694" calcext:value-type="float">
            <text:p>8.1694</text:p>
          </table:table-cell>
          <table:table-cell office:value-type="string" calcext:value-type="string">
            <text:p><text:s/>Belm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9910102" calcext:value-type="float">
            <text:p>19910102</text:p>
          </table:table-cell>
          <table:table-cell office:value-type="float" office:value="20110831" calcext:value-type="float">
            <text:p>20110831</text:p>
          </table:table-cell>
          <table:table-cell office:value-type="float" office:value="127" calcext:value-type="float">
            <text:p>127.0000</text:p>
          </table:table-cell>
          <table:table-cell office:value-type="float" office:value="50.4135" calcext:value-type="float">
            <text:p>50.4135</text:p>
          </table:table-cell>
          <table:table-cell office:value-type="float" office:value="7.5886" calcext:value-type="float">
            <text:p>7.5886</text:p>
          </table:table-cell>
          <table:table-cell office:value-type="string" calcext:value-type="string">
            <text:p><text:s/>Bendorf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050720" calcext:value-type="float">
            <text:p>2005072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0" calcext:value-type="float">
            <text:p>50.0000</text:p>
          </table:table-cell>
          <table:table-cell office:value-type="float" office:value="52.3018" calcext:value-type="float">
            <text:p>52.3018</text:p>
          </table:table-cell>
          <table:table-cell office:value-type="float" office:value="7.1301" calcext:value-type="float">
            <text:p>7.1301</text:p>
          </table:table-cell>
          <table:table-cell office:value-type="string" calcext:value-type="string">
            <text:p><text:s/>Bentheim, Bad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0021220" calcext:value-type="float">
            <text:p>2002122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64" calcext:value-type="float">
            <text:p>464.0000</text:p>
          </table:table-cell>
          <table:table-cell office:value-type="float" office:value="49.1022" calcext:value-type="float">
            <text:p>49.1022</text:p>
          </table:table-cell>
          <table:table-cell office:value-type="float" office:value="11.796" calcext:value-type="float">
            <text:p>11.7960</text:p>
          </table:table-cell>
          <table:table-cell office:value-type="string" calcext:value-type="string">
            <text:p><text:s/>Beratzhaus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021113" calcext:value-type="float">
            <text:p>2002111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03" calcext:value-type="float">
            <text:p>403.0000</text:p>
          </table:table-cell>
          <table:table-cell office:value-type="float" office:value="49.1115" calcext:value-type="float">
            <text:p>49.1115</text:p>
          </table:table-cell>
          <table:table-cell office:value-type="float" office:value="11.4328" calcext:value-type="float">
            <text:p>11.4328</text:p>
          </table:table-cell>
          <table:table-cell office:value-type="string" calcext:value-type="string">
            <text:p><text:s/>Berch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210" calcext:value-type="float">
            <text:p>210.0000</text:p>
          </table:table-cell>
          <table:table-cell office:value-type="float" office:value="49.107" calcext:value-type="float">
            <text:p>49.1070</text:p>
          </table:table-cell>
          <table:table-cell office:value-type="float" office:value="7.9967" calcext:value-type="float">
            <text:p>7.9967</text:p>
          </table:table-cell>
          <table:table-cell office:value-type="string" calcext:value-type="string">
            <text:p><text:s/>Bergzabern, Bad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0050314" calcext:value-type="float">
            <text:p>2005031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36" calcext:value-type="float">
            <text:p>136.0000</text:p>
          </table:table-cell>
          <table:table-cell office:value-type="float" office:value="51.6843" calcext:value-type="float">
            <text:p>51.6843</text:p>
          </table:table-cell>
          <table:table-cell office:value-type="float" office:value="10.1077" calcext:value-type="float">
            <text:p>10.1077</text:p>
          </table:table-cell>
          <table:table-cell office:value-type="string" calcext:value-type="string">
            <text:p><text:s/>Berka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0170901" calcext:value-type="float">
            <text:p>201709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304" calcext:value-type="float">
            <text:p>304.0000</text:p>
          </table:table-cell>
          <table:table-cell office:value-type="float" office:value="50.9075" calcext:value-type="float">
            <text:p>50.9075</text:p>
          </table:table-cell>
          <table:table-cell office:value-type="float" office:value="11.2665" calcext:value-type="float">
            <text:p>11.2665</text:p>
          </table:table-cell>
          <table:table-cell office:value-type="string" calcext:value-type="string">
            <text:p><text:s/>Berka, Bad (Flugplatz)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0050617" calcext:value-type="float">
            <text:p>20050617</text:p>
          </table:table-cell>
          <table:table-cell office:value-type="float" office:value="20140918" calcext:value-type="float">
            <text:p>20140918</text:p>
          </table:table-cell>
          <table:table-cell office:value-type="float" office:value="570" calcext:value-type="float">
            <text:p>570.0000</text:p>
          </table:table-cell>
          <table:table-cell office:value-type="float" office:value="48.0409" calcext:value-type="float">
            <text:p>48.0409</text:p>
          </table:table-cell>
          <table:table-cell office:value-type="float" office:value="10.0808" calcext:value-type="float">
            <text:p>10.0808</text:p>
          </table:table-cell>
          <table:table-cell office:value-type="string" calcext:value-type="string">
            <text:p><text:s/>Berkheim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0091101" calcext:value-type="float">
            <text:p>20091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36" calcext:value-type="float">
            <text:p>436.0000</text:p>
          </table:table-cell>
          <table:table-cell office:value-type="float" office:value="51.0148" calcext:value-type="float">
            <text:p>51.0148</text:p>
          </table:table-cell>
          <table:table-cell office:value-type="float" office:value="8.4318" calcext:value-type="float">
            <text:p>8.4318</text:p>
          </table:table-cell>
          <table:table-cell office:value-type="string" calcext:value-type="string">
            <text:p><text:s/>Berleburg, Bad-Arfeld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0030123" calcext:value-type="float">
            <text:p>20030123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610" calcext:value-type="float">
            <text:p>610.0000</text:p>
          </table:table-cell>
          <table:table-cell office:value-type="float" office:value="50.9837" calcext:value-type="float">
            <text:p>50.9837</text:p>
          </table:table-cell>
          <table:table-cell office:value-type="float" office:value="8.3683" calcext:value-type="float">
            <text:p>8.3683</text:p>
          </table:table-cell>
          <table:table-cell office:value-type="string" calcext:value-type="string">
            <text:p><text:s/>Berleburg, Bad-St�nzel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9911102" calcext:value-type="float">
            <text:p>19911102</text:p>
          </table:table-cell>
          <table:table-cell office:value-type="float" office:value="20110730" calcext:value-type="float">
            <text:p>20110730</text:p>
          </table:table-cell>
          <table:table-cell office:value-type="float" office:value="36" calcext:value-type="float">
            <text:p>36.0000</text:p>
          </table:table-cell>
          <table:table-cell office:value-type="float" office:value="52.5198" calcext:value-type="float">
            <text:p>52.5198</text:p>
          </table:table-cell>
          <table:table-cell office:value-type="float" office:value="13.4057" calcext:value-type="float">
            <text:p>13.4057</text:p>
          </table:table-cell>
          <table:table-cell office:value-type="string" calcext:value-type="string">
            <text:p><text:s/>Berlin-Alexanderplatz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030610" calcext:value-type="float">
            <text:p>2003061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0" calcext:value-type="float">
            <text:p>60.0000</text:p>
          </table:table-cell>
          <table:table-cell office:value-type="float" office:value="52.631" calcext:value-type="float">
            <text:p>52.6310</text:p>
          </table:table-cell>
          <table:table-cell office:value-type="float" office:value="13.5021" calcext:value-type="float">
            <text:p>13.5021</text:p>
          </table:table-cell>
          <table:table-cell office:value-type="string" calcext:value-type="string">
            <text:p><text:s/>Berlin-Buch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0030807" calcext:value-type="float">
            <text:p>20030807</text:p>
          </table:table-cell>
          <table:table-cell office:value-type="float" office:value="20200615" calcext:value-type="float">
            <text:p>20200615</text:p>
          </table:table-cell>
          <table:table-cell office:value-type="float" office:value="33" calcext:value-type="float">
            <text:p>33.0000</text:p>
          </table:table-cell>
          <table:table-cell office:value-type="float" office:value="52.404" calcext:value-type="float">
            <text:p>52.4040</text:p>
          </table:table-cell>
          <table:table-cell office:value-type="float" office:value="13.7309" calcext:value-type="float">
            <text:p>13.7309</text:p>
          </table:table-cell>
          <table:table-cell office:value-type="string" calcext:value-type="string">
            <text:p><text:s/>Berlin-Kaniswall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0070801" calcext:value-type="float">
            <text:p>200708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61" calcext:value-type="float">
            <text:p>61.0000</text:p>
          </table:table-cell>
          <table:table-cell office:value-type="float" office:value="52.5447" calcext:value-type="float">
            <text:p>52.5447</text:p>
          </table:table-cell>
          <table:table-cell office:value-type="float" office:value="13.5598" calcext:value-type="float">
            <text:p>13.5598</text:p>
          </table:table-cell>
          <table:table-cell office:value-type="string" calcext:value-type="string">
            <text:p><text:s/>Berlin-Marzahn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9911102" calcext:value-type="float">
            <text:p>1991110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6" calcext:value-type="float">
            <text:p>46.0000</text:p>
          </table:table-cell>
          <table:table-cell office:value-type="float" office:value="52.3807" calcext:value-type="float">
            <text:p>52.3807</text:p>
          </table:table-cell>
          <table:table-cell office:value-type="float" office:value="13.5306" calcext:value-type="float">
            <text:p>13.5306</text:p>
          </table:table-cell>
          <table:table-cell office:value-type="string" calcext:value-type="string">
            <text:p><text:s/>Berlin Brandenburg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9941223" calcext:value-type="float">
            <text:p>19941223</text:p>
          </table:table-cell>
          <table:table-cell office:value-type="float" office:value="20210504" calcext:value-type="float">
            <text:p>20210504</text:p>
          </table:table-cell>
          <table:table-cell office:value-type="float" office:value="36" calcext:value-type="float">
            <text:p>36.0000</text:p>
          </table:table-cell>
          <table:table-cell office:value-type="float" office:value="52.5644" calcext:value-type="float">
            <text:p>52.5644</text:p>
          </table:table-cell>
          <table:table-cell office:value-type="float" office:value="13.3088" calcext:value-type="float">
            <text:p>13.3088</text:p>
          </table:table-cell>
          <table:table-cell office:value-type="string" calcext:value-type="string">
            <text:p><text:s/>Berlin-Tegel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9950102" calcext:value-type="float">
            <text:p>1995010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8" calcext:value-type="float">
            <text:p>48.0000</text:p>
          </table:table-cell>
          <table:table-cell office:value-type="float" office:value="52.4675" calcext:value-type="float">
            <text:p>52.4675</text:p>
          </table:table-cell>
          <table:table-cell office:value-type="float" office:value="13.4021" calcext:value-type="float">
            <text:p>13.4021</text:p>
          </table:table-cell>
          <table:table-cell office:value-type="string" calcext:value-type="string">
            <text:p><text:s/>Berlin-Tempelhof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0021219" calcext:value-type="float">
            <text:p>20021219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936" calcext:value-type="float">
            <text:p>936.0000</text:p>
          </table:table-cell>
          <table:table-cell office:value-type="float" office:value="47.7388" calcext:value-type="float">
            <text:p>47.7388</text:p>
          </table:table-cell>
          <table:table-cell office:value-type="float" office:value="10.7448" calcext:value-type="float">
            <text:p>10.7448</text:p>
          </table:table-cell>
          <table:table-cell office:value-type="string" calcext:value-type="string">
            <text:p><text:s/>Bernbeuren-Prachtsried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0030528" calcext:value-type="float">
            <text:p>20030528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85" calcext:value-type="float">
            <text:p>85.0000</text:p>
          </table:table-cell>
          <table:table-cell office:value-type="float" office:value="51.8218" calcext:value-type="float">
            <text:p>51.8218</text:p>
          </table:table-cell>
          <table:table-cell office:value-type="float" office:value="11.711" calcext:value-type="float">
            <text:p>11.7110</text:p>
          </table:table-cell>
          <table:table-cell office:value-type="string" calcext:value-type="string">
            <text:p><text:s/>Bernburg/Saale (Nord)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0050921" calcext:value-type="float">
            <text:p>20050921</text:p>
          </table:table-cell>
          <table:table-cell office:value-type="float" office:value="20121203" calcext:value-type="float">
            <text:p>20121203</text:p>
          </table:table-cell>
          <table:table-cell office:value-type="float" office:value="120" calcext:value-type="float">
            <text:p>120.0000</text:p>
          </table:table-cell>
          <table:table-cell office:value-type="float" office:value="49.9186" calcext:value-type="float">
            <text:p>49.9186</text:p>
          </table:table-cell>
          <table:table-cell office:value-type="float" office:value="7.0664" calcext:value-type="float">
            <text:p>7.0664</text:p>
          </table:table-cell>
          <table:table-cell office:value-type="string" calcext:value-type="string">
            <text:p><text:s/>Bernkastel-Kues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9931001" calcext:value-type="float">
            <text:p>199310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63" calcext:value-type="float">
            <text:p>363.0000</text:p>
          </table:table-cell>
          <table:table-cell office:value-type="float" office:value="49.2641" calcext:value-type="float">
            <text:p>49.2641</text:p>
          </table:table-cell>
          <table:table-cell office:value-type="float" office:value="6.6868" calcext:value-type="float">
            <text:p>6.6868</text:p>
          </table:table-cell>
          <table:table-cell office:value-type="string" calcext:value-type="string">
            <text:p><text:s/>Berus</text:p>
          </table:table-cell>
          <table:table-cell office:value-type="string" calcext:value-type="string">
            <text:p>Saarland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0040930" calcext:value-type="float">
            <text:p>2004093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38" calcext:value-type="float">
            <text:p>138.0000</text:p>
          </table:table-cell>
          <table:table-cell office:value-type="float" office:value="50.2435" calcext:value-type="float">
            <text:p>50.2435</text:p>
          </table:table-cell>
          <table:table-cell office:value-type="float" office:value="9.2892" calcext:value-type="float">
            <text:p>9.2892</text:p>
          </table:table-cell>
          <table:table-cell office:value-type="string" calcext:value-type="string">
            <text:p><text:s/>W�chtersbach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0060721" calcext:value-type="float">
            <text:p>2006072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760" calcext:value-type="float">
            <text:p>760.0000</text:p>
          </table:table-cell>
          <table:table-cell office:value-type="float" office:value="47.7453" calcext:value-type="float">
            <text:p>47.7453</text:p>
          </table:table-cell>
          <table:table-cell office:value-type="float" office:value="8.3111" calcext:value-type="float">
            <text:p>8.3111</text:p>
          </table:table-cell>
          <table:table-cell office:value-type="string" calcext:value-type="string">
            <text:p><text:s/>�hlingen-Birkendorf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0070601" calcext:value-type="float">
            <text:p>200706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79" calcext:value-type="float">
            <text:p>79.0000</text:p>
          </table:table-cell>
          <table:table-cell office:value-type="float" office:value="51.7982" calcext:value-type="float">
            <text:p>51.7982</text:p>
          </table:table-cell>
          <table:table-cell office:value-type="float" office:value="13.9716" calcext:value-type="float">
            <text:p>13.9716</text:p>
          </table:table-cell>
          <table:table-cell office:value-type="string" calcext:value-type="string">
            <text:p><text:s/>Bischdorf, Kreis Obersp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0021025" calcext:value-type="float">
            <text:p>20021025</text:p>
          </table:table-cell>
          <table:table-cell office:value-type="float" office:value="20060702" calcext:value-type="float">
            <text:p>20060702</text:p>
          </table:table-cell>
          <table:table-cell office:value-type="float" office:value="332" calcext:value-type="float">
            <text:p>332.0000</text:p>
          </table:table-cell>
          <table:table-cell office:value-type="float" office:value="51.4268" calcext:value-type="float">
            <text:p>51.4268</text:p>
          </table:table-cell>
          <table:table-cell office:value-type="float" office:value="10.0932" calcext:value-type="float">
            <text:p>10.0932</text:p>
          </table:table-cell>
          <table:table-cell office:value-type="string" calcext:value-type="string">
            <text:p><text:s/>Bischhagen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0041103" calcext:value-type="float">
            <text:p>20041103</text:p>
          </table:table-cell>
          <table:table-cell office:value-type="float" office:value="20060629" calcext:value-type="float">
            <text:p>20060629</text:p>
          </table:table-cell>
          <table:table-cell office:value-type="float" office:value="44" calcext:value-type="float">
            <text:p>44.0000</text:p>
          </table:table-cell>
          <table:table-cell office:value-type="float" office:value="52.66" calcext:value-type="float">
            <text:p>52.6600</text:p>
          </table:table-cell>
          <table:table-cell office:value-type="float" office:value="11.5518" calcext:value-type="float">
            <text:p>11.5518</text:p>
          </table:table-cell>
          <table:table-cell office:value-type="string" calcext:value-type="string">
            <text:p><text:s/>Bismark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0020807" calcext:value-type="float">
            <text:p>20020807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25" calcext:value-type="float">
            <text:p>425.0000</text:p>
          </table:table-cell>
          <table:table-cell office:value-type="float" office:value="48.7092" calcext:value-type="float">
            <text:p>48.7092</text:p>
          </table:table-cell>
          <table:table-cell office:value-type="float" office:value="10.6283" calcext:value-type="float">
            <text:p>10.6283</text:p>
          </table:table-cell>
          <table:table-cell office:value-type="string" calcext:value-type="string">
            <text:p><text:s/>Bissingen (Kl�ranlage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0020808" calcext:value-type="float">
            <text:p>20020808</text:p>
          </table:table-cell>
          <table:table-cell office:value-type="float" office:value="20180531" calcext:value-type="float">
            <text:p>20180531</text:p>
          </table:table-cell>
          <table:table-cell office:value-type="float" office:value="359" calcext:value-type="float">
            <text:p>359.0000</text:p>
          </table:table-cell>
          <table:table-cell office:value-type="float" office:value="49.9797" calcext:value-type="float">
            <text:p>49.9797</text:p>
          </table:table-cell>
          <table:table-cell office:value-type="float" office:value="6.5325" calcext:value-type="float">
            <text:p>6.5325</text:p>
          </table:table-cell>
          <table:table-cell office:value-type="string" calcext:value-type="string">
            <text:p><text:s/>Bitburg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0030701" calcext:value-type="float">
            <text:p>200307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17" calcext:value-type="float">
            <text:p>417.0000</text:p>
          </table:table-cell>
          <table:table-cell office:value-type="float" office:value="50.0372" calcext:value-type="float">
            <text:p>50.0372</text:p>
          </table:table-cell>
          <table:table-cell office:value-type="float" office:value="7.3079" calcext:value-type="float">
            <text:p>7.3079</text:p>
          </table:table-cell>
          <table:table-cell office:value-type="string" calcext:value-type="string">
            <text:p><text:s/>Blankenrath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0041007" calcext:value-type="float">
            <text:p>2004100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2" calcext:value-type="float">
            <text:p>12.0000</text:p>
          </table:table-cell>
          <table:table-cell office:value-type="float" office:value="53.2401" calcext:value-type="float">
            <text:p>53.2401</text:p>
          </table:table-cell>
          <table:table-cell office:value-type="float" office:value="10.8522" calcext:value-type="float">
            <text:p>10.8522</text:p>
          </table:table-cell>
          <table:table-cell office:value-type="string" calcext:value-type="string">
            <text:p><text:s/>Bleckede-Walmsburg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0020515" calcext:value-type="float">
            <text:p>2002051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44" calcext:value-type="float">
            <text:p>344.0000</text:p>
          </table:table-cell>
          <table:table-cell office:value-type="float" office:value="50.9041" calcext:value-type="float">
            <text:p>50.9041</text:p>
          </table:table-cell>
          <table:table-cell office:value-type="float" office:value="11.7985" calcext:value-type="float">
            <text:p>11.7985</text:p>
          </table:table-cell>
          <table:table-cell office:value-type="string" calcext:value-type="string">
            <text:p><text:s/>Bobeck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0060922" calcext:value-type="float">
            <text:p>2006092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17" calcext:value-type="float">
            <text:p>517.0000</text:p>
          </table:table-cell>
          <table:table-cell office:value-type="float" office:value="50.3887" calcext:value-type="float">
            <text:p>50.3887</text:p>
          </table:table-cell>
          <table:table-cell office:value-type="float" office:value="11.9955" calcext:value-type="float">
            <text:p>11.9955</text:p>
          </table:table-cell>
          <table:table-cell office:value-type="string" calcext:value-type="string">
            <text:p><text:s/>Weischlitz-Heinersgr�n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9940527" calcext:value-type="float">
            <text:p>1994052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3" calcext:value-type="float">
            <text:p>23.0000</text:p>
          </table:table-cell>
          <table:table-cell office:value-type="float" office:value="51.8293" calcext:value-type="float">
            <text:p>51.8293</text:p>
          </table:table-cell>
          <table:table-cell office:value-type="float" office:value="6.5365" calcext:value-type="float">
            <text:p>6.5365</text:p>
          </table:table-cell>
          <table:table-cell office:value-type="string" calcext:value-type="string">
            <text:p><text:s/>Bocholt-Liedern (Wasser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0080101" calcext:value-type="float">
            <text:p>20080101</text:p>
          </table:table-cell>
          <table:table-cell office:value-type="float" office:value="20181031" calcext:value-type="float">
            <text:p>20181031</text:p>
          </table:table-cell>
          <table:table-cell office:value-type="float" office:value="101" calcext:value-type="float">
            <text:p>101.0000</text:p>
          </table:table-cell>
          <table:table-cell office:value-type="float" office:value="51.4789" calcext:value-type="float">
            <text:p>51.4789</text:p>
          </table:table-cell>
          <table:table-cell office:value-type="float" office:value="7.2697" calcext:value-type="float">
            <text:p>7.2697</text:p>
          </table:table-cell>
          <table:table-cell office:value-type="string" calcext:value-type="string">
            <text:p><text:s/>Bochum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0050901" calcext:value-type="float">
            <text:p>200509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1" calcext:value-type="float">
            <text:p>11.0000</text:p>
          </table:table-cell>
          <table:table-cell office:value-type="float" office:value="53.367" calcext:value-type="float">
            <text:p>53.3670</text:p>
          </table:table-cell>
          <table:table-cell office:value-type="float" office:value="7.9679" calcext:value-type="float">
            <text:p>7.9679</text:p>
          </table:table-cell>
          <table:table-cell office:value-type="string" calcext:value-type="string">
            <text:p><text:s/>Bockhorn-Grabsted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0090723" calcext:value-type="float">
            <text:p>2009072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58" calcext:value-type="float">
            <text:p>258.0000</text:p>
          </table:table-cell>
          <table:table-cell office:value-type="float" office:value="51.6957" calcext:value-type="float">
            <text:p>51.6957</text:p>
          </table:table-cell>
          <table:table-cell office:value-type="float" office:value="9.5135" calcext:value-type="float">
            <text:p>9.5135</text:p>
          </table:table-cell>
          <table:table-cell office:value-type="string" calcext:value-type="string">
            <text:p><text:s/>Bodenfelde-Amelith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0071024" calcext:value-type="float">
            <text:p>20071024</text:p>
          </table:table-cell>
          <table:table-cell office:value-type="float" office:value="20080616" calcext:value-type="float">
            <text:p>20080616</text:p>
          </table:table-cell>
          <table:table-cell office:value-type="float" office:value="585" calcext:value-type="float">
            <text:p>585.0000</text:p>
          </table:table-cell>
          <table:table-cell office:value-type="float" office:value="49.7067" calcext:value-type="float">
            <text:p>49.7067</text:p>
          </table:table-cell>
          <table:table-cell office:value-type="float" office:value="7.0973" calcext:value-type="float">
            <text:p>7.0973</text:p>
          </table:table-cell>
          <table:table-cell office:value-type="string" calcext:value-type="string">
            <text:p><text:s/>B�rfink-Thranenweier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0020904" calcext:value-type="float">
            <text:p>2002090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43" calcext:value-type="float">
            <text:p>343.0000</text:p>
          </table:table-cell>
          <table:table-cell office:value-type="float" office:value="48.8846" calcext:value-type="float">
            <text:p>48.8846</text:p>
          </table:table-cell>
          <table:table-cell office:value-type="float" office:value="12.7453" calcext:value-type="float">
            <text:p>12.7453</text:p>
          </table:table-cell>
          <table:table-cell office:value-type="string" calcext:value-type="string">
            <text:p><text:s/>Bogen-Pfell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9911101" calcext:value-type="float">
            <text:p>19911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5" calcext:value-type="float">
            <text:p>45.0000</text:p>
          </table:table-cell>
          <table:table-cell office:value-type="float" office:value="53.3911" calcext:value-type="float">
            <text:p>53.3911</text:p>
          </table:table-cell>
          <table:table-cell office:value-type="float" office:value="10.6878" calcext:value-type="float">
            <text:p>10.6878</text:p>
          </table:table-cell>
          <table:table-cell office:value-type="string" calcext:value-type="string">
            <text:p><text:s/>Boizenburg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9911107" calcext:value-type="float">
            <text:p>1991110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5" calcext:value-type="float">
            <text:p>15.0000</text:p>
          </table:table-cell>
          <table:table-cell office:value-type="float" office:value="54.0027" calcext:value-type="float">
            <text:p>54.0027</text:p>
          </table:table-cell>
          <table:table-cell office:value-type="float" office:value="11.1908" calcext:value-type="float">
            <text:p>11.1908</text:p>
          </table:table-cell>
          <table:table-cell office:value-type="string" calcext:value-type="string">
            <text:p><text:s/>Boltenhagen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0071025" calcext:value-type="float">
            <text:p>2007102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47" calcext:value-type="float">
            <text:p>147.0000</text:p>
          </table:table-cell>
          <table:table-cell office:value-type="float" office:value="50.7293" calcext:value-type="float">
            <text:p>50.7293</text:p>
          </table:table-cell>
          <table:table-cell office:value-type="float" office:value="7.204" calcext:value-type="float">
            <text:p>7.2040</text:p>
          </table:table-cell>
          <table:table-cell office:value-type="string" calcext:value-type="string">
            <text:p><text:s/>K�nigswinter-Heiderhof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0060101" calcext:value-type="float">
            <text:p>20060101</text:p>
          </table:table-cell>
          <table:table-cell office:value-type="float" office:value="20071121" calcext:value-type="float">
            <text:p>20071121</text:p>
          </table:table-cell>
          <table:table-cell office:value-type="float" office:value="530" calcext:value-type="float">
            <text:p>530.0000</text:p>
          </table:table-cell>
          <table:table-cell office:value-type="float" office:value="48.9015" calcext:value-type="float">
            <text:p>48.9015</text:p>
          </table:table-cell>
          <table:table-cell office:value-type="float" office:value="10.3121" calcext:value-type="float">
            <text:p>10.3121</text:p>
          </table:table-cell>
          <table:table-cell office:value-type="string" calcext:value-type="string">
            <text:p><text:s/>Bopfingen-Balder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0040820" calcext:value-type="float">
            <text:p>2004082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06" calcext:value-type="float">
            <text:p>206.0000</text:p>
          </table:table-cell>
          <table:table-cell office:value-type="float" office:value="51.5677" calcext:value-type="float">
            <text:p>51.5677</text:p>
          </table:table-cell>
          <table:table-cell office:value-type="float" office:value="9.2324" calcext:value-type="float">
            <text:p>9.2324</text:p>
          </table:table-cell>
          <table:table-cell office:value-type="string" calcext:value-type="string">
            <text:p><text:s/>Borgentreich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0030123" calcext:value-type="float">
            <text:p>2003012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7" calcext:value-type="float">
            <text:p>47.0000</text:p>
          </table:table-cell>
          <table:table-cell office:value-type="float" office:value="51.873" calcext:value-type="float">
            <text:p>51.8730</text:p>
          </table:table-cell>
          <table:table-cell office:value-type="float" office:value="6.8863" calcext:value-type="float">
            <text:p>6.8863</text:p>
          </table:table-cell>
          <table:table-cell office:value-type="string" calcext:value-type="string">
            <text:p><text:s/>Borken in Westfalen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0060601" calcext:value-type="float">
            <text:p>200606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6" calcext:value-type="float">
            <text:p>66.0000</text:p>
          </table:table-cell>
          <table:table-cell office:value-type="float" office:value="52.3745" calcext:value-type="float">
            <text:p>52.3745</text:p>
          </table:table-cell>
          <table:table-cell office:value-type="float" office:value="11.4655" calcext:value-type="float">
            <text:p>11.4655</text:p>
          </table:table-cell>
          <table:table-cell office:value-type="string" calcext:value-type="string">
            <text:p><text:s/>Westheide-Born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0060518" calcext:value-type="float">
            <text:p>2006051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87" calcext:value-type="float">
            <text:p>87.0000</text:p>
          </table:table-cell>
          <table:table-cell office:value-type="float" office:value="52.0193" calcext:value-type="float">
            <text:p>52.0193</text:p>
          </table:table-cell>
          <table:table-cell office:value-type="float" office:value="11.4059" calcext:value-type="float">
            <text:p>11.4059</text:p>
          </table:table-cell>
          <table:table-cell office:value-type="string" calcext:value-type="string">
            <text:p><text:s/>Bottmersdorf-Klein Germ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0021128" calcext:value-type="float">
            <text:p>2002112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26" calcext:value-type="float">
            <text:p>126.0000</text:p>
          </table:table-cell>
          <table:table-cell office:value-type="float" office:value="51.4041" calcext:value-type="float">
            <text:p>51.4041</text:p>
          </table:table-cell>
          <table:table-cell office:value-type="float" office:value="14.5681" calcext:value-type="float">
            <text:p>14.5681</text:p>
          </table:table-cell>
          <table:table-cell office:value-type="string" calcext:value-type="string">
            <text:p><text:s/>Boxberg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0050101" calcext:value-type="float">
            <text:p>20050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50" calcext:value-type="float">
            <text:p>150.0000</text:p>
          </table:table-cell>
          <table:table-cell office:value-type="float" office:value="51.7049" calcext:value-type="float">
            <text:p>51.7049</text:p>
          </table:table-cell>
          <table:table-cell office:value-type="float" office:value="9.1738" calcext:value-type="float">
            <text:p>9.1738</text:p>
          </table:table-cell>
          <table:table-cell office:value-type="string" calcext:value-type="string">
            <text:p><text:s/>Brakel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0021114" calcext:value-type="float">
            <text:p>2002111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83" calcext:value-type="float">
            <text:p>483.0000</text:p>
          </table:table-cell>
          <table:table-cell office:value-type="float" office:value="47.7241" calcext:value-type="float">
            <text:p>47.7241</text:p>
          </table:table-cell>
          <table:table-cell office:value-type="float" office:value="12.1092" calcext:value-type="float">
            <text:p>12.1092</text:p>
          </table:table-cell>
          <table:table-cell office:value-type="string" calcext:value-type="string">
            <text:p><text:s/>Brannenburg-Degerndorf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9910815" calcext:value-type="float">
            <text:p>1991081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07" calcext:value-type="float">
            <text:p>607.0000</text:p>
          </table:table-cell>
          <table:table-cell office:value-type="float" office:value="51.7234" calcext:value-type="float">
            <text:p>51.7234</text:p>
          </table:table-cell>
          <table:table-cell office:value-type="float" office:value="10.6021" calcext:value-type="float">
            <text:p>10.6021</text:p>
          </table:table-cell>
          <table:table-cell office:value-type="string" calcext:value-type="string">
            <text:p><text:s/>Braunlag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9970702" calcext:value-type="float">
            <text:p>1997070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81" calcext:value-type="float">
            <text:p>81.0000</text:p>
          </table:table-cell>
          <table:table-cell office:value-type="float" office:value="52.2915" calcext:value-type="float">
            <text:p>52.2915</text:p>
          </table:table-cell>
          <table:table-cell office:value-type="float" office:value="10.4464" calcext:value-type="float">
            <text:p>10.4464</text:p>
          </table:table-cell>
          <table:table-cell office:value-type="string" calcext:value-type="string">
            <text:p><text:s/>Braunschweig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0020902" calcext:value-type="float">
            <text:p>20020902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610" calcext:value-type="float">
            <text:p>610.0000</text:p>
          </table:table-cell>
          <table:table-cell office:value-type="float" office:value="48.1266" calcext:value-type="float">
            <text:p>48.1266</text:p>
          </table:table-cell>
          <table:table-cell office:value-type="float" office:value="10.3649" calcext:value-type="float">
            <text:p>10.3649</text:p>
          </table:table-cell>
          <table:table-cell office:value-type="string" calcext:value-type="string">
            <text:p><text:s/>Breitenbrunn-F�rbu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0050609" calcext:value-type="float">
            <text:p>20050609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000" calcext:value-type="float">
            <text:p>1000.0000</text:p>
          </table:table-cell>
          <table:table-cell office:value-type="float" office:value="47.9385" calcext:value-type="float">
            <text:p>47.9385</text:p>
          </table:table-cell>
          <table:table-cell office:value-type="float" office:value="8.0761" calcext:value-type="float">
            <text:p>8.0761</text:p>
          </table:table-cell>
          <table:table-cell office:value-type="string" calcext:value-type="string">
            <text:p><text:s/>Breitnau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9910620" calcext:value-type="float">
            <text:p>19910620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" calcext:value-type="float">
            <text:p>4.0000</text:p>
          </table:table-cell>
          <table:table-cell office:value-type="float" office:value="53.0451" calcext:value-type="float">
            <text:p>53.0451</text:p>
          </table:table-cell>
          <table:table-cell office:value-type="float" office:value="8.7981" calcext:value-type="float">
            <text:p>8.7981</text:p>
          </table:table-cell>
          <table:table-cell office:value-type="string" calcext:value-type="string">
            <text:p><text:s/>Bremen</text:p>
          </table:table-cell>
          <table:table-cell office:value-type="string" calcext:value-type="string">
            <text:p>Bremen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9971120" calcext:value-type="float">
            <text:p>1997112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7" calcext:value-type="float">
            <text:p>7.0000</text:p>
          </table:table-cell>
          <table:table-cell office:value-type="float" office:value="53.5332" calcext:value-type="float">
            <text:p>53.5332</text:p>
          </table:table-cell>
          <table:table-cell office:value-type="float" office:value="8.5761" calcext:value-type="float">
            <text:p>8.5761</text:p>
          </table:table-cell>
          <table:table-cell office:value-type="string" calcext:value-type="string">
            <text:p><text:s/>Bremerhaven</text:p>
          </table:table-cell>
          <table:table-cell office:value-type="string" calcext:value-type="string">
            <text:p>Bremen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0020717" calcext:value-type="float">
            <text:p>2002071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1" calcext:value-type="float">
            <text:p>11.0000</text:p>
          </table:table-cell>
          <table:table-cell office:value-type="float" office:value="53.4451" calcext:value-type="float">
            <text:p>53.4451</text:p>
          </table:table-cell>
          <table:table-cell office:value-type="float" office:value="9.139" calcext:value-type="float">
            <text:p>9.1390</text:p>
          </table:table-cell>
          <table:table-cell office:value-type="string" calcext:value-type="string">
            <text:p><text:s/>Bremerv�rd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0050503" calcext:value-type="float">
            <text:p>2005050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6" calcext:value-type="float">
            <text:p>46.0000</text:p>
          </table:table-cell>
          <table:table-cell office:value-type="float" office:value="52.3653" calcext:value-type="float">
            <text:p>52.3653</text:p>
          </table:table-cell>
          <table:table-cell office:value-type="float" office:value="14.2474" calcext:value-type="float">
            <text:p>14.2474</text:p>
          </table:table-cell>
          <table:table-cell office:value-type="string" calcext:value-type="string">
            <text:p><text:s/>Neu Madlitz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0021121" calcext:value-type="float">
            <text:p>2002112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01" calcext:value-type="float">
            <text:p>101.0000</text:p>
          </table:table-cell>
          <table:table-cell office:value-type="float" office:value="51.5171" calcext:value-type="float">
            <text:p>51.5171</text:p>
          </table:table-cell>
          <table:table-cell office:value-type="float" office:value="12.4362" calcext:value-type="float">
            <text:p>12.4362</text:p>
          </table:table-cell>
          <table:table-cell office:value-type="string" calcext:value-type="string">
            <text:p><text:s/>Sch�nw�lkau-Brinnis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9971023" calcext:value-type="float">
            <text:p>19971023</text:p>
          </table:table-cell>
          <table:table-cell office:value-type="float" office:value="20210930" calcext:value-type="float">
            <text:p>20210930</text:p>
          </table:table-cell>
          <table:table-cell office:value-type="float" office:value="1135" calcext:value-type="float">
            <text:p>1135.0000</text:p>
          </table:table-cell>
          <table:table-cell office:value-type="float" office:value="51.7986" calcext:value-type="float">
            <text:p>51.7986</text:p>
          </table:table-cell>
          <table:table-cell office:value-type="float" office:value="10.6183" calcext:value-type="float">
            <text:p>10.6183</text:p>
          </table:table-cell>
          <table:table-cell office:value-type="string" calcext:value-type="string">
            <text:p><text:s/>Brocken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0020718" calcext:value-type="float">
            <text:p>2002071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90" calcext:value-type="float">
            <text:p>290.0000</text:p>
          </table:table-cell>
          <table:table-cell office:value-type="float" office:value="50.1841" calcext:value-type="float">
            <text:p>50.1841</text:p>
          </table:table-cell>
          <table:table-cell office:value-type="float" office:value="7.24" calcext:value-type="float">
            <text:p>7.2400</text:p>
          </table:table-cell>
          <table:table-cell office:value-type="string" calcext:value-type="string">
            <text:p><text:s/>Kail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0071201" calcext:value-type="float">
            <text:p>200712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30" calcext:value-type="float">
            <text:p>130.0000</text:p>
          </table:table-cell>
          <table:table-cell office:value-type="float" office:value="49.1127" calcext:value-type="float">
            <text:p>49.1127</text:p>
          </table:table-cell>
          <table:table-cell office:value-type="float" office:value="8.6372" calcext:value-type="float">
            <text:p>8.6372</text:p>
          </table:table-cell>
          <table:table-cell office:value-type="string" calcext:value-type="string">
            <text:p><text:s/>Bruchsal-Heidelsheim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0050501" calcext:value-type="float">
            <text:p>200505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2" calcext:value-type="float">
            <text:p>52.0000</text:p>
          </table:table-cell>
          <table:table-cell office:value-type="float" office:value="52.1692" calcext:value-type="float">
            <text:p>52.1692</text:p>
          </table:table-cell>
          <table:table-cell office:value-type="float" office:value="12.7334" calcext:value-type="float">
            <text:p>12.7334</text:p>
          </table:table-cell>
          <table:table-cell office:value-type="string" calcext:value-type="string">
            <text:p><text:s/>Br�ck-G�mnigk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0040501" calcext:value-type="float">
            <text:p>200405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05" calcext:value-type="float">
            <text:p>305.0000</text:p>
          </table:table-cell>
          <table:table-cell office:value-type="float" office:value="50.87" calcext:value-type="float">
            <text:p>50.8700</text:p>
          </table:table-cell>
          <table:table-cell office:value-type="float" office:value="11.5022" calcext:value-type="float">
            <text:p>11.5022</text:p>
          </table:table-cell>
          <table:table-cell office:value-type="string" calcext:value-type="string">
            <text:p><text:s/>Bucha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0040324" calcext:value-type="float">
            <text:p>2004032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40" calcext:value-type="float">
            <text:p>340.0000</text:p>
          </table:table-cell>
          <table:table-cell office:value-type="float" office:value="49.5182" calcext:value-type="float">
            <text:p>49.5182</text:p>
          </table:table-cell>
          <table:table-cell office:value-type="float" office:value="9.3213" calcext:value-type="float">
            <text:p>9.3213</text:p>
          </table:table-cell>
          <table:table-cell office:value-type="string" calcext:value-type="string">
            <text:p><text:s/>Buchen, Kr. Neckar-Od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0030326" calcext:value-type="float">
            <text:p>20030326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45" calcext:value-type="float">
            <text:p>445.0000</text:p>
          </table:table-cell>
          <table:table-cell office:value-type="float" office:value="47.9625" calcext:value-type="float">
            <text:p>47.9625</text:p>
          </table:table-cell>
          <table:table-cell office:value-type="float" office:value="7.9983" calcext:value-type="float">
            <text:p>7.9983</text:p>
          </table:table-cell>
          <table:table-cell office:value-type="string" calcext:value-type="string">
            <text:p><text:s/>Buchenba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0171124" calcext:value-type="float">
            <text:p>20171124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82" calcext:value-type="float">
            <text:p>82.0000</text:p>
          </table:table-cell>
          <table:table-cell office:value-type="float" office:value="53.3629" calcext:value-type="float">
            <text:p>53.3629</text:p>
          </table:table-cell>
          <table:table-cell office:value-type="float" office:value="9.9435" calcext:value-type="float">
            <text:p>9.9435</text:p>
          </table:table-cell>
          <table:table-cell office:value-type="string" calcext:value-type="string">
            <text:p><text:s/>Rosengarten-Kleck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0071024" calcext:value-type="float">
            <text:p>20071024</text:p>
          </table:table-cell>
          <table:table-cell office:value-type="float" office:value="20081031" calcext:value-type="float">
            <text:p>20081031</text:p>
          </table:table-cell>
          <table:table-cell office:value-type="float" office:value="455" calcext:value-type="float">
            <text:p>455.0000</text:p>
          </table:table-cell>
          <table:table-cell office:value-type="float" office:value="50.1746" calcext:value-type="float">
            <text:p>50.1746</text:p>
          </table:table-cell>
          <table:table-cell office:value-type="float" office:value="7.0781" calcext:value-type="float">
            <text:p>7.0781</text:p>
          </table:table-cell>
          <table:table-cell office:value-type="string" calcext:value-type="string">
            <text:p><text:s/>B�chel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0021202" calcext:value-type="float">
            <text:p>2002120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00" calcext:value-type="float">
            <text:p>100.0000</text:p>
          </table:table-cell>
          <table:table-cell office:value-type="float" office:value="52" calcext:value-type="float">
            <text:p>52.0000</text:p>
          </table:table-cell>
          <table:table-cell office:value-type="float" office:value="10.6323" calcext:value-type="float">
            <text:p>10.6323</text:p>
          </table:table-cell>
          <table:table-cell office:value-type="string" calcext:value-type="string">
            <text:p><text:s/>Osterwieck-Rimbeck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0020318" calcext:value-type="float">
            <text:p>2002031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63" calcext:value-type="float">
            <text:p>263.0000</text:p>
          </table:table-cell>
          <table:table-cell office:value-type="float" office:value="49.6063" calcext:value-type="float">
            <text:p>49.6063</text:p>
          </table:table-cell>
          <table:table-cell office:value-type="float" office:value="9.8834" calcext:value-type="float">
            <text:p>9.8834</text:p>
          </table:table-cell>
          <table:table-cell office:value-type="string" calcext:value-type="string">
            <text:p><text:s/>B�tthard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0051207" calcext:value-type="float">
            <text:p>2005120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8" calcext:value-type="float">
            <text:p>8.0000</text:p>
          </table:table-cell>
          <table:table-cell office:value-type="float" office:value="54.6328" calcext:value-type="float">
            <text:p>54.6328</text:p>
          </table:table-cell>
          <table:table-cell office:value-type="float" office:value="8.937" calcext:value-type="float">
            <text:p>8.9370</text:p>
          </table:table-cell>
          <table:table-cell office:value-type="string" calcext:value-type="string">
            <text:p><text:s/>Bordelum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0040825" calcext:value-type="float">
            <text:p>2004082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12" calcext:value-type="float">
            <text:p>412.0000</text:p>
          </table:table-cell>
          <table:table-cell office:value-type="float" office:value="50.7556" calcext:value-type="float">
            <text:p>50.7556</text:p>
          </table:table-cell>
          <table:table-cell office:value-type="float" office:value="8.1257" calcext:value-type="float">
            <text:p>8.1257</text:p>
          </table:table-cell>
          <table:table-cell office:value-type="string" calcext:value-type="string">
            <text:p><text:s/>Burbach-W�rgendorf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0050622" calcext:value-type="float">
            <text:p>2005062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9" calcext:value-type="float">
            <text:p>39.0000</text:p>
          </table:table-cell>
          <table:table-cell office:value-type="float" office:value="52.3241" calcext:value-type="float">
            <text:p>52.3241</text:p>
          </table:table-cell>
          <table:table-cell office:value-type="float" office:value="11.8339" calcext:value-type="float">
            <text:p>11.8339</text:p>
          </table:table-cell>
          <table:table-cell office:value-type="string" calcext:value-type="string">
            <text:p><text:s/>Burg-Blumenthal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0011129" calcext:value-type="float">
            <text:p>20011129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31" calcext:value-type="float">
            <text:p>331.0000</text:p>
          </table:table-cell>
          <table:table-cell office:value-type="float" office:value="49.4549" calcext:value-type="float">
            <text:p>49.4549</text:p>
          </table:table-cell>
          <table:table-cell office:value-type="float" office:value="10.3241" calcext:value-type="float">
            <text:p>10.3241</text:p>
          </table:table-cell>
          <table:table-cell office:value-type="string" calcext:value-type="string">
            <text:p><text:s/>Burgbernheim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0020829" calcext:value-type="float">
            <text:p>20020829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290" calcext:value-type="float">
            <text:p>290.0000</text:p>
          </table:table-cell>
          <table:table-cell office:value-type="float" office:value="49.745" calcext:value-type="float">
            <text:p>49.7450</text:p>
          </table:table-cell>
          <table:table-cell office:value-type="float" office:value="10.6434" calcext:value-type="float">
            <text:p>10.6434</text:p>
          </table:table-cell>
          <table:table-cell office:value-type="string" calcext:value-type="string">
            <text:p><text:s/>Schl�sselfeld (Kl�ranla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0051221" calcext:value-type="float">
            <text:p>2005122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13" calcext:value-type="float">
            <text:p>413.0000</text:p>
          </table:table-cell>
          <table:table-cell office:value-type="float" office:value="48.187" calcext:value-type="float">
            <text:p>48.1870</text:p>
          </table:table-cell>
          <table:table-cell office:value-type="float" office:value="12.8098" calcext:value-type="float">
            <text:p>12.8098</text:p>
          </table:table-cell>
          <table:table-cell office:value-type="string" calcext:value-type="string">
            <text:p><text:s/>Mehring, Kr. Alt�tting-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0021121" calcext:value-type="float">
            <text:p>2002112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78" calcext:value-type="float">
            <text:p>278.0000</text:p>
          </table:table-cell>
          <table:table-cell office:value-type="float" office:value="50.1429" calcext:value-type="float">
            <text:p>50.1429</text:p>
          </table:table-cell>
          <table:table-cell office:value-type="float" office:value="11.2322" calcext:value-type="float">
            <text:p>11.2322</text:p>
          </table:table-cell>
          <table:table-cell office:value-type="string" calcext:value-type="string">
            <text:p><text:s/>Burgkunstadt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0020830" calcext:value-type="float">
            <text:p>20020830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270" calcext:value-type="float">
            <text:p>270.0000</text:p>
          </table:table-cell>
          <table:table-cell office:value-type="float" office:value="50.1451" calcext:value-type="float">
            <text:p>50.1451</text:p>
          </table:table-cell>
          <table:table-cell office:value-type="float" office:value="10.7066" calcext:value-type="float">
            <text:p>10.7066</text:p>
          </table:table-cell>
          <table:table-cell office:value-type="string" calcext:value-type="string">
            <text:p><text:s/>Pfarrweisach-Lohr (Peg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0060921" calcext:value-type="float">
            <text:p>2006092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62" calcext:value-type="float">
            <text:p>162.0000</text:p>
          </table:table-cell>
          <table:table-cell office:value-type="float" office:value="51.5426" calcext:value-type="float">
            <text:p>51.5426</text:p>
          </table:table-cell>
          <table:table-cell office:value-type="float" office:value="11.6947" calcext:value-type="float">
            <text:p>11.6947</text:p>
          </table:table-cell>
          <table:table-cell office:value-type="string" calcext:value-type="string">
            <text:p><text:s/>Seegebiet Mansfelder La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0040927" calcext:value-type="float">
            <text:p>2004092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93" calcext:value-type="float">
            <text:p>293.0000</text:p>
          </table:table-cell>
          <table:table-cell office:value-type="float" office:value="51.0306" calcext:value-type="float">
            <text:p>51.0306</text:p>
          </table:table-cell>
          <table:table-cell office:value-type="float" office:value="8.8146" calcext:value-type="float">
            <text:p>8.8146</text:p>
          </table:table-cell>
          <table:table-cell office:value-type="string" calcext:value-type="string">
            <text:p><text:s/>Burgwald-Bottendorf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0020605" calcext:value-type="float">
            <text:p>2002060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44" calcext:value-type="float">
            <text:p>244.0000</text:p>
          </table:table-cell>
          <table:table-cell office:value-type="float" office:value="50.2863" calcext:value-type="float">
            <text:p>50.2863</text:p>
          </table:table-cell>
          <table:table-cell office:value-type="float" office:value="8.2949" calcext:value-type="float">
            <text:p>8.2949</text:p>
          </table:table-cell>
          <table:table-cell office:value-type="string" calcext:value-type="string">
            <text:p><text:s/>Camberg, Bad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0110101" calcext:value-type="float">
            <text:p>20110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7" calcext:value-type="float">
            <text:p>27.0000</text:p>
          </table:table-cell>
          <table:table-cell office:value-type="float" office:value="53.7575" calcext:value-type="float">
            <text:p>53.7575</text:p>
          </table:table-cell>
          <table:table-cell office:value-type="float" office:value="10.9288" calcext:value-type="float">
            <text:p>10.9288</text:p>
          </table:table-cell>
          <table:table-cell office:value-type="string" calcext:value-type="string">
            <text:p><text:s/>Carlow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9911108" calcext:value-type="float">
            <text:p>1991110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895" calcext:value-type="float">
            <text:p>895.0000</text:p>
          </table:table-cell>
          <table:table-cell office:value-type="float" office:value="50.4313" calcext:value-type="float">
            <text:p>50.4313</text:p>
          </table:table-cell>
          <table:table-cell office:value-type="float" office:value="12.6114" calcext:value-type="float">
            <text:p>12.6114</text:p>
          </table:table-cell>
          <table:table-cell office:value-type="string" calcext:value-type="string">
            <text:p><text:s/>Carlsfeld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0080617" calcext:value-type="float">
            <text:p>2008061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8" calcext:value-type="float">
            <text:p>38.0000</text:p>
          </table:table-cell>
          <table:table-cell office:value-type="float" office:value="52.6146" calcext:value-type="float">
            <text:p>52.6146</text:p>
          </table:table-cell>
          <table:table-cell office:value-type="float" office:value="10.0726" calcext:value-type="float">
            <text:p>10.0726</text:p>
          </table:table-cell>
          <table:table-cell office:value-type="string" calcext:value-type="string">
            <text:p><text:s/>Celle (Stadt)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0080814" calcext:value-type="float">
            <text:p>20080814</text:p>
          </table:table-cell>
          <table:table-cell office:value-type="float" office:value="20150630" calcext:value-type="float">
            <text:p>20150630</text:p>
          </table:table-cell>
          <table:table-cell office:value-type="float" office:value="45" calcext:value-type="float">
            <text:p>45.0000</text:p>
          </table:table-cell>
          <table:table-cell office:value-type="float" office:value="52.5959" calcext:value-type="float">
            <text:p>52.5959</text:p>
          </table:table-cell>
          <table:table-cell office:value-type="float" office:value="10.0296" calcext:value-type="float">
            <text:p>10.0296</text:p>
          </table:table-cell>
          <table:table-cell office:value-type="string" calcext:value-type="string">
            <text:p><text:s/>Cell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9911107" calcext:value-type="float">
            <text:p>1991110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16" calcext:value-type="float">
            <text:p>416.0000</text:p>
          </table:table-cell>
          <table:table-cell office:value-type="float" office:value="50.7913" calcext:value-type="float">
            <text:p>50.7913</text:p>
          </table:table-cell>
          <table:table-cell office:value-type="float" office:value="12.872" calcext:value-type="float">
            <text:p>12.8720</text:p>
          </table:table-cell>
          <table:table-cell office:value-type="string" calcext:value-type="string">
            <text:p><text:s/>Chemnitz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0030501" calcext:value-type="float">
            <text:p>200305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51" calcext:value-type="float">
            <text:p>551.0000</text:p>
          </table:table-cell>
          <table:table-cell office:value-type="float" office:value="47.8843" calcext:value-type="float">
            <text:p>47.8843</text:p>
          </table:table-cell>
          <table:table-cell office:value-type="float" office:value="12.5404" calcext:value-type="float">
            <text:p>12.5404</text:p>
          </table:table-cell>
          <table:table-cell office:value-type="string" calcext:value-type="string">
            <text:p><text:s/>Chiem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0041014" calcext:value-type="float">
            <text:p>2004101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35" calcext:value-type="float">
            <text:p>535.0000</text:p>
          </table:table-cell>
          <table:table-cell office:value-type="float" office:value="47.8665" calcext:value-type="float">
            <text:p>47.8665</text:p>
          </table:table-cell>
          <table:table-cell office:value-type="float" office:value="12.395" calcext:value-type="float">
            <text:p>12.3950</text:p>
          </table:table-cell>
          <table:table-cell office:value-type="string" calcext:value-type="string">
            <text:p><text:s/>Chiemsee-Herrenchiemse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0070912" calcext:value-type="float">
            <text:p>20070912</text:p>
          </table:table-cell>
          <table:table-cell office:value-type="float" office:value="20120404" calcext:value-type="float">
            <text:p>20120404</text:p>
          </table:table-cell>
          <table:table-cell office:value-type="float" office:value="585" calcext:value-type="float">
            <text:p>585.0000</text:p>
          </table:table-cell>
          <table:table-cell office:value-type="float" office:value="51.7904" calcext:value-type="float">
            <text:p>51.7904</text:p>
          </table:table-cell>
          <table:table-cell office:value-type="float" office:value="10.347" calcext:value-type="float">
            <text:p>10.3470</text:p>
          </table:table-cell>
          <table:table-cell office:value-type="string" calcext:value-type="string">
            <text:p><text:s/>Clausthal-Zellerfeld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9920215" calcext:value-type="float">
            <text:p>1992021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44" calcext:value-type="float">
            <text:p>344.0000</text:p>
          </table:table-cell>
          <table:table-cell office:value-type="float" office:value="50.3066" calcext:value-type="float">
            <text:p>50.3066</text:p>
          </table:table-cell>
          <table:table-cell office:value-type="float" office:value="10.9679" calcext:value-type="float">
            <text:p>10.9679</text:p>
          </table:table-cell>
          <table:table-cell office:value-type="string" calcext:value-type="string">
            <text:p><text:s/>Lautertal-Oberlauter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0050607" calcext:value-type="float">
            <text:p>2005060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87" calcext:value-type="float">
            <text:p>87.0000</text:p>
          </table:table-cell>
          <table:table-cell office:value-type="float" office:value="51.9618" calcext:value-type="float">
            <text:p>51.9618</text:p>
          </table:table-cell>
          <table:table-cell office:value-type="float" office:value="7.1585" calcext:value-type="float">
            <text:p>7.1585</text:p>
          </table:table-cell>
          <table:table-cell office:value-type="string" calcext:value-type="string">
            <text:p><text:s/>Coesfeld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0050510" calcext:value-type="float">
            <text:p>2005051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2" calcext:value-type="float">
            <text:p>52.0000</text:p>
          </table:table-cell>
          <table:table-cell office:value-type="float" office:value="52.2994" calcext:value-type="float">
            <text:p>52.2994</text:p>
          </table:table-cell>
          <table:table-cell office:value-type="float" office:value="11.6733" calcext:value-type="float">
            <text:p>11.6733</text:p>
          </table:table-cell>
          <table:table-cell office:value-type="string" calcext:value-type="string">
            <text:p><text:s/>Zielitz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9911102" calcext:value-type="float">
            <text:p>1991110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9" calcext:value-type="float">
            <text:p>69.0000</text:p>
          </table:table-cell>
          <table:table-cell office:value-type="float" office:value="51.7759" calcext:value-type="float">
            <text:p>51.7759</text:p>
          </table:table-cell>
          <table:table-cell office:value-type="float" office:value="14.3168" calcext:value-type="float">
            <text:p>14.3168</text:p>
          </table:table-cell>
          <table:table-cell office:value-type="string" calcext:value-type="string">
            <text:p><text:s/>Cottbus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0040929" calcext:value-type="float">
            <text:p>20040929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50" calcext:value-type="float">
            <text:p>450.0000</text:p>
          </table:table-cell>
          <table:table-cell office:value-type="float" office:value="49.8449" calcext:value-type="float">
            <text:p>49.8449</text:p>
          </table:table-cell>
          <table:table-cell office:value-type="float" office:value="11.616" calcext:value-type="float">
            <text:p>11.6160</text:p>
          </table:table-cell>
          <table:table-cell office:value-type="string" calcext:value-type="string">
            <text:p><text:s/>Creu�en-B�hl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9990429" calcext:value-type="float">
            <text:p>19990429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" calcext:value-type="float">
            <text:p>5.0000</text:p>
          </table:table-cell>
          <table:table-cell office:value-type="float" office:value="53.8713" calcext:value-type="float">
            <text:p>53.8713</text:p>
          </table:table-cell>
          <table:table-cell office:value-type="float" office:value="8.7058" calcext:value-type="float">
            <text:p>8.7058</text:p>
          </table:table-cell>
          <table:table-cell office:value-type="string" calcext:value-type="string">
            <text:p><text:s/>Cuxhav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0030611" calcext:value-type="float">
            <text:p>2003061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170" calcext:value-type="float">
            <text:p>170.0000</text:p>
          </table:table-cell>
          <table:table-cell office:value-type="float" office:value="51.0778" calcext:value-type="float">
            <text:p>51.0778</text:p>
          </table:table-cell>
          <table:table-cell office:value-type="float" office:value="10.8619" calcext:value-type="float">
            <text:p>10.8619</text:p>
          </table:table-cell>
          <table:table-cell office:value-type="string" calcext:value-type="string">
            <text:p><text:s/>Dachwig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0061001" calcext:value-type="float">
            <text:p>200610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73" calcext:value-type="float">
            <text:p>573.0000</text:p>
          </table:table-cell>
          <table:table-cell office:value-type="float" office:value="50.4115" calcext:value-type="float">
            <text:p>50.4115</text:p>
          </table:table-cell>
          <table:table-cell office:value-type="float" office:value="6.5615" calcext:value-type="float">
            <text:p>6.5615</text:p>
          </table:table-cell>
          <table:table-cell office:value-type="string" calcext:value-type="string">
            <text:p><text:s/>Dahlem-Schmidtheim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0040713" calcext:value-type="float">
            <text:p>2004071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62" calcext:value-type="float">
            <text:p>162.0000</text:p>
          </table:table-cell>
          <table:table-cell office:value-type="float" office:value="49.8809" calcext:value-type="float">
            <text:p>49.8809</text:p>
          </table:table-cell>
          <table:table-cell office:value-type="float" office:value="8.6779" calcext:value-type="float">
            <text:p>8.6779</text:p>
          </table:table-cell>
          <table:table-cell office:value-type="string" calcext:value-type="string">
            <text:p><text:s/>Darmstadt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0020806" calcext:value-type="float">
            <text:p>20020806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60" calcext:value-type="float">
            <text:p>460.0000</text:p>
          </table:table-cell>
          <table:table-cell office:value-type="float" office:value="48.395" calcext:value-type="float">
            <text:p>48.3950</text:p>
          </table:table-cell>
          <table:table-cell office:value-type="float" office:value="11.0594" calcext:value-type="float">
            <text:p>11.0594</text:p>
          </table:table-cell>
          <table:table-cell office:value-type="string" calcext:value-type="string">
            <text:p><text:s/>Dasing (Kl�ranlage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0041019" calcext:value-type="float">
            <text:p>20041019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712" calcext:value-type="float">
            <text:p>712.0000</text:p>
          </table:table-cell>
          <table:table-cell office:value-type="float" office:value="47.8007" calcext:value-type="float">
            <text:p>47.8007</text:p>
          </table:table-cell>
          <table:table-cell office:value-type="float" office:value="9.4108" calcext:value-type="float">
            <text:p>9.4108</text:p>
          </table:table-cell>
          <table:table-cell office:value-type="string" calcext:value-type="string">
            <text:p><text:s/>Deggenhausertal-Azenwei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0021218" calcext:value-type="float">
            <text:p>20021218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585" calcext:value-type="float">
            <text:p>585.0000</text:p>
          </table:table-cell>
          <table:table-cell office:value-type="float" office:value="48.0368" calcext:value-type="float">
            <text:p>48.0368</text:p>
          </table:table-cell>
          <table:table-cell office:value-type="float" office:value="11.5777" calcext:value-type="float">
            <text:p>11.5777</text:p>
          </table:table-cell>
          <table:table-cell office:value-type="string" calcext:value-type="string">
            <text:p><text:s/>Deisenhofen, Kreis M�nc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88" calcext:value-type="float">
            <text:p>88.0000</text:p>
          </table:table-cell>
          <table:table-cell office:value-type="float" office:value="51.7835" calcext:value-type="float">
            <text:p>51.7835</text:p>
          </table:table-cell>
          <table:table-cell office:value-type="float" office:value="8.5658" calcext:value-type="float">
            <text:p>8.5658</text:p>
          </table:table-cell>
          <table:table-cell office:value-type="string" calcext:value-type="string">
            <text:p><text:s/>Delbr�ck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0020926" calcext:value-type="float">
            <text:p>20020926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08" calcext:value-type="float">
            <text:p>308.0000</text:p>
          </table:table-cell>
          <table:table-cell office:value-type="float" office:value="50.122" calcext:value-type="float">
            <text:p>50.1220</text:p>
          </table:table-cell>
          <table:table-cell office:value-type="float" office:value="6.599" calcext:value-type="float">
            <text:p>6.5990</text:p>
          </table:table-cell>
          <table:table-cell office:value-type="string" calcext:value-type="string">
            <text:p><text:s/>Densborn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9970731" calcext:value-type="float">
            <text:p>1997073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81" calcext:value-type="float">
            <text:p>481.0000</text:p>
          </table:table-cell>
          <table:table-cell office:value-type="float" office:value="49.7619" calcext:value-type="float">
            <text:p>49.7619</text:p>
          </table:table-cell>
          <table:table-cell office:value-type="float" office:value="7.0542" calcext:value-type="float">
            <text:p>7.0542</text:p>
          </table:table-cell>
          <table:table-cell office:value-type="string" calcext:value-type="string">
            <text:p><text:s/>Deuselbach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0020711" calcext:value-type="float">
            <text:p>2002071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258" calcext:value-type="float">
            <text:p>258.0000</text:p>
          </table:table-cell>
          <table:table-cell office:value-type="float" office:value="51.4743" calcext:value-type="float">
            <text:p>51.4743</text:p>
          </table:table-cell>
          <table:table-cell office:value-type="float" office:value="9.0039" calcext:value-type="float">
            <text:p>9.0039</text:p>
          </table:table-cell>
          <table:table-cell office:value-type="string" calcext:value-type="string">
            <text:p><text:s/>Diemelstadt-Rhoden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0020920" calcext:value-type="float">
            <text:p>2002092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26" calcext:value-type="float">
            <text:p>326.0000</text:p>
          </table:table-cell>
          <table:table-cell office:value-type="float" office:value="50.8018" calcext:value-type="float">
            <text:p>50.8018</text:p>
          </table:table-cell>
          <table:table-cell office:value-type="float" office:value="11.1692" calcext:value-type="float">
            <text:p>11.1692</text:p>
          </table:table-cell>
          <table:table-cell office:value-type="string" calcext:value-type="string">
            <text:p><text:s/>Stadtilm-Dienstedt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9960614" calcext:value-type="float">
            <text:p>1996061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8" calcext:value-type="float">
            <text:p>38.0000</text:p>
          </table:table-cell>
          <table:table-cell office:value-type="float" office:value="52.5881" calcext:value-type="float">
            <text:p>52.5881</text:p>
          </table:table-cell>
          <table:table-cell office:value-type="float" office:value="8.3424" calcext:value-type="float">
            <text:p>8.3424</text:p>
          </table:table-cell>
          <table:table-cell office:value-type="string" calcext:value-type="string">
            <text:p><text:s/>Diepholz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0051130" calcext:value-type="float">
            <text:p>2005113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5" calcext:value-type="float">
            <text:p>65.0000</text:p>
          </table:table-cell>
          <table:table-cell office:value-type="float" office:value="52.7522" calcext:value-type="float">
            <text:p>52.7522</text:p>
          </table:table-cell>
          <table:table-cell office:value-type="float" office:value="10.8831" calcext:value-type="float">
            <text:p>10.8831</text:p>
          </table:table-cell>
          <table:table-cell office:value-type="string" calcext:value-type="string">
            <text:p><text:s/>Diesdorf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0011129" calcext:value-type="float">
            <text:p>20011129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05" calcext:value-type="float">
            <text:p>405.0000</text:p>
          </table:table-cell>
          <table:table-cell office:value-type="float" office:value="49.4158" calcext:value-type="float">
            <text:p>49.4158</text:p>
          </table:table-cell>
          <table:table-cell office:value-type="float" office:value="10.6734" calcext:value-type="float">
            <text:p>10.6734</text:p>
          </table:table-cell>
          <table:table-cell office:value-type="string" calcext:value-type="string">
            <text:p><text:s/>Dietenhof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0060712" calcext:value-type="float">
            <text:p>2006071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40" calcext:value-type="float">
            <text:p>440.0000</text:p>
          </table:table-cell>
          <table:table-cell office:value-type="float" office:value="51.5307" calcext:value-type="float">
            <text:p>51.5307</text:p>
          </table:table-cell>
          <table:table-cell office:value-type="float" office:value="11.0457" calcext:value-type="float">
            <text:p>11.0457</text:p>
          </table:table-cell>
          <table:table-cell office:value-type="string" calcext:value-type="string">
            <text:p><text:s/>S�dharz-Dietersdorf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0040624" calcext:value-type="float">
            <text:p>20040624</text:p>
          </table:table-cell>
          <table:table-cell office:value-type="float" office:value="20120930" calcext:value-type="float">
            <text:p>20120930</text:p>
          </table:table-cell>
          <table:table-cell office:value-type="float" office:value="377" calcext:value-type="float">
            <text:p>377.0000</text:p>
          </table:table-cell>
          <table:table-cell office:value-type="float" office:value="50.8541" calcext:value-type="float">
            <text:p>50.8541</text:p>
          </table:table-cell>
          <table:table-cell office:value-type="float" office:value="8.3416" calcext:value-type="float">
            <text:p>8.3416</text:p>
          </table:table-cell>
          <table:table-cell office:value-type="string" calcext:value-type="string">
            <text:p><text:s/>Dietzh�lztal-Mandeln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0041118" calcext:value-type="float">
            <text:p>2004111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55" calcext:value-type="float">
            <text:p>155.0000</text:p>
          </table:table-cell>
          <table:table-cell office:value-type="float" office:value="50.3574" calcext:value-type="float">
            <text:p>50.3574</text:p>
          </table:table-cell>
          <table:table-cell office:value-type="float" office:value="8.0485" calcext:value-type="float">
            <text:p>8.0485</text:p>
          </table:table-cell>
          <table:table-cell office:value-type="string" calcext:value-type="string">
            <text:p><text:s/>Holzheim bei Diez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0030708" calcext:value-type="float">
            <text:p>2003070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14" calcext:value-type="float">
            <text:p>314.0000</text:p>
          </table:table-cell>
          <table:table-cell office:value-type="float" office:value="50.7364" calcext:value-type="float">
            <text:p>50.7364</text:p>
          </table:table-cell>
          <table:table-cell office:value-type="float" office:value="8.2672" calcext:value-type="float">
            <text:p>8.2672</text:p>
          </table:table-cell>
          <table:table-cell office:value-type="string" calcext:value-type="string">
            <text:p><text:s/>Dillenburg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0061201" calcext:value-type="float">
            <text:p>200612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19" calcext:value-type="float">
            <text:p>419.0000</text:p>
          </table:table-cell>
          <table:table-cell office:value-type="float" office:value="48.5562" calcext:value-type="float">
            <text:p>48.5562</text:p>
          </table:table-cell>
          <table:table-cell office:value-type="float" office:value="10.5599" calcext:value-type="float">
            <text:p>10.5599</text:p>
          </table:table-cell>
          <table:table-cell office:value-type="string" calcext:value-type="string">
            <text:p><text:s/>Dillingen/Donau-Fristi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0060101" calcext:value-type="float">
            <text:p>20060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92" calcext:value-type="float">
            <text:p>492.0000</text:p>
          </table:table-cell>
          <table:table-cell office:value-type="float" office:value="49.0504" calcext:value-type="float">
            <text:p>49.0504</text:p>
          </table:table-cell>
          <table:table-cell office:value-type="float" office:value="10.2892" calcext:value-type="float">
            <text:p>10.2892</text:p>
          </table:table-cell>
          <table:table-cell office:value-type="string" calcext:value-type="string">
            <text:p><text:s/>Dinkelsb�hl-Oberwinstet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0050719" calcext:value-type="float">
            <text:p>20050719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3" calcext:value-type="float">
            <text:p>23.0000</text:p>
          </table:table-cell>
          <table:table-cell office:value-type="float" office:value="52.6746" calcext:value-type="float">
            <text:p>52.6746</text:p>
          </table:table-cell>
          <table:table-cell office:value-type="float" office:value="8.114" calcext:value-type="float">
            <text:p>8.1140</text:p>
          </table:table-cell>
          <table:table-cell office:value-type="string" calcext:value-type="string">
            <text:p><text:s/>Dinklag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6" calcext:value-type="float">
            <text:p>46.0000</text:p>
          </table:table-cell>
          <table:table-cell office:value-type="float" office:value="51.5765" calcext:value-type="float">
            <text:p>51.5765</text:p>
          </table:table-cell>
          <table:table-cell office:value-type="float" office:value="6.7849" calcext:value-type="float">
            <text:p>6.7849</text:p>
          </table:table-cell>
          <table:table-cell office:value-type="string" calcext:value-type="string">
            <text:p><text:s/>Dinslaken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0040913" calcext:value-type="float">
            <text:p>2004091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59" calcext:value-type="float">
            <text:p>359.0000</text:p>
          </table:table-cell>
          <table:table-cell office:value-type="float" office:value="50.9116" calcext:value-type="float">
            <text:p>50.9116</text:p>
          </table:table-cell>
          <table:table-cell office:value-type="float" office:value="13.7087" calcext:value-type="float">
            <text:p>13.7087</text:p>
          </table:table-cell>
          <table:table-cell office:value-type="string" calcext:value-type="string">
            <text:p><text:s/>Dippoldiswalde-Reinberg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9961002" calcext:value-type="float">
            <text:p>19961002</text:p>
          </table:table-cell>
          <table:table-cell office:value-type="float" office:value="20011031" calcext:value-type="float">
            <text:p>20011031</text:p>
          </table:table-cell>
          <table:table-cell office:value-type="float" office:value="696" calcext:value-type="float">
            <text:p>696.0000</text:p>
          </table:table-cell>
          <table:table-cell office:value-type="float" office:value="48.7968" calcext:value-type="float">
            <text:p>48.7968</text:p>
          </table:table-cell>
          <table:table-cell office:value-type="float" office:value="8.4921" calcext:value-type="float">
            <text:p>8.4921</text:p>
          </table:table-cell>
          <table:table-cell office:value-type="string" calcext:value-type="string">
            <text:p><text:s/>Dobel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9911107" calcext:value-type="float">
            <text:p>1991110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97" calcext:value-type="float">
            <text:p>97.0000</text:p>
          </table:table-cell>
          <table:table-cell office:value-type="float" office:value="51.6451" calcext:value-type="float">
            <text:p>51.6451</text:p>
          </table:table-cell>
          <table:table-cell office:value-type="float" office:value="13.5747" calcext:value-type="float">
            <text:p>13.5747</text:p>
          </table:table-cell>
          <table:table-cell office:value-type="string" calcext:value-type="string">
            <text:p><text:s/>Doberlug-Kirchhain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20050125" calcext:value-type="float">
            <text:p>2005012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" calcext:value-type="float">
            <text:p>2.0000</text:p>
          </table:table-cell>
          <table:table-cell office:value-type="float" office:value="53.2289" calcext:value-type="float">
            <text:p>53.2289</text:p>
          </table:table-cell>
          <table:table-cell office:value-type="float" office:value="7.2191" calcext:value-type="float">
            <text:p>7.2191</text:p>
          </table:table-cell>
          <table:table-cell office:value-type="string" calcext:value-type="string">
            <text:p><text:s/>Dollart-Kanalpolder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20061001" calcext:value-type="float">
            <text:p>20061001</text:p>
          </table:table-cell>
          <table:table-cell office:value-type="float" office:value="20111129" calcext:value-type="float">
            <text:p>20111129</text:p>
          </table:table-cell>
          <table:table-cell office:value-type="float" office:value="677" calcext:value-type="float">
            <text:p>677.0000</text:p>
          </table:table-cell>
          <table:table-cell office:value-type="float" office:value="47.9422" calcext:value-type="float">
            <text:p>47.9422</text:p>
          </table:table-cell>
          <table:table-cell office:value-type="float" office:value="8.5046" calcext:value-type="float">
            <text:p>8.5046</text:p>
          </table:table-cell>
          <table:table-cell office:value-type="string" calcext:value-type="string">
            <text:p><text:s/>Donauesching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20020731" calcext:value-type="float">
            <text:p>2002073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30" calcext:value-type="float">
            <text:p>430.0000</text:p>
          </table:table-cell>
          <table:table-cell office:value-type="float" office:value="48.2746" calcext:value-type="float">
            <text:p>48.2746</text:p>
          </table:table-cell>
          <table:table-cell office:value-type="float" office:value="12.1616" calcext:value-type="float">
            <text:p>12.1616</text:p>
          </table:table-cell>
          <table:table-cell office:value-type="string" calcext:value-type="string">
            <text:p><text:s/>Dorfen (Kl�ranlage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060607" calcext:value-type="float">
            <text:p>2006060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7" calcext:value-type="float">
            <text:p>37.0000</text:p>
          </table:table-cell>
          <table:table-cell office:value-type="float" office:value="51.1157" calcext:value-type="float">
            <text:p>51.1157</text:p>
          </table:table-cell>
          <table:table-cell office:value-type="float" office:value="6.851" calcext:value-type="float">
            <text:p>6.8510</text:p>
          </table:table-cell>
          <table:table-cell office:value-type="string" calcext:value-type="string">
            <text:p><text:s/>Dormagen-Zons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20050221" calcext:value-type="float">
            <text:p>2005022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" calcext:value-type="float">
            <text:p>1.0000</text:p>
          </table:table-cell>
          <table:table-cell office:value-type="float" office:value="53.646" calcext:value-type="float">
            <text:p>53.6460</text:p>
          </table:table-cell>
          <table:table-cell office:value-type="float" office:value="7.4302" calcext:value-type="float">
            <text:p>7.4302</text:p>
          </table:table-cell>
          <table:table-cell office:value-type="string" calcext:value-type="string">
            <text:p><text:s/>Dornum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20040819" calcext:value-type="float">
            <text:p>20040819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17" calcext:value-type="float">
            <text:p>317.0000</text:p>
          </table:table-cell>
          <table:table-cell office:value-type="float" office:value="51.5263" calcext:value-type="float">
            <text:p>51.5263</text:p>
          </table:table-cell>
          <table:table-cell office:value-type="float" office:value="9.7978" calcext:value-type="float">
            <text:p>9.7978</text:p>
          </table:table-cell>
          <table:table-cell office:value-type="string" calcext:value-type="string">
            <text:p><text:s/>Dransfeld-Ossenfeld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20040816" calcext:value-type="float">
            <text:p>20040816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72" calcext:value-type="float">
            <text:p>72.0000</text:p>
          </table:table-cell>
          <table:table-cell office:value-type="float" office:value="51.7585" calcext:value-type="float">
            <text:p>51.7585</text:p>
          </table:table-cell>
          <table:table-cell office:value-type="float" office:value="7.7528" calcext:value-type="float">
            <text:p>7.7528</text:p>
          </table:table-cell>
          <table:table-cell office:value-type="string" calcext:value-type="string">
            <text:p><text:s/>Drensteinfurt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9911122" calcext:value-type="float">
            <text:p>1991112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28" calcext:value-type="float">
            <text:p>228.0000</text:p>
          </table:table-cell>
          <table:table-cell office:value-type="float" office:value="51.1278" calcext:value-type="float">
            <text:p>51.1278</text:p>
          </table:table-cell>
          <table:table-cell office:value-type="float" office:value="13.7543" calcext:value-type="float">
            <text:p>13.7543</text:p>
          </table:table-cell>
          <table:table-cell office:value-type="string" calcext:value-type="string">
            <text:p><text:s/>Dresden-Klotzsche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0050810" calcext:value-type="float">
            <text:p>20050810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112" calcext:value-type="float">
            <text:p>112.0000</text:p>
          </table:table-cell>
          <table:table-cell office:value-type="float" office:value="51.0221" calcext:value-type="float">
            <text:p>51.0221</text:p>
          </table:table-cell>
          <table:table-cell office:value-type="float" office:value="13.847" calcext:value-type="float">
            <text:p>13.8470</text:p>
          </table:table-cell>
          <table:table-cell office:value-type="string" calcext:value-type="string">
            <text:p><text:s/>Dresden-Hosterwitz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20070123" calcext:value-type="float">
            <text:p>2007012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19" calcext:value-type="float">
            <text:p>119.0000</text:p>
          </table:table-cell>
          <table:table-cell office:value-type="float" office:value="51.0249" calcext:value-type="float">
            <text:p>51.0249</text:p>
          </table:table-cell>
          <table:table-cell office:value-type="float" office:value="13.7751" calcext:value-type="float">
            <text:p>13.7751</text:p>
          </table:table-cell>
          <table:table-cell office:value-type="string" calcext:value-type="string">
            <text:p><text:s/>Dresden-Strehlen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20030317" calcext:value-type="float">
            <text:p>2003031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80" calcext:value-type="float">
            <text:p>80.0000</text:p>
          </table:table-cell>
          <table:table-cell office:value-type="float" office:value="52.2174" calcext:value-type="float">
            <text:p>52.2174</text:p>
          </table:table-cell>
          <table:table-cell office:value-type="float" office:value="12.1641" calcext:value-type="float">
            <text:p>12.1641</text:p>
          </table:table-cell>
          <table:table-cell office:value-type="string" calcext:value-type="string">
            <text:p><text:s/>Drewitz bei Burg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20040728" calcext:value-type="float">
            <text:p>2004072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82" calcext:value-type="float">
            <text:p>482.0000</text:p>
          </table:table-cell>
          <table:table-cell office:value-type="float" office:value="50.6316" calcext:value-type="float">
            <text:p>50.6316</text:p>
          </table:table-cell>
          <table:table-cell office:value-type="float" office:value="8.1813" calcext:value-type="float">
            <text:p>8.1813</text:p>
          </table:table-cell>
          <table:table-cell office:value-type="string" calcext:value-type="string">
            <text:p><text:s/>Driedorf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20051114" calcext:value-type="float">
            <text:p>2005111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" calcext:value-type="float">
            <text:p>2.0000</text:p>
          </table:table-cell>
          <table:table-cell office:value-type="float" office:value="53.7118" calcext:value-type="float">
            <text:p>53.7118</text:p>
          </table:table-cell>
          <table:table-cell office:value-type="float" office:value="9.3791" calcext:value-type="float">
            <text:p>9.3791</text:p>
          </table:table-cell>
          <table:table-cell office:value-type="string" calcext:value-type="string">
            <text:p><text:s/>Drochters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20040504" calcext:value-type="float">
            <text:p>2004050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95" calcext:value-type="float">
            <text:p>95.0000</text:p>
          </table:table-cell>
          <table:table-cell office:value-type="float" office:value="51.9265" calcext:value-type="float">
            <text:p>51.9265</text:p>
          </table:table-cell>
          <table:table-cell office:value-type="float" office:value="12.3852" calcext:value-type="float">
            <text:p>12.3852</text:p>
          </table:table-cell>
          <table:table-cell office:value-type="string" calcext:value-type="string">
            <text:p><text:s/>D�ben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20040506" calcext:value-type="float">
            <text:p>20040506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07" calcext:value-type="float">
            <text:p>107.0000</text:p>
          </table:table-cell>
          <table:table-cell office:value-type="float" office:value="49.4719" calcext:value-type="float">
            <text:p>49.4719</text:p>
          </table:table-cell>
          <table:table-cell office:value-type="float" office:value="8.1929" calcext:value-type="float">
            <text:p>8.1929</text:p>
          </table:table-cell>
          <table:table-cell office:value-type="string" calcext:value-type="string">
            <text:p><text:s/>D�rkheim, Bad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9920913" calcext:value-type="float">
            <text:p>1992091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7" calcext:value-type="float">
            <text:p>37.0000</text:p>
          </table:table-cell>
          <table:table-cell office:value-type="float" office:value="51.296" calcext:value-type="float">
            <text:p>51.2960</text:p>
          </table:table-cell>
          <table:table-cell office:value-type="float" office:value="6.7686" calcext:value-type="float">
            <text:p>6.7686</text:p>
          </table:table-cell>
          <table:table-cell office:value-type="string" calcext:value-type="string">
            <text:p><text:s/>D�sseldorf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20060606" calcext:value-type="float">
            <text:p>20060606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97" calcext:value-type="float">
            <text:p>197.0000</text:p>
          </table:table-cell>
          <table:table-cell office:value-type="float" office:value="48.5017" calcext:value-type="float">
            <text:p>48.5017</text:p>
          </table:table-cell>
          <table:table-cell office:value-type="float" office:value="7.9943" calcext:value-type="float">
            <text:p>7.9943</text:p>
          </table:table-cell>
          <table:table-cell office:value-type="string" calcext:value-type="string">
            <text:p><text:s/>Durbach-Ebersweier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20140501" calcext:value-type="float">
            <text:p>201405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31" calcext:value-type="float">
            <text:p>131.0000</text:p>
          </table:table-cell>
          <table:table-cell office:value-type="float" office:value="49.4593" calcext:value-type="float">
            <text:p>49.4593</text:p>
          </table:table-cell>
          <table:table-cell office:value-type="float" office:value="8.9595" calcext:value-type="float">
            <text:p>8.9595</text:p>
          </table:table-cell>
          <table:table-cell office:value-type="string" calcext:value-type="string">
            <text:p><text:s/>Eberba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20090925" calcext:value-type="float">
            <text:p>20090925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611" calcext:value-type="float">
            <text:p>611.0000</text:p>
          </table:table-cell>
          <table:table-cell office:value-type="float" office:value="47.7958" calcext:value-type="float">
            <text:p>47.7958</text:p>
          </table:table-cell>
          <table:table-cell office:value-type="float" office:value="11.1991" calcext:value-type="float">
            <text:p>11.1991</text:p>
          </table:table-cell>
          <table:table-cell office:value-type="string" calcext:value-type="string">
            <text:p><text:s/>Eberf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20060807" calcext:value-type="float">
            <text:p>20060807</text:p>
          </table:table-cell>
          <table:table-cell office:value-type="float" office:value="20110724" calcext:value-type="float">
            <text:p>20110724</text:p>
          </table:table-cell>
          <table:table-cell office:value-type="float" office:value="192" calcext:value-type="float">
            <text:p>192.0000</text:p>
          </table:table-cell>
          <table:table-cell office:value-type="float" office:value="51.6001" calcext:value-type="float">
            <text:p>51.6001</text:p>
          </table:table-cell>
          <table:table-cell office:value-type="float" office:value="10.1105" calcext:value-type="float">
            <text:p>10.1105</text:p>
          </table:table-cell>
          <table:table-cell office:value-type="string" calcext:value-type="string">
            <text:p><text:s/>Krebeck-Renshaus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20061001" calcext:value-type="float">
            <text:p>200610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592" calcext:value-type="float">
            <text:p>592.0000</text:p>
          </table:table-cell>
          <table:table-cell office:value-type="float" office:value="48.1003" calcext:value-type="float">
            <text:p>48.1003</text:p>
          </table:table-cell>
          <table:table-cell office:value-type="float" office:value="11.9872" calcext:value-type="float">
            <text:p>11.9872</text:p>
          </table:table-cell>
          <table:table-cell office:value-type="string" calcext:value-type="string">
            <text:p><text:s/>Ebersberg-Halb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20041007" calcext:value-type="float">
            <text:p>2004100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46" calcext:value-type="float">
            <text:p>346.0000</text:p>
          </table:table-cell>
          <table:table-cell office:value-type="float" office:value="49.852" calcext:value-type="float">
            <text:p>49.8520</text:p>
          </table:table-cell>
          <table:table-cell office:value-type="float" office:value="10.4991" calcext:value-type="float">
            <text:p>10.4991</text:p>
          </table:table-cell>
          <table:table-cell office:value-type="string" calcext:value-type="string">
            <text:p><text:s/>Ebra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20031115" calcext:value-type="float">
            <text:p>20031115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535" calcext:value-type="float">
            <text:p>535.0000</text:p>
          </table:table-cell>
          <table:table-cell office:value-type="float" office:value="49.5767" calcext:value-type="float">
            <text:p>49.5767</text:p>
          </table:table-cell>
          <table:table-cell office:value-type="float" office:value="11.6975" calcext:value-type="float">
            <text:p>11.6975</text:p>
          </table:table-cell>
          <table:table-cell office:value-type="string" calcext:value-type="string">
            <text:p><text:s/>Edelsfeld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20090701" calcext:value-type="float">
            <text:p>200907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7" calcext:value-type="float">
            <text:p>17.0000</text:p>
          </table:table-cell>
          <table:table-cell office:value-type="float" office:value="54.6282" calcext:value-type="float">
            <text:p>54.6282</text:p>
          </table:table-cell>
          <table:table-cell office:value-type="float" office:value="9.3649" calcext:value-type="float">
            <text:p>9.3649</text:p>
          </table:table-cell>
          <table:table-cell office:value-type="string" calcext:value-type="string">
            <text:p><text:s/>Eggebek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20020730" calcext:value-type="float">
            <text:p>20020730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10" calcext:value-type="float">
            <text:p>410.0000</text:p>
          </table:table-cell>
          <table:table-cell office:value-type="float" office:value="48.3956" calcext:value-type="float">
            <text:p>48.3956</text:p>
          </table:table-cell>
          <table:table-cell office:value-type="float" office:value="12.7287" calcext:value-type="float">
            <text:p>12.7287</text:p>
          </table:table-cell>
          <table:table-cell office:value-type="string" calcext:value-type="string">
            <text:p><text:s/>Eggenfeld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20020926" calcext:value-type="float">
            <text:p>20020926</text:p>
          </table:table-cell>
          <table:table-cell office:value-type="float" office:value="20101219" calcext:value-type="float">
            <text:p>20101219</text:p>
          </table:table-cell>
          <table:table-cell office:value-type="float" office:value="400" calcext:value-type="float">
            <text:p>400.0000</text:p>
          </table:table-cell>
          <table:table-cell office:value-type="float" office:value="48.6846" calcext:value-type="float">
            <text:p>48.6846</text:p>
          </table:table-cell>
          <table:table-cell office:value-type="float" office:value="13.2512" calcext:value-type="float">
            <text:p>13.2512</text:p>
          </table:table-cell>
          <table:table-cell office:value-type="string" calcext:value-type="string">
            <text:p><text:s/>Eging am See-Burgstall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20060101" calcext:value-type="float">
            <text:p>20060101</text:p>
          </table:table-cell>
          <table:table-cell office:value-type="float" office:value="20080316" calcext:value-type="float">
            <text:p>20080316</text:p>
          </table:table-cell>
          <table:table-cell office:value-type="float" office:value="745" calcext:value-type="float">
            <text:p>745.0000</text:p>
          </table:table-cell>
          <table:table-cell office:value-type="float" office:value="48.3326" calcext:value-type="float">
            <text:p>48.3326</text:p>
          </table:table-cell>
          <table:table-cell office:value-type="float" office:value="9.6028" calcext:value-type="float">
            <text:p>9.6028</text:p>
          </table:table-cell>
          <table:table-cell office:value-type="string" calcext:value-type="string">
            <text:p><text:s/>Ehingen/Donau-Frankenho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20020920" calcext:value-type="float">
            <text:p>20020920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350" calcext:value-type="float">
            <text:p>350.0000</text:p>
          </table:table-cell>
          <table:table-cell office:value-type="float" office:value="48.636" calcext:value-type="float">
            <text:p>48.6360</text:p>
          </table:table-cell>
          <table:table-cell office:value-type="float" office:value="12.8531" calcext:value-type="float">
            <text:p>12.8531</text:p>
          </table:table-cell>
          <table:table-cell office:value-type="string" calcext:value-type="string">
            <text:p><text:s/>Eichendorf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20050201" calcext:value-type="float">
            <text:p>200502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384" calcext:value-type="float">
            <text:p>384.0000</text:p>
          </table:table-cell>
          <table:table-cell office:value-type="float" office:value="48.8777" calcext:value-type="float">
            <text:p>48.8777</text:p>
          </table:table-cell>
          <table:table-cell office:value-type="float" office:value="11.2349" calcext:value-type="float">
            <text:p>11.2349</text:p>
          </table:table-cell>
          <table:table-cell office:value-type="string" calcext:value-type="string">
            <text:p><text:s/>Eichst�tt-Landershof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20030319" calcext:value-type="float">
            <text:p>20030319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07" calcext:value-type="float">
            <text:p>107.0000</text:p>
          </table:table-cell>
          <table:table-cell office:value-type="float" office:value="51.4603" calcext:value-type="float">
            <text:p>51.4603</text:p>
          </table:table-cell>
          <table:table-cell office:value-type="float" office:value="12.6687" calcext:value-type="float">
            <text:p>12.6687</text:p>
          </table:table-cell>
          <table:table-cell office:value-type="string" calcext:value-type="string">
            <text:p><text:s/>Eilenburg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20070608" calcext:value-type="float">
            <text:p>2007060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65" calcext:value-type="float">
            <text:p>265.0000</text:p>
          </table:table-cell>
          <table:table-cell office:value-type="float" office:value="51.8873" calcext:value-type="float">
            <text:p>51.8873</text:p>
          </table:table-cell>
          <table:table-cell office:value-type="float" office:value="9.728" calcext:value-type="float">
            <text:p>9.7280</text:p>
          </table:table-cell>
          <table:table-cell office:value-type="string" calcext:value-type="string">
            <text:p><text:s/>Eimen-Vorwohl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20041028" calcext:value-type="float">
            <text:p>2004102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976" calcext:value-type="float">
            <text:p>976.0000</text:p>
          </table:table-cell>
          <table:table-cell office:value-type="float" office:value="47.9634" calcext:value-type="float">
            <text:p>47.9634</text:p>
          </table:table-cell>
          <table:table-cell office:value-type="float" office:value="8.2693" calcext:value-type="float">
            <text:p>8.2693</text:p>
          </table:table-cell>
          <table:table-cell office:value-type="string" calcext:value-type="string">
            <text:p><text:s/>Eisenba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20020830" calcext:value-type="float">
            <text:p>20020830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60" calcext:value-type="float">
            <text:p>460.0000</text:p>
          </table:table-cell>
          <table:table-cell office:value-type="float" office:value="48.9895" calcext:value-type="float">
            <text:p>48.9895</text:p>
          </table:table-cell>
          <table:table-cell office:value-type="float" office:value="10.1312" calcext:value-type="float">
            <text:p>10.1312</text:p>
          </table:table-cell>
          <table:table-cell office:value-type="string" calcext:value-type="string">
            <text:p><text:s/>Ellwangen-Rindelba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100827" calcext:value-type="float">
            <text:p>2010082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" calcext:value-type="float">
            <text:p>3.0000</text:p>
          </table:table-cell>
          <table:table-cell office:value-type="float" office:value="54.0691" calcext:value-type="float">
            <text:p>54.0691</text:p>
          </table:table-cell>
          <table:table-cell office:value-type="float" office:value="9.0105" calcext:value-type="float">
            <text:p>9.0105</text:p>
          </table:table-cell>
          <table:table-cell office:value-type="string" calcext:value-type="string">
            <text:p><text:s/>Elpersb�ttel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20060301" calcext:value-type="float">
            <text:p>200603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558" calcext:value-type="float">
            <text:p>558.0000</text:p>
          </table:table-cell>
          <table:table-cell office:value-type="float" office:value="50.2705" calcext:value-type="float">
            <text:p>50.2705</text:p>
          </table:table-cell>
          <table:table-cell office:value-type="float" office:value="12.2742" calcext:value-type="float">
            <text:p>12.2742</text:p>
          </table:table-cell>
          <table:table-cell office:value-type="string" calcext:value-type="string">
            <text:p><text:s/>Elster, Bad-Sohl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20060424" calcext:value-type="float">
            <text:p>2006042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90" calcext:value-type="float">
            <text:p>90.0000</text:p>
          </table:table-cell>
          <table:table-cell office:value-type="float" office:value="51.4505" calcext:value-type="float">
            <text:p>51.4505</text:p>
          </table:table-cell>
          <table:table-cell office:value-type="float" office:value="13.5046" calcext:value-type="float">
            <text:p>13.5046</text:p>
          </table:table-cell>
          <table:table-cell office:value-type="string" calcext:value-type="string">
            <text:p><text:s/>Elsterwerda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20040401" calcext:value-type="float">
            <text:p>200404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31" calcext:value-type="float">
            <text:p>431.0000</text:p>
          </table:table-cell>
          <table:table-cell office:value-type="float" office:value="48.2012" calcext:value-type="float">
            <text:p>48.2012</text:p>
          </table:table-cell>
          <table:table-cell office:value-type="float" office:value="8.1088" calcext:value-type="float">
            <text:p>8.1088</text:p>
          </table:table-cell>
          <table:table-cell office:value-type="string" calcext:value-type="string">
            <text:p><text:s/>Elzach-Fisnacht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20050201" calcext:value-type="float">
            <text:p>200502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12" calcext:value-type="float">
            <text:p>312.0000</text:p>
          </table:table-cell>
          <table:table-cell office:value-type="float" office:value="49.4251" calcext:value-type="float">
            <text:p>49.4251</text:p>
          </table:table-cell>
          <table:table-cell office:value-type="float" office:value="9.243" calcext:value-type="float">
            <text:p>9.2430</text:p>
          </table:table-cell>
          <table:table-cell office:value-type="string" calcext:value-type="string">
            <text:p><text:s/>Elztal-Rittersba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9930101" calcext:value-type="float">
            <text:p>19930101</text:p>
          </table:table-cell>
          <table:table-cell office:value-type="float" office:value="19970630" calcext:value-type="float">
            <text:p>19970630</text:p>
          </table:table-cell>
          <table:table-cell office:value-type="float" office:value="5" calcext:value-type="float">
            <text:p>5.0000</text:p>
          </table:table-cell>
          <table:table-cell office:value-type="float" office:value="53.3449" calcext:value-type="float">
            <text:p>53.3449</text:p>
          </table:table-cell>
          <table:table-cell office:value-type="float" office:value="7.1909" calcext:value-type="float">
            <text:p>7.1909</text:p>
          </table:table-cell>
          <table:table-cell office:value-type="string" calcext:value-type="string">
            <text:p><text:s/>Emden-Nesserland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20050812" calcext:value-type="float">
            <text:p>2005081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3" calcext:value-type="float">
            <text:p>13.0000</text:p>
          </table:table-cell>
          <table:table-cell office:value-type="float" office:value="52.5983" calcext:value-type="float">
            <text:p>52.5983</text:p>
          </table:table-cell>
          <table:table-cell office:value-type="float" office:value="6.9449" calcext:value-type="float">
            <text:p>6.9449</text:p>
          </table:table-cell>
          <table:table-cell office:value-type="string" calcext:value-type="string">
            <text:p><text:s/>Ringe-Gro�ring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20021030" calcext:value-type="float">
            <text:p>2002103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01" calcext:value-type="float">
            <text:p>201.0000</text:p>
          </table:table-cell>
          <table:table-cell office:value-type="float" office:value="48.1378" calcext:value-type="float">
            <text:p>48.1378</text:p>
          </table:table-cell>
          <table:table-cell office:value-type="float" office:value="7.8351" calcext:value-type="float">
            <text:p>7.8351</text:p>
          </table:table-cell>
          <table:table-cell office:value-type="string" calcext:value-type="string">
            <text:p><text:s/>Emmendingen-Munding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20020910" calcext:value-type="float">
            <text:p>2002091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07" calcext:value-type="float">
            <text:p>507.0000</text:p>
          </table:table-cell>
          <table:table-cell office:value-type="float" office:value="48.089" calcext:value-type="float">
            <text:p>48.0890</text:p>
          </table:table-cell>
          <table:table-cell office:value-type="float" office:value="12.5073" calcext:value-type="float">
            <text:p>12.5073</text:p>
          </table:table-cell>
          <table:table-cell office:value-type="string" calcext:value-type="string">
            <text:p><text:s/>Tacherting-Spreit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20031101" calcext:value-type="float">
            <text:p>20031101</text:p>
          </table:table-cell>
          <table:table-cell office:value-type="float" office:value="20080923" calcext:value-type="float">
            <text:p>20080923</text:p>
          </table:table-cell>
          <table:table-cell office:value-type="float" office:value="540" calcext:value-type="float">
            <text:p>540.0000</text:p>
          </table:table-cell>
          <table:table-cell office:value-type="float" office:value="47.8516" calcext:value-type="float">
            <text:p>47.8516</text:p>
          </table:table-cell>
          <table:table-cell office:value-type="float" office:value="8.7673" calcext:value-type="float">
            <text:p>8.7673</text:p>
          </table:table-cell>
          <table:table-cell office:value-type="string" calcext:value-type="string">
            <text:p><text:s/>Engen/Hegau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20061026" calcext:value-type="float">
            <text:p>20061026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128" calcext:value-type="float">
            <text:p>128.0000</text:p>
          </table:table-cell>
          <table:table-cell office:value-type="float" office:value="52.15" calcext:value-type="float">
            <text:p>52.1500</text:p>
          </table:table-cell>
          <table:table-cell office:value-type="float" office:value="8.5226" calcext:value-type="float">
            <text:p>8.5226</text:p>
          </table:table-cell>
          <table:table-cell office:value-type="string" calcext:value-type="string">
            <text:p><text:s/>Enger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20150801" calcext:value-type="float">
            <text:p>201508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04" calcext:value-type="float">
            <text:p>104.0000</text:p>
          </table:table-cell>
          <table:table-cell office:value-type="float" office:value="51.8418" calcext:value-type="float">
            <text:p>51.8418</text:p>
          </table:table-cell>
          <table:table-cell office:value-type="float" office:value="8.0607" calcext:value-type="float">
            <text:p>8.0607</text:p>
          </table:table-cell>
          <table:table-cell office:value-type="string" calcext:value-type="string">
            <text:p><text:s/>Ennigerloh-Ostenfelde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20020824" calcext:value-type="float">
            <text:p>2002082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26" calcext:value-type="float">
            <text:p>226.0000</text:p>
          </table:table-cell>
          <table:table-cell office:value-type="float" office:value="49.1661" calcext:value-type="float">
            <text:p>49.1661</text:p>
          </table:table-cell>
          <table:table-cell office:value-type="float" office:value="8.8483" calcext:value-type="float">
            <text:p>8.8483</text:p>
          </table:table-cell>
          <table:table-cell office:value-type="string" calcext:value-type="string">
            <text:p><text:s/>Eppingen-Elsenz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9920520" calcext:value-type="float">
            <text:p>1992052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46" calcext:value-type="float">
            <text:p>446.0000</text:p>
          </table:table-cell>
          <table:table-cell office:value-type="float" office:value="48.3477" calcext:value-type="float">
            <text:p>48.3477</text:p>
          </table:table-cell>
          <table:table-cell office:value-type="float" office:value="11.8134" calcext:value-type="float">
            <text:p>11.8134</text:p>
          </table:table-cell>
          <table:table-cell office:value-type="string" calcext:value-type="string">
            <text:p><text:s/>M�nchen-Flughaf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20031004" calcext:value-type="float">
            <text:p>2003100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8" calcext:value-type="float">
            <text:p>18.0000</text:p>
          </table:table-cell>
          <table:table-cell office:value-type="float" office:value="54.2992" calcext:value-type="float">
            <text:p>54.2992</text:p>
          </table:table-cell>
          <table:table-cell office:value-type="float" office:value="9.3162" calcext:value-type="float">
            <text:p>9.3162</text:p>
          </table:table-cell>
          <table:table-cell office:value-type="string" calcext:value-type="string">
            <text:p><text:s/>Erfde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9911105" calcext:value-type="float">
            <text:p>1991110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16" calcext:value-type="float">
            <text:p>316.0000</text:p>
          </table:table-cell>
          <table:table-cell office:value-type="float" office:value="50.9829" calcext:value-type="float">
            <text:p>50.9829</text:p>
          </table:table-cell>
          <table:table-cell office:value-type="float" office:value="10.9608" calcext:value-type="float">
            <text:p>10.9608</text:p>
          </table:table-cell>
          <table:table-cell office:value-type="string" calcext:value-type="string">
            <text:p><text:s/>Erfurt-Weimar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20071201" calcext:value-type="float">
            <text:p>200712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60" calcext:value-type="float">
            <text:p>160.0000</text:p>
          </table:table-cell>
          <table:table-cell office:value-type="float" office:value="52.2449" calcext:value-type="float">
            <text:p>52.2449</text:p>
          </table:table-cell>
          <table:table-cell office:value-type="float" office:value="10.7182" calcext:value-type="float">
            <text:p>10.7182</text:p>
          </table:table-cell>
          <table:table-cell office:value-type="string" calcext:value-type="string">
            <text:p><text:s/>Cremlingen-Destedt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20060504" calcext:value-type="float">
            <text:p>2006050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68" calcext:value-type="float">
            <text:p>268.0000</text:p>
          </table:table-cell>
          <table:table-cell office:value-type="float" office:value="49.6497" calcext:value-type="float">
            <text:p>49.6497</text:p>
          </table:table-cell>
          <table:table-cell office:value-type="float" office:value="11.0075" calcext:value-type="float">
            <text:p>11.0075</text:p>
          </table:table-cell>
          <table:table-cell office:value-type="string" calcext:value-type="string">
            <text:p><text:s/>M�hrendorf-Kleinseeba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20091215" calcext:value-type="float">
            <text:p>2009121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65" calcext:value-type="float">
            <text:p>565.0000</text:p>
          </table:table-cell>
          <table:table-cell office:value-type="float" office:value="50.3043" calcext:value-type="float">
            <text:p>50.3043</text:p>
          </table:table-cell>
          <table:table-cell office:value-type="float" office:value="12.3834" calcext:value-type="float">
            <text:p>12.3834</text:p>
          </table:table-cell>
          <table:table-cell office:value-type="string" calcext:value-type="string">
            <text:p><text:s/>Erlbach-Eubabrunn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20051101" calcext:value-type="float">
            <text:p>20051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716" calcext:value-type="float">
            <text:p>716.0000</text:p>
          </table:table-cell>
          <table:table-cell office:value-type="float" office:value="48.1868" calcext:value-type="float">
            <text:p>48.1868</text:p>
          </table:table-cell>
          <table:table-cell office:value-type="float" office:value="8.4672" calcext:value-type="float">
            <text:p>8.4672</text:p>
          </table:table-cell>
          <table:table-cell office:value-type="string" calcext:value-type="string">
            <text:p><text:s/>Eschbronn-Mariazell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20040407" calcext:value-type="float">
            <text:p>2004040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56" calcext:value-type="float">
            <text:p>156.0000</text:p>
          </table:table-cell>
          <table:table-cell office:value-type="float" office:value="51.2041" calcext:value-type="float">
            <text:p>51.2041</text:p>
          </table:table-cell>
          <table:table-cell office:value-type="float" office:value="10.0138" calcext:value-type="float">
            <text:p>10.0138</text:p>
          </table:table-cell>
          <table:table-cell office:value-type="string" calcext:value-type="string">
            <text:p><text:s/>Eschwege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351" calcext:value-type="float">
            <text:p>351.0000</text:p>
          </table:table-cell>
          <table:table-cell office:value-type="float" office:value="51.254" calcext:value-type="float">
            <text:p>51.2540</text:p>
          </table:table-cell>
          <table:table-cell office:value-type="float" office:value="8.1565" calcext:value-type="float">
            <text:p>8.1565</text:p>
          </table:table-cell>
          <table:table-cell office:value-type="string" calcext:value-type="string">
            <text:p><text:s/>Eslohe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9940504" calcext:value-type="float">
            <text:p>1994050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50" calcext:value-type="float">
            <text:p>150.0000</text:p>
          </table:table-cell>
          <table:table-cell office:value-type="float" office:value="51.4041" calcext:value-type="float">
            <text:p>51.4041</text:p>
          </table:table-cell>
          <table:table-cell office:value-type="float" office:value="6.9677" calcext:value-type="float">
            <text:p>6.9677</text:p>
          </table:table-cell>
          <table:table-cell office:value-type="string" calcext:value-type="string">
            <text:p><text:s/>Essen-Bredeney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20060401" calcext:value-type="float">
            <text:p>200604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8" calcext:value-type="float">
            <text:p>48.0000</text:p>
          </table:table-cell>
          <table:table-cell office:value-type="float" office:value="52.3345" calcext:value-type="float">
            <text:p>52.3345</text:p>
          </table:table-cell>
          <table:table-cell office:value-type="float" office:value="8.3877" calcext:value-type="float">
            <text:p>8.3877</text:p>
          </table:table-cell>
          <table:table-cell office:value-type="string" calcext:value-type="string">
            <text:p><text:s/>Essen-Brockhausen, Bad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20031022" calcext:value-type="float">
            <text:p>20031022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940" calcext:value-type="float">
            <text:p>940.0000</text:p>
          </table:table-cell>
          <table:table-cell office:value-type="float" office:value="47.5665" calcext:value-type="float">
            <text:p>47.5665</text:p>
          </table:table-cell>
          <table:table-cell office:value-type="float" office:value="10.9583" calcext:value-type="float">
            <text:p>10.9583</text:p>
          </table:table-cell>
          <table:table-cell office:value-type="string" calcext:value-type="string">
            <text:p><text:s/>Ettal-Linderhof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20061001" calcext:value-type="float">
            <text:p>20061001</text:p>
          </table:table-cell>
          <table:table-cell office:value-type="float" office:value="20101108" calcext:value-type="float">
            <text:p>20101108</text:p>
          </table:table-cell>
          <table:table-cell office:value-type="float" office:value="118" calcext:value-type="float">
            <text:p>118.0000</text:p>
          </table:table-cell>
          <table:table-cell office:value-type="float" office:value="48.9246" calcext:value-type="float">
            <text:p>48.9246</text:p>
          </table:table-cell>
          <table:table-cell office:value-type="float" office:value="8.3824" calcext:value-type="float">
            <text:p>8.3824</text:p>
          </table:table-cell>
          <table:table-cell office:value-type="string" calcext:value-type="string">
            <text:p><text:s/>Ettlingen-Ettlingenweie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20021105" calcext:value-type="float">
            <text:p>2002110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37" calcext:value-type="float">
            <text:p>137.0000</text:p>
          </table:table-cell>
          <table:table-cell office:value-type="float" office:value="51.261" calcext:value-type="float">
            <text:p>51.2610</text:p>
          </table:table-cell>
          <table:table-cell office:value-type="float" office:value="11.1754" calcext:value-type="float">
            <text:p>11.1754</text:p>
          </table:table-cell>
          <table:table-cell office:value-type="string" calcext:value-type="string">
            <text:p><text:s/>Etzleben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20040801" calcext:value-type="float">
            <text:p>200408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147" calcext:value-type="float">
            <text:p>147.0000</text:p>
          </table:table-cell>
          <table:table-cell office:value-type="float" office:value="50.7119" calcext:value-type="float">
            <text:p>50.7119</text:p>
          </table:table-cell>
          <table:table-cell office:value-type="float" office:value="6.7905" calcext:value-type="float">
            <text:p>6.7905</text:p>
          </table:table-cell>
          <table:table-cell office:value-type="string" calcext:value-type="string">
            <text:p><text:s/>Weilerswist-Lommersum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20041209" calcext:value-type="float">
            <text:p>20041209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71" calcext:value-type="float">
            <text:p>471.0000</text:p>
          </table:table-cell>
          <table:table-cell office:value-type="float" office:value="48.4832" calcext:value-type="float">
            <text:p>48.4832</text:p>
          </table:table-cell>
          <table:table-cell office:value-type="float" office:value="12.7241" calcext:value-type="float">
            <text:p>12.7241</text:p>
          </table:table-cell>
          <table:table-cell office:value-type="string" calcext:value-type="string">
            <text:p><text:s/>Falkenberg,Kr.Rottal-I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20040729" calcext:value-type="float">
            <text:p>20040729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70" calcext:value-type="float">
            <text:p>70.0000</text:p>
          </table:table-cell>
          <table:table-cell office:value-type="float" office:value="52.8568" calcext:value-type="float">
            <text:p>52.8568</text:p>
          </table:table-cell>
          <table:table-cell office:value-type="float" office:value="9.6756" calcext:value-type="float">
            <text:p>9.6756</text:p>
          </table:table-cell>
          <table:table-cell office:value-type="string" calcext:value-type="string">
            <text:p><text:s/>Fallingbostel, Bad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20021101" calcext:value-type="float">
            <text:p>200211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76" calcext:value-type="float">
            <text:p>476.0000</text:p>
          </table:table-cell>
          <table:table-cell office:value-type="float" office:value="47.7956" calcext:value-type="float">
            <text:p>47.7956</text:p>
          </table:table-cell>
          <table:table-cell office:value-type="float" office:value="12.0161" calcext:value-type="float">
            <text:p>12.0161</text:p>
          </table:table-cell>
          <table:table-cell office:value-type="string" calcext:value-type="string">
            <text:p><text:s/>Feilnbach,Bad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9951027" calcext:value-type="float">
            <text:p>1995102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490" calcext:value-type="float">
            <text:p>1490.0000</text:p>
          </table:table-cell>
          <table:table-cell office:value-type="float" office:value="47.8749" calcext:value-type="float">
            <text:p>47.8749</text:p>
          </table:table-cell>
          <table:table-cell office:value-type="float" office:value="8.0038" calcext:value-type="float">
            <text:p>8.0038</text:p>
          </table:table-cell>
          <table:table-cell office:value-type="string" calcext:value-type="string">
            <text:p><text:s/>Feldberg/Schwarzwald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20070612" calcext:value-type="float">
            <text:p>2007061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8" calcext:value-type="float">
            <text:p>48.0000</text:p>
          </table:table-cell>
          <table:table-cell office:value-type="float" office:value="52.0997" calcext:value-type="float">
            <text:p>52.0997</text:p>
          </table:table-cell>
          <table:table-cell office:value-type="float" office:value="13.0016" calcext:value-type="float">
            <text:p>13.0016</text:p>
          </table:table-cell>
          <table:table-cell office:value-type="string" calcext:value-type="string">
            <text:p><text:s/>Felgentreu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20041202" calcext:value-type="float">
            <text:p>20041202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655" calcext:value-type="float">
            <text:p>655.0000</text:p>
          </table:table-cell>
          <table:table-cell office:value-type="float" office:value="49.9807" calcext:value-type="float">
            <text:p>49.9807</text:p>
          </table:table-cell>
          <table:table-cell office:value-type="float" office:value="11.8376" calcext:value-type="float">
            <text:p>11.8376</text:p>
          </table:table-cell>
          <table:table-cell office:value-type="string" calcext:value-type="string">
            <text:p><text:s/>Fichtelberg/Oberfrank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9911112" calcext:value-type="float">
            <text:p>1991111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213" calcext:value-type="float">
            <text:p>1213.0000</text:p>
          </table:table-cell>
          <table:table-cell office:value-type="float" office:value="50.4283" calcext:value-type="float">
            <text:p>50.4283</text:p>
          </table:table-cell>
          <table:table-cell office:value-type="float" office:value="12.9536" calcext:value-type="float">
            <text:p>12.9536</text:p>
          </table:table-cell>
          <table:table-cell office:value-type="string" calcext:value-type="string">
            <text:p><text:s/>Fichtelberg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20020731" calcext:value-type="float">
            <text:p>2002073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98" calcext:value-type="float">
            <text:p>498.0000</text:p>
          </table:table-cell>
          <table:table-cell office:value-type="float" office:value="48.2213" calcext:value-type="float">
            <text:p>48.2213</text:p>
          </table:table-cell>
          <table:table-cell office:value-type="float" office:value="11.7989" calcext:value-type="float">
            <text:p>11.7989</text:p>
          </table:table-cell>
          <table:table-cell office:value-type="string" calcext:value-type="string">
            <text:p><text:s/>Finsing (Kraftwerk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20100401" calcext:value-type="float">
            <text:p>201004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21" calcext:value-type="float">
            <text:p>621.0000</text:p>
          </table:table-cell>
          <table:table-cell office:value-type="float" office:value="49.7316" calcext:value-type="float">
            <text:p>49.7316</text:p>
          </table:table-cell>
          <table:table-cell office:value-type="float" office:value="12.3489" calcext:value-type="float">
            <text:p>12.3489</text:p>
          </table:table-cell>
          <table:table-cell office:value-type="string" calcext:value-type="string">
            <text:p><text:s/>Flossenb�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20070101" calcext:value-type="float">
            <text:p>200701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747" calcext:value-type="float">
            <text:p>747.0000</text:p>
          </table:table-cell>
          <table:table-cell office:value-type="float" office:value="50.5309" calcext:value-type="float">
            <text:p>50.5309</text:p>
          </table:table-cell>
          <table:table-cell office:value-type="float" office:value="10.0479" calcext:value-type="float">
            <text:p>10.0479</text:p>
          </table:table-cell>
          <table:table-cell office:value-type="string" calcext:value-type="string">
            <text:p><text:s/>Birx/Rh�n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9930305" calcext:value-type="float">
            <text:p>1993030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00" calcext:value-type="float">
            <text:p>100.0000</text:p>
          </table:table-cell>
          <table:table-cell office:value-type="float" office:value="50.0259" calcext:value-type="float">
            <text:p>50.0259</text:p>
          </table:table-cell>
          <table:table-cell office:value-type="float" office:value="8.5213" calcext:value-type="float">
            <text:p>8.5213</text:p>
          </table:table-cell>
          <table:table-cell office:value-type="string" calcext:value-type="string">
            <text:p><text:s/>Frankfurt/Main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20080624" calcext:value-type="float">
            <text:p>2008062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24" calcext:value-type="float">
            <text:p>124.0000</text:p>
          </table:table-cell>
          <table:table-cell office:value-type="float" office:value="50.1269" calcext:value-type="float">
            <text:p>50.1269</text:p>
          </table:table-cell>
          <table:table-cell office:value-type="float" office:value="8.6694" calcext:value-type="float">
            <text:p>8.6694</text:p>
          </table:table-cell>
          <table:table-cell office:value-type="string" calcext:value-type="string">
            <text:p><text:s/>Frankfurt/Main-Westend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20020726" calcext:value-type="float">
            <text:p>20020726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768" calcext:value-type="float">
            <text:p>768.0000</text:p>
          </table:table-cell>
          <table:table-cell office:value-type="float" office:value="50.5921" calcext:value-type="float">
            <text:p>50.5921</text:p>
          </table:table-cell>
          <table:table-cell office:value-type="float" office:value="10.8575" calcext:value-type="float">
            <text:p>10.8575</text:p>
          </table:table-cell>
          <table:table-cell office:value-type="string" calcext:value-type="string">
            <text:p><text:s/>Ilmenau-Frauenwald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20150401" calcext:value-type="float">
            <text:p>201504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16" calcext:value-type="float">
            <text:p>416.0000</text:p>
          </table:table-cell>
          <table:table-cell office:value-type="float" office:value="50.9263" calcext:value-type="float">
            <text:p>50.9263</text:p>
          </table:table-cell>
          <table:table-cell office:value-type="float" office:value="13.2711" calcext:value-type="float">
            <text:p>13.2711</text:p>
          </table:table-cell>
          <table:table-cell office:value-type="string" calcext:value-type="string">
            <text:p><text:s/>Freiberg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9940427" calcext:value-type="float">
            <text:p>1994042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37" calcext:value-type="float">
            <text:p>237.0000</text:p>
          </table:table-cell>
          <table:table-cell office:value-type="float" office:value="48.0232" calcext:value-type="float">
            <text:p>48.0232</text:p>
          </table:table-cell>
          <table:table-cell office:value-type="float" office:value="7.8343" calcext:value-type="float">
            <text:p>7.8343</text:p>
          </table:table-cell>
          <table:table-cell office:value-type="string" calcext:value-type="string">
            <text:p><text:s/>Freiburg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20030516" calcext:value-type="float">
            <text:p>20030516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2" calcext:value-type="float">
            <text:p>2.0000</text:p>
          </table:table-cell>
          <table:table-cell office:value-type="float" office:value="53.8277" calcext:value-type="float">
            <text:p>53.8277</text:p>
          </table:table-cell>
          <table:table-cell office:value-type="float" office:value="9.2493" calcext:value-type="float">
            <text:p>9.2493</text:p>
          </table:table-cell>
          <table:table-cell office:value-type="string" calcext:value-type="string">
            <text:p><text:s/>Freiburg/Elb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20030226" calcext:value-type="float">
            <text:p>20030226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92" calcext:value-type="float">
            <text:p>492.0000</text:p>
          </table:table-cell>
          <table:table-cell office:value-type="float" office:value="49.5747" calcext:value-type="float">
            <text:p>49.5747</text:p>
          </table:table-cell>
          <table:table-cell office:value-type="float" office:value="11.8859" calcext:value-type="float">
            <text:p>11.8859</text:p>
          </table:table-cell>
          <table:table-cell office:value-type="string" calcext:value-type="string">
            <text:p><text:s/>Freihung-Gro�sch�nbrun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9910102" calcext:value-type="float">
            <text:p>1991010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797" calcext:value-type="float">
            <text:p>797.0000</text:p>
          </table:table-cell>
          <table:table-cell office:value-type="float" office:value="48.4538" calcext:value-type="float">
            <text:p>48.4538</text:p>
          </table:table-cell>
          <table:table-cell office:value-type="float" office:value="8.409" calcext:value-type="float">
            <text:p>8.4090</text:p>
          </table:table-cell>
          <table:table-cell office:value-type="string" calcext:value-type="string">
            <text:p><text:s/>Freudenstadt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20051110" calcext:value-type="float">
            <text:p>20051110</text:p>
          </table:table-cell>
          <table:table-cell office:value-type="float" office:value="20190228" calcext:value-type="float">
            <text:p>20190228</text:p>
          </table:table-cell>
          <table:table-cell office:value-type="float" office:value="414" calcext:value-type="float">
            <text:p>414.0000</text:p>
          </table:table-cell>
          <table:table-cell office:value-type="float" office:value="49.1869" calcext:value-type="float">
            <text:p>49.1869</text:p>
          </table:table-cell>
          <table:table-cell office:value-type="float" office:value="11.308" calcext:value-type="float">
            <text:p>11.3080</text:p>
          </table:table-cell>
          <table:table-cell office:value-type="string" calcext:value-type="string">
            <text:p><text:s/>Freystadt-Michelba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20040826" calcext:value-type="float">
            <text:p>20040826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2" calcext:value-type="float">
            <text:p>52.0000</text:p>
          </table:table-cell>
          <table:table-cell office:value-type="float" office:value="53.5389" calcext:value-type="float">
            <text:p>53.5389</text:p>
          </table:table-cell>
          <table:table-cell office:value-type="float" office:value="11.7607" calcext:value-type="float">
            <text:p>11.7607</text:p>
          </table:table-cell>
          <table:table-cell office:value-type="string" calcext:value-type="string">
            <text:p><text:s/>Goldenbow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74" calcext:value-type="float">
            <text:p>74.0000</text:p>
          </table:table-cell>
          <table:table-cell office:value-type="float" office:value="53.0238" calcext:value-type="float">
            <text:p>53.0238</text:p>
          </table:table-cell>
          <table:table-cell office:value-type="float" office:value="13.7088" calcext:value-type="float">
            <text:p>13.7088</text:p>
          </table:table-cell>
          <table:table-cell office:value-type="string" calcext:value-type="string">
            <text:p><text:s/>Friedrichswalde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20121001" calcext:value-type="float">
            <text:p>201210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" calcext:value-type="float">
            <text:p>6.0000</text:p>
          </table:table-cell>
          <table:table-cell office:value-type="float" office:value="53.0643" calcext:value-type="float">
            <text:p>53.0643</text:p>
          </table:table-cell>
          <table:table-cell office:value-type="float" office:value="7.902" calcext:value-type="float">
            <text:p>7.9020</text:p>
          </table:table-cell>
          <table:table-cell office:value-type="string" calcext:value-type="string">
            <text:p><text:s/>Friesoythe-Altenoyth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20020903" calcext:value-type="float">
            <text:p>20020903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00" calcext:value-type="float">
            <text:p>400.0000</text:p>
          </table:table-cell>
          <table:table-cell office:value-type="float" office:value="48.5587" calcext:value-type="float">
            <text:p>48.5587</text:p>
          </table:table-cell>
          <table:table-cell office:value-type="float" office:value="12.5719" calcext:value-type="float">
            <text:p>12.5719</text:p>
          </table:table-cell>
          <table:table-cell office:value-type="string" calcext:value-type="string">
            <text:p><text:s/>Marklkofen (Betriebsst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20040914" calcext:value-type="float">
            <text:p>20040914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242" calcext:value-type="float">
            <text:p>242.0000</text:p>
          </table:table-cell>
          <table:table-cell office:value-type="float" office:value="50.5668" calcext:value-type="float">
            <text:p>50.5668</text:p>
          </table:table-cell>
          <table:table-cell office:value-type="float" office:value="9.6532" calcext:value-type="float">
            <text:p>9.6532</text:p>
          </table:table-cell>
          <table:table-cell office:value-type="string" calcext:value-type="string">
            <text:p><text:s/>Fulda-Horas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20020731" calcext:value-type="float">
            <text:p>2002073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98" calcext:value-type="float">
            <text:p>498.0000</text:p>
          </table:table-cell>
          <table:table-cell office:value-type="float" office:value="48.4327" calcext:value-type="float">
            <text:p>48.4327</text:p>
          </table:table-cell>
          <table:table-cell office:value-type="float" office:value="12.5714" calcext:value-type="float">
            <text:p>12.5714</text:p>
          </table:table-cell>
          <table:table-cell office:value-type="string" calcext:value-type="string">
            <text:p><text:s/>Gangkofen (Kl�ranlage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9911102" calcext:value-type="float">
            <text:p>1991110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7" calcext:value-type="float">
            <text:p>47.0000</text:p>
          </table:table-cell>
          <table:table-cell office:value-type="float" office:value="52.5129" calcext:value-type="float">
            <text:p>52.5129</text:p>
          </table:table-cell>
          <table:table-cell office:value-type="float" office:value="11.3942" calcext:value-type="float">
            <text:p>11.3942</text:p>
          </table:table-cell>
          <table:table-cell office:value-type="string" calcext:value-type="string">
            <text:p><text:s/>Gardelegen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9910102" calcext:value-type="float">
            <text:p>1991010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719" calcext:value-type="float">
            <text:p>719.0000</text:p>
          </table:table-cell>
          <table:table-cell office:value-type="float" office:value="47.483" calcext:value-type="float">
            <text:p>47.4830</text:p>
          </table:table-cell>
          <table:table-cell office:value-type="float" office:value="11.0621" calcext:value-type="float">
            <text:p>11.0621</text:p>
          </table:table-cell>
          <table:table-cell office:value-type="string" calcext:value-type="string">
            <text:p><text:s/>Garmisch-Partenkirch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20030501" calcext:value-type="float">
            <text:p>20030501</text:p>
          </table:table-cell>
          <table:table-cell office:value-type="float" office:value="20070228" calcext:value-type="float">
            <text:p>20070228</text:p>
          </table:table-cell>
          <table:table-cell office:value-type="float" office:value="402" calcext:value-type="float">
            <text:p>402.0000</text:p>
          </table:table-cell>
          <table:table-cell office:value-type="float" office:value="50.7421" calcext:value-type="float">
            <text:p>50.7421</text:p>
          </table:table-cell>
          <table:table-cell office:value-type="float" office:value="7.8163" calcext:value-type="float">
            <text:p>7.8163</text:p>
          </table:table-cell>
          <table:table-cell office:value-type="string" calcext:value-type="string">
            <text:p><text:s/>Gebhardshain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20040915" calcext:value-type="float">
            <text:p>2004091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14" calcext:value-type="float">
            <text:p>414.0000</text:p>
          </table:table-cell>
          <table:table-cell office:value-type="float" office:value="50.4034" calcext:value-type="float">
            <text:p>50.4034</text:p>
          </table:table-cell>
          <table:table-cell office:value-type="float" office:value="9.2076" calcext:value-type="float">
            <text:p>9.2076</text:p>
          </table:table-cell>
          <table:table-cell office:value-type="string" calcext:value-type="string">
            <text:p><text:s/>Gedern-Sch�nhausen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20050923" calcext:value-type="float">
            <text:p>2005092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81" calcext:value-type="float">
            <text:p>281.0000</text:p>
          </table:table-cell>
          <table:table-cell office:value-type="float" office:value="50.7133" calcext:value-type="float">
            <text:p>50.7133</text:p>
          </table:table-cell>
          <table:table-cell office:value-type="float" office:value="9.9539" calcext:value-type="float">
            <text:p>9.9539</text:p>
          </table:table-cell>
          <table:table-cell office:value-type="string" calcext:value-type="string">
            <text:p><text:s/>Geisa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20020123" calcext:value-type="float">
            <text:p>20020123</text:p>
          </table:table-cell>
          <table:table-cell office:value-type="float" office:value="20200930" calcext:value-type="float">
            <text:p>20200930</text:p>
          </table:table-cell>
          <table:table-cell office:value-type="float" office:value="376" calcext:value-type="float">
            <text:p>376.0000</text:p>
          </table:table-cell>
          <table:table-cell office:value-type="float" office:value="48.6894" calcext:value-type="float">
            <text:p>48.6894</text:p>
          </table:table-cell>
          <table:table-cell office:value-type="float" office:value="11.6353" calcext:value-type="float">
            <text:p>11.6353</text:p>
          </table:table-cell>
          <table:table-cell office:value-type="string" calcext:value-type="string">
            <text:p><text:s/>Geisenfeld-Engelbrechts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9970101" calcext:value-type="float">
            <text:p>19970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10" calcext:value-type="float">
            <text:p>110.0000</text:p>
          </table:table-cell>
          <table:table-cell office:value-type="float" office:value="49.9859" calcext:value-type="float">
            <text:p>49.9859</text:p>
          </table:table-cell>
          <table:table-cell office:value-type="float" office:value="7.9548" calcext:value-type="float">
            <text:p>7.9548</text:p>
          </table:table-cell>
          <table:table-cell office:value-type="string" calcext:value-type="string">
            <text:p><text:s/>Geisenheim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20090601" calcext:value-type="float">
            <text:p>200906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673" calcext:value-type="float">
            <text:p>673.0000</text:p>
          </table:table-cell>
          <table:table-cell office:value-type="float" office:value="47.9242" calcext:value-type="float">
            <text:p>47.9242</text:p>
          </table:table-cell>
          <table:table-cell office:value-type="float" office:value="8.6474" calcext:value-type="float">
            <text:p>8.6474</text:p>
          </table:table-cell>
          <table:table-cell office:value-type="string" calcext:value-type="string">
            <text:p><text:s/>Geising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20031210" calcext:value-type="float">
            <text:p>2003121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36" calcext:value-type="float">
            <text:p>536.0000</text:p>
          </table:table-cell>
          <table:table-cell office:value-type="float" office:value="48.9481" calcext:value-type="float">
            <text:p>48.9481</text:p>
          </table:table-cell>
          <table:table-cell office:value-type="float" office:value="11.4289" calcext:value-type="float">
            <text:p>11.4289</text:p>
          </table:table-cell>
          <table:table-cell office:value-type="string" calcext:value-type="string">
            <text:p><text:s/>Gelbelse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20021023" calcext:value-type="float">
            <text:p>20021023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37" calcext:value-type="float">
            <text:p>37.0000</text:p>
          </table:table-cell>
          <table:table-cell office:value-type="float" office:value="51.4942" calcext:value-type="float">
            <text:p>51.4942</text:p>
          </table:table-cell>
          <table:table-cell office:value-type="float" office:value="6.2463" calcext:value-type="float">
            <text:p>6.2463</text:p>
          </table:table-cell>
          <table:table-cell office:value-type="string" calcext:value-type="string">
            <text:p><text:s/>Geldern-Walbeck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20120907" calcext:value-type="float">
            <text:p>2012090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91" calcext:value-type="float">
            <text:p>91.0000</text:p>
          </table:table-cell>
          <table:table-cell office:value-type="float" office:value="51.5762" calcext:value-type="float">
            <text:p>51.5762</text:p>
          </table:table-cell>
          <table:table-cell office:value-type="float" office:value="7.0652" calcext:value-type="float">
            <text:p>7.0652</text:p>
          </table:table-cell>
          <table:table-cell office:value-type="string" calcext:value-type="string">
            <text:p><text:s/>Gelsenkirchen-Buer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20051201" calcext:value-type="float">
            <text:p>200512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28" calcext:value-type="float">
            <text:p>328.0000</text:p>
          </table:table-cell>
          <table:table-cell office:value-type="float" office:value="50.248" calcext:value-type="float">
            <text:p>50.2480</text:p>
          </table:table-cell>
          <table:table-cell office:value-type="float" office:value="7.7456" calcext:value-type="float">
            <text:p>7.7456</text:p>
          </table:table-cell>
          <table:table-cell office:value-type="string" calcext:value-type="string">
            <text:p><text:s/>Oberbachheim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20031101" calcext:value-type="float">
            <text:p>200311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177" calcext:value-type="float">
            <text:p>177.0000</text:p>
          </table:table-cell>
          <table:table-cell office:value-type="float" office:value="48.433" calcext:value-type="float">
            <text:p>48.4330</text:p>
          </table:table-cell>
          <table:table-cell office:value-type="float" office:value="7.993" calcext:value-type="float">
            <text:p>7.9930</text:p>
          </table:table-cell>
          <table:table-cell office:value-type="string" calcext:value-type="string">
            <text:p><text:s/>Ohlsba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19911106" calcext:value-type="float">
            <text:p>19911106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5" calcext:value-type="float">
            <text:p>35.0000</text:p>
          </table:table-cell>
          <table:table-cell office:value-type="float" office:value="52.3875" calcext:value-type="float">
            <text:p>52.3875</text:p>
          </table:table-cell>
          <table:table-cell office:value-type="float" office:value="12.1602" calcext:value-type="float">
            <text:p>12.1602</text:p>
          </table:table-cell>
          <table:table-cell office:value-type="string" calcext:value-type="string">
            <text:p><text:s/>Genthin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20020204" calcext:value-type="float">
            <text:p>2002020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44" calcext:value-type="float">
            <text:p>344.0000</text:p>
          </table:table-cell>
          <table:table-cell office:value-type="float" office:value="49.1934" calcext:value-type="float">
            <text:p>49.1934</text:p>
          </table:table-cell>
          <table:table-cell office:value-type="float" office:value="11.0267" calcext:value-type="float">
            <text:p>11.0267</text:p>
          </table:table-cell>
          <table:table-cell office:value-type="string" calcext:value-type="string">
            <text:p><text:s/>Georgensgm�nd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9911107" calcext:value-type="float">
            <text:p>1991110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11" calcext:value-type="float">
            <text:p>311.0000</text:p>
          </table:table-cell>
          <table:table-cell office:value-type="float" office:value="50.8812" calcext:value-type="float">
            <text:p>50.8812</text:p>
          </table:table-cell>
          <table:table-cell office:value-type="float" office:value="12.1289" calcext:value-type="float">
            <text:p>12.1289</text:p>
          </table:table-cell>
          <table:table-cell office:value-type="string" calcext:value-type="string">
            <text:p><text:s/>Gera-Leumnitz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9961015" calcext:value-type="float">
            <text:p>1996101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03" calcext:value-type="float">
            <text:p>203.0000</text:p>
          </table:table-cell>
          <table:table-cell office:value-type="float" office:value="50.6017" calcext:value-type="float">
            <text:p>50.6017</text:p>
          </table:table-cell>
          <table:table-cell office:value-type="float" office:value="8.6439" calcext:value-type="float">
            <text:p>8.6439</text:p>
          </table:table-cell>
          <table:table-cell office:value-type="string" calcext:value-type="string">
            <text:p><text:s/>Gie�en/Wettenberg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20021018" calcext:value-type="float">
            <text:p>20021018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550" calcext:value-type="float">
            <text:p>550.0000</text:p>
          </table:table-cell>
          <table:table-cell office:value-type="float" office:value="48.1085" calcext:value-type="float">
            <text:p>48.1085</text:p>
          </table:table-cell>
          <table:table-cell office:value-type="float" office:value="11.2781" calcext:value-type="float">
            <text:p>11.2781</text:p>
          </table:table-cell>
          <table:table-cell office:value-type="string" calcext:value-type="string">
            <text:p><text:s/>Gilch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20020820" calcext:value-type="float">
            <text:p>20020820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340" calcext:value-type="float">
            <text:p>340.0000</text:p>
          </table:table-cell>
          <table:table-cell office:value-type="float" office:value="50.9656" calcext:value-type="float">
            <text:p>50.9656</text:p>
          </table:table-cell>
          <table:table-cell office:value-type="float" office:value="9.05" calcext:value-type="float">
            <text:p>9.0500</text:p>
          </table:table-cell>
          <table:table-cell office:value-type="string" calcext:value-type="string">
            <text:p><text:s/>Gilserberg-Moischeid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20020614" calcext:value-type="float">
            <text:p>2002061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50" calcext:value-type="float">
            <text:p>250.0000</text:p>
          </table:table-cell>
          <table:table-cell office:value-type="float" office:value="49.4648" calcext:value-type="float">
            <text:p>49.4648</text:p>
          </table:table-cell>
          <table:table-cell office:value-type="float" office:value="7.4111" calcext:value-type="float">
            <text:p>7.4111</text:p>
          </table:table-cell>
          <table:table-cell office:value-type="string" calcext:value-type="string">
            <text:p><text:s/>Henschtal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20060918" calcext:value-type="float">
            <text:p>2006091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3" calcext:value-type="float">
            <text:p>43.0000</text:p>
          </table:table-cell>
          <table:table-cell office:value-type="float" office:value="53.808" calcext:value-type="float">
            <text:p>53.8080</text:p>
          </table:table-cell>
          <table:table-cell office:value-type="float" office:value="12.9607" calcext:value-type="float">
            <text:p>12.9607</text:p>
          </table:table-cell>
          <table:table-cell office:value-type="string" calcext:value-type="string">
            <text:p><text:s/>Borrentin-Wolkwitz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9911102" calcext:value-type="float">
            <text:p>1991110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39" calcext:value-type="float">
            <text:p>239.0000</text:p>
          </table:table-cell>
          <table:table-cell office:value-type="float" office:value="51.1621" calcext:value-type="float">
            <text:p>51.1621</text:p>
          </table:table-cell>
          <table:table-cell office:value-type="float" office:value="14.9506" calcext:value-type="float">
            <text:p>14.9506</text:p>
          </table:table-cell>
          <table:table-cell office:value-type="string" calcext:value-type="string">
            <text:p><text:s/>G�rlitz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20021010" calcext:value-type="float">
            <text:p>2002101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41" calcext:value-type="float">
            <text:p>441.0000</text:p>
          </table:table-cell>
          <table:table-cell office:value-type="float" office:value="49.7656" calcext:value-type="float">
            <text:p>49.7656</text:p>
          </table:table-cell>
          <table:table-cell office:value-type="float" office:value="11.3062" calcext:value-type="float">
            <text:p>11.3062</text:p>
          </table:table-cell>
          <table:table-cell office:value-type="string" calcext:value-type="string">
            <text:p><text:s/>G��weinstei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19931110" calcext:value-type="float">
            <text:p>1993111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67" calcext:value-type="float">
            <text:p>167.0000</text:p>
          </table:table-cell>
          <table:table-cell office:value-type="float" office:value="51.5002" calcext:value-type="float">
            <text:p>51.5002</text:p>
          </table:table-cell>
          <table:table-cell office:value-type="float" office:value="9.9507" calcext:value-type="float">
            <text:p>9.9507</text:p>
          </table:table-cell>
          <table:table-cell office:value-type="string" calcext:value-type="string">
            <text:p><text:s/>G�tting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19911107" calcext:value-type="float">
            <text:p>1991110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8" calcext:value-type="float">
            <text:p>58.0000</text:p>
          </table:table-cell>
          <table:table-cell office:value-type="float" office:value="53.6058" calcext:value-type="float">
            <text:p>53.6058</text:p>
          </table:table-cell>
          <table:table-cell office:value-type="float" office:value="12.1034" calcext:value-type="float">
            <text:p>12.1034</text:p>
          </table:table-cell>
          <table:table-cell office:value-type="string" calcext:value-type="string">
            <text:p><text:s/>Goldberg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20060101" calcext:value-type="float">
            <text:p>20060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38" calcext:value-type="float">
            <text:p>438.0000</text:p>
          </table:table-cell>
          <table:table-cell office:value-type="float" office:value="47.7344" calcext:value-type="float">
            <text:p>47.7344</text:p>
          </table:table-cell>
          <table:table-cell office:value-type="float" office:value="8.7932" calcext:value-type="float">
            <text:p>8.7932</text:p>
          </table:table-cell>
          <table:table-cell office:value-type="string" calcext:value-type="string">
            <text:p><text:s/>Gottmading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20050713" calcext:value-type="float">
            <text:p>2005071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8" calcext:value-type="float">
            <text:p>28.0000</text:p>
          </table:table-cell>
          <table:table-cell office:value-type="float" office:value="53.2651" calcext:value-type="float">
            <text:p>53.2651</text:p>
          </table:table-cell>
          <table:table-cell office:value-type="float" office:value="11.5042" calcext:value-type="float">
            <text:p>11.5042</text:p>
          </table:table-cell>
          <table:table-cell office:value-type="string" calcext:value-type="string">
            <text:p><text:s/>Grabow (Kl�ranlage Fahl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20060822" calcext:value-type="float">
            <text:p>20060822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506" calcext:value-type="float">
            <text:p>506.0000</text:p>
          </table:table-cell>
          <table:table-cell office:value-type="float" office:value="49.664" calcext:value-type="float">
            <text:p>49.6640</text:p>
          </table:table-cell>
          <table:table-cell office:value-type="float" office:value="11.2239" calcext:value-type="float">
            <text:p>11.2239</text:p>
          </table:table-cell>
          <table:table-cell office:value-type="string" calcext:value-type="string">
            <text:p><text:s/>Gr�fenberg-Kasbe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20041213" calcext:value-type="float">
            <text:p>2004121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28" calcext:value-type="float">
            <text:p>628.0000</text:p>
          </table:table-cell>
          <table:table-cell office:value-type="float" office:value="48.7894" calcext:value-type="float">
            <text:p>48.7894</text:p>
          </table:table-cell>
          <table:table-cell office:value-type="float" office:value="13.629" calcext:value-type="float">
            <text:p>13.6290</text:p>
          </table:table-cell>
          <table:table-cell office:value-type="string" calcext:value-type="string">
            <text:p><text:s/>Grainet-Rehbe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20011102" calcext:value-type="float">
            <text:p>20011102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27" calcext:value-type="float">
            <text:p>27.0000</text:p>
          </table:table-cell>
          <table:table-cell office:value-type="float" office:value="53.5731" calcext:value-type="float">
            <text:p>53.5731</text:p>
          </table:table-cell>
          <table:table-cell office:value-type="float" office:value="10.6797" calcext:value-type="float">
            <text:p>10.6797</text:p>
          </table:table-cell>
          <table:table-cell office:value-type="string" calcext:value-type="string">
            <text:p><text:s/>Grambek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20040929" calcext:value-type="float">
            <text:p>20040929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39" calcext:value-type="float">
            <text:p>139.0000</text:p>
          </table:table-cell>
          <table:table-cell office:value-type="float" office:value="51.5718" calcext:value-type="float">
            <text:p>51.5718</text:p>
          </table:table-cell>
          <table:table-cell office:value-type="float" office:value="14.4763" calcext:value-type="float">
            <text:p>14.4763</text:p>
          </table:table-cell>
          <table:table-cell office:value-type="string" calcext:value-type="string">
            <text:p><text:s/>Graustein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0020723" calcext:value-type="float">
            <text:p>2002072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90" calcext:value-type="float">
            <text:p>190.0000</text:p>
          </table:table-cell>
          <table:table-cell office:value-type="float" office:value="51.4511" calcext:value-type="float">
            <text:p>51.4511</text:p>
          </table:table-cell>
          <table:table-cell office:value-type="float" office:value="9.4138" calcext:value-type="float">
            <text:p>9.4138</text:p>
          </table:table-cell>
          <table:table-cell office:value-type="string" calcext:value-type="string">
            <text:p><text:s/>Grebenstein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19911102" calcext:value-type="float">
            <text:p>1991110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" calcext:value-type="float">
            <text:p>2.0000</text:p>
          </table:table-cell>
          <table:table-cell office:value-type="float" office:value="54.0967" calcext:value-type="float">
            <text:p>54.0967</text:p>
          </table:table-cell>
          <table:table-cell office:value-type="float" office:value="13.4056" calcext:value-type="float">
            <text:p>13.4056</text:p>
          </table:table-cell>
          <table:table-cell office:value-type="string" calcext:value-type="string">
            <text:p><text:s/>Greifswald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20001026" calcext:value-type="float">
            <text:p>20001026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12" calcext:value-type="float">
            <text:p>12.0000</text:p>
          </table:table-cell>
          <table:table-cell office:value-type="float" office:value="54.2437" calcext:value-type="float">
            <text:p>54.2437</text:p>
          </table:table-cell>
          <table:table-cell office:value-type="float" office:value="13.9102" calcext:value-type="float">
            <text:p>13.9102</text:p>
          </table:table-cell>
          <table:table-cell office:value-type="string" calcext:value-type="string">
            <text:p><text:s/>Greifswalder Oie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19950705" calcext:value-type="float">
            <text:p>1995070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8" calcext:value-type="float">
            <text:p>48.0000</text:p>
          </table:table-cell>
          <table:table-cell office:value-type="float" office:value="52.1344" calcext:value-type="float">
            <text:p>52.1344</text:p>
          </table:table-cell>
          <table:table-cell office:value-type="float" office:value="7.6969" calcext:value-type="float">
            <text:p>7.6969</text:p>
          </table:table-cell>
          <table:table-cell office:value-type="string" calcext:value-type="string">
            <text:p><text:s/>M�nster/Osnabr�ck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20040826" calcext:value-type="float">
            <text:p>20040826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3" calcext:value-type="float">
            <text:p>23.0000</text:p>
          </table:table-cell>
          <table:table-cell office:value-type="float" office:value="53.8312" calcext:value-type="float">
            <text:p>53.8312</text:p>
          </table:table-cell>
          <table:table-cell office:value-type="float" office:value="11.1713" calcext:value-type="float">
            <text:p>11.1713</text:p>
          </table:table-cell>
          <table:table-cell office:value-type="string" calcext:value-type="string">
            <text:p><text:s/>Grevesm�hlen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20060901" calcext:value-type="float">
            <text:p>200609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8" calcext:value-type="float">
            <text:p>38.0000</text:p>
          </table:table-cell>
          <table:table-cell office:value-type="float" office:value="52.4233" calcext:value-type="float">
            <text:p>52.4233</text:p>
          </table:table-cell>
          <table:table-cell office:value-type="float" office:value="11.966" calcext:value-type="float">
            <text:p>11.9660</text:p>
          </table:table-cell>
          <table:table-cell office:value-type="string" calcext:value-type="string">
            <text:p><text:s/>Tangerh�tte-Grieben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20051115" calcext:value-type="float">
            <text:p>20051115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27" calcext:value-type="float">
            <text:p>27.0000</text:p>
          </table:table-cell>
          <table:table-cell office:value-type="float" office:value="52.7553" calcext:value-type="float">
            <text:p>52.7553</text:p>
          </table:table-cell>
          <table:table-cell office:value-type="float" office:value="7.4815" calcext:value-type="float">
            <text:p>7.4815</text:p>
          </table:table-cell>
          <table:table-cell office:value-type="string" calcext:value-type="string">
            <text:p><text:s/>Gro� Ber�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20060801" calcext:value-type="float">
            <text:p>200608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04" calcext:value-type="float">
            <text:p>104.0000</text:p>
          </table:table-cell>
          <table:table-cell office:value-type="float" office:value="51.8806" calcext:value-type="float">
            <text:p>51.8806</text:p>
          </table:table-cell>
          <table:table-cell office:value-type="float" office:value="11.465" calcext:value-type="float">
            <text:p>11.4650</text:p>
          </table:table-cell>
          <table:table-cell office:value-type="string" calcext:value-type="string">
            <text:p><text:s/>Hecklingen-Gro� B�rneck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20030703" calcext:value-type="float">
            <text:p>2003070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1" calcext:value-type="float">
            <text:p>31.0000</text:p>
          </table:table-cell>
          <table:table-cell office:value-type="float" office:value="52.4169" calcext:value-type="float">
            <text:p>52.4169</text:p>
          </table:table-cell>
          <table:table-cell office:value-type="float" office:value="12.8006" calcext:value-type="float">
            <text:p>12.8006</text:p>
          </table:table-cell>
          <table:table-cell office:value-type="string" calcext:value-type="string">
            <text:p><text:s/>Gro� Kreutz-Krielow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34" calcext:value-type="float">
            <text:p>34.0000</text:p>
          </table:table-cell>
          <table:table-cell office:value-type="float" office:value="54.0714" calcext:value-type="float">
            <text:p>54.0714</text:p>
          </table:table-cell>
          <table:table-cell office:value-type="float" office:value="12.3238" calcext:value-type="float">
            <text:p>12.3238</text:p>
          </table:table-cell>
          <table:table-cell office:value-type="string" calcext:value-type="string">
            <text:p><text:s/>Gro� L�sewitz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20140701" calcext:value-type="float">
            <text:p>201407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6" calcext:value-type="float">
            <text:p>56.0000</text:p>
          </table:table-cell>
          <table:table-cell office:value-type="float" office:value="52.9094" calcext:value-type="float">
            <text:p>52.9094</text:p>
          </table:table-cell>
          <table:table-cell office:value-type="float" office:value="13.5371" calcext:value-type="float">
            <text:p>13.5371</text:p>
          </table:table-cell>
          <table:table-cell office:value-type="string" calcext:value-type="string">
            <text:p><text:s/>Schorfheide-Gro� Sch�ne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20061213" calcext:value-type="float">
            <text:p>2006121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5" calcext:value-type="float">
            <text:p>15.0000</text:p>
          </table:table-cell>
          <table:table-cell office:value-type="float" office:value="54.4032" calcext:value-type="float">
            <text:p>54.4032</text:p>
          </table:table-cell>
          <table:table-cell office:value-type="float" office:value="9.7654" calcext:value-type="float">
            <text:p>9.7654</text:p>
          </table:table-cell>
          <table:table-cell office:value-type="string" calcext:value-type="string">
            <text:p><text:s/>Gro� Wittensee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20020524" calcext:value-type="float">
            <text:p>2002052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87" calcext:value-type="float">
            <text:p>87.0000</text:p>
          </table:table-cell>
          <table:table-cell office:value-type="float" office:value="49.9052" calcext:value-type="float">
            <text:p>49.9052</text:p>
          </table:table-cell>
          <table:table-cell office:value-type="float" office:value="8.4459" calcext:value-type="float">
            <text:p>8.4459</text:p>
          </table:table-cell>
          <table:table-cell office:value-type="string" calcext:value-type="string">
            <text:p><text:s/>Gro�-Gerau-Wallerst�dte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20061211" calcext:value-type="float">
            <text:p>2006121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" calcext:value-type="float">
            <text:p>3.0000</text:p>
          </table:table-cell>
          <table:table-cell office:value-type="float" office:value="54.3726" calcext:value-type="float">
            <text:p>54.3726</text:p>
          </table:table-cell>
          <table:table-cell office:value-type="float" office:value="11.0828" calcext:value-type="float">
            <text:p>11.0828</text:p>
          </table:table-cell>
          <table:table-cell office:value-type="string" calcext:value-type="string">
            <text:p><text:s/>Gro�enbrode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20020529" calcext:value-type="float">
            <text:p>20020529</text:p>
          </table:table-cell>
          <table:table-cell office:value-type="float" office:value="20110119" calcext:value-type="float">
            <text:p>20110119</text:p>
          </table:table-cell>
          <table:table-cell office:value-type="float" office:value="270" calcext:value-type="float">
            <text:p>270.0000</text:p>
          </table:table-cell>
          <table:table-cell office:value-type="float" office:value="50.5455" calcext:value-type="float">
            <text:p>50.5455</text:p>
          </table:table-cell>
          <table:table-cell office:value-type="float" office:value="9.5175" calcext:value-type="float">
            <text:p>9.5175</text:p>
          </table:table-cell>
          <table:table-cell office:value-type="string" calcext:value-type="string">
            <text:p><text:s/>Gro�enl�der-Kleinl�der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19980226" calcext:value-type="float">
            <text:p>19980226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436" calcext:value-type="float">
            <text:p>1436.0000</text:p>
          </table:table-cell>
          <table:table-cell office:value-type="float" office:value="49.1129" calcext:value-type="float">
            <text:p>49.1129</text:p>
          </table:table-cell>
          <table:table-cell office:value-type="float" office:value="13.1338" calcext:value-type="float">
            <text:p>13.1338</text:p>
          </table:table-cell>
          <table:table-cell office:value-type="string" calcext:value-type="string">
            <text:p><text:s/>Gro�er Arber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20070101" calcext:value-type="float">
            <text:p>20070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17" calcext:value-type="float">
            <text:p>517.0000</text:p>
          </table:table-cell>
          <table:table-cell office:value-type="float" office:value="47.9411" calcext:value-type="float">
            <text:p>47.9411</text:p>
          </table:table-cell>
          <table:table-cell office:value-type="float" office:value="11.9004" calcext:value-type="float">
            <text:p>11.9004</text:p>
          </table:table-cell>
          <table:table-cell office:value-type="string" calcext:value-type="string">
            <text:p><text:s/>Feldkirchen-Westerham-L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20020904" calcext:value-type="float">
            <text:p>20020904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344" calcext:value-type="float">
            <text:p>344.0000</text:p>
          </table:table-cell>
          <table:table-cell office:value-type="float" office:value="48.6773" calcext:value-type="float">
            <text:p>48.6773</text:p>
          </table:table-cell>
          <table:table-cell office:value-type="float" office:value="12.6207" calcext:value-type="float">
            <text:p>12.6207</text:p>
          </table:table-cell>
          <table:table-cell office:value-type="string" calcext:value-type="string">
            <text:p><text:s/>Pilsting-B�ckerm�hl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20080401" calcext:value-type="float">
            <text:p>200804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92" calcext:value-type="float">
            <text:p>92.0000</text:p>
          </table:table-cell>
          <table:table-cell office:value-type="float" office:value="51.2743" calcext:value-type="float">
            <text:p>51.2743</text:p>
          </table:table-cell>
          <table:table-cell office:value-type="float" office:value="12.0517" calcext:value-type="float">
            <text:p>12.0517</text:p>
          </table:table-cell>
          <table:table-cell office:value-type="string" calcext:value-type="string">
            <text:p><text:s/>Wei�enfels-Wengelsdorf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20061101" calcext:value-type="float">
            <text:p>20061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18" calcext:value-type="float">
            <text:p>118.0000</text:p>
          </table:table-cell>
          <table:table-cell office:value-type="float" office:value="51.309" calcext:value-type="float">
            <text:p>51.3090</text:p>
          </table:table-cell>
          <table:table-cell office:value-type="float" office:value="12.1718" calcext:value-type="float">
            <text:p>12.1718</text:p>
          </table:table-cell>
          <table:table-cell office:value-type="string" calcext:value-type="string">
            <text:p><text:s/>Markranst�dt-Gro�lehna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20020912" calcext:value-type="float">
            <text:p>20020912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110" calcext:value-type="float">
            <text:p>110.0000</text:p>
          </table:table-cell>
          <table:table-cell office:value-type="float" office:value="49.9229" calcext:value-type="float">
            <text:p>49.9229</text:p>
          </table:table-cell>
          <table:table-cell office:value-type="float" office:value="9.0904" calcext:value-type="float">
            <text:p>9.0904</text:p>
          </table:table-cell>
          <table:table-cell office:value-type="string" calcext:value-type="string">
            <text:p><text:s/>Gro�ostheim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20071201" calcext:value-type="float">
            <text:p>200712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58" calcext:value-type="float">
            <text:p>258.0000</text:p>
          </table:table-cell>
          <table:table-cell office:value-type="float" office:value="50.2667" calcext:value-type="float">
            <text:p>50.2667</text:p>
          </table:table-cell>
          <table:table-cell office:value-type="float" office:value="9.1854" calcext:value-type="float">
            <text:p>9.1854</text:p>
          </table:table-cell>
          <table:table-cell office:value-type="string" calcext:value-type="string">
            <text:p><text:s/>Gr�ndau-Breitenborn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19911102" calcext:value-type="float">
            <text:p>1991110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6" calcext:value-type="float">
            <text:p>56.0000</text:p>
          </table:table-cell>
          <table:table-cell office:value-type="float" office:value="53.3154" calcext:value-type="float">
            <text:p>53.3154</text:p>
          </table:table-cell>
          <table:table-cell office:value-type="float" office:value="13.9339" calcext:value-type="float">
            <text:p>13.9339</text:p>
          </table:table-cell>
          <table:table-cell office:value-type="string" calcext:value-type="string">
            <text:p><text:s/>Gr�now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20020710" calcext:value-type="float">
            <text:p>2002071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60" calcext:value-type="float">
            <text:p>160.0000</text:p>
          </table:table-cell>
          <table:table-cell office:value-type="float" office:value="49.5665" calcext:value-type="float">
            <text:p>49.5665</text:p>
          </table:table-cell>
          <table:table-cell office:value-type="float" office:value="8.178" calcext:value-type="float">
            <text:p>8.1780</text:p>
          </table:table-cell>
          <table:table-cell office:value-type="string" calcext:value-type="string">
            <text:p><text:s/>Gr�nstadt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20011207" calcext:value-type="float">
            <text:p>2001120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44" calcext:value-type="float">
            <text:p>444.0000</text:p>
          </table:table-cell>
          <table:table-cell office:value-type="float" office:value="48.4878" calcext:value-type="float">
            <text:p>48.4878</text:p>
          </table:table-cell>
          <table:table-cell office:value-type="float" office:value="10.2608" calcext:value-type="float">
            <text:p>10.2608</text:p>
          </table:table-cell>
          <table:table-cell office:value-type="string" calcext:value-type="string">
            <text:p><text:s/>G�nzbu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20041209" calcext:value-type="float">
            <text:p>20041209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0" calcext:value-type="float">
            <text:p>10.0000</text:p>
          </table:table-cell>
          <table:table-cell office:value-type="float" office:value="53.8119" calcext:value-type="float">
            <text:p>53.8119</text:p>
          </table:table-cell>
          <table:table-cell office:value-type="float" office:value="12.114" calcext:value-type="float">
            <text:p>12.1140</text:p>
          </table:table-cell>
          <table:table-cell office:value-type="string" calcext:value-type="string">
            <text:p><text:s/>Parum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0020919" calcext:value-type="float">
            <text:p>20020919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50" calcext:value-type="float">
            <text:p>450.0000</text:p>
          </table:table-cell>
          <table:table-cell office:value-type="float" office:value="48.4522" calcext:value-type="float">
            <text:p>48.4522</text:p>
          </table:table-cell>
          <table:table-cell office:value-type="float" office:value="12.1549" calcext:value-type="float">
            <text:p>12.1549</text:p>
          </table:table-cell>
          <table:table-cell office:value-type="string" calcext:value-type="string">
            <text:p><text:s/>Vilsheim-M�nchsdorf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20050111" calcext:value-type="float">
            <text:p>2005011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24" calcext:value-type="float">
            <text:p>524.0000</text:p>
          </table:table-cell>
          <table:table-cell office:value-type="float" office:value="48.3705" calcext:value-type="float">
            <text:p>48.3705</text:p>
          </table:table-cell>
          <table:table-cell office:value-type="float" office:value="8.7666" calcext:value-type="float">
            <text:p>8.7666</text:p>
          </table:table-cell>
          <table:table-cell office:value-type="string" calcext:value-type="string">
            <text:p><text:s/>Haigerloch-Weildorf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20020823" calcext:value-type="float">
            <text:p>20020823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64" calcext:value-type="float">
            <text:p>464.0000</text:p>
          </table:table-cell>
          <table:table-cell office:value-type="float" office:value="48.3028" calcext:value-type="float">
            <text:p>48.3028</text:p>
          </table:table-cell>
          <table:table-cell office:value-type="float" office:value="11.5318" calcext:value-type="float">
            <text:p>11.5318</text:p>
          </table:table-cell>
          <table:table-cell office:value-type="string" calcext:value-type="string">
            <text:p><text:s/>Haimhausen-Ottershaus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0031009" calcext:value-type="float">
            <text:p>20031009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780" calcext:value-type="float">
            <text:p>780.0000</text:p>
          </table:table-cell>
          <table:table-cell office:value-type="float" office:value="47.6463" calcext:value-type="float">
            <text:p>47.6463</text:p>
          </table:table-cell>
          <table:table-cell office:value-type="float" office:value="10.8073" calcext:value-type="float">
            <text:p>10.8073</text:p>
          </table:table-cell>
          <table:table-cell office:value-type="string" calcext:value-type="string">
            <text:p><text:s/>Halblech-Trauchgau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19911101" calcext:value-type="float">
            <text:p>19911101</text:p>
          </table:table-cell>
          <table:table-cell office:value-type="float" office:value="20150322" calcext:value-type="float">
            <text:p>20150322</text:p>
          </table:table-cell>
          <table:table-cell office:value-type="float" office:value="93" calcext:value-type="float">
            <text:p>93.0000</text:p>
          </table:table-cell>
          <table:table-cell office:value-type="float" office:value="51.5138" calcext:value-type="float">
            <text:p>51.5138</text:p>
          </table:table-cell>
          <table:table-cell office:value-type="float" office:value="11.9499" calcext:value-type="float">
            <text:p>11.9499</text:p>
          </table:table-cell>
          <table:table-cell office:value-type="string" calcext:value-type="string">
            <text:p><text:s/>Halle-Kr�llwitz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20050501" calcext:value-type="float">
            <text:p>200505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28" calcext:value-type="float">
            <text:p>328.0000</text:p>
          </table:table-cell>
          <table:table-cell office:value-type="float" office:value="49.9445" calcext:value-type="float">
            <text:p>49.9445</text:p>
          </table:table-cell>
          <table:table-cell office:value-type="float" office:value="6.3821" calcext:value-type="float">
            <text:p>6.3821</text:p>
          </table:table-cell>
          <table:table-cell office:value-type="string" calcext:value-type="string">
            <text:p><text:s/>Olsdorf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9950829" calcext:value-type="float">
            <text:p>19950829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1" calcext:value-type="float">
            <text:p>11.0000</text:p>
          </table:table-cell>
          <table:table-cell office:value-type="float" office:value="53.6332" calcext:value-type="float">
            <text:p>53.6332</text:p>
          </table:table-cell>
          <table:table-cell office:value-type="float" office:value="9.9881" calcext:value-type="float">
            <text:p>9.9881</text:p>
          </table:table-cell>
          <table:table-cell office:value-type="string" calcext:value-type="string">
            <text:p><text:s/>Hamburg-Fuhlsb�ttel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0050215" calcext:value-type="float">
            <text:p>20050215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3" calcext:value-type="float">
            <text:p>3.0000</text:p>
          </table:table-cell>
          <table:table-cell office:value-type="float" office:value="53.4777" calcext:value-type="float">
            <text:p>53.4777</text:p>
          </table:table-cell>
          <table:table-cell office:value-type="float" office:value="9.8957" calcext:value-type="float">
            <text:p>9.8957</text:p>
          </table:table-cell>
          <table:table-cell office:value-type="string" calcext:value-type="string">
            <text:p><text:s/>Hamburg-Neuwiedenthal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0020909" calcext:value-type="float">
            <text:p>20020909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220" calcext:value-type="float">
            <text:p>220.0000</text:p>
          </table:table-cell>
          <table:table-cell office:value-type="float" office:value="50.1219" calcext:value-type="float">
            <text:p>50.1219</text:p>
          </table:table-cell>
          <table:table-cell office:value-type="float" office:value="9.9079" calcext:value-type="float">
            <text:p>9.9079</text:p>
          </table:table-cell>
          <table:table-cell office:value-type="string" calcext:value-type="string">
            <text:p><text:s/>Hammelbu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0041213" calcext:value-type="float">
            <text:p>2004121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0" calcext:value-type="float">
            <text:p>50.0000</text:p>
          </table:table-cell>
          <table:table-cell office:value-type="float" office:value="52.3965" calcext:value-type="float">
            <text:p>52.3965</text:p>
          </table:table-cell>
          <table:table-cell office:value-type="float" office:value="9.6629" calcext:value-type="float">
            <text:p>9.6629</text:p>
          </table:table-cell>
          <table:table-cell office:value-type="string" calcext:value-type="string">
            <text:p><text:s/>Hannover-Herrenhaus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0100601" calcext:value-type="float">
            <text:p>201006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7" calcext:value-type="float">
            <text:p>57.0000</text:p>
          </table:table-cell>
          <table:table-cell office:value-type="float" office:value="52.3671" calcext:value-type="float">
            <text:p>52.3671</text:p>
          </table:table-cell>
          <table:table-cell office:value-type="float" office:value="9.819" calcext:value-type="float">
            <text:p>9.8190</text:p>
          </table:table-cell>
          <table:table-cell office:value-type="string" calcext:value-type="string">
            <text:p><text:s/>Hannover-Kirchrod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9920430" calcext:value-type="float">
            <text:p>1992043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5" calcext:value-type="float">
            <text:p>55.0000</text:p>
          </table:table-cell>
          <table:table-cell office:value-type="float" office:value="52.4644" calcext:value-type="float">
            <text:p>52.4644</text:p>
          </table:table-cell>
          <table:table-cell office:value-type="float" office:value="9.6779" calcext:value-type="float">
            <text:p>9.6779</text:p>
          </table:table-cell>
          <table:table-cell office:value-type="string" calcext:value-type="string">
            <text:p><text:s/>Hannover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0021114" calcext:value-type="float">
            <text:p>2002111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01" calcext:value-type="float">
            <text:p>501.0000</text:p>
          </table:table-cell>
          <table:table-cell office:value-type="float" office:value="48.7918" calcext:value-type="float">
            <text:p>48.7918</text:p>
          </table:table-cell>
          <table:table-cell office:value-type="float" office:value="10.7062" calcext:value-type="float">
            <text:p>10.7062</text:p>
          </table:table-cell>
          <table:table-cell office:value-type="string" calcext:value-type="string">
            <text:p><text:s/>Harbu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20060419" calcext:value-type="float">
            <text:p>20060419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3" calcext:value-type="float">
            <text:p>63.0000</text:p>
          </table:table-cell>
          <table:table-cell office:value-type="float" office:value="51.9753" calcext:value-type="float">
            <text:p>51.9753</text:p>
          </table:table-cell>
          <table:table-cell office:value-type="float" office:value="8.2094" calcext:value-type="float">
            <text:p>8.2094</text:p>
          </table:table-cell>
          <table:table-cell office:value-type="string" calcext:value-type="string">
            <text:p><text:s/>Harsewinkel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20061101" calcext:value-type="float">
            <text:p>20061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01" calcext:value-type="float">
            <text:p>201.0000</text:p>
          </table:table-cell>
          <table:table-cell office:value-type="float" office:value="51.9002" calcext:value-type="float">
            <text:p>51.9002</text:p>
          </table:table-cell>
          <table:table-cell office:value-type="float" office:value="10.5699" calcext:value-type="float">
            <text:p>10.5699</text:p>
          </table:table-cell>
          <table:table-cell office:value-type="string" calcext:value-type="string">
            <text:p><text:s/>Harzburg, Bad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19910115" calcext:value-type="float">
            <text:p>1991011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04" calcext:value-type="float">
            <text:p>404.0000</text:p>
          </table:table-cell>
          <table:table-cell office:value-type="float" office:value="51.652" calcext:value-type="float">
            <text:p>51.6520</text:p>
          </table:table-cell>
          <table:table-cell office:value-type="float" office:value="11.1366" calcext:value-type="float">
            <text:p>11.1366</text:p>
          </table:table-cell>
          <table:table-cell office:value-type="string" calcext:value-type="string">
            <text:p><text:s/>Harzgerode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20060904" calcext:value-type="float">
            <text:p>2006090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18" calcext:value-type="float">
            <text:p>218.0000</text:p>
          </table:table-cell>
          <table:table-cell office:value-type="float" office:value="48.2766" calcext:value-type="float">
            <text:p>48.2766</text:p>
          </table:table-cell>
          <table:table-cell office:value-type="float" office:value="8.0841" calcext:value-type="float">
            <text:p>8.0841</text:p>
          </table:table-cell>
          <table:table-cell office:value-type="string" calcext:value-type="string">
            <text:p><text:s/>Haslach im Kinzigtal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20020913" calcext:value-type="float">
            <text:p>20020913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130" calcext:value-type="float">
            <text:p>130.0000</text:p>
          </table:table-cell>
          <table:table-cell office:value-type="float" office:value="49.7845" calcext:value-type="float">
            <text:p>49.7845</text:p>
          </table:table-cell>
          <table:table-cell office:value-type="float" office:value="9.4722" calcext:value-type="float">
            <text:p>9.4722</text:p>
          </table:table-cell>
          <table:table-cell office:value-type="string" calcext:value-type="string">
            <text:p><text:s/>Hasloch/Mai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20041123" calcext:value-type="float">
            <text:p>2004112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49" calcext:value-type="float">
            <text:p>449.0000</text:p>
          </table:table-cell>
          <table:table-cell office:value-type="float" office:value="49.184" calcext:value-type="float">
            <text:p>49.1840</text:p>
          </table:table-cell>
          <table:table-cell office:value-type="float" office:value="10.8243" calcext:value-type="float">
            <text:p>10.8243</text:p>
          </table:table-cell>
          <table:table-cell office:value-type="string" calcext:value-type="string">
            <text:p><text:s/>Haundorf-Obererlba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20020507" calcext:value-type="float">
            <text:p>2002050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57" calcext:value-type="float">
            <text:p>257.0000</text:p>
          </table:table-cell>
          <table:table-cell office:value-type="float" office:value="50.7384" calcext:value-type="float">
            <text:p>50.7384</text:p>
          </table:table-cell>
          <table:table-cell office:value-type="float" office:value="9.6607" calcext:value-type="float">
            <text:p>9.6607</text:p>
          </table:table-cell>
          <table:table-cell office:value-type="string" calcext:value-type="string">
            <text:p><text:s/>Haunetal-Wehrda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20061001" calcext:value-type="float">
            <text:p>20061001</text:p>
          </table:table-cell>
          <table:table-cell office:value-type="float" office:value="20161023" calcext:value-type="float">
            <text:p>20161023</text:p>
          </table:table-cell>
          <table:table-cell office:value-type="float" office:value="665" calcext:value-type="float">
            <text:p>665.0000</text:p>
          </table:table-cell>
          <table:table-cell office:value-type="float" office:value="48.2738" calcext:value-type="float">
            <text:p>48.2738</text:p>
          </table:table-cell>
          <table:table-cell office:value-type="float" office:value="9.4745" calcext:value-type="float">
            <text:p>9.4745</text:p>
          </table:table-cell>
          <table:table-cell office:value-type="string" calcext:value-type="string">
            <text:p><text:s/>Haying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20030630" calcext:value-type="float">
            <text:p>20030630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518" calcext:value-type="float">
            <text:p>518.0000</text:p>
          </table:table-cell>
          <table:table-cell office:value-type="float" office:value="48.3752" calcext:value-type="float">
            <text:p>48.3752</text:p>
          </table:table-cell>
          <table:table-cell office:value-type="float" office:value="8.98" calcext:value-type="float">
            <text:p>8.9800</text:p>
          </table:table-cell>
          <table:table-cell office:value-type="string" calcext:value-type="string">
            <text:p><text:s/>Heching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20040310" calcext:value-type="float">
            <text:p>20040310</text:p>
          </table:table-cell>
          <table:table-cell office:value-type="float" office:value="20120911" calcext:value-type="float">
            <text:p>20120911</text:p>
          </table:table-cell>
          <table:table-cell office:value-type="float" office:value="110" calcext:value-type="float">
            <text:p>110.0000</text:p>
          </table:table-cell>
          <table:table-cell office:value-type="float" office:value="49.4206" calcext:value-type="float">
            <text:p>49.4206</text:p>
          </table:table-cell>
          <table:table-cell office:value-type="float" office:value="8.6676" calcext:value-type="float">
            <text:p>8.6676</text:p>
          </table:table-cell>
          <table:table-cell office:value-type="string" calcext:value-type="string">
            <text:p><text:s/>Heidelberg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20030424" calcext:value-type="float">
            <text:p>20030424</text:p>
          </table:table-cell>
          <table:table-cell office:value-type="float" office:value="20050511" calcext:value-type="float">
            <text:p>20050511</text:p>
          </table:table-cell>
          <table:table-cell office:value-type="float" office:value="522" calcext:value-type="float">
            <text:p>522.0000</text:p>
          </table:table-cell>
          <table:table-cell office:value-type="float" office:value="48.6849" calcext:value-type="float">
            <text:p>48.6849</text:p>
          </table:table-cell>
          <table:table-cell office:value-type="float" office:value="10.142" calcext:value-type="float">
            <text:p>10.1420</text:p>
          </table:table-cell>
          <table:table-cell office:value-type="string" calcext:value-type="string">
            <text:p><text:s/>Heidenheim/Brenz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20020909" calcext:value-type="float">
            <text:p>20020909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50" calcext:value-type="float">
            <text:p>450.0000</text:p>
          </table:table-cell>
          <table:table-cell office:value-type="float" office:value="50.0664" calcext:value-type="float">
            <text:p>50.0664</text:p>
          </table:table-cell>
          <table:table-cell office:value-type="float" office:value="9.3458" calcext:value-type="float">
            <text:p>9.3458</text:p>
          </table:table-cell>
          <table:table-cell office:value-type="string" calcext:value-type="string">
            <text:p><text:s/>Heinrichsthal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20021024" calcext:value-type="float">
            <text:p>20021024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57" calcext:value-type="float">
            <text:p>57.0000</text:p>
          </table:table-cell>
          <table:table-cell office:value-type="float" office:value="51.0411" calcext:value-type="float">
            <text:p>51.0411</text:p>
          </table:table-cell>
          <table:table-cell office:value-type="float" office:value="6.1042" calcext:value-type="float">
            <text:p>6.1042</text:p>
          </table:table-cell>
          <table:table-cell office:value-type="string" calcext:value-type="string">
            <text:p><text:s/>Heinsberg-Schleiden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19961220" calcext:value-type="float">
            <text:p>1996122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" calcext:value-type="float">
            <text:p>4.0000</text:p>
          </table:table-cell>
          <table:table-cell office:value-type="float" office:value="54.175" calcext:value-type="float">
            <text:p>54.1750</text:p>
          </table:table-cell>
          <table:table-cell office:value-type="float" office:value="7.892" calcext:value-type="float">
            <text:p>7.8920</text:p>
          </table:table-cell>
          <table:table-cell office:value-type="string" calcext:value-type="string">
            <text:p><text:s/>Helgoland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20030426" calcext:value-type="float">
            <text:p>20030426</text:p>
          </table:table-cell>
          <table:table-cell office:value-type="float" office:value="20191023" calcext:value-type="float">
            <text:p>20191023</text:p>
          </table:table-cell>
          <table:table-cell office:value-type="float" office:value="650" calcext:value-type="float">
            <text:p>650.0000</text:p>
          </table:table-cell>
          <table:table-cell office:value-type="float" office:value="50.238" calcext:value-type="float">
            <text:p>50.2380</text:p>
          </table:table-cell>
          <table:table-cell office:value-type="float" office:value="11.7033" calcext:value-type="float">
            <text:p>11.7033</text:p>
          </table:table-cell>
          <table:table-cell office:value-type="string" calcext:value-type="string">
            <text:p><text:s/>Helmbrechts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20040629" calcext:value-type="float">
            <text:p>20040629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80" calcext:value-type="float">
            <text:p>380.0000</text:p>
          </table:table-cell>
          <table:table-cell office:value-type="float" office:value="51.0425" calcext:value-type="float">
            <text:p>51.0425</text:p>
          </table:table-cell>
          <table:table-cell office:value-type="float" office:value="10.1468" calcext:value-type="float">
            <text:p>10.1468</text:p>
          </table:table-cell>
          <table:table-cell office:value-type="string" calcext:value-type="string">
            <text:p><text:s/>Herleshausen-Archfeld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20050614" calcext:value-type="float">
            <text:p>2005061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34" calcext:value-type="float">
            <text:p>434.0000</text:p>
          </table:table-cell>
          <table:table-cell office:value-type="float" office:value="48.5915" calcext:value-type="float">
            <text:p>48.5915</text:p>
          </table:table-cell>
          <table:table-cell office:value-type="float" office:value="8.8541" calcext:value-type="float">
            <text:p>8.8541</text:p>
          </table:table-cell>
          <table:table-cell office:value-type="string" calcext:value-type="string">
            <text:p><text:s/>Herrenberg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120331" calcext:value-type="float">
            <text:p>20120331</text:p>
          </table:table-cell>
          <table:table-cell office:value-type="float" office:value="302" calcext:value-type="float">
            <text:p>302.0000</text:p>
          </table:table-cell>
          <table:table-cell office:value-type="float" office:value="49.7672" calcext:value-type="float">
            <text:p>49.7672</text:p>
          </table:table-cell>
          <table:table-cell office:value-type="float" office:value="7.3356" calcext:value-type="float">
            <text:p>7.3356</text:p>
          </table:table-cell>
          <table:table-cell office:value-type="string" calcext:value-type="string">
            <text:p><text:s/>Niederw�rresbach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19941221" calcext:value-type="float">
            <text:p>1994122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72" calcext:value-type="float">
            <text:p>272.0000</text:p>
          </table:table-cell>
          <table:table-cell office:value-type="float" office:value="50.852" calcext:value-type="float">
            <text:p>50.8520</text:p>
          </table:table-cell>
          <table:table-cell office:value-type="float" office:value="9.7377" calcext:value-type="float">
            <text:p>9.7377</text:p>
          </table:table-cell>
          <table:table-cell office:value-type="string" calcext:value-type="string">
            <text:p><text:s/>Hersfeld, Bad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20101101" calcext:value-type="float">
            <text:p>20101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38" calcext:value-type="float">
            <text:p>238.0000</text:p>
          </table:table-cell>
          <table:table-cell office:value-type="float" office:value="51.6255" calcext:value-type="float">
            <text:p>51.6255</text:p>
          </table:table-cell>
          <table:table-cell office:value-type="float" office:value="10.3695" calcext:value-type="float">
            <text:p>10.3695</text:p>
          </table:table-cell>
          <table:table-cell office:value-type="string" calcext:value-type="string">
            <text:p><text:s/>Herzberg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20061018" calcext:value-type="float">
            <text:p>2006101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40" calcext:value-type="float">
            <text:p>340.0000</text:p>
          </table:table-cell>
          <table:table-cell office:value-type="float" office:value="51.689" calcext:value-type="float">
            <text:p>51.6890</text:p>
          </table:table-cell>
          <table:table-cell office:value-type="float" office:value="10.357" calcext:value-type="float">
            <text:p>10.3570</text:p>
          </table:table-cell>
          <table:table-cell office:value-type="string" calcext:value-type="string">
            <text:p><text:s/>Herzberg-Lonau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20050201" calcext:value-type="float">
            <text:p>20050201</text:p>
          </table:table-cell>
          <table:table-cell office:value-type="float" office:value="20190726" calcext:value-type="float">
            <text:p>20190726</text:p>
          </table:table-cell>
          <table:table-cell office:value-type="float" office:value="340" calcext:value-type="float">
            <text:p>340.0000</text:p>
          </table:table-cell>
          <table:table-cell office:value-type="float" office:value="51.2099" calcext:value-type="float">
            <text:p>51.2099</text:p>
          </table:table-cell>
          <table:table-cell office:value-type="float" office:value="9.6914" calcext:value-type="float">
            <text:p>9.6914</text:p>
          </table:table-cell>
          <table:table-cell office:value-type="string" calcext:value-type="string">
            <text:p><text:s/>Hessisch Lichtenau-F�rs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20050601" calcext:value-type="float">
            <text:p>200506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1" calcext:value-type="float">
            <text:p>1.0000</text:p>
          </table:table-cell>
          <table:table-cell office:value-type="float" office:value="54.575" calcext:value-type="float">
            <text:p>54.5750</text:p>
          </table:table-cell>
          <table:table-cell office:value-type="float" office:value="13.1044" calcext:value-type="float">
            <text:p>13.1044</text:p>
          </table:table-cell>
          <table:table-cell office:value-type="string" calcext:value-type="string">
            <text:p><text:s/>Hiddensee-Vitte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20030708" calcext:value-type="float">
            <text:p>2003070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95" calcext:value-type="float">
            <text:p>295.0000</text:p>
          </table:table-cell>
          <table:table-cell office:value-type="float" office:value="50.737" calcext:value-type="float">
            <text:p>50.7370</text:p>
          </table:table-cell>
          <table:table-cell office:value-type="float" office:value="7.6525" calcext:value-type="float">
            <text:p>7.6525</text:p>
          </table:table-cell>
          <table:table-cell office:value-type="string" calcext:value-type="string">
            <text:p><text:s/>Hilgenroth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20020918" calcext:value-type="float">
            <text:p>2002091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07" calcext:value-type="float">
            <text:p>407.0000</text:p>
          </table:table-cell>
          <table:table-cell office:value-type="float" office:value="50.3105" calcext:value-type="float">
            <text:p>50.3105</text:p>
          </table:table-cell>
          <table:table-cell office:value-type="float" office:value="6.6236" calcext:value-type="float">
            <text:p>6.6236</text:p>
          </table:table-cell>
          <table:table-cell office:value-type="string" calcext:value-type="string">
            <text:p><text:s/>Lissendorf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20021221" calcext:value-type="float">
            <text:p>2002122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1015" calcext:value-type="float">
            <text:p>1015.0000</text:p>
          </table:table-cell>
          <table:table-cell office:value-type="float" office:value="47.5561" calcext:value-type="float">
            <text:p>47.5561</text:p>
          </table:table-cell>
          <table:table-cell office:value-type="float" office:value="10.4274" calcext:value-type="float">
            <text:p>10.4274</text:p>
          </table:table-cell>
          <table:table-cell office:value-type="string" calcext:value-type="string">
            <text:p><text:s/>Unterjo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20021113" calcext:value-type="float">
            <text:p>2002111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46" calcext:value-type="float">
            <text:p>446.0000</text:p>
          </table:table-cell>
          <table:table-cell office:value-type="float" office:value="50.404" calcext:value-type="float">
            <text:p>50.4040</text:p>
          </table:table-cell>
          <table:table-cell office:value-type="float" office:value="11.8193" calcext:value-type="float">
            <text:p>11.8193</text:p>
          </table:table-cell>
          <table:table-cell office:value-type="string" calcext:value-type="string">
            <text:p><text:s/>Hirschberg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20030327" calcext:value-type="float">
            <text:p>20030327</text:p>
          </table:table-cell>
          <table:table-cell office:value-type="float" office:value="20171231" calcext:value-type="float">
            <text:p>20171231</text:p>
          </table:table-cell>
          <table:table-cell office:value-type="float" office:value="205" calcext:value-type="float">
            <text:p>205.0000</text:p>
          </table:table-cell>
          <table:table-cell office:value-type="float" office:value="49.049" calcext:value-type="float">
            <text:p>49.0490</text:p>
          </table:table-cell>
          <table:table-cell office:value-type="float" office:value="7.756" calcext:value-type="float">
            <text:p>7.7560</text:p>
          </table:table-cell>
          <table:table-cell office:value-type="string" calcext:value-type="string">
            <text:p><text:s/>Hirschthal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20050701" calcext:value-type="float">
            <text:p>200507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271" calcext:value-type="float">
            <text:p>271.0000</text:p>
          </table:table-cell>
          <table:table-cell office:value-type="float" office:value="50.8992" calcext:value-type="float">
            <text:p>50.8992</text:p>
          </table:table-cell>
          <table:table-cell office:value-type="float" office:value="14.7456" calcext:value-type="float">
            <text:p>14.7456</text:p>
          </table:table-cell>
          <table:table-cell office:value-type="string" calcext:value-type="string">
            <text:p><text:s/>Bertsdorf-H�rnitz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20050601" calcext:value-type="float">
            <text:p>200506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6" calcext:value-type="float">
            <text:p>46.0000</text:p>
          </table:table-cell>
          <table:table-cell office:value-type="float" office:value="52.2396" calcext:value-type="float">
            <text:p>52.2396</text:p>
          </table:table-cell>
          <table:table-cell office:value-type="float" office:value="7.6449" calcext:value-type="float">
            <text:p>7.6449</text:p>
          </table:table-cell>
          <table:table-cell office:value-type="string" calcext:value-type="string">
            <text:p><text:s/>H�rstel-Riesenbeck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19980212" calcext:value-type="float">
            <text:p>1998021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65" calcext:value-type="float">
            <text:p>565.0000</text:p>
          </table:table-cell>
          <table:table-cell office:value-type="float" office:value="50.3123" calcext:value-type="float">
            <text:p>50.3123</text:p>
          </table:table-cell>
          <table:table-cell office:value-type="float" office:value="11.876" calcext:value-type="float">
            <text:p>11.8760</text:p>
          </table:table-cell>
          <table:table-cell office:value-type="string" calcext:value-type="string">
            <text:p><text:s/>Hof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20091113" calcext:value-type="float">
            <text:p>2009111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3" calcext:value-type="float">
            <text:p>43.0000</text:p>
          </table:table-cell>
          <table:table-cell office:value-type="float" office:value="53.7784" calcext:value-type="float">
            <text:p>53.7784</text:p>
          </table:table-cell>
          <table:table-cell office:value-type="float" office:value="11.5595" calcext:value-type="float">
            <text:p>11.5595</text:p>
          </table:table-cell>
          <table:table-cell office:value-type="string" calcext:value-type="string">
            <text:p><text:s/>Ventschow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20020911" calcext:value-type="float">
            <text:p>2002091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18" calcext:value-type="float">
            <text:p>518.0000</text:p>
          </table:table-cell>
          <table:table-cell office:value-type="float" office:value="50.092" calcext:value-type="float">
            <text:p>50.0920</text:p>
          </table:table-cell>
          <table:table-cell office:value-type="float" office:value="12.2134" calcext:value-type="float">
            <text:p>12.2134</text:p>
          </table:table-cell>
          <table:table-cell office:value-type="string" calcext:value-type="string">
            <text:p><text:s/>Hohenberg/Eger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31" calcext:value-type="float">
            <text:p>131.0000</text:p>
          </table:table-cell>
          <table:table-cell office:value-type="float" office:value="51.764" calcext:value-type="float">
            <text:p>51.7640</text:p>
          </table:table-cell>
          <table:table-cell office:value-type="float" office:value="13.47" calcext:value-type="float">
            <text:p>13.4700</text:p>
          </table:table-cell>
          <table:table-cell office:value-type="string" calcext:value-type="string">
            <text:p><text:s/>Hohenbucko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19931210" calcext:value-type="float">
            <text:p>1993121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977" calcext:value-type="float">
            <text:p>977.0000</text:p>
          </table:table-cell>
          <table:table-cell office:value-type="float" office:value="47.8009" calcext:value-type="float">
            <text:p>47.8009</text:p>
          </table:table-cell>
          <table:table-cell office:value-type="float" office:value="11.0108" calcext:value-type="float">
            <text:p>11.0108</text:p>
          </table:table-cell>
          <table:table-cell office:value-type="string" calcext:value-type="string">
            <text:p><text:s/>Hohenpei�enbe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20041021" calcext:value-type="float">
            <text:p>20041021</text:p>
          </table:table-cell>
          <table:table-cell office:value-type="float" office:value="20200930" calcext:value-type="float">
            <text:p>20200930</text:p>
          </table:table-cell>
          <table:table-cell office:value-type="float" office:value="740" calcext:value-type="float">
            <text:p>740.0000</text:p>
          </table:table-cell>
          <table:table-cell office:value-type="float" office:value="48.3551" calcext:value-type="float">
            <text:p>48.3551</text:p>
          </table:table-cell>
          <table:table-cell office:value-type="float" office:value="9.3356" calcext:value-type="float">
            <text:p>9.3356</text:p>
          </table:table-cell>
          <table:table-cell office:value-type="string" calcext:value-type="string">
            <text:p><text:s/>Hohenstein-Bernlo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20030526" calcext:value-type="float">
            <text:p>20030526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15" calcext:value-type="float">
            <text:p>315.0000</text:p>
          </table:table-cell>
          <table:table-cell office:value-type="float" office:value="50.1918" calcext:value-type="float">
            <text:p>50.1918</text:p>
          </table:table-cell>
          <table:table-cell office:value-type="float" office:value="8.0888" calcext:value-type="float">
            <text:p>8.0888</text:p>
          </table:table-cell>
          <table:table-cell office:value-type="string" calcext:value-type="string">
            <text:p><text:s/>Hohenstein-Breithardt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20011205" calcext:value-type="float">
            <text:p>2001120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68" calcext:value-type="float">
            <text:p>468.0000</text:p>
          </table:table-cell>
          <table:table-cell office:value-type="float" office:value="48.6572" calcext:value-type="float">
            <text:p>48.6572</text:p>
          </table:table-cell>
          <table:table-cell office:value-type="float" office:value="12.0887" calcext:value-type="float">
            <text:p>12.0887</text:p>
          </table:table-cell>
          <table:table-cell office:value-type="string" calcext:value-type="string">
            <text:p><text:s/>Hohenthan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20050706" calcext:value-type="float">
            <text:p>20050706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8" calcext:value-type="float">
            <text:p>8.0000</text:p>
          </table:table-cell>
          <table:table-cell office:value-type="float" office:value="54.3194" calcext:value-type="float">
            <text:p>54.3194</text:p>
          </table:table-cell>
          <table:table-cell office:value-type="float" office:value="10.6732" calcext:value-type="float">
            <text:p>10.6732</text:p>
          </table:table-cell>
          <table:table-cell office:value-type="string" calcext:value-type="string">
            <text:p><text:s/>Hohwacht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20050429" calcext:value-type="float">
            <text:p>20050429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85" calcext:value-type="float">
            <text:p>685.0000</text:p>
          </table:table-cell>
          <table:table-cell office:value-type="float" office:value="47.8823" calcext:value-type="float">
            <text:p>47.8823</text:p>
          </table:table-cell>
          <table:table-cell office:value-type="float" office:value="11.6961" calcext:value-type="float">
            <text:p>11.6961</text:p>
          </table:table-cell>
          <table:table-cell office:value-type="string" calcext:value-type="string">
            <text:p><text:s/>Holzkirch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20060701" calcext:value-type="float">
            <text:p>200607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110" calcext:value-type="float">
            <text:p>110.0000</text:p>
          </table:table-cell>
          <table:table-cell office:value-type="float" office:value="51.8529" calcext:value-type="float">
            <text:p>51.8529</text:p>
          </table:table-cell>
          <table:table-cell office:value-type="float" office:value="9.4953" calcext:value-type="float">
            <text:p>9.4953</text:p>
          </table:table-cell>
          <table:table-cell office:value-type="string" calcext:value-type="string">
            <text:p><text:s/>Bevern, Kr. Holzmind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20020627" calcext:value-type="float">
            <text:p>2002062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55" calcext:value-type="float">
            <text:p>255.0000</text:p>
          </table:table-cell>
          <table:table-cell office:value-type="float" office:value="50.2446" calcext:value-type="float">
            <text:p>50.2446</text:p>
          </table:table-cell>
          <table:table-cell office:value-type="float" office:value="8.5725" calcext:value-type="float">
            <text:p>8.5725</text:p>
          </table:table-cell>
          <table:table-cell office:value-type="string" calcext:value-type="string">
            <text:p><text:s/>Homburg, Bad (Filterwer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20020613" calcext:value-type="float">
            <text:p>2002061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35" calcext:value-type="float">
            <text:p>235.0000</text:p>
          </table:table-cell>
          <table:table-cell office:value-type="float" office:value="49.3278" calcext:value-type="float">
            <text:p>49.3278</text:p>
          </table:table-cell>
          <table:table-cell office:value-type="float" office:value="7.3533" calcext:value-type="float">
            <text:p>7.3533</text:p>
          </table:table-cell>
          <table:table-cell office:value-type="string" calcext:value-type="string">
            <text:p><text:s/>Homburg/Saar</text:p>
          </table:table-cell>
          <table:table-cell office:value-type="string" calcext:value-type="string">
            <text:p>Saarland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20050824" calcext:value-type="float">
            <text:p>2005082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" calcext:value-type="float">
            <text:p>4.0000</text:p>
          </table:table-cell>
          <table:table-cell office:value-type="float" office:value="53.1228" calcext:value-type="float">
            <text:p>53.1228</text:p>
          </table:table-cell>
          <table:table-cell office:value-type="float" office:value="8.4205" calcext:value-type="float">
            <text:p>8.4205</text:p>
          </table:table-cell>
          <table:table-cell office:value-type="string" calcext:value-type="string">
            <text:p><text:s/>Hude/Oldenburg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20040801" calcext:value-type="float">
            <text:p>200408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28" calcext:value-type="float">
            <text:p>328.0000</text:p>
          </table:table-cell>
          <table:table-cell office:value-type="float" office:value="50.5651" calcext:value-type="float">
            <text:p>50.5651</text:p>
          </table:table-cell>
          <table:table-cell office:value-type="float" office:value="7.4843" calcext:value-type="float">
            <text:p>7.4843</text:p>
          </table:table-cell>
          <table:table-cell office:value-type="string" calcext:value-type="string">
            <text:p><text:s/>H�mmerich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20070206" calcext:value-type="float">
            <text:p>20070206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04" calcext:value-type="float">
            <text:p>604.0000</text:p>
          </table:table-cell>
          <table:table-cell office:value-type="float" office:value="50.5466" calcext:value-type="float">
            <text:p>50.5466</text:p>
          </table:table-cell>
          <table:table-cell office:value-type="float" office:value="12.5706" calcext:value-type="float">
            <text:p>12.5706</text:p>
          </table:table-cell>
          <table:table-cell office:value-type="string" calcext:value-type="string">
            <text:p><text:s/>St�tzengr�n-Hundsh�bel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20051025" calcext:value-type="float">
            <text:p>2005102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55" calcext:value-type="float">
            <text:p>455.0000</text:p>
          </table:table-cell>
          <table:table-cell office:value-type="float" office:value="48.6549" calcext:value-type="float">
            <text:p>48.6549</text:p>
          </table:table-cell>
          <table:table-cell office:value-type="float" office:value="13.5077" calcext:value-type="float">
            <text:p>13.5077</text:p>
          </table:table-cell>
          <table:table-cell office:value-type="string" calcext:value-type="string">
            <text:p><text:s/>B�chlberg-Tann�d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20020508" calcext:value-type="float">
            <text:p>2002050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26" calcext:value-type="float">
            <text:p>626.0000</text:p>
          </table:table-cell>
          <table:table-cell office:value-type="float" office:value="48.0374" calcext:value-type="float">
            <text:p>48.0374</text:p>
          </table:table-cell>
          <table:table-cell office:value-type="float" office:value="10.7409" calcext:value-type="float">
            <text:p>10.7409</text:p>
          </table:table-cell>
          <table:table-cell office:value-type="string" calcext:value-type="string">
            <text:p><text:s/>Buchlo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20050204" calcext:value-type="float">
            <text:p>2005020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93" calcext:value-type="float">
            <text:p>193.0000</text:p>
          </table:table-cell>
          <table:table-cell office:value-type="float" office:value="48.0419" calcext:value-type="float">
            <text:p>48.0419</text:p>
          </table:table-cell>
          <table:table-cell office:value-type="float" office:value="7.6322" calcext:value-type="float">
            <text:p>7.6322</text:p>
          </table:table-cell>
          <table:table-cell office:value-type="string" calcext:value-type="string">
            <text:p><text:s/>Ihring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20030328" calcext:value-type="float">
            <text:p>2003032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960" calcext:value-type="float">
            <text:p>960.0000</text:p>
          </table:table-cell>
          <table:table-cell office:value-type="float" office:value="47.6078" calcext:value-type="float">
            <text:p>47.6078</text:p>
          </table:table-cell>
          <table:table-cell office:value-type="float" office:value="10.202" calcext:value-type="float">
            <text:p>10.2020</text:p>
          </table:table-cell>
          <table:table-cell office:value-type="string" calcext:value-type="string">
            <text:p><text:s/>Immenstadt-Reut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20020129" calcext:value-type="float">
            <text:p>20020129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360" calcext:value-type="float">
            <text:p>360.0000</text:p>
          </table:table-cell>
          <table:table-cell office:value-type="float" office:value="48.7662" calcext:value-type="float">
            <text:p>48.7662</text:p>
          </table:table-cell>
          <table:table-cell office:value-type="float" office:value="11.4539" calcext:value-type="float">
            <text:p>11.4539</text:p>
          </table:table-cell>
          <table:table-cell office:value-type="string" calcext:value-type="string">
            <text:p><text:s/>Ingolstadt (Flussmeist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20041221" calcext:value-type="float">
            <text:p>2004122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690" calcext:value-type="float">
            <text:p>690.0000</text:p>
          </table:table-cell>
          <table:table-cell office:value-type="float" office:value="47.7592" calcext:value-type="float">
            <text:p>47.7592</text:p>
          </table:table-cell>
          <table:table-cell office:value-type="float" office:value="12.7502" calcext:value-type="float">
            <text:p>12.7502</text:p>
          </table:table-cell>
          <table:table-cell office:value-type="string" calcext:value-type="string">
            <text:p><text:s/>Inzell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20030417" calcext:value-type="float">
            <text:p>2003041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713" calcext:value-type="float">
            <text:p>713.0000</text:p>
          </table:table-cell>
          <table:table-cell office:value-type="float" office:value="47.8177" calcext:value-type="float">
            <text:p>47.8177</text:p>
          </table:table-cell>
          <table:table-cell office:value-type="float" office:value="11.8681" calcext:value-type="float">
            <text:p>11.8681</text:p>
          </table:table-cell>
          <table:table-cell office:value-type="string" calcext:value-type="string">
            <text:p><text:s/>Irschenberg-Kasthub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20020902" calcext:value-type="float">
            <text:p>2002090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49" calcext:value-type="float">
            <text:p>549.0000</text:p>
          </table:table-cell>
          <table:table-cell office:value-type="float" office:value="48.2022" calcext:value-type="float">
            <text:p>48.2022</text:p>
          </table:table-cell>
          <table:table-cell office:value-type="float" office:value="12.0382" calcext:value-type="float">
            <text:p>12.0382</text:p>
          </table:table-cell>
          <table:table-cell office:value-type="string" calcext:value-type="string">
            <text:p><text:s/>Isen-Westa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20030705" calcext:value-type="float">
            <text:p>2003070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1" calcext:value-type="float">
            <text:p>21.0000</text:p>
          </table:table-cell>
          <table:table-cell office:value-type="float" office:value="53.9897" calcext:value-type="float">
            <text:p>53.9897</text:p>
          </table:table-cell>
          <table:table-cell office:value-type="float" office:value="9.5696" calcext:value-type="float">
            <text:p>9.5696</text:p>
          </table:table-cell>
          <table:table-cell office:value-type="string" calcext:value-type="string">
            <text:p><text:s/>Itzehoe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20020913" calcext:value-type="float">
            <text:p>2002091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67" calcext:value-type="float">
            <text:p>367.0000</text:p>
          </table:table-cell>
          <table:table-cell office:value-type="float" office:value="50.1337" calcext:value-type="float">
            <text:p>50.1337</text:p>
          </table:table-cell>
          <table:table-cell office:value-type="float" office:value="10.9317" calcext:value-type="float">
            <text:p>10.9317</text:p>
          </table:table-cell>
          <table:table-cell office:value-type="string" calcext:value-type="string">
            <text:p><text:s/>Itzgrund-Herret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20080208" calcext:value-type="float">
            <text:p>2008020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1" calcext:value-type="float">
            <text:p>41.0000</text:p>
          </table:table-cell>
          <table:table-cell office:value-type="float" office:value="53.4277" calcext:value-type="float">
            <text:p>53.4277</text:p>
          </table:table-cell>
          <table:table-cell office:value-type="float" office:value="13.8166" calcext:value-type="float">
            <text:p>13.8166</text:p>
          </table:table-cell>
          <table:table-cell office:value-type="string" calcext:value-type="string">
            <text:p><text:s/>Uckerland-Karlstein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20040512" calcext:value-type="float">
            <text:p>2004051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55" calcext:value-type="float">
            <text:p>155.0000</text:p>
          </table:table-cell>
          <table:table-cell office:value-type="float" office:value="50.9251" calcext:value-type="float">
            <text:p>50.9251</text:p>
          </table:table-cell>
          <table:table-cell office:value-type="float" office:value="11.583" calcext:value-type="float">
            <text:p>11.5830</text:p>
          </table:table-cell>
          <table:table-cell office:value-type="string" calcext:value-type="string">
            <text:p><text:s/>Jena (Sternwarte)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20040107" calcext:value-type="float">
            <text:p>20040107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03" calcext:value-type="float">
            <text:p>403.0000</text:p>
          </table:table-cell>
          <table:table-cell office:value-type="float" office:value="48.178" calcext:value-type="float">
            <text:p>48.1780</text:p>
          </table:table-cell>
          <table:table-cell office:value-type="float" office:value="12.3798" calcext:value-type="float">
            <text:p>12.3798</text:p>
          </table:table-cell>
          <table:table-cell office:value-type="string" calcext:value-type="string">
            <text:p><text:s/>Jettenba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20011102" calcext:value-type="float">
            <text:p>2001110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" calcext:value-type="float">
            <text:p>1.0000</text:p>
          </table:table-cell>
          <table:table-cell office:value-type="float" office:value="53.5083" calcext:value-type="float">
            <text:p>53.5083</text:p>
          </table:table-cell>
          <table:table-cell office:value-type="float" office:value="9.7376" calcext:value-type="float">
            <text:p>9.7376</text:p>
          </table:table-cell>
          <table:table-cell office:value-type="string" calcext:value-type="string">
            <text:p><text:s/>Jork-Moorend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20041020" calcext:value-type="float">
            <text:p>2004102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76" calcext:value-type="float">
            <text:p>76.0000</text:p>
          </table:table-cell>
          <table:table-cell office:value-type="float" office:value="50.9316" calcext:value-type="float">
            <text:p>50.9316</text:p>
          </table:table-cell>
          <table:table-cell office:value-type="float" office:value="6.3431" calcext:value-type="float">
            <text:p>6.3431</text:p>
          </table:table-cell>
          <table:table-cell office:value-type="string" calcext:value-type="string">
            <text:p><text:s/>J�lich (Kl�ranlage)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20040716" calcext:value-type="float">
            <text:p>20040716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108" calcext:value-type="float">
            <text:p>108.0000</text:p>
          </table:table-cell>
          <table:table-cell office:value-type="float" office:value="50.0643" calcext:value-type="float">
            <text:p>50.0643</text:p>
          </table:table-cell>
          <table:table-cell office:value-type="float" office:value="8.993" calcext:value-type="float">
            <text:p>8.9930</text:p>
          </table:table-cell>
          <table:table-cell office:value-type="string" calcext:value-type="string">
            <text:p><text:s/>Kahl/Mai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19950804" calcext:value-type="float">
            <text:p>1995080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839" calcext:value-type="float">
            <text:p>839.0000</text:p>
          </table:table-cell>
          <table:table-cell office:value-type="float" office:value="51.1803" calcext:value-type="float">
            <text:p>51.1803</text:p>
          </table:table-cell>
          <table:table-cell office:value-type="float" office:value="8.4891" calcext:value-type="float">
            <text:p>8.4891</text:p>
          </table:table-cell>
          <table:table-cell office:value-type="string" calcext:value-type="string">
            <text:p><text:s/>Kahler Asten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20110411" calcext:value-type="float">
            <text:p>2011041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89" calcext:value-type="float">
            <text:p>489.0000</text:p>
          </table:table-cell>
          <table:table-cell office:value-type="float" office:value="48.917" calcext:value-type="float">
            <text:p>48.9170</text:p>
          </table:table-cell>
          <table:table-cell office:value-type="float" office:value="9.6871" calcext:value-type="float">
            <text:p>9.6871</text:p>
          </table:table-cell>
          <table:table-cell office:value-type="string" calcext:value-type="string">
            <text:p><text:s/>Kaisersbach-Cronh�tte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20050301" calcext:value-type="float">
            <text:p>200503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271" calcext:value-type="float">
            <text:p>271.0000</text:p>
          </table:table-cell>
          <table:table-cell office:value-type="float" office:value="49.4262" calcext:value-type="float">
            <text:p>49.4262</text:p>
          </table:table-cell>
          <table:table-cell office:value-type="float" office:value="7.7557" calcext:value-type="float">
            <text:p>7.7557</text:p>
          </table:table-cell>
          <table:table-cell office:value-type="string" calcext:value-type="string">
            <text:p><text:s/>Kaiserslautern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20030605" calcext:value-type="float">
            <text:p>2003060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05" calcext:value-type="float">
            <text:p>505.0000</text:p>
          </table:table-cell>
          <table:table-cell office:value-type="float" office:value="50.5014" calcext:value-type="float">
            <text:p>50.5014</text:p>
          </table:table-cell>
          <table:table-cell office:value-type="float" office:value="6.5264" calcext:value-type="float">
            <text:p>6.5264</text:p>
          </table:table-cell>
          <table:table-cell office:value-type="string" calcext:value-type="string">
            <text:p><text:s/>Kall-Sistig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19911102" calcext:value-type="float">
            <text:p>19911102</text:p>
          </table:table-cell>
          <table:table-cell office:value-type="float" office:value="20030430" calcext:value-type="float">
            <text:p>20030430</text:p>
          </table:table-cell>
          <table:table-cell office:value-type="float" office:value="487" calcext:value-type="float">
            <text:p>487.0000</text:p>
          </table:table-cell>
          <table:table-cell office:value-type="float" office:value="50.6266" calcext:value-type="float">
            <text:p>50.6266</text:p>
          </table:table-cell>
          <table:table-cell office:value-type="float" office:value="10.1455" calcext:value-type="float">
            <text:p>10.1455</text:p>
          </table:table-cell>
          <table:table-cell office:value-type="string" calcext:value-type="string">
            <text:p><text:s/>Kaltennordheim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20050929" calcext:value-type="float">
            <text:p>20050929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4" calcext:value-type="float">
            <text:p>34.0000</text:p>
          </table:table-cell>
          <table:table-cell office:value-type="float" office:value="54.0117" calcext:value-type="float">
            <text:p>54.0117</text:p>
          </table:table-cell>
          <table:table-cell office:value-type="float" office:value="13.4999" calcext:value-type="float">
            <text:p>13.4999</text:p>
          </table:table-cell>
          <table:table-cell office:value-type="string" calcext:value-type="string">
            <text:p><text:s/>Gro� Kiesow-Schlagtow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19960725" calcext:value-type="float">
            <text:p>19960725</text:p>
          </table:table-cell>
          <table:table-cell office:value-type="float" office:value="20081031" calcext:value-type="float">
            <text:p>20081031</text:p>
          </table:table-cell>
          <table:table-cell office:value-type="float" office:value="112" calcext:value-type="float">
            <text:p>112.0000</text:p>
          </table:table-cell>
          <table:table-cell office:value-type="float" office:value="49.0382" calcext:value-type="float">
            <text:p>49.0382</text:p>
          </table:table-cell>
          <table:table-cell office:value-type="float" office:value="8.3641" calcext:value-type="float">
            <text:p>8.3641</text:p>
          </table:table-cell>
          <table:table-cell office:value-type="string" calcext:value-type="string">
            <text:p><text:s/>Karlsruhe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20030307" calcext:value-type="float">
            <text:p>2003030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2" calcext:value-type="float">
            <text:p>32.0000</text:p>
          </table:table-cell>
          <table:table-cell office:value-type="float" office:value="53.1724" calcext:value-type="float">
            <text:p>53.1724</text:p>
          </table:table-cell>
          <table:table-cell office:value-type="float" office:value="11.7491" calcext:value-type="float">
            <text:p>11.7491</text:p>
          </table:table-cell>
          <table:table-cell office:value-type="string" calcext:value-type="string">
            <text:p><text:s/>Karst�dt/Prignitz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19990902" calcext:value-type="float">
            <text:p>19990902</text:p>
          </table:table-cell>
          <table:table-cell office:value-type="float" office:value="20131031" calcext:value-type="float">
            <text:p>20131031</text:p>
          </table:table-cell>
          <table:table-cell office:value-type="float" office:value="231" calcext:value-type="float">
            <text:p>231.0000</text:p>
          </table:table-cell>
          <table:table-cell office:value-type="float" office:value="51.2963" calcext:value-type="float">
            <text:p>51.2963</text:p>
          </table:table-cell>
          <table:table-cell office:value-type="float" office:value="9.4424" calcext:value-type="float">
            <text:p>9.4424</text:p>
          </table:table-cell>
          <table:table-cell office:value-type="string" calcext:value-type="string">
            <text:p><text:s/>Kassel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20020618" calcext:value-type="float">
            <text:p>2002061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25" calcext:value-type="float">
            <text:p>425.0000</text:p>
          </table:table-cell>
          <table:table-cell office:value-type="float" office:value="49.3658" calcext:value-type="float">
            <text:p>49.3658</text:p>
          </table:table-cell>
          <table:table-cell office:value-type="float" office:value="11.6925" calcext:value-type="float">
            <text:p>11.6925</text:p>
          </table:table-cell>
          <table:table-cell office:value-type="string" calcext:value-type="string">
            <text:p><text:s/>Kastl, Kreis Amberg-Sul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20020724" calcext:value-type="float">
            <text:p>2002072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52" calcext:value-type="float">
            <text:p>452.0000</text:p>
          </table:table-cell>
          <table:table-cell office:value-type="float" office:value="50.5467" calcext:value-type="float">
            <text:p>50.5467</text:p>
          </table:table-cell>
          <table:table-cell office:value-type="float" office:value="11.0317" calcext:value-type="float">
            <text:p>11.0317</text:p>
          </table:table-cell>
          <table:table-cell office:value-type="string" calcext:value-type="string">
            <text:p><text:s/>Katzh�tte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20021204" calcext:value-type="float">
            <text:p>20021204</text:p>
          </table:table-cell>
          <table:table-cell office:value-type="float" office:value="20160331" calcext:value-type="float">
            <text:p>20160331</text:p>
          </table:table-cell>
          <table:table-cell office:value-type="float" office:value="716" calcext:value-type="float">
            <text:p>716.0000</text:p>
          </table:table-cell>
          <table:table-cell office:value-type="float" office:value="47.8652" calcext:value-type="float">
            <text:p>47.8652</text:p>
          </table:table-cell>
          <table:table-cell office:value-type="float" office:value="10.6007" calcext:value-type="float">
            <text:p>10.6007</text:p>
          </table:table-cell>
          <table:table-cell office:value-type="string" calcext:value-type="string">
            <text:p><text:s/>Kaufbeur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0060101" calcext:value-type="float">
            <text:p>20060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41" calcext:value-type="float">
            <text:p>141.0000</text:p>
          </table:table-cell>
          <table:table-cell office:value-type="float" office:value="48.5576" calcext:value-type="float">
            <text:p>48.5576</text:p>
          </table:table-cell>
          <table:table-cell office:value-type="float" office:value="7.88" calcext:value-type="float">
            <text:p>7.8800</text:p>
          </table:table-cell>
          <table:table-cell office:value-type="string" calcext:value-type="string">
            <text:p><text:s/>Kehl-Odelshof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0020921" calcext:value-type="float">
            <text:p>2002092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350" calcext:value-type="float">
            <text:p>350.0000</text:p>
          </table:table-cell>
          <table:table-cell office:value-type="float" office:value="48.9244" calcext:value-type="float">
            <text:p>48.9244</text:p>
          </table:table-cell>
          <table:table-cell office:value-type="float" office:value="11.85" calcext:value-type="float">
            <text:p>11.8500</text:p>
          </table:table-cell>
          <table:table-cell office:value-type="string" calcext:value-type="string">
            <text:p><text:s/>Kelheim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20020912" calcext:value-type="float">
            <text:p>20020912</text:p>
          </table:table-cell>
          <table:table-cell office:value-type="float" office:value="20210331" calcext:value-type="float">
            <text:p>20210331</text:p>
          </table:table-cell>
          <table:table-cell office:value-type="float" office:value="460" calcext:value-type="float">
            <text:p>460.0000</text:p>
          </table:table-cell>
          <table:table-cell office:value-type="float" office:value="49.8671" calcext:value-type="float">
            <text:p>49.8671</text:p>
          </table:table-cell>
          <table:table-cell office:value-type="float" office:value="11.8807" calcext:value-type="float">
            <text:p>11.8807</text:p>
          </table:table-cell>
          <table:table-cell office:value-type="string" calcext:value-type="string">
            <text:p><text:s/>Kemnat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19920430" calcext:value-type="float">
            <text:p>1992043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705" calcext:value-type="float">
            <text:p>705.0000</text:p>
          </table:table-cell>
          <table:table-cell office:value-type="float" office:value="47.7233" calcext:value-type="float">
            <text:p>47.7233</text:p>
          </table:table-cell>
          <table:table-cell office:value-type="float" office:value="10.3348" calcext:value-type="float">
            <text:p>10.3348</text:p>
          </table:table-cell>
          <table:table-cell office:value-type="string" calcext:value-type="string">
            <text:p><text:s/>Kempt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0081220" calcext:value-type="float">
            <text:p>2008122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28" calcext:value-type="float">
            <text:p>428.0000</text:p>
          </table:table-cell>
          <table:table-cell office:value-type="float" office:value="51.334" calcext:value-type="float">
            <text:p>51.3340</text:p>
          </table:table-cell>
          <table:table-cell office:value-type="float" office:value="10.529" calcext:value-type="float">
            <text:p>10.5290</text:p>
          </table:table-cell>
          <table:table-cell office:value-type="string" calcext:value-type="string">
            <text:p><text:s/>Helbed�ndorf-Keula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0130501" calcext:value-type="float">
            <text:p>201305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8" calcext:value-type="float">
            <text:p>28.0000</text:p>
          </table:table-cell>
          <table:table-cell office:value-type="float" office:value="54.3776" calcext:value-type="float">
            <text:p>54.3776</text:p>
          </table:table-cell>
          <table:table-cell office:value-type="float" office:value="10.1424" calcext:value-type="float">
            <text:p>10.1424</text:p>
          </table:table-cell>
          <table:table-cell office:value-type="string" calcext:value-type="string">
            <text:p><text:s/>Kiel-Holtenau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0060808" calcext:value-type="float">
            <text:p>2006080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32" calcext:value-type="float">
            <text:p>432.0000</text:p>
          </table:table-cell>
          <table:table-cell office:value-type="float" office:value="49.1804" calcext:value-type="float">
            <text:p>49.1804</text:p>
          </table:table-cell>
          <table:table-cell office:value-type="float" office:value="9.98" calcext:value-type="float">
            <text:p>9.9800</text:p>
          </table:table-cell>
          <table:table-cell office:value-type="string" calcext:value-type="string">
            <text:p><text:s/>Kirchberg/Jagst-Herbold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0050825" calcext:value-type="float">
            <text:p>2005082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4" calcext:value-type="float">
            <text:p>34.0000</text:p>
          </table:table-cell>
          <table:table-cell office:value-type="float" office:value="52.6007" calcext:value-type="float">
            <text:p>52.6007</text:p>
          </table:table-cell>
          <table:table-cell office:value-type="float" office:value="8.8522" calcext:value-type="float">
            <text:p>8.8522</text:p>
          </table:table-cell>
          <table:table-cell office:value-type="string" calcext:value-type="string">
            <text:p><text:s/>Kirchdorf, Kreis Diepho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20030723" calcext:value-type="float">
            <text:p>2003072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4" calcext:value-type="float">
            <text:p>14.0000</text:p>
          </table:table-cell>
          <table:table-cell office:value-type="float" office:value="53.9995" calcext:value-type="float">
            <text:p>53.9995</text:p>
          </table:table-cell>
          <table:table-cell office:value-type="float" office:value="11.4341" calcext:value-type="float">
            <text:p>11.4341</text:p>
          </table:table-cell>
          <table:table-cell office:value-type="string" calcext:value-type="string">
            <text:p><text:s/>Kirchdorf/Poel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20021011" calcext:value-type="float">
            <text:p>2002101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81" calcext:value-type="float">
            <text:p>181.0000</text:p>
          </table:table-cell>
          <table:table-cell office:value-type="float" office:value="49.789" calcext:value-type="float">
            <text:p>49.7890</text:p>
          </table:table-cell>
          <table:table-cell office:value-type="float" office:value="7.4853" calcext:value-type="float">
            <text:p>7.4853</text:p>
          </table:table-cell>
          <table:table-cell office:value-type="string" calcext:value-type="string">
            <text:p><text:s/>Kirn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19950602" calcext:value-type="float">
            <text:p>1995060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82" calcext:value-type="float">
            <text:p>282.0000</text:p>
          </table:table-cell>
          <table:table-cell office:value-type="float" office:value="50.224" calcext:value-type="float">
            <text:p>50.2240</text:p>
          </table:table-cell>
          <table:table-cell office:value-type="float" office:value="10.0792" calcext:value-type="float">
            <text:p>10.0792</text:p>
          </table:table-cell>
          <table:table-cell office:value-type="string" calcext:value-type="string">
            <text:p><text:s/>Kissingen, Bad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0041103" calcext:value-type="float">
            <text:p>20041103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193" calcext:value-type="float">
            <text:p>193.0000</text:p>
          </table:table-cell>
          <table:table-cell office:value-type="float" office:value="49.7363" calcext:value-type="float">
            <text:p>49.7363</text:p>
          </table:table-cell>
          <table:table-cell office:value-type="float" office:value="10.1781" calcext:value-type="float">
            <text:p>10.1781</text:p>
          </table:table-cell>
          <table:table-cell office:value-type="string" calcext:value-type="string">
            <text:p><text:s/>Kitzing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19921002" calcext:value-type="float">
            <text:p>1992100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822" calcext:value-type="float">
            <text:p>822.0000</text:p>
          </table:table-cell>
          <table:table-cell office:value-type="float" office:value="50.2218" calcext:value-type="float">
            <text:p>50.2218</text:p>
          </table:table-cell>
          <table:table-cell office:value-type="float" office:value="8.4469" calcext:value-type="float">
            <text:p>8.4469</text:p>
          </table:table-cell>
          <table:table-cell office:value-type="string" calcext:value-type="string">
            <text:p><text:s/>Kleiner Feldberg/Taunus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20040811" calcext:value-type="float">
            <text:p>2004081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732" calcext:value-type="float">
            <text:p>732.0000</text:p>
          </table:table-cell>
          <table:table-cell office:value-type="float" office:value="50.8458" calcext:value-type="float">
            <text:p>50.8458</text:p>
          </table:table-cell>
          <table:table-cell office:value-type="float" office:value="10.4803" calcext:value-type="float">
            <text:p>10.4803</text:p>
          </table:table-cell>
          <table:table-cell office:value-type="string" calcext:value-type="string">
            <text:p><text:s/>Kleiner Inselsberg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20030317" calcext:value-type="float">
            <text:p>2003031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8" calcext:value-type="float">
            <text:p>38.0000</text:p>
          </table:table-cell>
          <table:table-cell office:value-type="float" office:value="52.739" calcext:value-type="float">
            <text:p>52.7390</text:p>
          </table:table-cell>
          <table:table-cell office:value-type="float" office:value="12.4984" calcext:value-type="float">
            <text:p>12.4984</text:p>
          </table:table-cell>
          <table:table-cell office:value-type="string" calcext:value-type="string">
            <text:p><text:s/>Kle�en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20030430" calcext:value-type="float">
            <text:p>2003043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28" calcext:value-type="float">
            <text:p>128.0000</text:p>
          </table:table-cell>
          <table:table-cell office:value-type="float" office:value="51.5554" calcext:value-type="float">
            <text:p>51.5554</text:p>
          </table:table-cell>
          <table:table-cell office:value-type="float" office:value="13.8845" calcext:value-type="float">
            <text:p>13.8845</text:p>
          </table:table-cell>
          <table:table-cell office:value-type="string" calcext:value-type="string">
            <text:p><text:s/>Klettwitz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20021023" calcext:value-type="float">
            <text:p>20021023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6" calcext:value-type="float">
            <text:p>46.0000</text:p>
          </table:table-cell>
          <table:table-cell office:value-type="float" office:value="51.7612" calcext:value-type="float">
            <text:p>51.7612</text:p>
          </table:table-cell>
          <table:table-cell office:value-type="float" office:value="6.0954" calcext:value-type="float">
            <text:p>6.0954</text:p>
          </table:table-cell>
          <table:table-cell office:value-type="string" calcext:value-type="string">
            <text:p><text:s/>Kleve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19921106" calcext:value-type="float">
            <text:p>19921106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974" calcext:value-type="float">
            <text:p>974.0000</text:p>
          </table:table-cell>
          <table:table-cell office:value-type="float" office:value="48.1054" calcext:value-type="float">
            <text:p>48.1054</text:p>
          </table:table-cell>
          <table:table-cell office:value-type="float" office:value="8.7548" calcext:value-type="float">
            <text:p>8.7548</text:p>
          </table:table-cell>
          <table:table-cell office:value-type="string" calcext:value-type="string">
            <text:p><text:s/>Klippeneck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20040419" calcext:value-type="float">
            <text:p>20040419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90" calcext:value-type="float">
            <text:p>90.0000</text:p>
          </table:table-cell>
          <table:table-cell office:value-type="float" office:value="51.5185" calcext:value-type="float">
            <text:p>51.5185</text:p>
          </table:table-cell>
          <table:table-cell office:value-type="float" office:value="12.9065" calcext:value-type="float">
            <text:p>12.9065</text:p>
          </table:table-cell>
          <table:table-cell office:value-type="string" calcext:value-type="string">
            <text:p><text:s/>Klitzschen bei Torgau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20031010" calcext:value-type="float">
            <text:p>20031010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805" calcext:value-type="float">
            <text:p>805.0000</text:p>
          </table:table-cell>
          <table:table-cell office:value-type="float" office:value="47.5699" calcext:value-type="float">
            <text:p>47.5699</text:p>
          </table:table-cell>
          <table:table-cell office:value-type="float" office:value="11.3006" calcext:value-type="float">
            <text:p>11.3006</text:p>
          </table:table-cell>
          <table:table-cell office:value-type="string" calcext:value-type="string">
            <text:p><text:s/>Kochel-Einsiedl (Kraftw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20061018" calcext:value-type="float">
            <text:p>2006101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9" calcext:value-type="float">
            <text:p>59.0000</text:p>
          </table:table-cell>
          <table:table-cell office:value-type="float" office:value="52.5233" calcext:value-type="float">
            <text:p>52.5233</text:p>
          </table:table-cell>
          <table:table-cell office:value-type="float" office:value="11.1261" calcext:value-type="float">
            <text:p>11.1261</text:p>
          </table:table-cell>
          <table:table-cell office:value-type="string" calcext:value-type="string">
            <text:p><text:s/>K�ckte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19931112" calcext:value-type="float">
            <text:p>1993111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92" calcext:value-type="float">
            <text:p>92.0000</text:p>
          </table:table-cell>
          <table:table-cell office:value-type="float" office:value="50.8646" calcext:value-type="float">
            <text:p>50.8646</text:p>
          </table:table-cell>
          <table:table-cell office:value-type="float" office:value="7.1575" calcext:value-type="float">
            <text:p>7.1575</text:p>
          </table:table-cell>
          <table:table-cell office:value-type="string" calcext:value-type="string">
            <text:p><text:s/>K�ln-Bonn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20070608" calcext:value-type="float">
            <text:p>2007060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3" calcext:value-type="float">
            <text:p>53.0000</text:p>
          </table:table-cell>
          <table:table-cell office:value-type="float" office:value="52.1331" calcext:value-type="float">
            <text:p>52.1331</text:p>
          </table:table-cell>
          <table:table-cell office:value-type="float" office:value="11.7757" calcext:value-type="float">
            <text:p>11.7757</text:p>
          </table:table-cell>
          <table:table-cell office:value-type="string" calcext:value-type="string">
            <text:p><text:s/>K�nigsborn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20061001" calcext:value-type="float">
            <text:p>200610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730" calcext:value-type="float">
            <text:p>730.0000</text:p>
          </table:table-cell>
          <table:table-cell office:value-type="float" office:value="48.1413" calcext:value-type="float">
            <text:p>48.1413</text:p>
          </table:table-cell>
          <table:table-cell office:value-type="float" office:value="8.4285" calcext:value-type="float">
            <text:p>8.4285</text:p>
          </table:table-cell>
          <table:table-cell office:value-type="string" calcext:value-type="string">
            <text:p><text:s/>K�nigsfeld/Schwarzwald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20050406" calcext:value-type="float">
            <text:p>20050406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89" calcext:value-type="float">
            <text:p>289.0000</text:p>
          </table:table-cell>
          <table:table-cell office:value-type="float" office:value="50.284" calcext:value-type="float">
            <text:p>50.2840</text:p>
          </table:table-cell>
          <table:table-cell office:value-type="float" office:value="10.4456" calcext:value-type="float">
            <text:p>10.4456</text:p>
          </table:table-cell>
          <table:table-cell office:value-type="string" calcext:value-type="string">
            <text:p><text:s/>K�nigshofen, Bad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0" calcext:value-type="float">
            <text:p>40.0000</text:p>
          </table:table-cell>
          <table:table-cell office:value-type="float" office:value="53.2279" calcext:value-type="float">
            <text:p>53.2279</text:p>
          </table:table-cell>
          <table:table-cell office:value-type="float" office:value="9.6527" calcext:value-type="float">
            <text:p>9.6527</text:p>
          </table:table-cell>
          <table:table-cell office:value-type="string" calcext:value-type="string">
            <text:p><text:s/>K�nigsmoor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0041025" calcext:value-type="float">
            <text:p>2004102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16" calcext:value-type="float">
            <text:p>416.0000</text:p>
          </table:table-cell>
          <table:table-cell office:value-type="float" office:value="48.8302" calcext:value-type="float">
            <text:p>48.8302</text:p>
          </table:table-cell>
          <table:table-cell office:value-type="float" office:value="11.4872" calcext:value-type="float">
            <text:p>11.4872</text:p>
          </table:table-cell>
          <table:table-cell office:value-type="string" calcext:value-type="string">
            <text:p><text:s/>K�sch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20030606" calcext:value-type="float">
            <text:p>20030606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76" calcext:value-type="float">
            <text:p>76.0000</text:p>
          </table:table-cell>
          <table:table-cell office:value-type="float" office:value="51.7511" calcext:value-type="float">
            <text:p>51.7511</text:p>
          </table:table-cell>
          <table:table-cell office:value-type="float" office:value="12.0094" calcext:value-type="float">
            <text:p>12.0094</text:p>
          </table:table-cell>
          <table:table-cell office:value-type="string" calcext:value-type="string">
            <text:p><text:s/>K�then (Anhalt)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20060607" calcext:value-type="float">
            <text:p>20060607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742" calcext:value-type="float">
            <text:p>742.0000</text:p>
          </table:table-cell>
          <table:table-cell office:value-type="float" office:value="47.6652" calcext:value-type="float">
            <text:p>47.6652</text:p>
          </table:table-cell>
          <table:table-cell office:value-type="float" office:value="11.0805" calcext:value-type="float">
            <text:p>11.0805</text:p>
          </table:table-cell>
          <table:table-cell office:value-type="string" calcext:value-type="string">
            <text:p><text:s/>Kohlgrub, Bad (Rosshof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20021121" calcext:value-type="float">
            <text:p>2002112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30" calcext:value-type="float">
            <text:p>230.0000</text:p>
          </table:table-cell>
          <table:table-cell office:value-type="float" office:value="49.9164" calcext:value-type="float">
            <text:p>49.9164</text:p>
          </table:table-cell>
          <table:table-cell office:value-type="float" office:value="10.2363" calcext:value-type="float">
            <text:p>10.2363</text:p>
          </table:table-cell>
          <table:table-cell office:value-type="string" calcext:value-type="string">
            <text:p><text:s/>Kolitzheim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19930813" calcext:value-type="float">
            <text:p>1993081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28" calcext:value-type="float">
            <text:p>428.0000</text:p>
          </table:table-cell>
          <table:table-cell office:value-type="float" office:value="47.6952" calcext:value-type="float">
            <text:p>47.6952</text:p>
          </table:table-cell>
          <table:table-cell office:value-type="float" office:value="9.1307" calcext:value-type="float">
            <text:p>9.1307</text:p>
          </table:table-cell>
          <table:table-cell office:value-type="string" calcext:value-type="string">
            <text:p><text:s/>Konstanz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20020704" calcext:value-type="float">
            <text:p>2002070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58" calcext:value-type="float">
            <text:p>458.0000</text:p>
          </table:table-cell>
          <table:table-cell office:value-type="float" office:value="51.288" calcext:value-type="float">
            <text:p>51.2880</text:p>
          </table:table-cell>
          <table:table-cell office:value-type="float" office:value="8.7928" calcext:value-type="float">
            <text:p>8.7928</text:p>
          </table:table-cell>
          <table:table-cell office:value-type="string" calcext:value-type="string">
            <text:p><text:s/>Korbach-Rhena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20060101" calcext:value-type="float">
            <text:p>20060101</text:p>
          </table:table-cell>
          <table:table-cell office:value-type="float" office:value="20070430" calcext:value-type="float">
            <text:p>20070430</text:p>
          </table:table-cell>
          <table:table-cell office:value-type="float" office:value="596" calcext:value-type="float">
            <text:p>596.0000</text:p>
          </table:table-cell>
          <table:table-cell office:value-type="float" office:value="48.0135" calcext:value-type="float">
            <text:p>48.0135</text:p>
          </table:table-cell>
          <table:table-cell office:value-type="float" office:value="9.2456" calcext:value-type="float">
            <text:p>9.2456</text:p>
          </table:table-cell>
          <table:table-cell office:value-type="string" calcext:value-type="string">
            <text:p><text:s/>Krauchenwies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20040908" calcext:value-type="float">
            <text:p>2004090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6" calcext:value-type="float">
            <text:p>46.0000</text:p>
          </table:table-cell>
          <table:table-cell office:value-type="float" office:value="52.7277" calcext:value-type="float">
            <text:p>52.7277</text:p>
          </table:table-cell>
          <table:table-cell office:value-type="float" office:value="13.0121" calcext:value-type="float">
            <text:p>13.0121</text:p>
          </table:table-cell>
          <table:table-cell office:value-type="string" calcext:value-type="string">
            <text:p><text:s/>Kremmen-Gro� Ziethen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20051206" calcext:value-type="float">
            <text:p>20051206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" calcext:value-type="float">
            <text:p>2.0000</text:p>
          </table:table-cell>
          <table:table-cell office:value-type="float" office:value="54.3237" calcext:value-type="float">
            <text:p>54.3237</text:p>
          </table:table-cell>
          <table:table-cell office:value-type="float" office:value="9.0247" calcext:value-type="float">
            <text:p>9.0247</text:p>
          </table:table-cell>
          <table:table-cell office:value-type="string" calcext:value-type="string">
            <text:p><text:s/>Krempel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20030417" calcext:value-type="float">
            <text:p>2003041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897" calcext:value-type="float">
            <text:p>897.0000</text:p>
          </table:table-cell>
          <table:table-cell office:value-type="float" office:value="47.6105" calcext:value-type="float">
            <text:p>47.6105</text:p>
          </table:table-cell>
          <table:table-cell office:value-type="float" office:value="11.6462" calcext:value-type="float">
            <text:p>11.6462</text:p>
          </table:table-cell>
          <table:table-cell office:value-type="string" calcext:value-type="string">
            <text:p><text:s/>Kreuth-Glash�tt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20040801" calcext:value-type="float">
            <text:p>200408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2" calcext:value-type="float">
            <text:p>52.0000</text:p>
          </table:table-cell>
          <table:table-cell office:value-type="float" office:value="54.0805" calcext:value-type="float">
            <text:p>54.0805</text:p>
          </table:table-cell>
          <table:table-cell office:value-type="float" office:value="11.7425" calcext:value-type="float">
            <text:p>11.7425</text:p>
          </table:table-cell>
          <table:table-cell office:value-type="string" calcext:value-type="string">
            <text:p><text:s/>Gersdorf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20050801" calcext:value-type="float">
            <text:p>200508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10" calcext:value-type="float">
            <text:p>310.0000</text:p>
          </table:table-cell>
          <table:table-cell office:value-type="float" office:value="50.2524" calcext:value-type="float">
            <text:p>50.2524</text:p>
          </table:table-cell>
          <table:table-cell office:value-type="float" office:value="11.3209" calcext:value-type="float">
            <text:p>11.3209</text:p>
          </table:table-cell>
          <table:table-cell office:value-type="string" calcext:value-type="string">
            <text:p><text:s/>Krona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20031008" calcext:value-type="float">
            <text:p>20031008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873" calcext:value-type="float">
            <text:p>873.0000</text:p>
          </table:table-cell>
          <table:table-cell office:value-type="float" office:value="47.5041" calcext:value-type="float">
            <text:p>47.5041</text:p>
          </table:table-cell>
          <table:table-cell office:value-type="float" office:value="11.2814" calcext:value-type="float">
            <text:p>11.2814</text:p>
          </table:table-cell>
          <table:table-cell office:value-type="string" calcext:value-type="string">
            <text:p><text:s/>Kr�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20051201" calcext:value-type="float">
            <text:p>200512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" calcext:value-type="float">
            <text:p>1.0000</text:p>
          </table:table-cell>
          <table:table-cell office:value-type="float" office:value="53.5039" calcext:value-type="float">
            <text:p>53.5039</text:p>
          </table:table-cell>
          <table:table-cell office:value-type="float" office:value="7.1217" calcext:value-type="float">
            <text:p>7.1217</text:p>
          </table:table-cell>
          <table:table-cell office:value-type="string" calcext:value-type="string">
            <text:p><text:s/>Norden-Leybuchtpolder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20040921" calcext:value-type="float">
            <text:p>2004092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3" calcext:value-type="float">
            <text:p>63.0000</text:p>
          </table:table-cell>
          <table:table-cell office:value-type="float" office:value="53.1486" calcext:value-type="float">
            <text:p>53.1486</text:p>
          </table:table-cell>
          <table:table-cell office:value-type="float" office:value="12.0851" calcext:value-type="float">
            <text:p>12.0851</text:p>
          </table:table-cell>
          <table:table-cell office:value-type="string" calcext:value-type="string">
            <text:p><text:s/>Kuhbier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20050101" calcext:value-type="float">
            <text:p>20050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54" calcext:value-type="float">
            <text:p>354.0000</text:p>
          </table:table-cell>
          <table:table-cell office:value-type="float" office:value="49.2428" calcext:value-type="float">
            <text:p>49.2428</text:p>
          </table:table-cell>
          <table:table-cell office:value-type="float" office:value="9.6786" calcext:value-type="float">
            <text:p>9.6786</text:p>
          </table:table-cell>
          <table:table-cell office:value-type="string" calcext:value-type="string">
            <text:p><text:s/>Kupferzell-Rechba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20020822" calcext:value-type="float">
            <text:p>2002082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98" calcext:value-type="float">
            <text:p>498.0000</text:p>
          </table:table-cell>
          <table:table-cell office:value-type="float" office:value="48.3737" calcext:value-type="float">
            <text:p>48.3737</text:p>
          </table:table-cell>
          <table:table-cell office:value-type="float" office:value="10.7604" calcext:value-type="float">
            <text:p>10.7604</text:p>
          </table:table-cell>
          <table:table-cell office:value-type="string" calcext:value-type="string">
            <text:p><text:s/>Diedorf/Schwaben-Bibu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19920316" calcext:value-type="float">
            <text:p>19920316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0" calcext:value-type="float">
            <text:p>40.0000</text:p>
          </table:table-cell>
          <table:table-cell office:value-type="float" office:value="52.9362" calcext:value-type="float">
            <text:p>52.9362</text:p>
          </table:table-cell>
          <table:table-cell office:value-type="float" office:value="12.4093" calcext:value-type="float">
            <text:p>12.4093</text:p>
          </table:table-cell>
          <table:table-cell office:value-type="string" calcext:value-type="string">
            <text:p><text:s/>Kyritz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20061031" calcext:value-type="float">
            <text:p>2006103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50" calcext:value-type="float">
            <text:p>150.0000</text:p>
          </table:table-cell>
          <table:table-cell office:value-type="float" office:value="51.9446" calcext:value-type="float">
            <text:p>51.9446</text:p>
          </table:table-cell>
          <table:table-cell office:value-type="float" office:value="8.7749" calcext:value-type="float">
            <text:p>8.7749</text:p>
          </table:table-cell>
          <table:table-cell office:value-type="string" calcext:value-type="string">
            <text:p><text:s/>Lage, Kreis Lippe-H�rst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19960829" calcext:value-type="float">
            <text:p>19960829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56" calcext:value-type="float">
            <text:p>156.0000</text:p>
          </table:table-cell>
          <table:table-cell office:value-type="float" office:value="48.3647" calcext:value-type="float">
            <text:p>48.3647</text:p>
          </table:table-cell>
          <table:table-cell office:value-type="float" office:value="7.828" calcext:value-type="float">
            <text:p>7.8280</text:p>
          </table:table-cell>
          <table:table-cell office:value-type="string" calcext:value-type="string">
            <text:p><text:s/>Lahr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20020904" calcext:value-type="float">
            <text:p>2002090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87" calcext:value-type="float">
            <text:p>687.0000</text:p>
          </table:table-cell>
          <table:table-cell office:value-type="float" office:value="48.5122" calcext:value-type="float">
            <text:p>48.5122</text:p>
          </table:table-cell>
          <table:table-cell office:value-type="float" office:value="9.7644" calcext:value-type="float">
            <text:p>9.7644</text:p>
          </table:table-cell>
          <table:table-cell office:value-type="string" calcext:value-type="string">
            <text:p><text:s/>Merkling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5" calcext:value-type="float">
            <text:p>25.0000</text:p>
          </table:table-cell>
          <table:table-cell office:value-type="float" office:value="53.6369" calcext:value-type="float">
            <text:p>53.6369</text:p>
          </table:table-cell>
          <table:table-cell office:value-type="float" office:value="9.0979" calcext:value-type="float">
            <text:p>9.0979</text:p>
          </table:table-cell>
          <table:table-cell office:value-type="string" calcext:value-type="string">
            <text:p><text:s/>Lamstedt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20061020" calcext:value-type="float">
            <text:p>2006102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10" calcext:value-type="float">
            <text:p>210.0000</text:p>
          </table:table-cell>
          <table:table-cell office:value-type="float" office:value="51.9262" calcext:value-type="float">
            <text:p>51.9262</text:p>
          </table:table-cell>
          <table:table-cell office:value-type="float" office:value="10.3461" calcext:value-type="float">
            <text:p>10.3461</text:p>
          </table:table-cell>
          <table:table-cell office:value-type="string" calcext:value-type="string">
            <text:p><text:s/>Langelsheim-Astfeld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20070825" calcext:value-type="float">
            <text:p>2007082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3" calcext:value-type="float">
            <text:p>13.0000</text:p>
          </table:table-cell>
          <table:table-cell office:value-type="float" office:value="53.6956" calcext:value-type="float">
            <text:p>53.6956</text:p>
          </table:table-cell>
          <table:table-cell office:value-type="float" office:value="8.6291" calcext:value-type="float">
            <text:p>8.6291</text:p>
          </table:table-cell>
          <table:table-cell office:value-type="string" calcext:value-type="string">
            <text:p><text:s/>Langen-Hol�el, Kreis Cu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20061010" calcext:value-type="float">
            <text:p>2006101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778" calcext:value-type="float">
            <text:p>778.0000</text:p>
          </table:table-cell>
          <table:table-cell office:value-type="float" office:value="48.1994" calcext:value-type="float">
            <text:p>48.1994</text:p>
          </table:table-cell>
          <table:table-cell office:value-type="float" office:value="9.3327" calcext:value-type="float">
            <text:p>9.3327</text:p>
          </table:table-cell>
          <table:table-cell office:value-type="string" calcext:value-type="string">
            <text:p><text:s/>Langenenslingen-Ittenha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20030722" calcext:value-type="float">
            <text:p>20030722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91" calcext:value-type="float">
            <text:p>91.0000</text:p>
          </table:table-cell>
          <table:table-cell office:value-type="float" office:value="51.9173" calcext:value-type="float">
            <text:p>51.9173</text:p>
          </table:table-cell>
          <table:table-cell office:value-type="float" office:value="13.0878" calcext:value-type="float">
            <text:p>13.0878</text:p>
          </table:table-cell>
          <table:table-cell office:value-type="string" calcext:value-type="string">
            <text:p><text:s/>Langenlipsdorf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20020912" calcext:value-type="float">
            <text:p>2002091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71" calcext:value-type="float">
            <text:p>371.0000</text:p>
          </table:table-cell>
          <table:table-cell office:value-type="float" office:value="49.5076" calcext:value-type="float">
            <text:p>49.5076</text:p>
          </table:table-cell>
          <table:table-cell office:value-type="float" office:value="10.7885" calcext:value-type="float">
            <text:p>10.7885</text:p>
          </table:table-cell>
          <table:table-cell office:value-type="string" calcext:value-type="string">
            <text:p><text:s/>Langenzen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19930122" calcext:value-type="float">
            <text:p>1993012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17" calcext:value-type="float">
            <text:p>117.0000</text:p>
          </table:table-cell>
          <table:table-cell office:value-type="float" office:value="51.3909" calcext:value-type="float">
            <text:p>51.3909</text:p>
          </table:table-cell>
          <table:table-cell office:value-type="float" office:value="11.8786" calcext:value-type="float">
            <text:p>11.8786</text:p>
          </table:table-cell>
          <table:table-cell office:value-type="string" calcext:value-type="string">
            <text:p><text:s/>Lauchst�dt, Bad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20050705" calcext:value-type="float">
            <text:p>2005070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19" calcext:value-type="float">
            <text:p>319.0000</text:p>
          </table:table-cell>
          <table:table-cell office:value-type="float" office:value="49.5522" calcext:value-type="float">
            <text:p>49.5522</text:p>
          </table:table-cell>
          <table:table-cell office:value-type="float" office:value="9.6345" calcext:value-type="float">
            <text:p>9.6345</text:p>
          </table:table-cell>
          <table:table-cell office:value-type="string" calcext:value-type="string">
            <text:p><text:s/>Lauda-K�nigshofen-Heckf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20020213" calcext:value-type="float">
            <text:p>20020213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310" calcext:value-type="float">
            <text:p>310.0000</text:p>
          </table:table-cell>
          <table:table-cell office:value-type="float" office:value="49.5042" calcext:value-type="float">
            <text:p>49.5042</text:p>
          </table:table-cell>
          <table:table-cell office:value-type="float" office:value="11.2736" calcext:value-type="float">
            <text:p>11.2736</text:p>
          </table:table-cell>
          <table:table-cell office:value-type="string" calcext:value-type="string">
            <text:p><text:s/>Lauf/Pegnitz (Kl�ranla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20021017" calcext:value-type="float">
            <text:p>20021017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30" calcext:value-type="float">
            <text:p>430.0000</text:p>
          </table:table-cell>
          <table:table-cell office:value-type="float" office:value="47.9522" calcext:value-type="float">
            <text:p>47.9522</text:p>
          </table:table-cell>
          <table:table-cell office:value-type="float" office:value="12.8978" calcext:value-type="float">
            <text:p>12.8978</text:p>
          </table:table-cell>
          <table:table-cell office:value-type="string" calcext:value-type="string">
            <text:p><text:s/>Laufen/Obb.-Lebenau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20060901" calcext:value-type="float">
            <text:p>200609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05" calcext:value-type="float">
            <text:p>305.0000</text:p>
          </table:table-cell>
          <table:table-cell office:value-type="float" office:value="51.5957" calcext:value-type="float">
            <text:p>51.5957</text:p>
          </table:table-cell>
          <table:table-cell office:value-type="float" office:value="10.463" calcext:value-type="float">
            <text:p>10.4630</text:p>
          </table:table-cell>
          <table:table-cell office:value-type="string" calcext:value-type="string">
            <text:p><text:s/>Lauterberg,Bad-Bartolf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0071018" calcext:value-type="float">
            <text:p>2007101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08" calcext:value-type="float">
            <text:p>208.0000</text:p>
          </table:table-cell>
          <table:table-cell office:value-type="float" office:value="49.709" calcext:value-type="float">
            <text:p>49.7090</text:p>
          </table:table-cell>
          <table:table-cell office:value-type="float" office:value="8.6908" calcext:value-type="float">
            <text:p>8.6908</text:p>
          </table:table-cell>
          <table:table-cell office:value-type="string" calcext:value-type="string">
            <text:p><text:s/>Lautertal/Odenwald-Reic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19990202" calcext:value-type="float">
            <text:p>1999020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7" calcext:value-type="float">
            <text:p>7.0000</text:p>
          </table:table-cell>
          <table:table-cell office:value-type="float" office:value="54.7903" calcext:value-type="float">
            <text:p>54.7903</text:p>
          </table:table-cell>
          <table:table-cell office:value-type="float" office:value="8.9514" calcext:value-type="float">
            <text:p>8.9514</text:p>
          </table:table-cell>
          <table:table-cell office:value-type="string" calcext:value-type="string">
            <text:p><text:s/>Leck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19911104" calcext:value-type="float">
            <text:p>1991110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56" calcext:value-type="float">
            <text:p>356.0000</text:p>
          </table:table-cell>
          <table:table-cell office:value-type="float" office:value="51.3932" calcext:value-type="float">
            <text:p>51.3932</text:p>
          </table:table-cell>
          <table:table-cell office:value-type="float" office:value="10.3123" calcext:value-type="float">
            <text:p>10.3123</text:p>
          </table:table-cell>
          <table:table-cell office:value-type="string" calcext:value-type="string">
            <text:p><text:s/>Leinefelde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19970206" calcext:value-type="float">
            <text:p>19970206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38" calcext:value-type="float">
            <text:p>138.0000</text:p>
          </table:table-cell>
          <table:table-cell office:value-type="float" office:value="51.3151" calcext:value-type="float">
            <text:p>51.3151</text:p>
          </table:table-cell>
          <table:table-cell office:value-type="float" office:value="12.4462" calcext:value-type="float">
            <text:p>12.4462</text:p>
          </table:table-cell>
          <table:table-cell office:value-type="string" calcext:value-type="string">
            <text:p><text:s/>Leipzig-Holzhausen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19911101" calcext:value-type="float">
            <text:p>19911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31" calcext:value-type="float">
            <text:p>131.0000</text:p>
          </table:table-cell>
          <table:table-cell office:value-type="float" office:value="51.4347" calcext:value-type="float">
            <text:p>51.4347</text:p>
          </table:table-cell>
          <table:table-cell office:value-type="float" office:value="12.2396" calcext:value-type="float">
            <text:p>12.2396</text:p>
          </table:table-cell>
          <table:table-cell office:value-type="string" calcext:value-type="string">
            <text:p><text:s/>Leipzig/Halle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20060831" calcext:value-type="float">
            <text:p>2006083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286" calcext:value-type="float">
            <text:p>286.0000</text:p>
          </table:table-cell>
          <table:table-cell office:value-type="float" office:value="51.1333" calcext:value-type="float">
            <text:p>51.1333</text:p>
          </table:table-cell>
          <table:table-cell office:value-type="float" office:value="8.0348" calcext:value-type="float">
            <text:p>8.0348</text:p>
          </table:table-cell>
          <table:table-cell office:value-type="string" calcext:value-type="string">
            <text:p><text:s/>Lennestadt-Theten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20030305" calcext:value-type="float">
            <text:p>2003030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0" calcext:value-type="float">
            <text:p>20.0000</text:p>
          </table:table-cell>
          <table:table-cell office:value-type="float" office:value="53.1007" calcext:value-type="float">
            <text:p>53.1007</text:p>
          </table:table-cell>
          <table:table-cell office:value-type="float" office:value="11.4864" calcext:value-type="float">
            <text:p>11.4864</text:p>
          </table:table-cell>
          <table:table-cell office:value-type="string" calcext:value-type="string">
            <text:p><text:s/>Lenzen/Elbe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20070401" calcext:value-type="float">
            <text:p>200704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854" calcext:value-type="float">
            <text:p>854.0000</text:p>
          </table:table-cell>
          <table:table-cell office:value-type="float" office:value="47.8597" calcext:value-type="float">
            <text:p>47.8597</text:p>
          </table:table-cell>
          <table:table-cell office:value-type="float" office:value="8.2308" calcext:value-type="float">
            <text:p>8.2308</text:p>
          </table:table-cell>
          <table:table-cell office:value-type="string" calcext:value-type="string">
            <text:p><text:s/>Lenzkirch-Ruhb�hl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20040813" calcext:value-type="float">
            <text:p>2004081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04" calcext:value-type="float">
            <text:p>204.0000</text:p>
          </table:table-cell>
          <table:table-cell office:value-type="float" office:value="51.0265" calcext:value-type="float">
            <text:p>51.0265</text:p>
          </table:table-cell>
          <table:table-cell office:value-type="float" office:value="14.9357" calcext:value-type="float">
            <text:p>14.9357</text:p>
          </table:table-cell>
          <table:table-cell office:value-type="string" calcext:value-type="string">
            <text:p><text:s/>Ostritz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20081201" calcext:value-type="float">
            <text:p>200812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3" calcext:value-type="float">
            <text:p>43.0000</text:p>
          </table:table-cell>
          <table:table-cell office:value-type="float" office:value="50.9894" calcext:value-type="float">
            <text:p>50.9894</text:p>
          </table:table-cell>
          <table:table-cell office:value-type="float" office:value="6.9777" calcext:value-type="float">
            <text:p>6.9777</text:p>
          </table:table-cell>
          <table:table-cell office:value-type="string" calcext:value-type="string">
            <text:p><text:s/>K�ln-Stammheim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19911102" calcext:value-type="float">
            <text:p>1991110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21" calcext:value-type="float">
            <text:p>321.0000</text:p>
          </table:table-cell>
          <table:table-cell office:value-type="float" office:value="50.9383" calcext:value-type="float">
            <text:p>50.9383</text:p>
          </table:table-cell>
          <table:table-cell office:value-type="float" office:value="14.2094" calcext:value-type="float">
            <text:p>14.2094</text:p>
          </table:table-cell>
          <table:table-cell office:value-type="string" calcext:value-type="string">
            <text:p><text:s/>Lichtenhain-Mittelndorf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20020627" calcext:value-type="float">
            <text:p>2002062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62" calcext:value-type="float">
            <text:p>162.0000</text:p>
          </table:table-cell>
          <table:table-cell office:value-type="float" office:value="51.4882" calcext:value-type="float">
            <text:p>51.4882</text:p>
          </table:table-cell>
          <table:table-cell office:value-type="float" office:value="9.2493" calcext:value-type="float">
            <text:p>9.2493</text:p>
          </table:table-cell>
          <table:table-cell office:value-type="string" calcext:value-type="string">
            <text:p><text:s/>Liebenau-Haueda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95" calcext:value-type="float">
            <text:p>495.0000</text:p>
          </table:table-cell>
          <table:table-cell office:value-type="float" office:value="50.5276" calcext:value-type="float">
            <text:p>50.5276</text:p>
          </table:table-cell>
          <table:table-cell office:value-type="float" office:value="11.6604" calcext:value-type="float">
            <text:p>11.6604</text:p>
          </table:table-cell>
          <table:table-cell office:value-type="string" calcext:value-type="string">
            <text:p><text:s/>Remptendorf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20060101" calcext:value-type="float">
            <text:p>20060101</text:p>
          </table:table-cell>
          <table:table-cell office:value-type="float" office:value="20161026" calcext:value-type="float">
            <text:p>20161026</text:p>
          </table:table-cell>
          <table:table-cell office:value-type="float" office:value="352" calcext:value-type="float">
            <text:p>352.0000</text:p>
          </table:table-cell>
          <table:table-cell office:value-type="float" office:value="48.7726" calcext:value-type="float">
            <text:p>48.7726</text:p>
          </table:table-cell>
          <table:table-cell office:value-type="float" office:value="8.7287" calcext:value-type="float">
            <text:p>8.7287</text:p>
          </table:table-cell>
          <table:table-cell office:value-type="string" calcext:value-type="string">
            <text:p><text:s/>Liebenzell, Bad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20030508" calcext:value-type="float">
            <text:p>2003050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0" calcext:value-type="float">
            <text:p>50.0000</text:p>
          </table:table-cell>
          <table:table-cell office:value-type="float" office:value="51.9861" calcext:value-type="float">
            <text:p>51.9861</text:p>
          </table:table-cell>
          <table:table-cell office:value-type="float" office:value="14.3044" calcext:value-type="float">
            <text:p>14.3044</text:p>
          </table:table-cell>
          <table:table-cell office:value-type="string" calcext:value-type="string">
            <text:p><text:s/>Lieberose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20040519" calcext:value-type="float">
            <text:p>20040519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5" calcext:value-type="float">
            <text:p>55.0000</text:p>
          </table:table-cell>
          <table:table-cell office:value-type="float" office:value="52.1211" calcext:value-type="float">
            <text:p>52.1211</text:p>
          </table:table-cell>
          <table:table-cell office:value-type="float" office:value="7.8699" calcext:value-type="float">
            <text:p>7.8699</text:p>
          </table:table-cell>
          <table:table-cell office:value-type="string" calcext:value-type="string">
            <text:p><text:s/>Lienen-Kattenvenne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20020918" calcext:value-type="float">
            <text:p>20020918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750" calcext:value-type="float">
            <text:p>750.0000</text:p>
          </table:table-cell>
          <table:table-cell office:value-type="float" office:value="49.0315" calcext:value-type="float">
            <text:p>49.0315</text:p>
          </table:table-cell>
          <table:table-cell office:value-type="float" office:value="13.3272" calcext:value-type="float">
            <text:p>13.3272</text:p>
          </table:table-cell>
          <table:table-cell office:value-type="string" calcext:value-type="string">
            <text:p><text:s/>Lindberg-Buchenau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19921107" calcext:value-type="float">
            <text:p>1992110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98" calcext:value-type="float">
            <text:p>98.0000</text:p>
          </table:table-cell>
          <table:table-cell office:value-type="float" office:value="52.2085" calcext:value-type="float">
            <text:p>52.2085</text:p>
          </table:table-cell>
          <table:table-cell office:value-type="float" office:value="14.118" calcext:value-type="float">
            <text:p>14.1180</text:p>
          </table:table-cell>
          <table:table-cell office:value-type="string" calcext:value-type="string">
            <text:p><text:s/>Lindenberg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19910102" calcext:value-type="float">
            <text:p>19910102</text:p>
          </table:table-cell>
          <table:table-cell office:value-type="float" office:value="20161231" calcext:value-type="float">
            <text:p>20161231</text:p>
          </table:table-cell>
          <table:table-cell office:value-type="float" office:value="22" calcext:value-type="float">
            <text:p>22.0000</text:p>
          </table:table-cell>
          <table:table-cell office:value-type="float" office:value="52.5181" calcext:value-type="float">
            <text:p>52.5181</text:p>
          </table:table-cell>
          <table:table-cell office:value-type="float" office:value="7.3081" calcext:value-type="float">
            <text:p>7.3081</text:p>
          </table:table-cell>
          <table:table-cell office:value-type="string" calcext:value-type="string">
            <text:p><text:s/>Ling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19920806" calcext:value-type="float">
            <text:p>19920806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57" calcext:value-type="float">
            <text:p>157.0000</text:p>
          </table:table-cell>
          <table:table-cell office:value-type="float" office:value="51.7854" calcext:value-type="float">
            <text:p>51.7854</text:p>
          </table:table-cell>
          <table:table-cell office:value-type="float" office:value="8.8388" calcext:value-type="float">
            <text:p>8.8388</text:p>
          </table:table-cell>
          <table:table-cell office:value-type="string" calcext:value-type="string">
            <text:p><text:s/>Lippspringe, Bad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20020920" calcext:value-type="float">
            <text:p>2002092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92" calcext:value-type="float">
            <text:p>92.0000</text:p>
          </table:table-cell>
          <table:table-cell office:value-type="float" office:value="51.6336" calcext:value-type="float">
            <text:p>51.6336</text:p>
          </table:table-cell>
          <table:table-cell office:value-type="float" office:value="8.3945" calcext:value-type="float">
            <text:p>8.3945</text:p>
          </table:table-cell>
          <table:table-cell office:value-type="string" calcext:value-type="string">
            <text:p><text:s/>Lippstadt-B�kenf�rde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19951202" calcext:value-type="float">
            <text:p>19951202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25" calcext:value-type="float">
            <text:p>25.0000</text:p>
          </table:table-cell>
          <table:table-cell office:value-type="float" office:value="55.011" calcext:value-type="float">
            <text:p>55.0110</text:p>
          </table:table-cell>
          <table:table-cell office:value-type="float" office:value="8.4125" calcext:value-type="float">
            <text:p>8.4125</text:p>
          </table:table-cell>
          <table:table-cell office:value-type="string" calcext:value-type="string">
            <text:p><text:s/>List auf Sylt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20061113" calcext:value-type="float">
            <text:p>20061113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96" calcext:value-type="float">
            <text:p>496.0000</text:p>
          </table:table-cell>
          <table:table-cell office:value-type="float" office:value="50.4505" calcext:value-type="float">
            <text:p>50.4505</text:p>
          </table:table-cell>
          <table:table-cell office:value-type="float" office:value="11.635" calcext:value-type="float">
            <text:p>11.6350</text:p>
          </table:table-cell>
          <table:table-cell office:value-type="string" calcext:value-type="string">
            <text:p><text:s/>Lobenstein, Bad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20080423" calcext:value-type="float">
            <text:p>20080423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230" calcext:value-type="float">
            <text:p>230.0000</text:p>
          </table:table-cell>
          <table:table-cell office:value-type="float" office:value="50.5617" calcext:value-type="float">
            <text:p>50.5617</text:p>
          </table:table-cell>
          <table:table-cell office:value-type="float" office:value="8.2386" calcext:value-type="float">
            <text:p>8.2386</text:p>
          </table:table-cell>
          <table:table-cell office:value-type="string" calcext:value-type="string">
            <text:p><text:s/>L�hnberg-Obershausen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20070701" calcext:value-type="float">
            <text:p>20070701</text:p>
          </table:table-cell>
          <table:table-cell office:value-type="float" office:value="20180531" calcext:value-type="float">
            <text:p>20180531</text:p>
          </table:table-cell>
          <table:table-cell office:value-type="float" office:value="22" calcext:value-type="float">
            <text:p>22.0000</text:p>
          </table:table-cell>
          <table:table-cell office:value-type="float" office:value="52.7198" calcext:value-type="float">
            <text:p>52.7198</text:p>
          </table:table-cell>
          <table:table-cell office:value-type="float" office:value="7.7472" calcext:value-type="float">
            <text:p>7.7472</text:p>
          </table:table-cell>
          <table:table-cell office:value-type="string" calcext:value-type="string">
            <text:p><text:s/>L�ning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20021009" calcext:value-type="float">
            <text:p>20021009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21" calcext:value-type="float">
            <text:p>521.0000</text:p>
          </table:table-cell>
          <table:table-cell office:value-type="float" office:value="50.5131" calcext:value-type="float">
            <text:p>50.5131</text:p>
          </table:table-cell>
          <table:table-cell office:value-type="float" office:value="11.3664" calcext:value-type="float">
            <text:p>11.3664</text:p>
          </table:table-cell>
          <table:table-cell office:value-type="string" calcext:value-type="string">
            <text:p><text:s/>Ludwigsstadt-Lauenstei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20071027" calcext:value-type="float">
            <text:p>2007102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5" calcext:value-type="float">
            <text:p>65.0000</text:p>
          </table:table-cell>
          <table:table-cell office:value-type="float" office:value="52.3452" calcext:value-type="float">
            <text:p>52.3452</text:p>
          </table:table-cell>
          <table:table-cell office:value-type="float" office:value="8.6477" calcext:value-type="float">
            <text:p>8.6477</text:p>
          </table:table-cell>
          <table:table-cell office:value-type="string" calcext:value-type="string">
            <text:p><text:s/>Espelkamp-Isenstedt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20040930" calcext:value-type="float">
            <text:p>20040930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57" calcext:value-type="float">
            <text:p>57.0000</text:p>
          </table:table-cell>
          <table:table-cell office:value-type="float" office:value="51.9267" calcext:value-type="float">
            <text:p>51.9267</text:p>
          </table:table-cell>
          <table:table-cell office:value-type="float" office:value="13.8797" calcext:value-type="float">
            <text:p>13.8797</text:p>
          </table:table-cell>
          <table:table-cell office:value-type="string" calcext:value-type="string">
            <text:p><text:s/>L�bben-Blumenfelde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19960702" calcext:value-type="float">
            <text:p>1996070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5" calcext:value-type="float">
            <text:p>15.0000</text:p>
          </table:table-cell>
          <table:table-cell office:value-type="float" office:value="53.8025" calcext:value-type="float">
            <text:p>53.8025</text:p>
          </table:table-cell>
          <table:table-cell office:value-type="float" office:value="10.6989" calcext:value-type="float">
            <text:p>10.6989</text:p>
          </table:table-cell>
          <table:table-cell office:value-type="string" calcext:value-type="string">
            <text:p><text:s/>L�beck-Blankensee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19930923" calcext:value-type="float">
            <text:p>1993092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6" calcext:value-type="float">
            <text:p>16.0000</text:p>
          </table:table-cell>
          <table:table-cell office:value-type="float" office:value="52.9724" calcext:value-type="float">
            <text:p>52.9724</text:p>
          </table:table-cell>
          <table:table-cell office:value-type="float" office:value="11.1374" calcext:value-type="float">
            <text:p>11.1374</text:p>
          </table:table-cell>
          <table:table-cell office:value-type="string" calcext:value-type="string">
            <text:p><text:s/>L�chow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20060914" calcext:value-type="float">
            <text:p>2006091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66" calcext:value-type="float">
            <text:p>166.0000</text:p>
          </table:table-cell>
          <table:table-cell office:value-type="float" office:value="51.3122" calcext:value-type="float">
            <text:p>51.3122</text:p>
          </table:table-cell>
          <table:table-cell office:value-type="float" office:value="14.0499" calcext:value-type="float">
            <text:p>14.0499</text:p>
          </table:table-cell>
          <table:table-cell office:value-type="string" calcext:value-type="string">
            <text:p><text:s/>Kamenz-Cunnersdorf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19940101" calcext:value-type="float">
            <text:p>19940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87" calcext:value-type="float">
            <text:p>387.0000</text:p>
          </table:table-cell>
          <table:table-cell office:value-type="float" office:value="51.2452" calcext:value-type="float">
            <text:p>51.2452</text:p>
          </table:table-cell>
          <table:table-cell office:value-type="float" office:value="7.6425" calcext:value-type="float">
            <text:p>7.6425</text:p>
          </table:table-cell>
          <table:table-cell office:value-type="string" calcext:value-type="string">
            <text:p><text:s/>L�denscheid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20020614" calcext:value-type="float">
            <text:p>2002061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77" calcext:value-type="float">
            <text:p>677.0000</text:p>
          </table:table-cell>
          <table:table-cell office:value-type="float" office:value="49.9113" calcext:value-type="float">
            <text:p>49.9113</text:p>
          </table:table-cell>
          <table:table-cell office:value-type="float" office:value="12.5276" calcext:value-type="float">
            <text:p>12.5276</text:p>
          </table:table-cell>
          <table:table-cell office:value-type="string" calcext:value-type="string">
            <text:p><text:s/>M�hr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19911102" calcext:value-type="float">
            <text:p>1991110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79" calcext:value-type="float">
            <text:p>79.0000</text:p>
          </table:table-cell>
          <table:table-cell office:value-type="float" office:value="52.1029" calcext:value-type="float">
            <text:p>52.1029</text:p>
          </table:table-cell>
          <table:table-cell office:value-type="float" office:value="11.5827" calcext:value-type="float">
            <text:p>11.5827</text:p>
          </table:table-cell>
          <table:table-cell office:value-type="string" calcext:value-type="string">
            <text:p><text:s/>Magdeburg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20011114" calcext:value-type="float">
            <text:p>2001111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02" calcext:value-type="float">
            <text:p>102.0000</text:p>
          </table:table-cell>
          <table:table-cell office:value-type="float" office:value="50.1294" calcext:value-type="float">
            <text:p>50.1294</text:p>
          </table:table-cell>
          <table:table-cell office:value-type="float" office:value="8.8209" calcext:value-type="float">
            <text:p>8.8209</text:p>
          </table:table-cell>
          <table:table-cell office:value-type="string" calcext:value-type="string">
            <text:p><text:s/>M�hlheim/Main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20080228" calcext:value-type="float">
            <text:p>20080228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195" calcext:value-type="float">
            <text:p>195.0000</text:p>
          </table:table-cell>
          <table:table-cell office:value-type="float" office:value="49.9656" calcext:value-type="float">
            <text:p>49.9656</text:p>
          </table:table-cell>
          <table:table-cell office:value-type="float" office:value="8.2139" calcext:value-type="float">
            <text:p>8.2139</text:p>
          </table:table-cell>
          <table:table-cell office:value-type="string" calcext:value-type="string">
            <text:p><text:s/>Mainz-Lerchenberg (ZDF)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20040914" calcext:value-type="float">
            <text:p>2004091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1" calcext:value-type="float">
            <text:p>31.0000</text:p>
          </table:table-cell>
          <table:table-cell office:value-type="float" office:value="53.2141" calcext:value-type="float">
            <text:p>53.2141</text:p>
          </table:table-cell>
          <table:table-cell office:value-type="float" office:value="11.3686" calcext:value-type="float">
            <text:p>11.3686</text:p>
          </table:table-cell>
          <table:table-cell office:value-type="string" calcext:value-type="string">
            <text:p><text:s/>Malk G�hren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20130901" calcext:value-type="float">
            <text:p>20130901</text:p>
          </table:table-cell>
          <table:table-cell office:value-type="float" office:value="20200802" calcext:value-type="float">
            <text:p>20200802</text:p>
          </table:table-cell>
          <table:table-cell office:value-type="float" office:value="390" calcext:value-type="float">
            <text:p>390.0000</text:p>
          </table:table-cell>
          <table:table-cell office:value-type="float" office:value="48.7548" calcext:value-type="float">
            <text:p>48.7548</text:p>
          </table:table-cell>
          <table:table-cell office:value-type="float" office:value="12.2118" calcext:value-type="float">
            <text:p>12.2118</text:p>
          </table:table-cell>
          <table:table-cell office:value-type="string" calcext:value-type="string">
            <text:p><text:s/>Mallersdorf-Pfaffenbe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20061101" calcext:value-type="float">
            <text:p>20061101</text:p>
          </table:table-cell>
          <table:table-cell office:value-type="float" office:value="20070618" calcext:value-type="float">
            <text:p>20070618</text:p>
          </table:table-cell>
          <table:table-cell office:value-type="float" office:value="40" calcext:value-type="float">
            <text:p>40.0000</text:p>
          </table:table-cell>
          <table:table-cell office:value-type="float" office:value="53.2113" calcext:value-type="float">
            <text:p>53.2113</text:p>
          </table:table-cell>
          <table:table-cell office:value-type="float" office:value="11.3247" calcext:value-type="float">
            <text:p>11.3247</text:p>
          </table:table-cell>
          <table:table-cell office:value-type="string" calcext:value-type="string">
            <text:p><text:s/>Malli�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20020821" calcext:value-type="float">
            <text:p>2002082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49" calcext:value-type="float">
            <text:p>449.0000</text:p>
          </table:table-cell>
          <table:table-cell office:value-type="float" office:value="48.6189" calcext:value-type="float">
            <text:p>48.6189</text:p>
          </table:table-cell>
          <table:table-cell office:value-type="float" office:value="12.6233" calcext:value-type="float">
            <text:p>12.6233</text:p>
          </table:table-cell>
          <table:table-cell office:value-type="string" calcext:value-type="string">
            <text:p><text:s/>Mamming-Schneiderbe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20030612" calcext:value-type="float">
            <text:p>2003061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13" calcext:value-type="float">
            <text:p>413.0000</text:p>
          </table:table-cell>
          <table:table-cell office:value-type="float" office:value="50.1015" calcext:value-type="float">
            <text:p>50.1015</text:p>
          </table:table-cell>
          <table:table-cell office:value-type="float" office:value="6.8009" calcext:value-type="float">
            <text:p>6.8009</text:p>
          </table:table-cell>
          <table:table-cell office:value-type="string" calcext:value-type="string">
            <text:p><text:s/>Manderscheid-Sonnenhof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19911101" calcext:value-type="float">
            <text:p>19911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2" calcext:value-type="float">
            <text:p>12.0000</text:p>
          </table:table-cell>
          <table:table-cell office:value-type="float" office:value="52.5468" calcext:value-type="float">
            <text:p>52.5468</text:p>
          </table:table-cell>
          <table:table-cell office:value-type="float" office:value="14.5453" calcext:value-type="float">
            <text:p>14.5453</text:p>
          </table:table-cell>
          <table:table-cell office:value-type="string" calcext:value-type="string">
            <text:p><text:s/>Manschnow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20060701" calcext:value-type="float">
            <text:p>200607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87" calcext:value-type="float">
            <text:p>187.0000</text:p>
          </table:table-cell>
          <table:table-cell office:value-type="float" office:value="50.8492" calcext:value-type="float">
            <text:p>50.8492</text:p>
          </table:table-cell>
          <table:table-cell office:value-type="float" office:value="8.7745" calcext:value-type="float">
            <text:p>8.7745</text:p>
          </table:table-cell>
          <table:table-cell office:value-type="string" calcext:value-type="string">
            <text:p><text:s/>C�lbe, Kr. Marburg-Bied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19911103" calcext:value-type="float">
            <text:p>1991110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39" calcext:value-type="float">
            <text:p>639.0000</text:p>
          </table:table-cell>
          <table:table-cell office:value-type="float" office:value="50.6511" calcext:value-type="float">
            <text:p>50.6511</text:p>
          </table:table-cell>
          <table:table-cell office:value-type="float" office:value="13.1469" calcext:value-type="float">
            <text:p>13.1469</text:p>
          </table:table-cell>
          <table:table-cell office:value-type="string" calcext:value-type="string">
            <text:p><text:s/>Marienberg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19990602" calcext:value-type="float">
            <text:p>1999060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47" calcext:value-type="float">
            <text:p>547.0000</text:p>
          </table:table-cell>
          <table:table-cell office:value-type="float" office:value="50.6621" calcext:value-type="float">
            <text:p>50.6621</text:p>
          </table:table-cell>
          <table:table-cell office:value-type="float" office:value="7.9603" calcext:value-type="float">
            <text:p>7.9603</text:p>
          </table:table-cell>
          <table:table-cell office:value-type="string" calcext:value-type="string">
            <text:p><text:s/>Marienberg, Bad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20060912" calcext:value-type="float">
            <text:p>2006091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04" calcext:value-type="float">
            <text:p>504.0000</text:p>
          </table:table-cell>
          <table:table-cell office:value-type="float" office:value="50.5219" calcext:value-type="float">
            <text:p>50.5219</text:p>
          </table:table-cell>
          <table:table-cell office:value-type="float" office:value="12.8282" calcext:value-type="float">
            <text:p>12.8282</text:p>
          </table:table-cell>
          <table:table-cell office:value-type="string" calcext:value-type="string">
            <text:p><text:s/>Raschau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20011129" calcext:value-type="float">
            <text:p>20011129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20" calcext:value-type="float">
            <text:p>320.0000</text:p>
          </table:table-cell>
          <table:table-cell office:value-type="float" office:value="49.666" calcext:value-type="float">
            <text:p>49.6660</text:p>
          </table:table-cell>
          <table:table-cell office:value-type="float" office:value="10.3851" calcext:value-type="float">
            <text:p>10.3851</text:p>
          </table:table-cell>
          <table:table-cell office:value-type="string" calcext:value-type="string">
            <text:p><text:s/>Markt Bibart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20210801" calcext:value-type="float">
            <text:p>202108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60" calcext:value-type="float">
            <text:p>360.0000</text:p>
          </table:table-cell>
          <table:table-cell office:value-type="float" office:value="49.4875" calcext:value-type="float">
            <text:p>49.4875</text:p>
          </table:table-cell>
          <table:table-cell office:value-type="float" office:value="10.6277" calcext:value-type="float">
            <text:p>10.6277</text:p>
          </table:table-cell>
          <table:table-cell office:value-type="string" calcext:value-type="string">
            <text:p><text:s/>Markt Erlbach-Hagenhof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20030113" calcext:value-type="float">
            <text:p>20030113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790" calcext:value-type="float">
            <text:p>790.0000</text:p>
          </table:table-cell>
          <table:table-cell office:value-type="float" office:value="47.7196" calcext:value-type="float">
            <text:p>47.7196</text:p>
          </table:table-cell>
          <table:table-cell office:value-type="float" office:value="10.6433" calcext:value-type="float">
            <text:p>10.6433</text:p>
          </table:table-cell>
          <table:table-cell office:value-type="string" calcext:value-type="string">
            <text:p><text:s/>Marktoberdorf-Sulzschn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20041112" calcext:value-type="float">
            <text:p>2004111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06" calcext:value-type="float">
            <text:p>506.0000</text:p>
          </table:table-cell>
          <table:table-cell office:value-type="float" office:value="47.7046" calcext:value-type="float">
            <text:p>47.7046</text:p>
          </table:table-cell>
          <table:table-cell office:value-type="float" office:value="13.0372" calcext:value-type="float">
            <text:p>13.0372</text:p>
          </table:table-cell>
          <table:table-cell office:value-type="string" calcext:value-type="string">
            <text:p><text:s/>Marktschellenbe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19920617" calcext:value-type="float">
            <text:p>1992061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81" calcext:value-type="float">
            <text:p>81.0000</text:p>
          </table:table-cell>
          <table:table-cell office:value-type="float" office:value="53.3222" calcext:value-type="float">
            <text:p>53.3222</text:p>
          </table:table-cell>
          <table:table-cell office:value-type="float" office:value="11.9321" calcext:value-type="float">
            <text:p>11.9321</text:p>
          </table:table-cell>
          <table:table-cell office:value-type="string" calcext:value-type="string">
            <text:p><text:s/>Marnitz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20080530" calcext:value-type="float">
            <text:p>20080530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29" calcext:value-type="float">
            <text:p>429.0000</text:p>
          </table:table-cell>
          <table:table-cell office:value-type="float" office:value="50.7335" calcext:value-type="float">
            <text:p>50.7335</text:p>
          </table:table-cell>
          <table:table-cell office:value-type="float" office:value="10.8815" calcext:value-type="float">
            <text:p>10.8815</text:p>
          </table:table-cell>
          <table:table-cell office:value-type="string" calcext:value-type="string">
            <text:p><text:s/>Martinroda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20050623" calcext:value-type="float">
            <text:p>2005062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3" calcext:value-type="float">
            <text:p>33.0000</text:p>
          </table:table-cell>
          <table:table-cell office:value-type="float" office:value="52.6579" calcext:value-type="float">
            <text:p>52.6579</text:p>
          </table:table-cell>
          <table:table-cell office:value-type="float" office:value="13.179" calcext:value-type="float">
            <text:p>13.1790</text:p>
          </table:table-cell>
          <table:table-cell office:value-type="string" calcext:value-type="string">
            <text:p><text:s/>Marwitz (Wasserwerk)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20020911" calcext:value-type="float">
            <text:p>2002091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28" calcext:value-type="float">
            <text:p>328.0000</text:p>
          </table:table-cell>
          <table:table-cell office:value-type="float" office:value="50.1798" calcext:value-type="float">
            <text:p>50.1798</text:p>
          </table:table-cell>
          <table:table-cell office:value-type="float" office:value="10.272" calcext:value-type="float">
            <text:p>10.2720</text:p>
          </table:table-cell>
          <table:table-cell office:value-type="string" calcext:value-type="string">
            <text:p><text:s/>Ma�ba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20070601" calcext:value-type="float">
            <text:p>200706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75" calcext:value-type="float">
            <text:p>375.0000</text:p>
          </table:table-cell>
          <table:table-cell office:value-type="float" office:value="51.1683" calcext:value-type="float">
            <text:p>51.1683</text:p>
          </table:table-cell>
          <table:table-cell office:value-type="float" office:value="8.7125" calcext:value-type="float">
            <text:p>8.7125</text:p>
          </table:table-cell>
          <table:table-cell office:value-type="string" calcext:value-type="string">
            <text:p><text:s/>Medebach-Berge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20060705" calcext:value-type="float">
            <text:p>2006070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2" calcext:value-type="float">
            <text:p>22.0000</text:p>
          </table:table-cell>
          <table:table-cell office:value-type="float" office:value="54.8373" calcext:value-type="float">
            <text:p>54.8373</text:p>
          </table:table-cell>
          <table:table-cell office:value-type="float" office:value="9.1481" calcext:value-type="float">
            <text:p>9.1481</text:p>
          </table:table-cell>
          <table:table-cell office:value-type="string" calcext:value-type="string">
            <text:p><text:s/>Weesby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20020905" calcext:value-type="float">
            <text:p>20020905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50" calcext:value-type="float">
            <text:p>450.0000</text:p>
          </table:table-cell>
          <table:table-cell office:value-type="float" office:value="50.3571" calcext:value-type="float">
            <text:p>50.3571</text:p>
          </table:table-cell>
          <table:table-cell office:value-type="float" office:value="10.8832" calcext:value-type="float">
            <text:p>10.8832</text:p>
          </table:table-cell>
          <table:table-cell office:value-type="string" calcext:value-type="string">
            <text:p><text:s/>Meeder-Ottowind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float" office:value="20060801" calcext:value-type="float">
            <text:p>200608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07" calcext:value-type="float">
            <text:p>107.0000</text:p>
          </table:table-cell>
          <table:table-cell office:value-type="float" office:value="51.7259" calcext:value-type="float">
            <text:p>51.7259</text:p>
          </table:table-cell>
          <table:table-cell office:value-type="float" office:value="11.5109" calcext:value-type="float">
            <text:p>11.5109</text:p>
          </table:table-cell>
          <table:table-cell office:value-type="string" calcext:value-type="string">
            <text:p><text:s/>Aschersleben-Mehringen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float" office:value="19911102" calcext:value-type="float">
            <text:p>1991110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50" calcext:value-type="float">
            <text:p>450.0000</text:p>
          </table:table-cell>
          <table:table-cell office:value-type="float" office:value="50.5611" calcext:value-type="float">
            <text:p>50.5611</text:p>
          </table:table-cell>
          <table:table-cell office:value-type="float" office:value="10.3771" calcext:value-type="float">
            <text:p>10.3771</text:p>
          </table:table-cell>
          <table:table-cell office:value-type="string" calcext:value-type="string">
            <text:p><text:s/>Meiningen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20050201" calcext:value-type="float">
            <text:p>200502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58" calcext:value-type="float">
            <text:p>158.0000</text:p>
          </table:table-cell>
          <table:table-cell office:value-type="float" office:value="51.1294" calcext:value-type="float">
            <text:p>51.1294</text:p>
          </table:table-cell>
          <table:table-cell office:value-type="float" office:value="13.4328" calcext:value-type="float">
            <text:p>13.4328</text:p>
          </table:table-cell>
          <table:table-cell office:value-type="string" calcext:value-type="string">
            <text:p><text:s/>Garsebach bei Mei�en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float" office:value="20110601" calcext:value-type="float">
            <text:p>201106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" calcext:value-type="float">
            <text:p>2.0000</text:p>
          </table:table-cell>
          <table:table-cell office:value-type="float" office:value="53.9497" calcext:value-type="float">
            <text:p>53.9497</text:p>
          </table:table-cell>
          <table:table-cell office:value-type="float" office:value="13.9742" calcext:value-type="float">
            <text:p>13.9742</text:p>
          </table:table-cell>
          <table:table-cell office:value-type="string" calcext:value-type="string">
            <text:p><text:s/>Dewichow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float" office:value="20090720" calcext:value-type="float">
            <text:p>2009072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14" calcext:value-type="float">
            <text:p>614.0000</text:p>
          </table:table-cell>
          <table:table-cell office:value-type="float" office:value="47.9821" calcext:value-type="float">
            <text:p>47.9821</text:p>
          </table:table-cell>
          <table:table-cell office:value-type="float" office:value="10.1384" calcext:value-type="float">
            <text:p>10.1384</text:p>
          </table:table-cell>
          <table:table-cell office:value-type="string" calcext:value-type="string">
            <text:p><text:s/>Memming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float" office:value="20070501" calcext:value-type="float">
            <text:p>200705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59" calcext:value-type="float">
            <text:p>559.0000</text:p>
          </table:table-cell>
          <table:table-cell office:value-type="float" office:value="48.0557" calcext:value-type="float">
            <text:p>48.0557</text:p>
          </table:table-cell>
          <table:table-cell office:value-type="float" office:value="9.3185" calcext:value-type="float">
            <text:p>9.3185</text:p>
          </table:table-cell>
          <table:table-cell office:value-type="string" calcext:value-type="string">
            <text:p><text:s/>Mengen-Enneta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float" office:value="20070401" calcext:value-type="float">
            <text:p>200704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16" calcext:value-type="float">
            <text:p>516.0000</text:p>
          </table:table-cell>
          <table:table-cell office:value-type="float" office:value="50.3904" calcext:value-type="float">
            <text:p>50.3904</text:p>
          </table:table-cell>
          <table:table-cell office:value-type="float" office:value="11.1324" calcext:value-type="float">
            <text:p>11.1324</text:p>
          </table:table-cell>
          <table:table-cell office:value-type="string" calcext:value-type="string">
            <text:p><text:s/>Frankenblick-Mengersger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float" office:value="20040429" calcext:value-type="float">
            <text:p>20040429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51" calcext:value-type="float">
            <text:p>251.0000</text:p>
          </table:table-cell>
          <table:table-cell office:value-type="float" office:value="49.4773" calcext:value-type="float">
            <text:p>49.4773</text:p>
          </table:table-cell>
          <table:table-cell office:value-type="float" office:value="9.7622" calcext:value-type="float">
            <text:p>9.7622</text:p>
          </table:table-cell>
          <table:table-cell office:value-type="string" calcext:value-type="string">
            <text:p><text:s/>Mergentheim, Bad-Neunki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float" office:value="20020806" calcext:value-type="float">
            <text:p>20020806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510" calcext:value-type="float">
            <text:p>510.0000</text:p>
          </table:table-cell>
          <table:table-cell office:value-type="float" office:value="48.2708" calcext:value-type="float">
            <text:p>48.2708</text:p>
          </table:table-cell>
          <table:table-cell office:value-type="float" office:value="10.9768" calcext:value-type="float">
            <text:p>10.9768</text:p>
          </table:table-cell>
          <table:table-cell office:value-type="string" calcext:value-type="string">
            <text:p><text:s/>Mering (Bauhof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float" office:value="20021029" calcext:value-type="float">
            <text:p>20021029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71" calcext:value-type="float">
            <text:p>171.0000</text:p>
          </table:table-cell>
          <table:table-cell office:value-type="float" office:value="49.4566" calcext:value-type="float">
            <text:p>49.4566</text:p>
          </table:table-cell>
          <table:table-cell office:value-type="float" office:value="6.6266" calcext:value-type="float">
            <text:p>6.6266</text:p>
          </table:table-cell>
          <table:table-cell office:value-type="string" calcext:value-type="string">
            <text:p><text:s/>Merzig</text:p>
          </table:table-cell>
          <table:table-cell office:value-type="string" calcext:value-type="string">
            <text:p>Saarland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20131001" calcext:value-type="float">
            <text:p>201310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900" calcext:value-type="float">
            <text:p>900.0000</text:p>
          </table:table-cell>
          <table:table-cell office:value-type="float" office:value="48.1694" calcext:value-type="float">
            <text:p>48.1694</text:p>
          </table:table-cell>
          <table:table-cell office:value-type="float" office:value="8.9433" calcext:value-type="float">
            <text:p>8.9433</text:p>
          </table:table-cell>
          <table:table-cell office:value-type="string" calcext:value-type="string">
            <text:p><text:s/>Me�stetten-Appental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float" office:value="20041013" calcext:value-type="float">
            <text:p>2004101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14" calcext:value-type="float">
            <text:p>314.0000</text:p>
          </table:table-cell>
          <table:table-cell office:value-type="float" office:value="48.8548" calcext:value-type="float">
            <text:p>48.8548</text:p>
          </table:table-cell>
          <table:table-cell office:value-type="float" office:value="12.9189" calcext:value-type="float">
            <text:p>12.9189</text:p>
          </table:table-cell>
          <table:table-cell office:value-type="string" calcext:value-type="string">
            <text:p><text:s/>Mett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float" office:value="20021025" calcext:value-type="float">
            <text:p>20021025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354" calcext:value-type="float">
            <text:p>354.0000</text:p>
          </table:table-cell>
          <table:table-cell office:value-type="float" office:value="48.5377" calcext:value-type="float">
            <text:p>48.5377</text:p>
          </table:table-cell>
          <table:table-cell office:value-type="float" office:value="9.2734" calcext:value-type="float">
            <text:p>9.2734</text:p>
          </table:table-cell>
          <table:table-cell office:value-type="string" calcext:value-type="string">
            <text:p><text:s/>Metzing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float" office:value="20020515" calcext:value-type="float">
            <text:p>2002051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73" calcext:value-type="float">
            <text:p>173.0000</text:p>
          </table:table-cell>
          <table:table-cell office:value-type="float" office:value="51.0452" calcext:value-type="float">
            <text:p>51.0452</text:p>
          </table:table-cell>
          <table:table-cell office:value-type="float" office:value="12.2989" calcext:value-type="float">
            <text:p>12.2989</text:p>
          </table:table-cell>
          <table:table-cell office:value-type="string" calcext:value-type="string">
            <text:p><text:s/>Meuselwitz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20030508" calcext:value-type="float">
            <text:p>2003050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98" calcext:value-type="float">
            <text:p>98.0000</text:p>
          </table:table-cell>
          <table:table-cell office:value-type="float" office:value="53.3083" calcext:value-type="float">
            <text:p>53.3083</text:p>
          </table:table-cell>
          <table:table-cell office:value-type="float" office:value="12.2937" calcext:value-type="float">
            <text:p>12.2937</text:p>
          </table:table-cell>
          <table:table-cell office:value-type="string" calcext:value-type="string">
            <text:p><text:s/>Meyenburg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20050406" calcext:value-type="float">
            <text:p>20050406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40" calcext:value-type="float">
            <text:p>240.0000</text:p>
          </table:table-cell>
          <table:table-cell office:value-type="float" office:value="49.6692" calcext:value-type="float">
            <text:p>49.6692</text:p>
          </table:table-cell>
          <table:table-cell office:value-type="float" office:value="9.0085" calcext:value-type="float">
            <text:p>9.0085</text:p>
          </table:table-cell>
          <table:table-cell office:value-type="string" calcext:value-type="string">
            <text:p><text:s/>Michelstadt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float" office:value="19910102" calcext:value-type="float">
            <text:p>1991010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53" calcext:value-type="float">
            <text:p>453.0000</text:p>
          </table:table-cell>
          <table:table-cell office:value-type="float" office:value="49.7177" calcext:value-type="float">
            <text:p>49.7177</text:p>
          </table:table-cell>
          <table:table-cell office:value-type="float" office:value="9.0997" calcext:value-type="float">
            <text:p>9.0997</text:p>
          </table:table-cell>
          <table:table-cell office:value-type="string" calcext:value-type="string">
            <text:p><text:s/>Michelstadt-Vielbrunn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356" calcext:value-type="float">
            <text:p>356.0000</text:p>
          </table:table-cell>
          <table:table-cell office:value-type="float" office:value="50.7281" calcext:value-type="float">
            <text:p>50.7281</text:p>
          </table:table-cell>
          <table:table-cell office:value-type="float" office:value="11.7838" calcext:value-type="float">
            <text:p>11.7838</text:p>
          </table:table-cell>
          <table:table-cell office:value-type="string" calcext:value-type="string">
            <text:p><text:s/>Schmieritz-Weltwitz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float" office:value="20020902" calcext:value-type="float">
            <text:p>20020902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590" calcext:value-type="float">
            <text:p>590.0000</text:p>
          </table:table-cell>
          <table:table-cell office:value-type="float" office:value="48.064" calcext:value-type="float">
            <text:p>48.0640</text:p>
          </table:table-cell>
          <table:table-cell office:value-type="float" office:value="10.4839" calcext:value-type="float">
            <text:p>10.4839</text:p>
          </table:table-cell>
          <table:table-cell office:value-type="string" calcext:value-type="string">
            <text:p><text:s/>Mindelheim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20050609" calcext:value-type="float">
            <text:p>20050609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4" calcext:value-type="float">
            <text:p>64.0000</text:p>
          </table:table-cell>
          <table:table-cell office:value-type="float" office:value="53.2681" calcext:value-type="float">
            <text:p>53.2681</text:p>
          </table:table-cell>
          <table:table-cell office:value-type="float" office:value="12.7221" calcext:value-type="float">
            <text:p>12.7221</text:p>
          </table:table-cell>
          <table:table-cell office:value-type="string" calcext:value-type="string">
            <text:p><text:s/>Kr�mmel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float" office:value="20070401" calcext:value-type="float">
            <text:p>200704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94" calcext:value-type="float">
            <text:p>294.0000</text:p>
          </table:table-cell>
          <table:table-cell office:value-type="float" office:value="51.2327" calcext:value-type="float">
            <text:p>51.2327</text:p>
          </table:table-cell>
          <table:table-cell office:value-type="float" office:value="10.7694" calcext:value-type="float">
            <text:p>10.7694</text:p>
          </table:table-cell>
          <table:table-cell office:value-type="string" calcext:value-type="string">
            <text:p><text:s/>Freienbessingen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float" office:value="20080128" calcext:value-type="float">
            <text:p>20080128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984" calcext:value-type="float">
            <text:p>984.0000</text:p>
          </table:table-cell>
          <table:table-cell office:value-type="float" office:value="47.4779" calcext:value-type="float">
            <text:p>47.4779</text:p>
          </table:table-cell>
          <table:table-cell office:value-type="float" office:value="11.2653" calcext:value-type="float">
            <text:p>11.2653</text:p>
          </table:table-cell>
          <table:table-cell office:value-type="string" calcext:value-type="string">
            <text:p><text:s/>Mittenwald-Buckelwies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float" office:value="20050616" calcext:value-type="float">
            <text:p>20050616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74" calcext:value-type="float">
            <text:p>74.0000</text:p>
          </table:table-cell>
          <table:table-cell office:value-type="float" office:value="53.1846" calcext:value-type="float">
            <text:p>53.1846</text:p>
          </table:table-cell>
          <table:table-cell office:value-type="float" office:value="13.6545" calcext:value-type="float">
            <text:p>13.6545</text:p>
          </table:table-cell>
          <table:table-cell office:value-type="string" calcext:value-type="string">
            <text:p><text:s/>Mittenwalde/Uckermark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20060901" calcext:value-type="float">
            <text:p>200609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239" calcext:value-type="float">
            <text:p>239.0000</text:p>
          </table:table-cell>
          <table:table-cell office:value-type="float" office:value="49.7644" calcext:value-type="float">
            <text:p>49.7644</text:p>
          </table:table-cell>
          <table:table-cell office:value-type="float" office:value="9.253" calcext:value-type="float">
            <text:p>9.2530</text:p>
          </table:table-cell>
          <table:table-cell office:value-type="string" calcext:value-type="string">
            <text:p><text:s/>R�llba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20050701" calcext:value-type="float">
            <text:p>200507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77" calcext:value-type="float">
            <text:p>77.0000</text:p>
          </table:table-cell>
          <table:table-cell office:value-type="float" office:value="51.1313" calcext:value-type="float">
            <text:p>51.1313</text:p>
          </table:table-cell>
          <table:table-cell office:value-type="float" office:value="6.3609" calcext:value-type="float">
            <text:p>6.3609</text:p>
          </table:table-cell>
          <table:table-cell office:value-type="string" calcext:value-type="string">
            <text:p><text:s/>M�nchengladbach-Hildera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float" office:value="20060728" calcext:value-type="float">
            <text:p>2006072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41" calcext:value-type="float">
            <text:p>541.0000</text:p>
          </table:table-cell>
          <table:table-cell office:value-type="float" office:value="50.5202" calcext:value-type="float">
            <text:p>50.5202</text:p>
          </table:table-cell>
          <table:table-cell office:value-type="float" office:value="6.2084" calcext:value-type="float">
            <text:p>6.2084</text:p>
          </table:table-cell>
          <table:table-cell office:value-type="string" calcext:value-type="string">
            <text:p><text:s/>Monschau-Kalterherberg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20050501" calcext:value-type="float">
            <text:p>20050501</text:p>
          </table:table-cell>
          <table:table-cell office:value-type="float" office:value="20220329" calcext:value-type="float">
            <text:p>20220329</text:p>
          </table:table-cell>
          <table:table-cell office:value-type="float" office:value="265" calcext:value-type="float">
            <text:p>265.0000</text:p>
          </table:table-cell>
          <table:table-cell office:value-type="float" office:value="50.4383" calcext:value-type="float">
            <text:p>50.4383</text:p>
          </table:table-cell>
          <table:table-cell office:value-type="float" office:value="7.8061" calcext:value-type="float">
            <text:p>7.8061</text:p>
          </table:table-cell>
          <table:table-cell office:value-type="string" calcext:value-type="string">
            <text:p><text:s/>Montabaur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20050126" calcext:value-type="float">
            <text:p>20050126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0" calcext:value-type="float">
            <text:p>0.0000</text:p>
          </table:table-cell>
          <table:table-cell office:value-type="float" office:value="53.311" calcext:value-type="float">
            <text:p>53.3110</text:p>
          </table:table-cell>
          <table:table-cell office:value-type="float" office:value="7.4329" calcext:value-type="float">
            <text:p>7.4329</text:p>
          </table:table-cell>
          <table:table-cell office:value-type="string" calcext:value-type="string">
            <text:p><text:s/>Moormerland-Neermoor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float" office:value="20040421" calcext:value-type="float">
            <text:p>2004042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240" calcext:value-type="float">
            <text:p>240.0000</text:p>
          </table:table-cell>
          <table:table-cell office:value-type="float" office:value="51.7209" calcext:value-type="float">
            <text:p>51.7209</text:p>
          </table:table-cell>
          <table:table-cell office:value-type="float" office:value="9.8352" calcext:value-type="float">
            <text:p>9.8352</text:p>
          </table:table-cell>
          <table:table-cell office:value-type="string" calcext:value-type="string">
            <text:p><text:s/>Moringen-Lutterbeck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float" office:value="20060621" calcext:value-type="float">
            <text:p>2006062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43" calcext:value-type="float">
            <text:p>243.0000</text:p>
          </table:table-cell>
          <table:table-cell office:value-type="float" office:value="48.9721" calcext:value-type="float">
            <text:p>48.9721</text:p>
          </table:table-cell>
          <table:table-cell office:value-type="float" office:value="8.8735" calcext:value-type="float">
            <text:p>8.8735</text:p>
          </table:table-cell>
          <table:table-cell office:value-type="string" calcext:value-type="string">
            <text:p><text:s/>M�hlacker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float" office:value="20020920" calcext:value-type="float">
            <text:p>2002092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86" calcext:value-type="float">
            <text:p>286.0000</text:p>
          </table:table-cell>
          <table:table-cell office:value-type="float" office:value="50.8681" calcext:value-type="float">
            <text:p>50.8681</text:p>
          </table:table-cell>
          <table:table-cell office:value-type="float" office:value="10.8211" calcext:value-type="float">
            <text:p>10.8211</text:p>
          </table:table-cell>
          <table:table-cell office:value-type="string" calcext:value-type="string">
            <text:p><text:s/>Drei Gleichen-M�hlberg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float" office:value="19890307" calcext:value-type="float">
            <text:p>1989030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06" calcext:value-type="float">
            <text:p>406.0000</text:p>
          </table:table-cell>
          <table:table-cell office:value-type="float" office:value="48.279" calcext:value-type="float">
            <text:p>48.2790</text:p>
          </table:table-cell>
          <table:table-cell office:value-type="float" office:value="12.5024" calcext:value-type="float">
            <text:p>12.5024</text:p>
          </table:table-cell>
          <table:table-cell office:value-type="string" calcext:value-type="string">
            <text:p><text:s/>M�hldorf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20031219" calcext:value-type="float">
            <text:p>20031219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3" calcext:value-type="float">
            <text:p>63.0000</text:p>
          </table:table-cell>
          <table:table-cell office:value-type="float" office:value="52.5176" calcext:value-type="float">
            <text:p>52.5176</text:p>
          </table:table-cell>
          <table:table-cell office:value-type="float" office:value="14.1232" calcext:value-type="float">
            <text:p>14.1232</text:p>
          </table:table-cell>
          <table:table-cell office:value-type="string" calcext:value-type="string">
            <text:p><text:s/>M�ncheberg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19970712" calcext:value-type="float">
            <text:p>1997071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15" calcext:value-type="float">
            <text:p>515.0000</text:p>
          </table:table-cell>
          <table:table-cell office:value-type="float" office:value="48.1632" calcext:value-type="float">
            <text:p>48.1632</text:p>
          </table:table-cell>
          <table:table-cell office:value-type="float" office:value="11.5429" calcext:value-type="float">
            <text:p>11.5429</text:p>
          </table:table-cell>
          <table:table-cell office:value-type="string" calcext:value-type="string">
            <text:p><text:s/>M�nchen-Stadt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float" office:value="20020904" calcext:value-type="float">
            <text:p>2002090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755" calcext:value-type="float">
            <text:p>755.0000</text:p>
          </table:table-cell>
          <table:table-cell office:value-type="float" office:value="48.3851" calcext:value-type="float">
            <text:p>48.3851</text:p>
          </table:table-cell>
          <table:table-cell office:value-type="float" office:value="9.4837" calcext:value-type="float">
            <text:p>9.4837</text:p>
          </table:table-cell>
          <table:table-cell office:value-type="string" calcext:value-type="string">
            <text:p><text:s/>M�nsingen-Apfelstett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float" office:value="20020514" calcext:value-type="float">
            <text:p>2002051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55" calcext:value-type="float">
            <text:p>155.0000</text:p>
          </table:table-cell>
          <table:table-cell office:value-type="float" office:value="50.4522" calcext:value-type="float">
            <text:p>50.4522</text:p>
          </table:table-cell>
          <table:table-cell office:value-type="float" office:value="8.7317" calcext:value-type="float">
            <text:p>8.7317</text:p>
          </table:table-cell>
          <table:table-cell office:value-type="string" calcext:value-type="string">
            <text:p><text:s/>M�nzenberg-Gambach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3418" calcext:value-type="float">
            <text:p>3418</text:p>
          </table:table-cell>
          <table:table-cell office:value-type="float" office:value="20060101" calcext:value-type="float">
            <text:p>20060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94" calcext:value-type="float">
            <text:p>594.0000</text:p>
          </table:table-cell>
          <table:table-cell office:value-type="float" office:value="48.2754" calcext:value-type="float">
            <text:p>48.2754</text:p>
          </table:table-cell>
          <table:table-cell office:value-type="float" office:value="9.6355" calcext:value-type="float">
            <text:p>9.6355</text:p>
          </table:table-cell>
          <table:table-cell office:value-type="string" calcext:value-type="string">
            <text:p><text:s/>Ehingen-Kirch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float" office:value="20021218" calcext:value-type="float">
            <text:p>2002121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27" calcext:value-type="float">
            <text:p>127.0000</text:p>
          </table:table-cell>
          <table:table-cell office:value-type="float" office:value="51.566" calcext:value-type="float">
            <text:p>51.5660</text:p>
          </table:table-cell>
          <table:table-cell office:value-type="float" office:value="14.7008" calcext:value-type="float">
            <text:p>14.7008</text:p>
          </table:table-cell>
          <table:table-cell office:value-type="string" calcext:value-type="string">
            <text:p><text:s/>Muskau, Bad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float" office:value="20020808" calcext:value-type="float">
            <text:p>20020808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366" calcext:value-type="float">
            <text:p>366.0000</text:p>
          </table:table-cell>
          <table:table-cell office:value-type="float" office:value="49.4497" calcext:value-type="float">
            <text:p>49.4497</text:p>
          </table:table-cell>
          <table:table-cell office:value-type="float" office:value="12.1874" calcext:value-type="float">
            <text:p>12.1874</text:p>
          </table:table-cell>
          <table:table-cell office:value-type="string" calcext:value-type="string">
            <text:p><text:s/>Nabburg (Flussmeisterst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float" office:value="20060915" calcext:value-type="float">
            <text:p>2006091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80" calcext:value-type="float">
            <text:p>380.0000</text:p>
          </table:table-cell>
          <table:table-cell office:value-type="float" office:value="48.5675" calcext:value-type="float">
            <text:p>48.5675</text:p>
          </table:table-cell>
          <table:table-cell office:value-type="float" office:value="8.7179" calcext:value-type="float">
            <text:p>8.7179</text:p>
          </table:table-cell>
          <table:table-cell office:value-type="string" calcext:value-type="string">
            <text:p><text:s/>Nagold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float" office:value="20011205" calcext:value-type="float">
            <text:p>2001120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77" calcext:value-type="float">
            <text:p>477.0000</text:p>
          </table:table-cell>
          <table:table-cell office:value-type="float" office:value="48.5235" calcext:value-type="float">
            <text:p>48.5235</text:p>
          </table:table-cell>
          <table:table-cell office:value-type="float" office:value="11.8398" calcext:value-type="float">
            <text:p>11.8398</text:p>
          </table:table-cell>
          <table:table-cell office:value-type="string" calcext:value-type="string">
            <text:p><text:s/>Nandlstadt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float" office:value="20041025" calcext:value-type="float">
            <text:p>2004102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01" calcext:value-type="float">
            <text:p>401.0000</text:p>
          </table:table-cell>
          <table:table-cell office:value-type="float" office:value="48.8016" calcext:value-type="float">
            <text:p>48.8016</text:p>
          </table:table-cell>
          <table:table-cell office:value-type="float" office:value="11.2181" calcext:value-type="float">
            <text:p>11.2181</text:p>
          </table:table-cell>
          <table:table-cell office:value-type="string" calcext:value-type="string">
            <text:p><text:s/>Nassenfels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20050808" calcext:value-type="float">
            <text:p>2005080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30" calcext:value-type="float">
            <text:p>530.0000</text:p>
          </table:table-cell>
          <table:table-cell office:value-type="float" office:value="48.7071" calcext:value-type="float">
            <text:p>48.7071</text:p>
          </table:table-cell>
          <table:table-cell office:value-type="float" office:value="10.2997" calcext:value-type="float">
            <text:p>10.2997</text:p>
          </table:table-cell>
          <table:table-cell office:value-type="string" calcext:value-type="string">
            <text:p><text:s/>Nattheim-Fleinheim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149" calcext:value-type="float">
            <text:p>149.0000</text:p>
          </table:table-cell>
          <table:table-cell office:value-type="float" office:value="50.3574" calcext:value-type="float">
            <text:p>50.3574</text:p>
          </table:table-cell>
          <table:table-cell office:value-type="float" office:value="8.7506" calcext:value-type="float">
            <text:p>8.7506</text:p>
          </table:table-cell>
          <table:table-cell office:value-type="string" calcext:value-type="string">
            <text:p><text:s/>Nauheim, Bad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170630" calcext:value-type="float">
            <text:p>20170630</text:p>
          </table:table-cell>
          <table:table-cell office:value-type="float" office:value="304" calcext:value-type="float">
            <text:p>304.0000</text:p>
          </table:table-cell>
          <table:table-cell office:value-type="float" office:value="51.2748" calcext:value-type="float">
            <text:p>51.2748</text:p>
          </table:table-cell>
          <table:table-cell office:value-type="float" office:value="9.1975" calcext:value-type="float">
            <text:p>9.1975</text:p>
          </table:table-cell>
          <table:table-cell office:value-type="string" calcext:value-type="string">
            <text:p><text:s/>Naumburg-Altenst�dt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float" office:value="20040422" calcext:value-type="float">
            <text:p>2004042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00" calcext:value-type="float">
            <text:p>100.0000</text:p>
          </table:table-cell>
          <table:table-cell office:value-type="float" office:value="51.9245" calcext:value-type="float">
            <text:p>51.9245</text:p>
          </table:table-cell>
          <table:table-cell office:value-type="float" office:value="12.8888" calcext:value-type="float">
            <text:p>12.8888</text:p>
          </table:table-cell>
          <table:table-cell office:value-type="string" calcext:value-type="string">
            <text:p><text:s/>Jessen (Elster)-Naundor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3448" calcext:value-type="float">
            <text:p>3448</text:p>
          </table:table-cell>
          <table:table-cell office:value-type="float" office:value="20060101" calcext:value-type="float">
            <text:p>20060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17" calcext:value-type="float">
            <text:p>117.0000</text:p>
          </table:table-cell>
          <table:table-cell office:value-type="float" office:value="49.3945" calcext:value-type="float">
            <text:p>49.3945</text:p>
          </table:table-cell>
          <table:table-cell office:value-type="float" office:value="8.8046" calcext:value-type="float">
            <text:p>8.8046</text:p>
          </table:table-cell>
          <table:table-cell office:value-type="string" calcext:value-type="string">
            <text:p><text:s/>Neckargem�nd-Kleingem�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float" office:value="20040902" calcext:value-type="float">
            <text:p>2004090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89" calcext:value-type="float">
            <text:p>89.0000</text:p>
          </table:table-cell>
          <table:table-cell office:value-type="float" office:value="53.0528" calcext:value-type="float">
            <text:p>53.0528</text:p>
          </table:table-cell>
          <table:table-cell office:value-type="float" office:value="12.7562" calcext:value-type="float">
            <text:p>12.7562</text:p>
          </table:table-cell>
          <table:table-cell office:value-type="string" calcext:value-type="string">
            <text:p><text:s/>Neuruppin-G�hlen Glieni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float" office:value="19911102" calcext:value-type="float">
            <text:p>19911102</text:p>
          </table:table-cell>
          <table:table-cell office:value-type="float" office:value="20050816" calcext:value-type="float">
            <text:p>20050816</text:p>
          </table:table-cell>
          <table:table-cell office:value-type="float" office:value="81" calcext:value-type="float">
            <text:p>81.0000</text:p>
          </table:table-cell>
          <table:table-cell office:value-type="float" office:value="53.5468" calcext:value-type="float">
            <text:p>53.5468</text:p>
          </table:table-cell>
          <table:table-cell office:value-type="float" office:value="13.1914" calcext:value-type="float">
            <text:p>13.1914</text:p>
          </table:table-cell>
          <table:table-cell office:value-type="string" calcext:value-type="string">
            <text:p><text:s/>Neubrandenburg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float" office:value="20041122" calcext:value-type="float">
            <text:p>20041122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86" calcext:value-type="float">
            <text:p>486.0000</text:p>
          </table:table-cell>
          <table:table-cell office:value-type="float" office:value="48.3115" calcext:value-type="float">
            <text:p>48.3115</text:p>
          </table:table-cell>
          <table:table-cell office:value-type="float" office:value="10.3773" calcext:value-type="float">
            <text:p>10.3773</text:p>
          </table:table-cell>
          <table:table-cell office:value-type="string" calcext:value-type="string">
            <text:p><text:s/>Neuburg/Kammel-Langenha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20030707" calcext:value-type="float">
            <text:p>2003070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11" calcext:value-type="float">
            <text:p>111.0000</text:p>
          </table:table-cell>
          <table:table-cell office:value-type="float" office:value="50.5346" calcext:value-type="float">
            <text:p>50.5346</text:p>
          </table:table-cell>
          <table:table-cell office:value-type="float" office:value="7.0853" calcext:value-type="float">
            <text:p>7.0853</text:p>
          </table:table-cell>
          <table:table-cell office:value-type="string" calcext:value-type="string">
            <text:p><text:s/>Neuenahr, Bad-Ahrweiler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float" office:value="20020619" calcext:value-type="float">
            <text:p>20020619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738" calcext:value-type="float">
            <text:p>738.0000</text:p>
          </table:table-cell>
          <table:table-cell office:value-type="float" office:value="50.441" calcext:value-type="float">
            <text:p>50.4410</text:p>
          </table:table-cell>
          <table:table-cell office:value-type="float" office:value="11.2401" calcext:value-type="float">
            <text:p>11.2401</text:p>
          </table:table-cell>
          <table:table-cell office:value-type="string" calcext:value-type="string">
            <text:p><text:s/>F�ritztal-Neuenbau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float" office:value="20030212" calcext:value-type="float">
            <text:p>2003021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36" calcext:value-type="float">
            <text:p>336.0000</text:p>
          </table:table-cell>
          <table:table-cell office:value-type="float" office:value="50.1226" calcext:value-type="float">
            <text:p>50.1226</text:p>
          </table:table-cell>
          <table:table-cell office:value-type="float" office:value="11.5596" calcext:value-type="float">
            <text:p>11.5596</text:p>
          </table:table-cell>
          <table:table-cell office:value-type="string" calcext:value-type="string">
            <text:p><text:s/>Ludwigschorgast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float" office:value="20060608" calcext:value-type="float">
            <text:p>2006060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92" calcext:value-type="float">
            <text:p>292.0000</text:p>
          </table:table-cell>
          <table:table-cell office:value-type="float" office:value="51.2915" calcext:value-type="float">
            <text:p>51.2915</text:p>
          </table:table-cell>
          <table:table-cell office:value-type="float" office:value="7.853" calcext:value-type="float">
            <text:p>7.8530</text:p>
          </table:table-cell>
          <table:table-cell office:value-type="string" calcext:value-type="string">
            <text:p><text:s/>Neuenrade-Blintrop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78" calcext:value-type="float">
            <text:p>78.0000</text:p>
          </table:table-cell>
          <table:table-cell office:value-type="float" office:value="53.102" calcext:value-type="float">
            <text:p>53.1020</text:p>
          </table:table-cell>
          <table:table-cell office:value-type="float" office:value="13.0421" calcext:value-type="float">
            <text:p>13.0421</text:p>
          </table:table-cell>
          <table:table-cell office:value-type="string" calcext:value-type="string">
            <text:p><text:s/>Menz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float" office:value="19911103" calcext:value-type="float">
            <text:p>1991110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845" calcext:value-type="float">
            <text:p>845.0000</text:p>
          </table:table-cell>
          <table:table-cell office:value-type="float" office:value="50.5003" calcext:value-type="float">
            <text:p>50.5003</text:p>
          </table:table-cell>
          <table:table-cell office:value-type="float" office:value="11.1345" calcext:value-type="float">
            <text:p>11.1345</text:p>
          </table:table-cell>
          <table:table-cell office:value-type="string" calcext:value-type="string">
            <text:p><text:s/>Neuhaus am Rennweg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float" office:value="20050301" calcext:value-type="float">
            <text:p>200503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63" calcext:value-type="float">
            <text:p>663.0000</text:p>
          </table:table-cell>
          <table:table-cell office:value-type="float" office:value="47.9519" calcext:value-type="float">
            <text:p>47.9519</text:p>
          </table:table-cell>
          <table:table-cell office:value-type="float" office:value="8.9932" calcext:value-type="float">
            <text:p>8.9932</text:p>
          </table:table-cell>
          <table:table-cell office:value-type="string" calcext:value-type="string">
            <text:p><text:s/>Neuhausen ob Eck-Unters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float" office:value="20030201" calcext:value-type="float">
            <text:p>200302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60" calcext:value-type="float">
            <text:p>460.0000</text:p>
          </table:table-cell>
          <table:table-cell office:value-type="float" office:value="49.2586" calcext:value-type="float">
            <text:p>49.2586</text:p>
          </table:table-cell>
          <table:table-cell office:value-type="float" office:value="12.9601" calcext:value-type="float">
            <text:p>12.9601</text:p>
          </table:table-cell>
          <table:table-cell office:value-type="string" calcext:value-type="string">
            <text:p><text:s/>Neukirchen bei Heilig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float" office:value="20030523" calcext:value-type="float">
            <text:p>2003052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00" calcext:value-type="float">
            <text:p>500.0000</text:p>
          </table:table-cell>
          <table:table-cell office:value-type="float" office:value="50.8923" calcext:value-type="float">
            <text:p>50.8923</text:p>
          </table:table-cell>
          <table:table-cell office:value-type="float" office:value="9.405" calcext:value-type="float">
            <text:p>9.4050</text:p>
          </table:table-cell>
          <table:table-cell office:value-type="string" calcext:value-type="string">
            <text:p><text:s/>Neukirchen-Hauptschwend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float" office:value="20020731" calcext:value-type="float">
            <text:p>2002073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38" calcext:value-type="float">
            <text:p>438.0000</text:p>
          </table:table-cell>
          <table:table-cell office:value-type="float" office:value="48.3658" calcext:value-type="float">
            <text:p>48.3658</text:p>
          </table:table-cell>
          <table:table-cell office:value-type="float" office:value="12.5211" calcext:value-type="float">
            <text:p>12.5211</text:p>
          </table:table-cell>
          <table:table-cell office:value-type="string" calcext:value-type="string">
            <text:p><text:s/>Neumarkt-Sankt Veit (Kl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float" office:value="20030203" calcext:value-type="float">
            <text:p>20030203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20" calcext:value-type="float">
            <text:p>420.0000</text:p>
          </table:table-cell>
          <table:table-cell office:value-type="float" office:value="49.2835" calcext:value-type="float">
            <text:p>49.2835</text:p>
          </table:table-cell>
          <table:table-cell office:value-type="float" office:value="11.4525" calcext:value-type="float">
            <text:p>11.4525</text:p>
          </table:table-cell>
          <table:table-cell office:value-type="string" calcext:value-type="string">
            <text:p><text:s/>Neumarkt/Oberpfalz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20040818" calcext:value-type="float">
            <text:p>20040818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195" calcext:value-type="float">
            <text:p>195.0000</text:p>
          </table:table-cell>
          <table:table-cell office:value-type="float" office:value="50.8446" calcext:value-type="float">
            <text:p>50.8446</text:p>
          </table:table-cell>
          <table:table-cell office:value-type="float" office:value="7.372" calcext:value-type="float">
            <text:p>7.3720</text:p>
          </table:table-cell>
          <table:table-cell office:value-type="string" calcext:value-type="string">
            <text:p><text:s/>Neunkirchen-Seelscheid-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float" office:value="20050301" calcext:value-type="float">
            <text:p>200503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36" calcext:value-type="float">
            <text:p>236.0000</text:p>
          </table:table-cell>
          <table:table-cell office:value-type="float" office:value="49.344" calcext:value-type="float">
            <text:p>49.3440</text:p>
          </table:table-cell>
          <table:table-cell office:value-type="float" office:value="7.2297" calcext:value-type="float">
            <text:p>7.2297</text:p>
          </table:table-cell>
          <table:table-cell office:value-type="string" calcext:value-type="string">
            <text:p><text:s/>Neunkirchen-Wellesweile</text:p>
          </table:table-cell>
          <table:table-cell office:value-type="string" calcext:value-type="string">
            <text:p>Saarland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float" office:value="19911110" calcext:value-type="float">
            <text:p>19911110</text:p>
          </table:table-cell>
          <table:table-cell office:value-type="float" office:value="20190407" calcext:value-type="float">
            <text:p>20190407</text:p>
          </table:table-cell>
          <table:table-cell office:value-type="float" office:value="38" calcext:value-type="float">
            <text:p>38.0000</text:p>
          </table:table-cell>
          <table:table-cell office:value-type="float" office:value="52.9037" calcext:value-type="float">
            <text:p>52.9037</text:p>
          </table:table-cell>
          <table:table-cell office:value-type="float" office:value="12.8072" calcext:value-type="float">
            <text:p>12.8072</text:p>
          </table:table-cell>
          <table:table-cell office:value-type="string" calcext:value-type="string">
            <text:p><text:s/>Neuruppin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3558" calcext:value-type="float">
            <text:p>3558</text:p>
          </table:table-cell>
          <table:table-cell office:value-type="float" office:value="20061116" calcext:value-type="float">
            <text:p>20061116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1" calcext:value-type="float">
            <text:p>41.0000</text:p>
          </table:table-cell>
          <table:table-cell office:value-type="float" office:value="52.5" calcext:value-type="float">
            <text:p>52.5000</text:p>
          </table:table-cell>
          <table:table-cell office:value-type="float" office:value="9.4941" calcext:value-type="float">
            <text:p>9.4941</text:p>
          </table:table-cell>
          <table:table-cell office:value-type="string" calcext:value-type="string">
            <text:p><text:s/>Neustadt am R�benberg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20020830" calcext:value-type="float">
            <text:p>20020830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230" calcext:value-type="float">
            <text:p>230.0000</text:p>
          </table:table-cell>
          <table:table-cell office:value-type="float" office:value="50.3039" calcext:value-type="float">
            <text:p>50.3039</text:p>
          </table:table-cell>
          <table:table-cell office:value-type="float" office:value="10.176" calcext:value-type="float">
            <text:p>10.1760</text:p>
          </table:table-cell>
          <table:table-cell office:value-type="string" calcext:value-type="string">
            <text:p><text:s/>Neustadt, Bad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float" office:value="20041216" calcext:value-type="float">
            <text:p>20041216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5" calcext:value-type="float">
            <text:p>35.0000</text:p>
          </table:table-cell>
          <table:table-cell office:value-type="float" office:value="53.4571" calcext:value-type="float">
            <text:p>53.4571</text:p>
          </table:table-cell>
          <table:table-cell office:value-type="float" office:value="11.5687" calcext:value-type="float">
            <text:p>11.5687</text:p>
          </table:table-cell>
          <table:table-cell office:value-type="string" calcext:value-type="string">
            <text:p><text:s/>Neustadt-Glewe-Friedric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float" office:value="20071128" calcext:value-type="float">
            <text:p>2007112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52" calcext:value-type="float">
            <text:p>452.0000</text:p>
          </table:table-cell>
          <table:table-cell office:value-type="float" office:value="49.8174" calcext:value-type="float">
            <text:p>49.8174</text:p>
          </table:table-cell>
          <table:table-cell office:value-type="float" office:value="11.8638" calcext:value-type="float">
            <text:p>11.8638</text:p>
          </table:table-cell>
          <table:table-cell office:value-type="string" calcext:value-type="string">
            <text:p><text:s/>Neustadt am Kulm-Filch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float" office:value="20020904" calcext:value-type="float">
            <text:p>20020904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330" calcext:value-type="float">
            <text:p>330.0000</text:p>
          </table:table-cell>
          <table:table-cell office:value-type="float" office:value="50.3198" calcext:value-type="float">
            <text:p>50.3198</text:p>
          </table:table-cell>
          <table:table-cell office:value-type="float" office:value="11.1104" calcext:value-type="float">
            <text:p>11.1104</text:p>
          </table:table-cell>
          <table:table-cell office:value-type="string" calcext:value-type="string">
            <text:p><text:s/>Neustadt bei Coburg (Kl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20020926" calcext:value-type="float">
            <text:p>20020926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65" calcext:value-type="float">
            <text:p>365.0000</text:p>
          </table:table-cell>
          <table:table-cell office:value-type="float" office:value="49.8135" calcext:value-type="float">
            <text:p>49.8135</text:p>
          </table:table-cell>
          <table:table-cell office:value-type="float" office:value="6.5857" calcext:value-type="float">
            <text:p>6.5857</text:p>
          </table:table-cell>
          <table:table-cell office:value-type="string" calcext:value-type="string">
            <text:p><text:s/>Newel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  <table:table-cell office:value-type="float" office:value="20020515" calcext:value-type="float">
            <text:p>2002051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62" calcext:value-type="float">
            <text:p>162.0000</text:p>
          </table:table-cell>
          <table:table-cell office:value-type="float" office:value="50.2741" calcext:value-type="float">
            <text:p>50.2741</text:p>
          </table:table-cell>
          <table:table-cell office:value-type="float" office:value="8.8653" calcext:value-type="float">
            <text:p>8.8653</text:p>
          </table:table-cell>
          <table:table-cell office:value-type="string" calcext:value-type="string">
            <text:p><text:s/>Nidderau-Erbstadt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3591" calcext:value-type="float">
            <text:p>3591</text:p>
          </table:table-cell>
          <table:table-cell office:value-type="float" office:value="20030605" calcext:value-type="float">
            <text:p>20030605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350" calcext:value-type="float">
            <text:p>350.0000</text:p>
          </table:table-cell>
          <table:table-cell office:value-type="float" office:value="50.6743" calcext:value-type="float">
            <text:p>50.6743</text:p>
          </table:table-cell>
          <table:table-cell office:value-type="float" office:value="6.424" calcext:value-type="float">
            <text:p>6.4240</text:p>
          </table:table-cell>
          <table:table-cell office:value-type="string" calcext:value-type="string">
            <text:p><text:s/>Nideggen-Schmidt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float" office:value="20051001" calcext:value-type="float">
            <text:p>200510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21" calcext:value-type="float">
            <text:p>421.0000</text:p>
          </table:table-cell>
          <table:table-cell office:value-type="float" office:value="50.1749" calcext:value-type="float">
            <text:p>50.1749</text:p>
          </table:table-cell>
          <table:table-cell office:value-type="float" office:value="6.77" calcext:value-type="float">
            <text:p>6.7700</text:p>
          </table:table-cell>
          <table:table-cell office:value-type="string" calcext:value-type="string">
            <text:p><text:s/>Oberstadtfeld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float" office:value="20020903" calcext:value-type="float">
            <text:p>2002090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16" calcext:value-type="float">
            <text:p>416.0000</text:p>
          </table:table-cell>
          <table:table-cell office:value-type="float" office:value="48.6106" calcext:value-type="float">
            <text:p>48.6106</text:p>
          </table:table-cell>
          <table:table-cell office:value-type="float" office:value="12.4143" calcext:value-type="float">
            <text:p>12.4143</text:p>
          </table:table-cell>
          <table:table-cell office:value-type="string" calcext:value-type="string">
            <text:p><text:s/>Loich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float" office:value="20070222" calcext:value-type="float">
            <text:p>2007022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5" calcext:value-type="float">
            <text:p>25.0000</text:p>
          </table:table-cell>
          <table:table-cell office:value-type="float" office:value="52.6711" calcext:value-type="float">
            <text:p>52.6711</text:p>
          </table:table-cell>
          <table:table-cell office:value-type="float" office:value="9.2229" calcext:value-type="float">
            <text:p>9.2229</text:p>
          </table:table-cell>
          <table:table-cell office:value-type="string" calcext:value-type="string">
            <text:p><text:s/>Nienburg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float" office:value="20030313" calcext:value-type="float">
            <text:p>2003031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31" calcext:value-type="float">
            <text:p>431.0000</text:p>
          </table:table-cell>
          <table:table-cell office:value-type="float" office:value="49.1658" calcext:value-type="float">
            <text:p>49.1658</text:p>
          </table:table-cell>
          <table:table-cell office:value-type="float" office:value="12.2788" calcext:value-type="float">
            <text:p>12.2788</text:p>
          </table:table-cell>
          <table:table-cell office:value-type="string" calcext:value-type="string">
            <text:p><text:s/>Nittenau-Hart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float" office:value="20051109" calcext:value-type="float">
            <text:p>20051109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35" calcext:value-type="float">
            <text:p>435.0000</text:p>
          </table:table-cell>
          <table:table-cell office:value-type="float" office:value="48.8253" calcext:value-type="float">
            <text:p>48.8253</text:p>
          </table:table-cell>
          <table:table-cell office:value-type="float" office:value="10.5067" calcext:value-type="float">
            <text:p>10.5067</text:p>
          </table:table-cell>
          <table:table-cell office:value-type="string" calcext:value-type="string">
            <text:p><text:s/>Reimling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03" calcext:value-type="float">
            <text:p>403.0000</text:p>
          </table:table-cell>
          <table:table-cell office:value-type="float" office:value="49.5568" calcext:value-type="float">
            <text:p>49.5568</text:p>
          </table:table-cell>
          <table:table-cell office:value-type="float" office:value="7.0716" calcext:value-type="float">
            <text:p>7.0716</text:p>
          </table:table-cell>
          <table:table-cell office:value-type="string" calcext:value-type="string">
            <text:p><text:s/>Nohfelden-Gonnesweiler</text:p>
          </table:table-cell>
          <table:table-cell office:value-type="string" calcext:value-type="string">
            <text:p>Saarland</text:p>
          </table:table-cell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float" office:value="19930915" calcext:value-type="float">
            <text:p>1993091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2" calcext:value-type="float">
            <text:p>12.0000</text:p>
          </table:table-cell>
          <table:table-cell office:value-type="float" office:value="53.7123" calcext:value-type="float">
            <text:p>53.7123</text:p>
          </table:table-cell>
          <table:table-cell office:value-type="float" office:value="7.1519" calcext:value-type="float">
            <text:p>7.1519</text:p>
          </table:table-cell>
          <table:table-cell office:value-type="string" calcext:value-type="string">
            <text:p><text:s/>Norderney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20041111" calcext:value-type="float">
            <text:p>2004111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12" calcext:value-type="float">
            <text:p>212.0000</text:p>
          </table:table-cell>
          <table:table-cell office:value-type="float" office:value="51.763" calcext:value-type="float">
            <text:p>51.7630</text:p>
          </table:table-cell>
          <table:table-cell office:value-type="float" office:value="10.0416" calcext:value-type="float">
            <text:p>10.0416</text:p>
          </table:table-cell>
          <table:table-cell office:value-type="string" calcext:value-type="string">
            <text:p><text:s/>Northeim-Imbshaus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19950402" calcext:value-type="float">
            <text:p>1995040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85" calcext:value-type="float">
            <text:p>485.0000</text:p>
          </table:table-cell>
          <table:table-cell office:value-type="float" office:value="50.3602" calcext:value-type="float">
            <text:p>50.3602</text:p>
          </table:table-cell>
          <table:table-cell office:value-type="float" office:value="6.8697" calcext:value-type="float">
            <text:p>6.8697</text:p>
          </table:table-cell>
          <table:table-cell office:value-type="string" calcext:value-type="string">
            <text:p><text:s/>N�rburg-Barweiler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float" office:value="20041123" calcext:value-type="float">
            <text:p>20041123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369" calcext:value-type="float">
            <text:p>369.0000</text:p>
          </table:table-cell>
          <table:table-cell office:value-type="float" office:value="49.4258" calcext:value-type="float">
            <text:p>49.4258</text:p>
          </table:table-cell>
          <table:table-cell office:value-type="float" office:value="11.2539" calcext:value-type="float">
            <text:p>11.2539</text:p>
          </table:table-cell>
          <table:table-cell office:value-type="string" calcext:value-type="string">
            <text:p><text:s/>N�rnberg-Netzstall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float" office:value="19950808" calcext:value-type="float">
            <text:p>1995080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14" calcext:value-type="float">
            <text:p>314.0000</text:p>
          </table:table-cell>
          <table:table-cell office:value-type="float" office:value="49.503" calcext:value-type="float">
            <text:p>49.5030</text:p>
          </table:table-cell>
          <table:table-cell office:value-type="float" office:value="11.0549" calcext:value-type="float">
            <text:p>11.0549</text:p>
          </table:table-cell>
          <table:table-cell office:value-type="string" calcext:value-type="string">
            <text:p><text:s/>N�rnbe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float" office:value="20040322" calcext:value-type="float">
            <text:p>2004032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832" calcext:value-type="float">
            <text:p>832.0000</text:p>
          </table:table-cell>
          <table:table-cell office:value-type="float" office:value="47.603" calcext:value-type="float">
            <text:p>47.6030</text:p>
          </table:table-cell>
          <table:table-cell office:value-type="float" office:value="11.0607" calcext:value-type="float">
            <text:p>11.0607</text:p>
          </table:table-cell>
          <table:table-cell office:value-type="string" calcext:value-type="string">
            <text:p><text:s/>Oberammergau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float" office:value="20061101" calcext:value-type="float">
            <text:p>200611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518" calcext:value-type="float">
            <text:p>518.0000</text:p>
          </table:table-cell>
          <table:table-cell office:value-type="float" office:value="47.6187" calcext:value-type="float">
            <text:p>47.6187</text:p>
          </table:table-cell>
          <table:table-cell office:value-type="float" office:value="12.1665" calcext:value-type="float">
            <text:p>12.1665</text:p>
          </table:table-cell>
          <table:table-cell office:value-type="string" calcext:value-type="string">
            <text:p><text:s/>Kiefersfelden-Ga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float" office:value="20020830" calcext:value-type="float">
            <text:p>2002083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26" calcext:value-type="float">
            <text:p>426.0000</text:p>
          </table:table-cell>
          <table:table-cell office:value-type="float" office:value="49.9185" calcext:value-type="float">
            <text:p>49.9185</text:p>
          </table:table-cell>
          <table:table-cell office:value-type="float" office:value="10.5963" calcext:value-type="float">
            <text:p>10.5963</text:p>
          </table:table-cell>
          <table:table-cell office:value-type="string" calcext:value-type="string">
            <text:p><text:s/>Oberaurach-Fatschenbru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20061001" calcext:value-type="float">
            <text:p>200610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72" calcext:value-type="float">
            <text:p>372.0000</text:p>
          </table:table-cell>
          <table:table-cell office:value-type="float" office:value="48.3862" calcext:value-type="float">
            <text:p>48.3862</text:p>
          </table:table-cell>
          <table:table-cell office:value-type="float" office:value="8.1426" calcext:value-type="float">
            <text:p>8.1426</text:p>
          </table:table-cell>
          <table:table-cell office:value-type="string" calcext:value-type="string">
            <text:p><text:s/>Oberharmersba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0050831" calcext:value-type="float">
            <text:p>2005083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72" calcext:value-type="float">
            <text:p>472.0000</text:p>
          </table:table-cell>
          <table:table-cell office:value-type="float" office:value="50.2661" calcext:value-type="float">
            <text:p>50.2661</text:p>
          </table:table-cell>
          <table:table-cell office:value-type="float" office:value="9.7727" calcext:value-type="float">
            <text:p>9.7727</text:p>
          </table:table-cell>
          <table:table-cell office:value-type="string" calcext:value-type="string">
            <text:p><text:s/>Oberleichtersbach-Modlo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float" office:value="20061001" calcext:value-type="float">
            <text:p>200610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16" calcext:value-type="float">
            <text:p>516.0000</text:p>
          </table:table-cell>
          <table:table-cell office:value-type="float" office:value="48.2851" calcext:value-type="float">
            <text:p>48.2851</text:p>
          </table:table-cell>
          <table:table-cell office:value-type="float" office:value="8.5764" calcext:value-type="float">
            <text:p>8.5764</text:p>
          </table:table-cell>
          <table:table-cell office:value-type="string" calcext:value-type="string">
            <text:p><text:s/>Oberndorf/Neckar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float" office:value="20030507" calcext:value-type="float">
            <text:p>2003050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896" calcext:value-type="float">
            <text:p>896.0000</text:p>
          </table:table-cell>
          <table:table-cell office:value-type="float" office:value="47.5538" calcext:value-type="float">
            <text:p>47.5538</text:p>
          </table:table-cell>
          <table:table-cell office:value-type="float" office:value="9.9406" calcext:value-type="float">
            <text:p>9.9406</text:p>
          </table:table-cell>
          <table:table-cell office:value-type="string" calcext:value-type="string">
            <text:p><text:s/>Oberreut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float" office:value="20041006" calcext:value-type="float">
            <text:p>20041006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84" calcext:value-type="float">
            <text:p>484.0000</text:p>
          </table:table-cell>
          <table:table-cell office:value-type="float" office:value="48.2443" calcext:value-type="float">
            <text:p>48.2443</text:p>
          </table:table-cell>
          <table:table-cell office:value-type="float" office:value="11.5528" calcext:value-type="float">
            <text:p>11.5528</text:p>
          </table:table-cell>
          <table:table-cell office:value-type="string" calcext:value-type="string">
            <text:p><text:s/>Oberschlei�heim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float" office:value="20050501" calcext:value-type="float">
            <text:p>200505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748" calcext:value-type="float">
            <text:p>748.0000</text:p>
          </table:table-cell>
          <table:table-cell office:value-type="float" office:value="47.5577" calcext:value-type="float">
            <text:p>47.5577</text:p>
          </table:table-cell>
          <table:table-cell office:value-type="float" office:value="10.0938" calcext:value-type="float">
            <text:p>10.0938</text:p>
          </table:table-cell>
          <table:table-cell office:value-type="string" calcext:value-type="string">
            <text:p><text:s/>Oberstaufen-Thalkirchdo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19940731" calcext:value-type="float">
            <text:p>1994073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806" calcext:value-type="float">
            <text:p>806.0000</text:p>
          </table:table-cell>
          <table:table-cell office:value-type="float" office:value="47.3984" calcext:value-type="float">
            <text:p>47.3984</text:p>
          </table:table-cell>
          <table:table-cell office:value-type="float" office:value="10.2759" calcext:value-type="float">
            <text:p>10.2759</text:p>
          </table:table-cell>
          <table:table-cell office:value-type="string" calcext:value-type="string">
            <text:p><text:s/>Oberstdorf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float" office:value="20061001" calcext:value-type="float">
            <text:p>20061001</text:p>
          </table:table-cell>
          <table:table-cell office:value-type="float" office:value="20161019" calcext:value-type="float">
            <text:p>20161019</text:p>
          </table:table-cell>
          <table:table-cell office:value-type="float" office:value="468" calcext:value-type="float">
            <text:p>468.0000</text:p>
          </table:table-cell>
          <table:table-cell office:value-type="float" office:value="49.0495" calcext:value-type="float">
            <text:p>49.0495</text:p>
          </table:table-cell>
          <table:table-cell office:value-type="float" office:value="9.3923" calcext:value-type="float">
            <text:p>9.3923</text:p>
          </table:table-cell>
          <table:table-cell office:value-type="string" calcext:value-type="string">
            <text:p><text:s/>Oberstenfeld-Prevorst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3734" calcext:value-type="float">
            <text:p>3734</text:p>
          </table:table-cell>
          <table:table-cell office:value-type="float" office:value="20030926" calcext:value-type="float">
            <text:p>20030926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230" calcext:value-type="float">
            <text:p>230.0000</text:p>
          </table:table-cell>
          <table:table-cell office:value-type="float" office:value="49.128" calcext:value-type="float">
            <text:p>49.1280</text:p>
          </table:table-cell>
          <table:table-cell office:value-type="float" office:value="9.3525" calcext:value-type="float">
            <text:p>9.3525</text:p>
          </table:table-cell>
          <table:table-cell office:value-type="string" calcext:value-type="string">
            <text:p><text:s/>Obersulm-Willsba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float" office:value="20050110" calcext:value-type="float">
            <text:p>20050110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596" calcext:value-type="float">
            <text:p>596.0000</text:p>
          </table:table-cell>
          <table:table-cell office:value-type="float" office:value="49.4521" calcext:value-type="float">
            <text:p>49.4521</text:p>
          </table:table-cell>
          <table:table-cell office:value-type="float" office:value="12.4365" calcext:value-type="float">
            <text:p>12.4365</text:p>
          </table:table-cell>
          <table:table-cell office:value-type="string" calcext:value-type="string">
            <text:p><text:s/>Oberviechta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20080401" calcext:value-type="float">
            <text:p>200804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95" calcext:value-type="float">
            <text:p>195.0000</text:p>
          </table:table-cell>
          <table:table-cell office:value-type="float" office:value="50.9933" calcext:value-type="float">
            <text:p>50.9933</text:p>
          </table:table-cell>
          <table:table-cell office:value-type="float" office:value="13.9807" calcext:value-type="float">
            <text:p>13.9807</text:p>
          </table:table-cell>
          <table:table-cell office:value-type="string" calcext:value-type="string">
            <text:p><text:s/>Lohmen/Sachsen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float" office:value="19920702" calcext:value-type="float">
            <text:p>1992070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76" calcext:value-type="float">
            <text:p>276.0000</text:p>
          </table:table-cell>
          <table:table-cell office:value-type="float" office:value="49.207" calcext:value-type="float">
            <text:p>49.2070</text:p>
          </table:table-cell>
          <table:table-cell office:value-type="float" office:value="9.5176" calcext:value-type="float">
            <text:p>9.5176</text:p>
          </table:table-cell>
          <table:table-cell office:value-type="string" calcext:value-type="string">
            <text:p><text:s/>�hring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3791" calcext:value-type="float">
            <text:p>3791</text:p>
          </table:table-cell>
          <table:table-cell office:value-type="float" office:value="19981002" calcext:value-type="float">
            <text:p>19981002</text:p>
          </table:table-cell>
          <table:table-cell office:value-type="float" office:value="20120930" calcext:value-type="float">
            <text:p>20120930</text:p>
          </table:table-cell>
          <table:table-cell office:value-type="float" office:value="11" calcext:value-type="float">
            <text:p>11.0000</text:p>
          </table:table-cell>
          <table:table-cell office:value-type="float" office:value="53.1763" calcext:value-type="float">
            <text:p>53.1763</text:p>
          </table:table-cell>
          <table:table-cell office:value-type="float" office:value="8.1824" calcext:value-type="float">
            <text:p>8.1824</text:p>
          </table:table-cell>
          <table:table-cell office:value-type="string" calcext:value-type="string">
            <text:p><text:s/>Oldenburg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float" office:value="20041018" calcext:value-type="float">
            <text:p>2004101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9" calcext:value-type="float">
            <text:p>49.0000</text:p>
          </table:table-cell>
          <table:table-cell office:value-type="float" office:value="51.7066" calcext:value-type="float">
            <text:p>51.7066</text:p>
          </table:table-cell>
          <table:table-cell office:value-type="float" office:value="7.3564" calcext:value-type="float">
            <text:p>7.3564</text:p>
          </table:table-cell>
          <table:table-cell office:value-type="string" calcext:value-type="string">
            <text:p><text:s/>Olfen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3802" calcext:value-type="float">
            <text:p>3802</text:p>
          </table:table-cell>
          <table:table-cell office:value-type="float" office:value="20061001" calcext:value-type="float">
            <text:p>20061001</text:p>
          </table:table-cell>
          <table:table-cell office:value-type="float" office:value="20161026" calcext:value-type="float">
            <text:p>20161026</text:p>
          </table:table-cell>
          <table:table-cell office:value-type="float" office:value="315" calcext:value-type="float">
            <text:p>315.0000</text:p>
          </table:table-cell>
          <table:table-cell office:value-type="float" office:value="48.4765" calcext:value-type="float">
            <text:p>48.4765</text:p>
          </table:table-cell>
          <table:table-cell office:value-type="float" office:value="8.1624" calcext:value-type="float">
            <text:p>8.1624</text:p>
          </table:table-cell>
          <table:table-cell office:value-type="string" calcext:value-type="string">
            <text:p><text:s/>Oppenau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3811" calcext:value-type="float">
            <text:p>3811</text:p>
          </table:table-cell>
          <table:table-cell office:value-type="float" office:value="19911107" calcext:value-type="float">
            <text:p>1991110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50" calcext:value-type="float">
            <text:p>150.0000</text:p>
          </table:table-cell>
          <table:table-cell office:value-type="float" office:value="51.296" calcext:value-type="float">
            <text:p>51.2960</text:p>
          </table:table-cell>
          <table:table-cell office:value-type="float" office:value="13.0928" calcext:value-type="float">
            <text:p>13.0928</text:p>
          </table:table-cell>
          <table:table-cell office:value-type="string" calcext:value-type="string">
            <text:p><text:s/>Oschatz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float" office:value="19930102" calcext:value-type="float">
            <text:p>19930102</text:p>
          </table:table-cell>
          <table:table-cell office:value-type="float" office:value="20101130" calcext:value-type="float">
            <text:p>20101130</text:p>
          </table:table-cell>
          <table:table-cell office:value-type="float" office:value="95" calcext:value-type="float">
            <text:p>95.0000</text:p>
          </table:table-cell>
          <table:table-cell office:value-type="float" office:value="52.2553" calcext:value-type="float">
            <text:p>52.2553</text:p>
          </table:table-cell>
          <table:table-cell office:value-type="float" office:value="8.0534" calcext:value-type="float">
            <text:p>8.0534</text:p>
          </table:table-cell>
          <table:table-cell office:value-type="string" calcext:value-type="string">
            <text:p><text:s/>Osnabr�ck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20070920" calcext:value-type="float">
            <text:p>2007092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2" calcext:value-type="float">
            <text:p>52.0000</text:p>
          </table:table-cell>
          <table:table-cell office:value-type="float" office:value="52.3657" calcext:value-type="float">
            <text:p>52.3657</text:p>
          </table:table-cell>
          <table:table-cell office:value-type="float" office:value="8.2013" calcext:value-type="float">
            <text:p>8.2013</text:p>
          </table:table-cell>
          <table:table-cell office:value-type="string" calcext:value-type="string">
            <text:p><text:s/>Ostercappeln-Schwagstor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float" office:value="19911102" calcext:value-type="float">
            <text:p>19911102</text:p>
          </table:table-cell>
          <table:table-cell office:value-type="float" office:value="20220428" calcext:value-type="float">
            <text:p>20220428</text:p>
          </table:table-cell>
          <table:table-cell office:value-type="float" office:value="246" calcext:value-type="float">
            <text:p>246.0000</text:p>
          </table:table-cell>
          <table:table-cell office:value-type="float" office:value="51.0873" calcext:value-type="float">
            <text:p>51.0873</text:p>
          </table:table-cell>
          <table:table-cell office:value-type="float" office:value="11.9293" calcext:value-type="float">
            <text:p>11.9293</text:p>
          </table:table-cell>
          <table:table-cell office:value-type="string" calcext:value-type="string">
            <text:p><text:s/>Osterfeld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  <table:table-cell office:value-type="float" office:value="20060301" calcext:value-type="float">
            <text:p>200603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14" calcext:value-type="float">
            <text:p>314.0000</text:p>
          </table:table-cell>
          <table:table-cell office:value-type="float" office:value="50.4538" calcext:value-type="float">
            <text:p>50.4538</text:p>
          </table:table-cell>
          <table:table-cell office:value-type="float" office:value="10.2211" calcext:value-type="float">
            <text:p>10.2211</text:p>
          </table:table-cell>
          <table:table-cell office:value-type="string" calcext:value-type="string">
            <text:p><text:s/>Ostheim v.d. Rh�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844" calcext:value-type="float">
            <text:p>3844</text:p>
          </table:table-cell>
          <table:table-cell office:value-type="float" office:value="20090701" calcext:value-type="float">
            <text:p>200907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95" calcext:value-type="float">
            <text:p>295.0000</text:p>
          </table:table-cell>
          <table:table-cell office:value-type="float" office:value="51.9473" calcext:value-type="float">
            <text:p>51.9473</text:p>
          </table:table-cell>
          <table:table-cell office:value-type="float" office:value="9.3999" calcext:value-type="float">
            <text:p>9.3999</text:p>
          </table:table-cell>
          <table:table-cell office:value-type="string" calcext:value-type="string">
            <text:p><text:s/>Ottenstei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float" office:value="20050901" calcext:value-type="float">
            <text:p>200509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7" calcext:value-type="float">
            <text:p>17.0000</text:p>
          </table:table-cell>
          <table:table-cell office:value-type="float" office:value="53.1403" calcext:value-type="float">
            <text:p>53.1403</text:p>
          </table:table-cell>
          <table:table-cell office:value-type="float" office:value="9.1517" calcext:value-type="float">
            <text:p>9.1517</text:p>
          </table:table-cell>
          <table:table-cell office:value-type="string" calcext:value-type="string">
            <text:p><text:s/>Ottersberg-Otterstedt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3849" calcext:value-type="float">
            <text:p>3849</text:p>
          </table:table-cell>
          <table:table-cell office:value-type="float" office:value="20030626" calcext:value-type="float">
            <text:p>20030626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67" calcext:value-type="float">
            <text:p>667.0000</text:p>
          </table:table-cell>
          <table:table-cell office:value-type="float" office:value="47.9303" calcext:value-type="float">
            <text:p>47.9303</text:p>
          </table:table-cell>
          <table:table-cell office:value-type="float" office:value="10.31" calcext:value-type="float">
            <text:p>10.3100</text:p>
          </table:table-cell>
          <table:table-cell office:value-type="string" calcext:value-type="string">
            <text:p><text:s/>Ottobeur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853" calcext:value-type="float">
            <text:p>3853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" calcext:value-type="float">
            <text:p>2.0000</text:p>
          </table:table-cell>
          <table:table-cell office:value-type="float" office:value="53.3819" calcext:value-type="float">
            <text:p>53.3819</text:p>
          </table:table-cell>
          <table:table-cell office:value-type="float" office:value="8.4493" calcext:value-type="float">
            <text:p>8.4493</text:p>
          </table:table-cell>
          <table:table-cell office:value-type="string" calcext:value-type="string">
            <text:p><text:s/>Ovelg�nn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float" office:value="20041118" calcext:value-type="float">
            <text:p>20041118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886" calcext:value-type="float">
            <text:p>886.0000</text:p>
          </table:table-cell>
          <table:table-cell office:value-type="float" office:value="47.6362" calcext:value-type="float">
            <text:p>47.6362</text:p>
          </table:table-cell>
          <table:table-cell office:value-type="float" office:value="10.3892" calcext:value-type="float">
            <text:p>10.3892</text:p>
          </table:table-cell>
          <table:table-cell office:value-type="string" calcext:value-type="string">
            <text:p><text:s/>Oy-Mittelberg-Peterstha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float" office:value="20041015" calcext:value-type="float">
            <text:p>2004101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49" calcext:value-type="float">
            <text:p>549.0000</text:p>
          </table:table-cell>
          <table:table-cell office:value-type="float" office:value="49.151" calcext:value-type="float">
            <text:p>49.1510</text:p>
          </table:table-cell>
          <table:table-cell office:value-type="float" office:value="11.6896" calcext:value-type="float">
            <text:p>11.6896</text:p>
          </table:table-cell>
          <table:table-cell office:value-type="string" calcext:value-type="string">
            <text:p><text:s/>Parsberg/Oberpfalz-Eglw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20041103" calcext:value-type="float">
            <text:p>20041103</text:p>
          </table:table-cell>
          <table:table-cell office:value-type="float" office:value="20041207" calcext:value-type="float">
            <text:p>20041207</text:p>
          </table:table-cell>
          <table:table-cell office:value-type="float" office:value="88" calcext:value-type="float">
            <text:p>88.0000</text:p>
          </table:table-cell>
          <table:table-cell office:value-type="float" office:value="53.9465" calcext:value-type="float">
            <text:p>53.9465</text:p>
          </table:table-cell>
          <table:table-cell office:value-type="float" office:value="11.7566" calcext:value-type="float">
            <text:p>11.7566</text:p>
          </table:table-cell>
          <table:table-cell office:value-type="string" calcext:value-type="string">
            <text:p><text:s/>T�zen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2" calcext:value-type="float">
            <text:p>12.0000</text:p>
          </table:table-cell>
          <table:table-cell office:value-type="float" office:value="53.142" calcext:value-type="float">
            <text:p>53.1420</text:p>
          </table:table-cell>
          <table:table-cell office:value-type="float" office:value="14.1074" calcext:value-type="float">
            <text:p>14.1074</text:p>
          </table:table-cell>
          <table:table-cell office:value-type="string" calcext:value-type="string">
            <text:p><text:s/>Passow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3886" calcext:value-type="float">
            <text:p>3886</text:p>
          </table:table-cell>
          <table:table-cell office:value-type="float" office:value="20021016" calcext:value-type="float">
            <text:p>20021016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20" calcext:value-type="float">
            <text:p>420.0000</text:p>
          </table:table-cell>
          <table:table-cell office:value-type="float" office:value="49.7408" calcext:value-type="float">
            <text:p>49.7408</text:p>
          </table:table-cell>
          <table:table-cell office:value-type="float" office:value="11.5528" calcext:value-type="float">
            <text:p>11.5528</text:p>
          </table:table-cell>
          <table:table-cell office:value-type="string" calcext:value-type="string">
            <text:p><text:s/>Pegnitz (Kl�ranlage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897" calcext:value-type="float">
            <text:p>3897</text:p>
          </table:table-cell>
          <table:table-cell office:value-type="float" office:value="20060818" calcext:value-type="float">
            <text:p>2006081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" calcext:value-type="float">
            <text:p>2.0000</text:p>
          </table:table-cell>
          <table:table-cell office:value-type="float" office:value="54.0893" calcext:value-type="float">
            <text:p>54.0893</text:p>
          </table:table-cell>
          <table:table-cell office:value-type="float" office:value="10.8773" calcext:value-type="float">
            <text:p>10.8773</text:p>
          </table:table-cell>
          <table:table-cell office:value-type="string" calcext:value-type="string">
            <text:p><text:s/>Pelzerhaken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152" calcext:value-type="float">
            <text:p>152.0000</text:p>
          </table:table-cell>
          <table:table-cell office:value-type="float" office:value="49.5354" calcext:value-type="float">
            <text:p>49.5354</text:p>
          </table:table-cell>
          <table:table-cell office:value-type="float" office:value="6.3789" calcext:value-type="float">
            <text:p>6.3789</text:p>
          </table:table-cell>
          <table:table-cell office:value-type="string" calcext:value-type="string">
            <text:p><text:s/>Perl-Nennig</text:p>
          </table:table-cell>
          <table:table-cell office:value-type="string" calcext:value-type="string">
            <text:p>Saarland</text:p>
          </table:table-cell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float" office:value="20031002" calcext:value-type="float">
            <text:p>2003100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0" calcext:value-type="float">
            <text:p>40.0000</text:p>
          </table:table-cell>
          <table:table-cell office:value-type="float" office:value="53.0952" calcext:value-type="float">
            <text:p>53.0952</text:p>
          </table:table-cell>
          <table:table-cell office:value-type="float" office:value="11.8603" calcext:value-type="float">
            <text:p>11.8603</text:p>
          </table:table-cell>
          <table:table-cell office:value-type="string" calcext:value-type="string">
            <text:p><text:s/>Perleberg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float" office:value="20020627" calcext:value-type="float">
            <text:p>2002062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05" calcext:value-type="float">
            <text:p>305.0000</text:p>
          </table:table-cell>
          <table:table-cell office:value-type="float" office:value="50.6175" calcext:value-type="float">
            <text:p>50.6175</text:p>
          </table:table-cell>
          <table:table-cell office:value-type="float" office:value="9.725" calcext:value-type="float">
            <text:p>9.7250</text:p>
          </table:table-cell>
          <table:table-cell office:value-type="string" calcext:value-type="string">
            <text:p><text:s/>Petersberg-Marbach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3913" calcext:value-type="float">
            <text:p>3913</text:p>
          </table:table-cell>
          <table:table-cell office:value-type="float" office:value="20040519" calcext:value-type="float">
            <text:p>20040519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3" calcext:value-type="float">
            <text:p>43.0000</text:p>
          </table:table-cell>
          <table:table-cell office:value-type="float" office:value="52.3817" calcext:value-type="float">
            <text:p>52.3817</text:p>
          </table:table-cell>
          <table:table-cell office:value-type="float" office:value="9.0176" calcext:value-type="float">
            <text:p>9.0176</text:p>
          </table:table-cell>
          <table:table-cell office:value-type="string" calcext:value-type="string">
            <text:p><text:s/>Petershagen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3919" calcext:value-type="float">
            <text:p>3919</text:p>
          </table:table-cell>
          <table:table-cell office:value-type="float" office:value="20020828" calcext:value-type="float">
            <text:p>2002082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81" calcext:value-type="float">
            <text:p>381.0000</text:p>
          </table:table-cell>
          <table:table-cell office:value-type="float" office:value="48.4252" calcext:value-type="float">
            <text:p>48.4252</text:p>
          </table:table-cell>
          <table:table-cell office:value-type="float" office:value="12.9924" calcext:value-type="float">
            <text:p>12.9924</text:p>
          </table:table-cell>
          <table:table-cell office:value-type="string" calcext:value-type="string">
            <text:p><text:s/>Pfarrkirch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float" office:value="20050901" calcext:value-type="float">
            <text:p>200509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332" calcext:value-type="float">
            <text:p>332.0000</text:p>
          </table:table-cell>
          <table:table-cell office:value-type="float" office:value="48.9329" calcext:value-type="float">
            <text:p>48.9329</text:p>
          </table:table-cell>
          <table:table-cell office:value-type="float" office:value="8.6973" calcext:value-type="float">
            <text:p>8.6973</text:p>
          </table:table-cell>
          <table:table-cell office:value-type="string" calcext:value-type="string">
            <text:p><text:s/>Pforzheim-Ispring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3927" calcext:value-type="float">
            <text:p>3927</text:p>
          </table:table-cell>
          <table:table-cell office:value-type="float" office:value="20031101" calcext:value-type="float">
            <text:p>20031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30" calcext:value-type="float">
            <text:p>630.0000</text:p>
          </table:table-cell>
          <table:table-cell office:value-type="float" office:value="47.9345" calcext:value-type="float">
            <text:p>47.9345</text:p>
          </table:table-cell>
          <table:table-cell office:value-type="float" office:value="9.2869" calcext:value-type="float">
            <text:p>9.2869</text:p>
          </table:table-cell>
          <table:table-cell office:value-type="string" calcext:value-type="string">
            <text:p><text:s/>Pfullendorf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385" calcext:value-type="float">
            <text:p>385.0000</text:p>
          </table:table-cell>
          <table:table-cell office:value-type="float" office:value="49.1912" calcext:value-type="float">
            <text:p>49.1912</text:p>
          </table:table-cell>
          <table:table-cell office:value-type="float" office:value="7.5879" calcext:value-type="float">
            <text:p>7.5879</text:p>
          </table:table-cell>
          <table:table-cell office:value-type="string" calcext:value-type="string">
            <text:p><text:s/>Pirmasens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3945" calcext:value-type="float">
            <text:p>3945</text:p>
          </table:table-cell>
          <table:table-cell office:value-type="float" office:value="20050120" calcext:value-type="float">
            <text:p>2005012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6" calcext:value-type="float">
            <text:p>66.0000</text:p>
          </table:table-cell>
          <table:table-cell office:value-type="float" office:value="53.4584" calcext:value-type="float">
            <text:p>53.4584</text:p>
          </table:table-cell>
          <table:table-cell office:value-type="float" office:value="12.2417" calcext:value-type="float">
            <text:p>12.2417</text:p>
          </table:table-cell>
          <table:table-cell office:value-type="string" calcext:value-type="string">
            <text:p><text:s/>Plau am See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float" office:value="19911102" calcext:value-type="float">
            <text:p>1991110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87" calcext:value-type="float">
            <text:p>387.0000</text:p>
          </table:table-cell>
          <table:table-cell office:value-type="float" office:value="50.4818" calcext:value-type="float">
            <text:p>50.4818</text:p>
          </table:table-cell>
          <table:table-cell office:value-type="float" office:value="12.13" calcext:value-type="float">
            <text:p>12.1300</text:p>
          </table:table-cell>
          <table:table-cell office:value-type="string" calcext:value-type="string">
            <text:p><text:s/>Plauen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float" office:value="20020913" calcext:value-type="float">
            <text:p>2002091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43" calcext:value-type="float">
            <text:p>443.0000</text:p>
          </table:table-cell>
          <table:table-cell office:value-type="float" office:value="49.649" calcext:value-type="float">
            <text:p>49.6490</text:p>
          </table:table-cell>
          <table:table-cell office:value-type="float" office:value="11.4685" calcext:value-type="float">
            <text:p>11.4685</text:p>
          </table:table-cell>
          <table:table-cell office:value-type="string" calcext:value-type="string">
            <text:p><text:s/>Ple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20030428" calcext:value-type="float">
            <text:p>20030428</text:p>
          </table:table-cell>
          <table:table-cell office:value-type="float" office:value="20220430" calcext:value-type="float">
            <text:p>20220430</text:p>
          </table:table-cell>
          <table:table-cell office:value-type="float" office:value="380" calcext:value-type="float">
            <text:p>380.0000</text:p>
          </table:table-cell>
          <table:table-cell office:value-type="float" office:value="49.1248" calcext:value-type="float">
            <text:p>49.1248</text:p>
          </table:table-cell>
          <table:table-cell office:value-type="float" office:value="10.9731" calcext:value-type="float">
            <text:p>10.9731</text:p>
          </table:table-cell>
          <table:table-cell office:value-type="string" calcext:value-type="string">
            <text:p><text:s/>Pleinfeld-Mandlesm�hl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20020828" calcext:value-type="float">
            <text:p>2002082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23" calcext:value-type="float">
            <text:p>323.0000</text:p>
          </table:table-cell>
          <table:table-cell office:value-type="float" office:value="48.3952" calcext:value-type="float">
            <text:p>48.3952</text:p>
          </table:table-cell>
          <table:table-cell office:value-type="float" office:value="13.3139" calcext:value-type="float">
            <text:p>13.3139</text:p>
          </table:table-cell>
          <table:table-cell office:value-type="string" calcext:value-type="string">
            <text:p><text:s/>Pock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float" office:value="20071201" calcext:value-type="float">
            <text:p>200712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" calcext:value-type="float">
            <text:p>5.0000</text:p>
          </table:table-cell>
          <table:table-cell office:value-type="float" office:value="54.1034" calcext:value-type="float">
            <text:p>54.1034</text:p>
          </table:table-cell>
          <table:table-cell office:value-type="float" office:value="13.1533" calcext:value-type="float">
            <text:p>13.1533</text:p>
          </table:table-cell>
          <table:table-cell office:value-type="string" calcext:value-type="string">
            <text:p><text:s/>S�derholz-Neuendorf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float" office:value="20050401" calcext:value-type="float">
            <text:p>200504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70" calcext:value-type="float">
            <text:p>70.0000</text:p>
          </table:table-cell>
          <table:table-cell office:value-type="float" office:value="52.1836" calcext:value-type="float">
            <text:p>52.1836</text:p>
          </table:table-cell>
          <table:table-cell office:value-type="float" office:value="14.5748" calcext:value-type="float">
            <text:p>14.5748</text:p>
          </table:table-cell>
          <table:table-cell office:value-type="string" calcext:value-type="string">
            <text:p><text:s/>Pohlitz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3972" calcext:value-type="float">
            <text:p>3972</text:p>
          </table:table-cell>
          <table:table-cell office:value-type="float" office:value="20011128" calcext:value-type="float">
            <text:p>2001112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10" calcext:value-type="float">
            <text:p>510.0000</text:p>
          </table:table-cell>
          <table:table-cell office:value-type="float" office:value="48.9343" calcext:value-type="float">
            <text:p>48.9343</text:p>
          </table:table-cell>
          <table:table-cell office:value-type="float" office:value="10.7586" calcext:value-type="float">
            <text:p>10.7586</text:p>
          </table:table-cell>
          <table:table-cell office:value-type="string" calcext:value-type="string">
            <text:p><text:s/>Polsingen-D�cking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float" office:value="20041124" calcext:value-type="float">
            <text:p>2004112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22" calcext:value-type="float">
            <text:p>522.0000</text:p>
          </table:table-cell>
          <table:table-cell office:value-type="float" office:value="49.4777" calcext:value-type="float">
            <text:p>49.4777</text:p>
          </table:table-cell>
          <table:table-cell office:value-type="float" office:value="11.5357" calcext:value-type="float">
            <text:p>11.5357</text:p>
          </table:table-cell>
          <table:table-cell office:value-type="string" calcext:value-type="string">
            <text:p><text:s/>Pommelsbrunn-Mittelbu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3987" calcext:value-type="float">
            <text:p>3987</text:p>
          </table:table-cell>
          <table:table-cell office:value-type="float" office:value="19920817" calcext:value-type="float">
            <text:p>1992081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81" calcext:value-type="float">
            <text:p>81.0000</text:p>
          </table:table-cell>
          <table:table-cell office:value-type="float" office:value="52.3812" calcext:value-type="float">
            <text:p>52.3812</text:p>
          </table:table-cell>
          <table:table-cell office:value-type="float" office:value="13.0622" calcext:value-type="float">
            <text:p>13.0622</text:p>
          </table:table-cell>
          <table:table-cell office:value-type="string" calcext:value-type="string">
            <text:p><text:s/>Potsdam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float" office:value="20020717" calcext:value-type="float">
            <text:p>2002071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97" calcext:value-type="float">
            <text:p>597.0000</text:p>
          </table:table-cell>
          <table:table-cell office:value-type="float" office:value="49.7844" calcext:value-type="float">
            <text:p>49.7844</text:p>
          </table:table-cell>
          <table:table-cell office:value-type="float" office:value="12.0331" calcext:value-type="float">
            <text:p>12.0331</text:p>
          </table:table-cell>
          <table:table-cell office:value-type="string" calcext:value-type="string">
            <text:p><text:s/>Pressath-M�hlbe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20313" calcext:value-type="float">
            <text:p>2002031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40" calcext:value-type="float">
            <text:p>640.0000</text:p>
          </table:table-cell>
          <table:table-cell office:value-type="float" office:value="50.2277" calcext:value-type="float">
            <text:p>50.2277</text:p>
          </table:table-cell>
          <table:table-cell office:value-type="float" office:value="11.5486" calcext:value-type="float">
            <text:p>11.5486</text:p>
          </table:table-cell>
          <table:table-cell office:value-type="string" calcext:value-type="string">
            <text:p><text:s/>Presseck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float" office:value="20020912" calcext:value-type="float">
            <text:p>2002091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84" calcext:value-type="float">
            <text:p>284.0000</text:p>
          </table:table-cell>
          <table:table-cell office:value-type="float" office:value="49.8526" calcext:value-type="float">
            <text:p>49.8526</text:p>
          </table:table-cell>
          <table:table-cell office:value-type="float" office:value="10.1006" calcext:value-type="float">
            <text:p>10.1006</text:p>
          </table:table-cell>
          <table:table-cell office:value-type="string" calcext:value-type="string">
            <text:p><text:s/>Prosselsheim-Seligensta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float" office:value="20020920" calcext:value-type="float">
            <text:p>2002092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86" calcext:value-type="float">
            <text:p>386.0000</text:p>
          </table:table-cell>
          <table:table-cell office:value-type="float" office:value="50.1807" calcext:value-type="float">
            <text:p>50.1807</text:p>
          </table:table-cell>
          <table:table-cell office:value-type="float" office:value="6.3509" calcext:value-type="float">
            <text:p>6.3509</text:p>
          </table:table-cell>
          <table:table-cell office:value-type="string" calcext:value-type="string">
            <text:p><text:s/>Pr�m-Watzerath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float" office:value="20100303" calcext:value-type="float">
            <text:p>2010030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70" calcext:value-type="float">
            <text:p>270.0000</text:p>
          </table:table-cell>
          <table:table-cell office:value-type="float" office:value="51.2006" calcext:value-type="float">
            <text:p>51.2006</text:p>
          </table:table-cell>
          <table:table-cell office:value-type="float" office:value="14.0207" calcext:value-type="float">
            <text:p>14.0207</text:p>
          </table:table-cell>
          <table:table-cell office:value-type="string" calcext:value-type="string">
            <text:p><text:s/>Pulsnitz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float" office:value="19911102" calcext:value-type="float">
            <text:p>1991110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0" calcext:value-type="float">
            <text:p>40.0000</text:p>
          </table:table-cell>
          <table:table-cell office:value-type="float" office:value="54.3643" calcext:value-type="float">
            <text:p>54.3643</text:p>
          </table:table-cell>
          <table:table-cell office:value-type="float" office:value="13.4771" calcext:value-type="float">
            <text:p>13.4771</text:p>
          </table:table-cell>
          <table:table-cell office:value-type="string" calcext:value-type="string">
            <text:p><text:s/>Putbus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float" office:value="20061201" calcext:value-type="float">
            <text:p>200612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42" calcext:value-type="float">
            <text:p>142.0000</text:p>
          </table:table-cell>
          <table:table-cell office:value-type="float" office:value="51.7953" calcext:value-type="float">
            <text:p>51.7953</text:p>
          </table:table-cell>
          <table:table-cell office:value-type="float" office:value="11.132" calcext:value-type="float">
            <text:p>11.1320</text:p>
          </table:table-cell>
          <table:table-cell office:value-type="string" calcext:value-type="string">
            <text:p><text:s/>Quedlinburg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float" office:value="20070117" calcext:value-type="float">
            <text:p>20070117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204" calcext:value-type="float">
            <text:p>204.0000</text:p>
          </table:table-cell>
          <table:table-cell office:value-type="float" office:value="51.3895" calcext:value-type="float">
            <text:p>51.3895</text:p>
          </table:table-cell>
          <table:table-cell office:value-type="float" office:value="11.5412" calcext:value-type="float">
            <text:p>11.5412</text:p>
          </table:table-cell>
          <table:table-cell office:value-type="string" calcext:value-type="string">
            <text:p><text:s/>Querfurt-M�hle Lodersle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float" office:value="20030513" calcext:value-type="float">
            <text:p>2003051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1" calcext:value-type="float">
            <text:p>11.0000</text:p>
          </table:table-cell>
          <table:table-cell office:value-type="float" office:value="53.7331" calcext:value-type="float">
            <text:p>53.7331</text:p>
          </table:table-cell>
          <table:table-cell office:value-type="float" office:value="9.8776" calcext:value-type="float">
            <text:p>9.8776</text:p>
          </table:table-cell>
          <table:table-cell office:value-type="string" calcext:value-type="string">
            <text:p><text:s/>Quickborn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float" office:value="20071017" calcext:value-type="float">
            <text:p>2007101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94" calcext:value-type="float">
            <text:p>94.0000</text:p>
          </table:table-cell>
          <table:table-cell office:value-type="float" office:value="51.7557" calcext:value-type="float">
            <text:p>51.7557</text:p>
          </table:table-cell>
          <table:table-cell office:value-type="float" office:value="12.5104" calcext:value-type="float">
            <text:p>12.5104</text:p>
          </table:table-cell>
          <table:table-cell office:value-type="string" calcext:value-type="string">
            <text:p><text:s/>Kemberg-Radis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float" office:value="20021022" calcext:value-type="float">
            <text:p>2002102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1" calcext:value-type="float">
            <text:p>41.0000</text:p>
          </table:table-cell>
          <table:table-cell office:value-type="float" office:value="52.4461" calcext:value-type="float">
            <text:p>52.4461</text:p>
          </table:table-cell>
          <table:table-cell office:value-type="float" office:value="8.5906" calcext:value-type="float">
            <text:p>8.5906</text:p>
          </table:table-cell>
          <table:table-cell office:value-type="string" calcext:value-type="string">
            <text:p><text:s/>Rahden-Kleinendorf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float" office:value="20020430" calcext:value-type="float">
            <text:p>2002043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62" calcext:value-type="float">
            <text:p>462.0000</text:p>
          </table:table-cell>
          <table:table-cell office:value-type="float" office:value="48.6192" calcext:value-type="float">
            <text:p>48.6192</text:p>
          </table:table-cell>
          <table:table-cell office:value-type="float" office:value="11.0059" calcext:value-type="float">
            <text:p>11.0059</text:p>
          </table:table-cell>
          <table:table-cell office:value-type="string" calcext:value-type="string">
            <text:p><text:s/>Rain am Lech-Wallerdorf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078" calcext:value-type="float">
            <text:p>4078</text:p>
          </table:table-cell>
          <table:table-cell office:value-type="float" office:value="20051005" calcext:value-type="float">
            <text:p>2005100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6" calcext:value-type="float">
            <text:p>16.0000</text:p>
          </table:table-cell>
          <table:table-cell office:value-type="float" office:value="53.2427" calcext:value-type="float">
            <text:p>53.2427</text:p>
          </table:table-cell>
          <table:table-cell office:value-type="float" office:value="8.2237" calcext:value-type="float">
            <text:p>8.2237</text:p>
          </table:table-cell>
          <table:table-cell office:value-type="string" calcext:value-type="string">
            <text:p><text:s/>Rasted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20050901" calcext:value-type="float">
            <text:p>200509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0" calcext:value-type="float">
            <text:p>10.0000</text:p>
          </table:table-cell>
          <table:table-cell office:value-type="float" office:value="53.7409" calcext:value-type="float">
            <text:p>53.7409</text:p>
          </table:table-cell>
          <table:table-cell office:value-type="float" office:value="13.7906" calcext:value-type="float">
            <text:p>13.7906</text:p>
          </table:table-cell>
          <table:table-cell office:value-type="string" calcext:value-type="string">
            <text:p><text:s/>Rathebur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20020710" calcext:value-type="float">
            <text:p>2002071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89" calcext:value-type="float">
            <text:p>89.0000</text:p>
          </table:table-cell>
          <table:table-cell office:value-type="float" office:value="50.0056" calcext:value-type="float">
            <text:p>50.0056</text:p>
          </table:table-cell>
          <table:table-cell office:value-type="float" office:value="8.4291" calcext:value-type="float">
            <text:p>8.4291</text:p>
          </table:table-cell>
          <table:table-cell office:value-type="string" calcext:value-type="string">
            <text:p><text:s/>Raunheim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4094" calcext:value-type="float">
            <text:p>4094</text:p>
          </table:table-cell>
          <table:table-cell office:value-type="float" office:value="20030717" calcext:value-type="float">
            <text:p>20030717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41" calcext:value-type="float">
            <text:p>441.0000</text:p>
          </table:table-cell>
          <table:table-cell office:value-type="float" office:value="47.8062" calcext:value-type="float">
            <text:p>47.8062</text:p>
          </table:table-cell>
          <table:table-cell office:value-type="float" office:value="9.6206" calcext:value-type="float">
            <text:p>9.6206</text:p>
          </table:table-cell>
          <table:table-cell office:value-type="string" calcext:value-type="string">
            <text:p><text:s/>Weingarten, Kr. Ravensb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float" office:value="20040526" calcext:value-type="float">
            <text:p>20040526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6" calcext:value-type="float">
            <text:p>16.0000</text:p>
          </table:table-cell>
          <table:table-cell office:value-type="float" office:value="53.3469" calcext:value-type="float">
            <text:p>53.3469</text:p>
          </table:table-cell>
          <table:table-cell office:value-type="float" office:value="11.1992" calcext:value-type="float">
            <text:p>11.1992</text:p>
          </table:table-cell>
          <table:table-cell office:value-type="string" calcext:value-type="string">
            <text:p><text:s/>Redefin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float" office:value="19940316" calcext:value-type="float">
            <text:p>19940316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65" calcext:value-type="float">
            <text:p>365.0000</text:p>
          </table:table-cell>
          <table:table-cell office:value-type="float" office:value="49.0425" calcext:value-type="float">
            <text:p>49.0425</text:p>
          </table:table-cell>
          <table:table-cell office:value-type="float" office:value="12.1019" calcext:value-type="float">
            <text:p>12.1019</text:p>
          </table:table-cell>
          <table:table-cell office:value-type="string" calcext:value-type="string">
            <text:p><text:s/>Regensbu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109" calcext:value-type="float">
            <text:p>4109</text:p>
          </table:table-cell>
          <table:table-cell office:value-type="float" office:value="20020617" calcext:value-type="float">
            <text:p>2002061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86" calcext:value-type="float">
            <text:p>586.0000</text:p>
          </table:table-cell>
          <table:table-cell office:value-type="float" office:value="50.2214" calcext:value-type="float">
            <text:p>50.2214</text:p>
          </table:table-cell>
          <table:table-cell office:value-type="float" office:value="12.0275" calcext:value-type="float">
            <text:p>12.0275</text:p>
          </table:table-cell>
          <table:table-cell office:value-type="string" calcext:value-type="string">
            <text:p><text:s/>Rehau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float" office:value="20061201" calcext:value-type="float">
            <text:p>200612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0" calcext:value-type="float">
            <text:p>60.0000</text:p>
          </table:table-cell>
          <table:table-cell office:value-type="float" office:value="52.4396" calcext:value-type="float">
            <text:p>52.4396</text:p>
          </table:table-cell>
          <table:table-cell office:value-type="float" office:value="9.1335" calcext:value-type="float">
            <text:p>9.1335</text:p>
          </table:table-cell>
          <table:table-cell office:value-type="string" calcext:value-type="string">
            <text:p><text:s/>Rehburg-Loccum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float" office:value="20050101" calcext:value-type="float">
            <text:p>20050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47" calcext:value-type="float">
            <text:p>347.0000</text:p>
          </table:table-cell>
          <table:table-cell office:value-type="float" office:value="50.9906" calcext:value-type="float">
            <text:p>50.9906</text:p>
          </table:table-cell>
          <table:table-cell office:value-type="float" office:value="7.6958" calcext:value-type="float">
            <text:p>7.6958</text:p>
          </table:table-cell>
          <table:table-cell office:value-type="string" calcext:value-type="string">
            <text:p><text:s/>Reichshof-Eckenhagen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float" office:value="20020527" calcext:value-type="float">
            <text:p>2002052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15" calcext:value-type="float">
            <text:p>115.0000</text:p>
          </table:table-cell>
          <table:table-cell office:value-type="float" office:value="51.4841" calcext:value-type="float">
            <text:p>51.4841</text:p>
          </table:table-cell>
          <table:table-cell office:value-type="float" office:value="9.6121" calcext:value-type="float">
            <text:p>9.6121</text:p>
          </table:table-cell>
          <table:table-cell office:value-type="string" calcext:value-type="string">
            <text:p><text:s/>Reinhardshagen-Vaake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4134" calcext:value-type="float">
            <text:p>4134</text:p>
          </table:table-cell>
          <table:table-cell office:value-type="float" office:value="20020506" calcext:value-type="float">
            <text:p>20020506</text:p>
          </table:table-cell>
          <table:table-cell office:value-type="float" office:value="20181031" calcext:value-type="float">
            <text:p>20181031</text:p>
          </table:table-cell>
          <table:table-cell office:value-type="float" office:value="172" calcext:value-type="float">
            <text:p>172.0000</text:p>
          </table:table-cell>
          <table:table-cell office:value-type="float" office:value="49.8366" calcext:value-type="float">
            <text:p>49.8366</text:p>
          </table:table-cell>
          <table:table-cell office:value-type="float" office:value="8.8806" calcext:value-type="float">
            <text:p>8.8806</text:p>
          </table:table-cell>
          <table:table-cell office:value-type="string" calcext:value-type="string">
            <text:p><text:s/>Otzberg-Habitzheim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float" office:value="20070509" calcext:value-type="float">
            <text:p>20070509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36" calcext:value-type="float">
            <text:p>336.0000</text:p>
          </table:table-cell>
          <table:table-cell office:value-type="float" office:value="51.4248" calcext:value-type="float">
            <text:p>51.4248</text:p>
          </table:table-cell>
          <table:table-cell office:value-type="float" office:value="10.1898" calcext:value-type="float">
            <text:p>10.1898</text:p>
          </table:table-cell>
          <table:table-cell office:value-type="string" calcext:value-type="string">
            <text:p><text:s/>Reinholterode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20051107" calcext:value-type="float">
            <text:p>2005110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9" calcext:value-type="float">
            <text:p>59.0000</text:p>
          </table:table-cell>
          <table:table-cell office:value-type="float" office:value="51.8118" calcext:value-type="float">
            <text:p>51.8118</text:p>
          </table:table-cell>
          <table:table-cell office:value-type="float" office:value="7.0907" calcext:value-type="float">
            <text:p>7.0907</text:p>
          </table:table-cell>
          <table:table-cell office:value-type="string" calcext:value-type="string">
            <text:p><text:s/>Reken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4154" calcext:value-type="float">
            <text:p>4154</text:p>
          </table:table-cell>
          <table:table-cell office:value-type="float" office:value="20110201" calcext:value-type="float">
            <text:p>20110201</text:p>
          </table:table-cell>
          <table:table-cell office:value-type="float" office:value="20180630" calcext:value-type="float">
            <text:p>20180630</text:p>
          </table:table-cell>
          <table:table-cell office:value-type="float" office:value="345" calcext:value-type="float">
            <text:p>345.0000</text:p>
          </table:table-cell>
          <table:table-cell office:value-type="float" office:value="51.18" calcext:value-type="float">
            <text:p>51.1800</text:p>
          </table:table-cell>
          <table:table-cell office:value-type="float" office:value="7.2505" calcext:value-type="float">
            <text:p>7.2505</text:p>
          </table:table-cell>
          <table:table-cell office:value-type="string" calcext:value-type="string">
            <text:p><text:s/>Remscheid-Lennep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4159" calcext:value-type="float">
            <text:p>4159</text:p>
          </table:table-cell>
          <table:table-cell office:value-type="float" office:value="20020905" calcext:value-type="float">
            <text:p>2002090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22" calcext:value-type="float">
            <text:p>522.0000</text:p>
          </table:table-cell>
          <table:table-cell office:value-type="float" office:value="48.8104" calcext:value-type="float">
            <text:p>48.8104</text:p>
          </table:table-cell>
          <table:table-cell office:value-type="float" office:value="10.9359" calcext:value-type="float">
            <text:p>10.9359</text:p>
          </table:table-cell>
          <table:table-cell office:value-type="string" calcext:value-type="string">
            <text:p><text:s/>Tagmersheim-Blossenau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20020718" calcext:value-type="float">
            <text:p>2002071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78" calcext:value-type="float">
            <text:p>478.0000</text:p>
          </table:table-cell>
          <table:table-cell office:value-type="float" office:value="48.7425" calcext:value-type="float">
            <text:p>48.7425</text:p>
          </table:table-cell>
          <table:table-cell office:value-type="float" office:value="8.924" calcext:value-type="float">
            <text:p>8.9240</text:p>
          </table:table-cell>
          <table:table-cell office:value-type="string" calcext:value-type="string">
            <text:p><text:s/>Renningen-Ihinger Hof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4167" calcext:value-type="float">
            <text:p>4167</text:p>
          </table:table-cell>
          <table:table-cell office:value-type="float" office:value="20120101" calcext:value-type="float">
            <text:p>20120101</text:p>
          </table:table-cell>
          <table:table-cell office:value-type="float" office:value="20130711" calcext:value-type="float">
            <text:p>20130711</text:p>
          </table:table-cell>
          <table:table-cell office:value-type="float" office:value="370" calcext:value-type="float">
            <text:p>370.0000</text:p>
          </table:table-cell>
          <table:table-cell office:value-type="float" office:value="49.8633" calcext:value-type="float">
            <text:p>49.8633</text:p>
          </table:table-cell>
          <table:table-cell office:value-type="float" office:value="7.3378" calcext:value-type="float">
            <text:p>7.3378</text:p>
          </table:table-cell>
          <table:table-cell office:value-type="string" calcext:value-type="string">
            <text:p><text:s/>Rhaunen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4169" calcext:value-type="float">
            <text:p>4169</text:p>
          </table:table-cell>
          <table:table-cell office:value-type="float" office:value="20021023" calcext:value-type="float">
            <text:p>20021023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131" calcext:value-type="float">
            <text:p>131.0000</text:p>
          </table:table-cell>
          <table:table-cell office:value-type="float" office:value="48.6703" calcext:value-type="float">
            <text:p>48.6703</text:p>
          </table:table-cell>
          <table:table-cell office:value-type="float" office:value="7.9939" calcext:value-type="float">
            <text:p>7.9939</text:p>
          </table:table-cell>
          <table:table-cell office:value-type="string" calcext:value-type="string">
            <text:p><text:s/>Rheinau-Memprechtshof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4175" calcext:value-type="float">
            <text:p>4175</text:p>
          </table:table-cell>
          <table:table-cell office:value-type="float" office:value="20030410" calcext:value-type="float">
            <text:p>2003041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83" calcext:value-type="float">
            <text:p>283.0000</text:p>
          </table:table-cell>
          <table:table-cell office:value-type="float" office:value="47.559" calcext:value-type="float">
            <text:p>47.5590</text:p>
          </table:table-cell>
          <table:table-cell office:value-type="float" office:value="7.7721" calcext:value-type="float">
            <text:p>7.7721</text:p>
          </table:table-cell>
          <table:table-cell office:value-type="string" calcext:value-type="string">
            <text:p><text:s/>Rheinfeld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4177" calcext:value-type="float">
            <text:p>4177</text:p>
          </table:table-cell>
          <table:table-cell office:value-type="float" office:value="20081101" calcext:value-type="float">
            <text:p>20081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16" calcext:value-type="float">
            <text:p>116.0000</text:p>
          </table:table-cell>
          <table:table-cell office:value-type="float" office:value="48.9726" calcext:value-type="float">
            <text:p>48.9726</text:p>
          </table:table-cell>
          <table:table-cell office:value-type="float" office:value="8.3301" calcext:value-type="float">
            <text:p>8.3301</text:p>
          </table:table-cell>
          <table:table-cell office:value-type="string" calcext:value-type="string">
            <text:p><text:s/>Rheinstett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4185" calcext:value-type="float">
            <text:p>4185</text:p>
          </table:table-cell>
          <table:table-cell office:value-type="float" office:value="20021220" calcext:value-type="float">
            <text:p>2002122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63" calcext:value-type="float">
            <text:p>363.0000</text:p>
          </table:table-cell>
          <table:table-cell office:value-type="float" office:value="48.9557" calcext:value-type="float">
            <text:p>48.9557</text:p>
          </table:table-cell>
          <table:table-cell office:value-type="float" office:value="11.7278" calcext:value-type="float">
            <text:p>11.7278</text:p>
          </table:table-cell>
          <table:table-cell office:value-type="string" calcext:value-type="string">
            <text:p><text:s/>Riedenbu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20030806" calcext:value-type="float">
            <text:p>20030806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534" calcext:value-type="float">
            <text:p>534.0000</text:p>
          </table:table-cell>
          <table:table-cell office:value-type="float" office:value="48.1479" calcext:value-type="float">
            <text:p>48.1479</text:p>
          </table:table-cell>
          <table:table-cell office:value-type="float" office:value="9.4596" calcext:value-type="float">
            <text:p>9.4596</text:p>
          </table:table-cell>
          <table:table-cell office:value-type="string" calcext:value-type="string">
            <text:p><text:s/>Altheim, Kreis Bibera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float" office:value="20060915" calcext:value-type="float">
            <text:p>2006091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93" calcext:value-type="float">
            <text:p>493.0000</text:p>
          </table:table-cell>
          <table:table-cell office:value-type="float" office:value="48.4245" calcext:value-type="float">
            <text:p>48.4245</text:p>
          </table:table-cell>
          <table:table-cell office:value-type="float" office:value="8.3303" calcext:value-type="float">
            <text:p>8.3303</text:p>
          </table:table-cell>
          <table:table-cell office:value-type="string" calcext:value-type="string">
            <text:p><text:s/>Rippoldsau, Bad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4218" calcext:value-type="float">
            <text:p>4218</text:p>
          </table:table-cell>
          <table:table-cell office:value-type="float" office:value="20020904" calcext:value-type="float">
            <text:p>20020904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300" calcext:value-type="float">
            <text:p>300.0000</text:p>
          </table:table-cell>
          <table:table-cell office:value-type="float" office:value="50.3311" calcext:value-type="float">
            <text:p>50.3311</text:p>
          </table:table-cell>
          <table:table-cell office:value-type="float" office:value="10.7918" calcext:value-type="float">
            <text:p>10.7918</text:p>
          </table:table-cell>
          <table:table-cell office:value-type="string" calcext:value-type="string">
            <text:p><text:s/>Rodach (Kl�ranlage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219" calcext:value-type="float">
            <text:p>4219</text:p>
          </table:table-cell>
          <table:table-cell office:value-type="float" office:value="20021015" calcext:value-type="float">
            <text:p>2002101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12" calcext:value-type="float">
            <text:p>512.0000</text:p>
          </table:table-cell>
          <table:table-cell office:value-type="float" office:value="50.3965" calcext:value-type="float">
            <text:p>50.3965</text:p>
          </table:table-cell>
          <table:table-cell office:value-type="float" office:value="6.8568" calcext:value-type="float">
            <text:p>6.8568</text:p>
          </table:table-cell>
          <table:table-cell office:value-type="string" calcext:value-type="string">
            <text:p><text:s/>Rodder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float" office:value="20030313" calcext:value-type="float">
            <text:p>2003031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88" calcext:value-type="float">
            <text:p>388.0000</text:p>
          </table:table-cell>
          <table:table-cell office:value-type="float" office:value="49.2412" calcext:value-type="float">
            <text:p>49.2412</text:p>
          </table:table-cell>
          <table:table-cell office:value-type="float" office:value="12.4125" calcext:value-type="float">
            <text:p>12.4125</text:p>
          </table:table-cell>
          <table:table-cell office:value-type="string" calcext:value-type="string">
            <text:p><text:s/>Roding-Neub�u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20020506" calcext:value-type="float">
            <text:p>20020506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37" calcext:value-type="float">
            <text:p>137.0000</text:p>
          </table:table-cell>
          <table:table-cell office:value-type="float" office:value="49.9832" calcext:value-type="float">
            <text:p>49.9832</text:p>
          </table:table-cell>
          <table:table-cell office:value-type="float" office:value="8.8395" calcext:value-type="float">
            <text:p>8.8395</text:p>
          </table:table-cell>
          <table:table-cell office:value-type="string" calcext:value-type="string">
            <text:p><text:s/>R�dermark-Ober-Roden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4248" calcext:value-type="float">
            <text:p>4248</text:p>
          </table:table-cell>
          <table:table-cell office:value-type="float" office:value="20020130" calcext:value-type="float">
            <text:p>2002013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02" calcext:value-type="float">
            <text:p>402.0000</text:p>
          </table:table-cell>
          <table:table-cell office:value-type="float" office:value="49.3082" calcext:value-type="float">
            <text:p>49.3082</text:p>
          </table:table-cell>
          <table:table-cell office:value-type="float" office:value="10.9183" calcext:value-type="float">
            <text:p>10.9183</text:p>
          </table:table-cell>
          <table:table-cell office:value-type="string" calcext:value-type="string">
            <text:p><text:s/>Rohr/Mittelfranken-De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251" calcext:value-type="float">
            <text:p>4251</text:p>
          </table:table-cell>
          <table:table-cell office:value-type="float" office:value="20050301" calcext:value-type="float">
            <text:p>200503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1067" calcext:value-type="float">
            <text:p>1067.0000</text:p>
          </table:table-cell>
          <table:table-cell office:value-type="float" office:value="47.4069" calcext:value-type="float">
            <text:p>47.4069</text:p>
          </table:table-cell>
          <table:table-cell office:value-type="float" office:value="10.1676" calcext:value-type="float">
            <text:p>10.1676</text:p>
          </table:table-cell>
          <table:table-cell office:value-type="string" calcext:value-type="string">
            <text:p><text:s/>Oberstdorf-Rohrmoos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261" calcext:value-type="float">
            <text:p>4261</text:p>
          </table:table-cell>
          <table:table-cell office:value-type="float" office:value="20060208" calcext:value-type="float">
            <text:p>2006020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42" calcext:value-type="float">
            <text:p>442.0000</text:p>
          </table:table-cell>
          <table:table-cell office:value-type="float" office:value="47.8753" calcext:value-type="float">
            <text:p>47.8753</text:p>
          </table:table-cell>
          <table:table-cell office:value-type="float" office:value="12.128" calcext:value-type="float">
            <text:p>12.1280</text:p>
          </table:table-cell>
          <table:table-cell office:value-type="string" calcext:value-type="string">
            <text:p><text:s/>Rosenheim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271" calcext:value-type="float">
            <text:p>4271</text:p>
          </table:table-cell>
          <table:table-cell office:value-type="float" office:value="19911114" calcext:value-type="float">
            <text:p>1991111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" calcext:value-type="float">
            <text:p>4.0000</text:p>
          </table:table-cell>
          <table:table-cell office:value-type="float" office:value="54.1803" calcext:value-type="float">
            <text:p>54.1803</text:p>
          </table:table-cell>
          <table:table-cell office:value-type="float" office:value="12.0808" calcext:value-type="float">
            <text:p>12.0808</text:p>
          </table:table-cell>
          <table:table-cell office:value-type="string" calcext:value-type="string">
            <text:p><text:s/>Rostock-Warnem�nde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4275" calcext:value-type="float">
            <text:p>4275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2" calcext:value-type="float">
            <text:p>32.0000</text:p>
          </table:table-cell>
          <table:table-cell office:value-type="float" office:value="53.1288" calcext:value-type="float">
            <text:p>53.1288</text:p>
          </table:table-cell>
          <table:table-cell office:value-type="float" office:value="9.3398" calcext:value-type="float">
            <text:p>9.3398</text:p>
          </table:table-cell>
          <table:table-cell office:value-type="string" calcext:value-type="string">
            <text:p><text:s/>Rotenburg (W�mme)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20131212" calcext:value-type="float">
            <text:p>2013121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86" calcext:value-type="float">
            <text:p>386.0000</text:p>
          </table:table-cell>
          <table:table-cell office:value-type="float" office:value="49.2162" calcext:value-type="float">
            <text:p>49.2162</text:p>
          </table:table-cell>
          <table:table-cell office:value-type="float" office:value="11.1035" calcext:value-type="float">
            <text:p>11.1035</text:p>
          </table:table-cell>
          <table:table-cell office:value-type="string" calcext:value-type="string">
            <text:p><text:s/>Rot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282" calcext:value-type="float">
            <text:p>4282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4" calcext:value-type="float">
            <text:p>24.0000</text:p>
          </table:table-cell>
          <table:table-cell office:value-type="float" office:value="53.5954" calcext:value-type="float">
            <text:p>53.5954</text:p>
          </table:table-cell>
          <table:table-cell office:value-type="float" office:value="13.8121" calcext:value-type="float">
            <text:p>13.8121</text:p>
          </table:table-cell>
          <table:table-cell office:value-type="string" calcext:value-type="string">
            <text:p><text:s/>Rothem�hl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4287" calcext:value-type="float">
            <text:p>4287</text:p>
          </table:table-cell>
          <table:table-cell office:value-type="float" office:value="20041006" calcext:value-type="float">
            <text:p>20041006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15" calcext:value-type="float">
            <text:p>415.0000</text:p>
          </table:table-cell>
          <table:table-cell office:value-type="float" office:value="49.3848" calcext:value-type="float">
            <text:p>49.3848</text:p>
          </table:table-cell>
          <table:table-cell office:value-type="float" office:value="10.1732" calcext:value-type="float">
            <text:p>10.1732</text:p>
          </table:table-cell>
          <table:table-cell office:value-type="string" calcext:value-type="string">
            <text:p><text:s/>Rothenburg ob der Taub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float" office:value="20051004" calcext:value-type="float">
            <text:p>2005100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95" calcext:value-type="float">
            <text:p>95.0000</text:p>
          </table:table-cell>
          <table:table-cell office:value-type="float" office:value="52.1038" calcext:value-type="float">
            <text:p>52.1038</text:p>
          </table:table-cell>
          <table:table-cell office:value-type="float" office:value="8.1808" calcext:value-type="float">
            <text:p>8.1808</text:p>
          </table:table-cell>
          <table:table-cell office:value-type="string" calcext:value-type="string">
            <text:p><text:s/>Rothenfelde, Bad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20040610" calcext:value-type="float">
            <text:p>20040610</text:p>
          </table:table-cell>
          <table:table-cell office:value-type="float" office:value="20170418" calcext:value-type="float">
            <text:p>20170418</text:p>
          </table:table-cell>
          <table:table-cell office:value-type="float" office:value="14" calcext:value-type="float">
            <text:p>14.0000</text:p>
          </table:table-cell>
          <table:table-cell office:value-type="float" office:value="53.5169" calcext:value-type="float">
            <text:p>53.5169</text:p>
          </table:table-cell>
          <table:table-cell office:value-type="float" office:value="14.2044" calcext:value-type="float">
            <text:p>14.2044</text:p>
          </table:table-cell>
          <table:table-cell office:value-type="string" calcext:value-type="string">
            <text:p><text:s/>Rothenklempenow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4294" calcext:value-type="float">
            <text:p>4294</text:p>
          </table:table-cell>
          <table:table-cell office:value-type="float" office:value="20041026" calcext:value-type="float">
            <text:p>20041026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60" calcext:value-type="float">
            <text:p>360.0000</text:p>
          </table:table-cell>
          <table:table-cell office:value-type="float" office:value="48.4704" calcext:value-type="float">
            <text:p>48.4704</text:p>
          </table:table-cell>
          <table:table-cell office:value-type="float" office:value="8.9687" calcext:value-type="float">
            <text:p>8.9687</text:p>
          </table:table-cell>
          <table:table-cell office:value-type="string" calcext:value-type="string">
            <text:p><text:s/>Rottenburg-Kiebing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20021119" calcext:value-type="float">
            <text:p>20021119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89" calcext:value-type="float">
            <text:p>589.0000</text:p>
          </table:table-cell>
          <table:table-cell office:value-type="float" office:value="48.1815" calcext:value-type="float">
            <text:p>48.1815</text:p>
          </table:table-cell>
          <table:table-cell office:value-type="float" office:value="8.6356" calcext:value-type="float">
            <text:p>8.6356</text:p>
          </table:table-cell>
          <table:table-cell office:value-type="string" calcext:value-type="string">
            <text:p><text:s/>Rottweil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4301" calcext:value-type="float">
            <text:p>4301</text:p>
          </table:table-cell>
          <table:table-cell office:value-type="float" office:value="20040831" calcext:value-type="float">
            <text:p>2004083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02" calcext:value-type="float">
            <text:p>102.0000</text:p>
          </table:table-cell>
          <table:table-cell office:value-type="float" office:value="49.8502" calcext:value-type="float">
            <text:p>49.8502</text:p>
          </table:table-cell>
          <table:table-cell office:value-type="float" office:value="7.871" calcext:value-type="float">
            <text:p>7.8710</text:p>
          </table:table-cell>
          <table:table-cell office:value-type="string" calcext:value-type="string">
            <text:p><text:s/>Kreuznach, Bad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4303" calcext:value-type="float">
            <text:p>4303</text:p>
          </table:table-cell>
          <table:table-cell office:value-type="float" office:value="20021009" calcext:value-type="float">
            <text:p>20021009</text:p>
          </table:table-cell>
          <table:table-cell office:value-type="float" office:value="20051017" calcext:value-type="float">
            <text:p>20051017</text:p>
          </table:table-cell>
          <table:table-cell office:value-type="float" office:value="395" calcext:value-type="float">
            <text:p>395.0000</text:p>
          </table:table-cell>
          <table:table-cell office:value-type="float" office:value="48.6532" calcext:value-type="float">
            <text:p>48.6532</text:p>
          </table:table-cell>
          <table:table-cell office:value-type="float" office:value="13.4233" calcext:value-type="float">
            <text:p>13.4233</text:p>
          </table:table-cell>
          <table:table-cell office:value-type="string" calcext:value-type="string">
            <text:p><text:s/>Rudert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308" calcext:value-type="float">
            <text:p>4308</text:p>
          </table:table-cell>
          <table:table-cell office:value-type="float" office:value="20020710" calcext:value-type="float">
            <text:p>2002071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03" calcext:value-type="float">
            <text:p>403.0000</text:p>
          </table:table-cell>
          <table:table-cell office:value-type="float" office:value="50.0517" calcext:value-type="float">
            <text:p>50.0517</text:p>
          </table:table-cell>
          <table:table-cell office:value-type="float" office:value="7.8876" calcext:value-type="float">
            <text:p>7.8876</text:p>
          </table:table-cell>
          <table:table-cell office:value-type="string" calcext:value-type="string">
            <text:p><text:s/>R�desheim-Presberg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20020523" calcext:value-type="float">
            <text:p>2002052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05" calcext:value-type="float">
            <text:p>105.0000</text:p>
          </table:table-cell>
          <table:table-cell office:value-type="float" office:value="49.1609" calcext:value-type="float">
            <text:p>49.1609</text:p>
          </table:table-cell>
          <table:table-cell office:value-type="float" office:value="8.3009" calcext:value-type="float">
            <text:p>8.3009</text:p>
          </table:table-cell>
          <table:table-cell office:value-type="string" calcext:value-type="string">
            <text:p><text:s/>R�lzheim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4313" calcext:value-type="float">
            <text:p>4313</text:p>
          </table:table-cell>
          <table:table-cell office:value-type="float" office:value="20040624" calcext:value-type="float">
            <text:p>2004062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70" calcext:value-type="float">
            <text:p>370.0000</text:p>
          </table:table-cell>
          <table:table-cell office:value-type="float" office:value="51.4966" calcext:value-type="float">
            <text:p>51.4966</text:p>
          </table:table-cell>
          <table:table-cell office:value-type="float" office:value="8.4342" calcext:value-type="float">
            <text:p>8.4342</text:p>
          </table:table-cell>
          <table:table-cell office:value-type="string" calcext:value-type="string">
            <text:p><text:s/>R�then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float" office:value="20050901" calcext:value-type="float">
            <text:p>200509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914" calcext:value-type="float">
            <text:p>914.0000</text:p>
          </table:table-cell>
          <table:table-cell office:value-type="float" office:value="48.5615" calcext:value-type="float">
            <text:p>48.5615</text:p>
          </table:table-cell>
          <table:table-cell office:value-type="float" office:value="8.2228" calcext:value-type="float">
            <text:p>8.2228</text:p>
          </table:table-cell>
          <table:table-cell office:value-type="string" calcext:value-type="string">
            <text:p><text:s/>Baiersbronn-Ruhestei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4323" calcext:value-type="float">
            <text:p>4323</text:p>
          </table:table-cell>
          <table:table-cell office:value-type="float" office:value="20050209" calcext:value-type="float">
            <text:p>20050209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61" calcext:value-type="float">
            <text:p>461.0000</text:p>
          </table:table-cell>
          <table:table-cell office:value-type="float" office:value="49.6468" calcext:value-type="float">
            <text:p>49.6468</text:p>
          </table:table-cell>
          <table:table-cell office:value-type="float" office:value="7.8837" calcext:value-type="float">
            <text:p>7.8837</text:p>
          </table:table-cell>
          <table:table-cell office:value-type="string" calcext:value-type="string">
            <text:p><text:s/>Ruppertsecken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4336" calcext:value-type="float">
            <text:p>4336</text:p>
          </table:table-cell>
          <table:table-cell office:value-type="float" office:value="19960621" calcext:value-type="float">
            <text:p>1996062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20" calcext:value-type="float">
            <text:p>320.0000</text:p>
          </table:table-cell>
          <table:table-cell office:value-type="float" office:value="49.2128" calcext:value-type="float">
            <text:p>49.2128</text:p>
          </table:table-cell>
          <table:table-cell office:value-type="float" office:value="7.1077" calcext:value-type="float">
            <text:p>7.1077</text:p>
          </table:table-cell>
          <table:table-cell office:value-type="string" calcext:value-type="string">
            <text:p><text:s/>Saarbr�cken-Ensheim</text:p>
          </table:table-cell>
          <table:table-cell office:value-type="string" calcext:value-type="string">
            <text:p>Saarland</text:p>
          </table:table-cell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20040311" calcext:value-type="float">
            <text:p>2004031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251" calcext:value-type="float">
            <text:p>251.0000</text:p>
          </table:table-cell>
          <table:table-cell office:value-type="float" office:value="48.9569" calcext:value-type="float">
            <text:p>48.9569</text:p>
          </table:table-cell>
          <table:table-cell office:value-type="float" office:value="9.0711" calcext:value-type="float">
            <text:p>9.0711</text:p>
          </table:table-cell>
          <table:table-cell office:value-type="string" calcext:value-type="string">
            <text:p><text:s/>Sachsenheim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20061001" calcext:value-type="float">
            <text:p>200610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95" calcext:value-type="float">
            <text:p>295.0000</text:p>
          </table:table-cell>
          <table:table-cell office:value-type="float" office:value="47.5582" calcext:value-type="float">
            <text:p>47.5582</text:p>
          </table:table-cell>
          <table:table-cell office:value-type="float" office:value="7.9773" calcext:value-type="float">
            <text:p>7.9773</text:p>
          </table:table-cell>
          <table:table-cell office:value-type="string" calcext:value-type="string">
            <text:p><text:s/>S�ckingen, Bad/ Rhei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float" office:value="20070720" calcext:value-type="float">
            <text:p>2007072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" calcext:value-type="float">
            <text:p>4.0000</text:p>
          </table:table-cell>
          <table:table-cell office:value-type="float" office:value="54.5159" calcext:value-type="float">
            <text:p>54.5159</text:p>
          </table:table-cell>
          <table:table-cell office:value-type="float" office:value="13.5305" calcext:value-type="float">
            <text:p>13.5305</text:p>
          </table:table-cell>
          <table:table-cell office:value-type="string" calcext:value-type="string">
            <text:p><text:s/>Sagard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4354" calcext:value-type="float">
            <text:p>4354</text:p>
          </table:table-cell>
          <table:table-cell office:value-type="float" office:value="20051130" calcext:value-type="float">
            <text:p>20051130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57" calcext:value-type="float">
            <text:p>457.0000</text:p>
          </table:table-cell>
          <table:table-cell office:value-type="float" office:value="48.7832" calcext:value-type="float">
            <text:p>48.7832</text:p>
          </table:table-cell>
          <table:table-cell office:value-type="float" office:value="13.3146" calcext:value-type="float">
            <text:p>13.3146</text:p>
          </table:table-cell>
          <table:table-cell office:value-type="string" calcext:value-type="string">
            <text:p><text:s/>Saldenburg-Entschenreut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367" calcext:value-type="float">
            <text:p>4367</text:p>
          </table:table-cell>
          <table:table-cell office:value-type="float" office:value="20090901" calcext:value-type="float">
            <text:p>200909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75" calcext:value-type="float">
            <text:p>175.0000</text:p>
          </table:table-cell>
          <table:table-cell office:value-type="float" office:value="52.0781" calcext:value-type="float">
            <text:p>52.0781</text:p>
          </table:table-cell>
          <table:table-cell office:value-type="float" office:value="9.552" calcext:value-type="float">
            <text:p>9.5520</text:p>
          </table:table-cell>
          <table:table-cell office:value-type="string" calcext:value-type="string">
            <text:p><text:s/>Salzhemmendorf-Lauenst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4368" calcext:value-type="float">
            <text:p>4368</text:p>
          </table:table-cell>
          <table:table-cell office:value-type="float" office:value="20040817" calcext:value-type="float">
            <text:p>2004081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93" calcext:value-type="float">
            <text:p>93.0000</text:p>
          </table:table-cell>
          <table:table-cell office:value-type="float" office:value="51.7098" calcext:value-type="float">
            <text:p>51.7098</text:p>
          </table:table-cell>
          <table:table-cell office:value-type="float" office:value="8.5796" calcext:value-type="float">
            <text:p>8.5796</text:p>
          </table:table-cell>
          <table:table-cell office:value-type="string" calcext:value-type="string">
            <text:p><text:s/>Salzkotten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4371" calcext:value-type="float">
            <text:p>4371</text:p>
          </table:table-cell>
          <table:table-cell office:value-type="float" office:value="19920604" calcext:value-type="float">
            <text:p>1992060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35" calcext:value-type="float">
            <text:p>135.0000</text:p>
          </table:table-cell>
          <table:table-cell office:value-type="float" office:value="52.1042" calcext:value-type="float">
            <text:p>52.1042</text:p>
          </table:table-cell>
          <table:table-cell office:value-type="float" office:value="8.7521" calcext:value-type="float">
            <text:p>8.7521</text:p>
          </table:table-cell>
          <table:table-cell office:value-type="string" calcext:value-type="string">
            <text:p><text:s/>Salzuflen, Bad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float" office:value="20021018" calcext:value-type="float">
            <text:p>20021018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687" calcext:value-type="float">
            <text:p>687.0000</text:p>
          </table:table-cell>
          <table:table-cell office:value-type="float" office:value="47.7774" calcext:value-type="float">
            <text:p>47.7774</text:p>
          </table:table-cell>
          <table:table-cell office:value-type="float" office:value="12.2102" calcext:value-type="float">
            <text:p>12.2102</text:p>
          </table:table-cell>
          <table:table-cell office:value-type="string" calcext:value-type="string">
            <text:p><text:s/>Samerberg-Geisenkam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377" calcext:value-type="float">
            <text:p>4377</text:p>
          </table:table-cell>
          <table:table-cell office:value-type="float" office:value="20050728" calcext:value-type="float">
            <text:p>2005072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18" calcext:value-type="float">
            <text:p>518.0000</text:p>
          </table:table-cell>
          <table:table-cell office:value-type="float" office:value="50.3518" calcext:value-type="float">
            <text:p>50.3518</text:p>
          </table:table-cell>
          <table:table-cell office:value-type="float" office:value="10.0034" calcext:value-type="float">
            <text:p>10.0034</text:p>
          </table:table-cell>
          <table:table-cell office:value-type="string" calcext:value-type="string">
            <text:p><text:s/>Sandbe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387" calcext:value-type="float">
            <text:p>4387</text:p>
          </table:table-cell>
          <table:table-cell office:value-type="float" office:value="20030326" calcext:value-type="float">
            <text:p>20030326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805" calcext:value-type="float">
            <text:p>805.0000</text:p>
          </table:table-cell>
          <table:table-cell office:value-type="float" office:value="49.0029" calcext:value-type="float">
            <text:p>49.0029</text:p>
          </table:table-cell>
          <table:table-cell office:value-type="float" office:value="12.8237" calcext:value-type="float">
            <text:p>12.8237</text:p>
          </table:table-cell>
          <table:table-cell office:value-type="string" calcext:value-type="string">
            <text:p><text:s/>Sankt Englmar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393" calcext:value-type="float">
            <text:p>4393</text:p>
          </table:table-cell>
          <table:table-cell office:value-type="float" office:value="19991203" calcext:value-type="float">
            <text:p>1999120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" calcext:value-type="float">
            <text:p>5.0000</text:p>
          </table:table-cell>
          <table:table-cell office:value-type="float" office:value="54.3279" calcext:value-type="float">
            <text:p>54.3279</text:p>
          </table:table-cell>
          <table:table-cell office:value-type="float" office:value="8.6031" calcext:value-type="float">
            <text:p>8.6031</text:p>
          </table:table-cell>
          <table:table-cell office:value-type="string" calcext:value-type="string">
            <text:p><text:s/>Sankt Peter-Ording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20040623" calcext:value-type="float">
            <text:p>2004062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71" calcext:value-type="float">
            <text:p>171.0000</text:p>
          </table:table-cell>
          <table:table-cell office:value-type="float" office:value="51.5439" calcext:value-type="float">
            <text:p>51.5439</text:p>
          </table:table-cell>
          <table:table-cell office:value-type="float" office:value="8.1808" calcext:value-type="float">
            <text:p>8.1808</text:p>
          </table:table-cell>
          <table:table-cell office:value-type="string" calcext:value-type="string">
            <text:p><text:s/>Sassendorf, Bad-Beusing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4405" calcext:value-type="float">
            <text:p>4405</text:p>
          </table:table-cell>
          <table:table-cell office:value-type="float" office:value="20060301" calcext:value-type="float">
            <text:p>200603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5" calcext:value-type="float">
            <text:p>35.0000</text:p>
          </table:table-cell>
          <table:table-cell office:value-type="float" office:value="54.6854" calcext:value-type="float">
            <text:p>54.6854</text:p>
          </table:table-cell>
          <table:table-cell office:value-type="float" office:value="9.6261" calcext:value-type="float">
            <text:p>9.6261</text:p>
          </table:table-cell>
          <table:table-cell office:value-type="string" calcext:value-type="string">
            <text:p><text:s/>Satrup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4411" calcext:value-type="float">
            <text:p>4411</text:p>
          </table:table-cell>
          <table:table-cell office:value-type="float" office:value="20011102" calcext:value-type="float">
            <text:p>2001110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55" calcext:value-type="float">
            <text:p>155.0000</text:p>
          </table:table-cell>
          <table:table-cell office:value-type="float" office:value="49.9195" calcext:value-type="float">
            <text:p>49.9195</text:p>
          </table:table-cell>
          <table:table-cell office:value-type="float" office:value="8.9671" calcext:value-type="float">
            <text:p>8.9671</text:p>
          </table:table-cell>
          <table:table-cell office:value-type="string" calcext:value-type="string">
            <text:p><text:s/>Schaafheim-Schlierbach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float" office:value="20030204" calcext:value-type="float">
            <text:p>2003020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95" calcext:value-type="float">
            <text:p>95.0000</text:p>
          </table:table-cell>
          <table:table-cell office:value-type="float" office:value="52.198" calcext:value-type="float">
            <text:p>52.1980</text:p>
          </table:table-cell>
          <table:table-cell office:value-type="float" office:value="11.4218" calcext:value-type="float">
            <text:p>11.4218</text:p>
          </table:table-cell>
          <table:table-cell office:value-type="string" calcext:value-type="string">
            <text:p><text:s/>Schackensleben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4413" calcext:value-type="float">
            <text:p>4413</text:p>
          </table:table-cell>
          <table:table-cell office:value-type="float" office:value="20021115" calcext:value-type="float">
            <text:p>2002111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55" calcext:value-type="float">
            <text:p>555.0000</text:p>
          </table:table-cell>
          <table:table-cell office:value-type="float" office:value="47.9767" calcext:value-type="float">
            <text:p>47.9767</text:p>
          </table:table-cell>
          <table:table-cell office:value-type="float" office:value="11.4693" calcext:value-type="float">
            <text:p>11.4693</text:p>
          </table:table-cell>
          <table:table-cell office:value-type="string" calcext:value-type="string">
            <text:p><text:s/>Sch�ftlarn-Kloster Sch�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441" calcext:value-type="float">
            <text:p>4441</text:p>
          </table:table-cell>
          <table:table-cell office:value-type="float" office:value="20011208" calcext:value-type="float">
            <text:p>2001120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79" calcext:value-type="float">
            <text:p>479.0000</text:p>
          </table:table-cell>
          <table:table-cell office:value-type="float" office:value="48.5025" calcext:value-type="float">
            <text:p>48.5025</text:p>
          </table:table-cell>
          <table:table-cell office:value-type="float" office:value="11.4543" calcext:value-type="float">
            <text:p>11.4543</text:p>
          </table:table-cell>
          <table:table-cell office:value-type="string" calcext:value-type="string">
            <text:p><text:s/>Scheyer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445" calcext:value-type="float">
            <text:p>4445</text:p>
          </table:table-cell>
          <table:table-cell office:value-type="float" office:value="19911113" calcext:value-type="float">
            <text:p>1991111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09" calcext:value-type="float">
            <text:p>609.0000</text:p>
          </table:table-cell>
          <table:table-cell office:value-type="float" office:value="51.7658" calcext:value-type="float">
            <text:p>51.7658</text:p>
          </table:table-cell>
          <table:table-cell office:value-type="float" office:value="10.6533" calcext:value-type="float">
            <text:p>10.6533</text:p>
          </table:table-cell>
          <table:table-cell office:value-type="string" calcext:value-type="string">
            <text:p><text:s/>Wernigerode-Schierke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4464" calcext:value-type="float">
            <text:p>4464</text:p>
          </table:table-cell>
          <table:table-cell office:value-type="float" office:value="19911102" calcext:value-type="float">
            <text:p>1991110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01" calcext:value-type="float">
            <text:p>501.0000</text:p>
          </table:table-cell>
          <table:table-cell office:value-type="float" office:value="50.5679" calcext:value-type="float">
            <text:p>50.5679</text:p>
          </table:table-cell>
          <table:table-cell office:value-type="float" office:value="11.8041" calcext:value-type="float">
            <text:p>11.8041</text:p>
          </table:table-cell>
          <table:table-cell office:value-type="string" calcext:value-type="string">
            <text:p><text:s/>Schleiz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4466" calcext:value-type="float">
            <text:p>4466</text:p>
          </table:table-cell>
          <table:table-cell office:value-type="float" office:value="19910418" calcext:value-type="float">
            <text:p>1991041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3" calcext:value-type="float">
            <text:p>43.0000</text:p>
          </table:table-cell>
          <table:table-cell office:value-type="float" office:value="54.5275" calcext:value-type="float">
            <text:p>54.5275</text:p>
          </table:table-cell>
          <table:table-cell office:value-type="float" office:value="9.5487" calcext:value-type="float">
            <text:p>9.5487</text:p>
          </table:table-cell>
          <table:table-cell office:value-type="string" calcext:value-type="string">
            <text:p><text:s/>Schleswig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float" office:value="20060801" calcext:value-type="float">
            <text:p>200608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99" calcext:value-type="float">
            <text:p>399.0000</text:p>
          </table:table-cell>
          <table:table-cell office:value-type="float" office:value="50.5071" calcext:value-type="float">
            <text:p>50.5071</text:p>
          </table:table-cell>
          <table:table-cell office:value-type="float" office:value="10.762" calcext:value-type="float">
            <text:p>10.7620</text:p>
          </table:table-cell>
          <table:table-cell office:value-type="string" calcext:value-type="string">
            <text:p><text:s/>Schleusingen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4477" calcext:value-type="float">
            <text:p>4477</text:p>
          </table:table-cell>
          <table:table-cell office:value-type="float" office:value="20050531" calcext:value-type="float">
            <text:p>20050531</text:p>
          </table:table-cell>
          <table:table-cell office:value-type="float" office:value="20050930" calcext:value-type="float">
            <text:p>20050930</text:p>
          </table:table-cell>
          <table:table-cell office:value-type="float" office:value="993" calcext:value-type="float">
            <text:p>993.0000</text:p>
          </table:table-cell>
          <table:table-cell office:value-type="float" office:value="47.8208" calcext:value-type="float">
            <text:p>47.8208</text:p>
          </table:table-cell>
          <table:table-cell office:value-type="float" office:value="8.186" calcext:value-type="float">
            <text:p>8.1860</text:p>
          </table:table-cell>
          <table:table-cell office:value-type="string" calcext:value-type="string">
            <text:p><text:s/>Schluchsee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20021001" calcext:value-type="float">
            <text:p>200210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30" calcext:value-type="float">
            <text:p>230.0000</text:p>
          </table:table-cell>
          <table:table-cell office:value-type="float" office:value="50.3447" calcext:value-type="float">
            <text:p>50.3447</text:p>
          </table:table-cell>
          <table:table-cell office:value-type="float" office:value="9.5533" calcext:value-type="float">
            <text:p>9.5533</text:p>
          </table:table-cell>
          <table:table-cell office:value-type="string" calcext:value-type="string">
            <text:p><text:s/>Schl�chtern-Herolz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4485" calcext:value-type="float">
            <text:p>4485</text:p>
          </table:table-cell>
          <table:table-cell office:value-type="float" office:value="20040930" calcext:value-type="float">
            <text:p>20040930</text:p>
          </table:table-cell>
          <table:table-cell office:value-type="float" office:value="20170228" calcext:value-type="float">
            <text:p>20170228</text:p>
          </table:table-cell>
          <table:table-cell office:value-type="float" office:value="296" calcext:value-type="float">
            <text:p>296.0000</text:p>
          </table:table-cell>
          <table:table-cell office:value-type="float" office:value="50.725" calcext:value-type="float">
            <text:p>50.7250</text:p>
          </table:table-cell>
          <table:table-cell office:value-type="float" office:value="10.4539" calcext:value-type="float">
            <text:p>10.4539</text:p>
          </table:table-cell>
          <table:table-cell office:value-type="string" calcext:value-type="string">
            <text:p><text:s/>Schmalkalden, Kurort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4488" calcext:value-type="float">
            <text:p>4488</text:p>
          </table:table-cell>
          <table:table-cell office:value-type="float" office:value="20060616" calcext:value-type="float">
            <text:p>20060616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43" calcext:value-type="float">
            <text:p>443.0000</text:p>
          </table:table-cell>
          <table:table-cell office:value-type="float" office:value="51.2127" calcext:value-type="float">
            <text:p>51.2127</text:p>
          </table:table-cell>
          <table:table-cell office:value-type="float" office:value="8.2672" calcext:value-type="float">
            <text:p>8.2672</text:p>
          </table:table-cell>
          <table:table-cell office:value-type="string" calcext:value-type="string">
            <text:p><text:s/>Schmallenberg-Sellingha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20020710" calcext:value-type="float">
            <text:p>2002071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23" calcext:value-type="float">
            <text:p>223.0000</text:p>
          </table:table-cell>
          <table:table-cell office:value-type="float" office:value="49.4149" calcext:value-type="float">
            <text:p>49.4149</text:p>
          </table:table-cell>
          <table:table-cell office:value-type="float" office:value="6.836" calcext:value-type="float">
            <text:p>6.8360</text:p>
          </table:table-cell>
          <table:table-cell office:value-type="string" calcext:value-type="string">
            <text:p><text:s/>Schmelz-H�ttersdorf</text:p>
          </table:table-cell>
          <table:table-cell office:value-type="string" calcext:value-type="string">
            <text:p>Saarland</text:p>
          </table:table-cell>
        </table:table-row>
        <table:table-row table:style-name="ro1">
          <table:table-cell office:value-type="float" office:value="4493" calcext:value-type="float">
            <text:p>4493</text:p>
          </table:table-cell>
          <table:table-cell office:value-type="float" office:value="20030226" calcext:value-type="float">
            <text:p>20030226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17" calcext:value-type="float">
            <text:p>417.0000</text:p>
          </table:table-cell>
          <table:table-cell office:value-type="float" office:value="49.4116" calcext:value-type="float">
            <text:p>49.4116</text:p>
          </table:table-cell>
          <table:table-cell office:value-type="float" office:value="12.076" calcext:value-type="float">
            <text:p>12.0760</text:p>
          </table:table-cell>
          <table:table-cell office:value-type="string" calcext:value-type="string">
            <text:p><text:s/>Schmidgad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494" calcext:value-type="float">
            <text:p>4494</text:p>
          </table:table-cell>
          <table:table-cell office:value-type="float" office:value="20030313" calcext:value-type="float">
            <text:p>2003031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55" calcext:value-type="float">
            <text:p>455.0000</text:p>
          </table:table-cell>
          <table:table-cell office:value-type="float" office:value="49.2806" calcext:value-type="float">
            <text:p>49.2806</text:p>
          </table:table-cell>
          <table:table-cell office:value-type="float" office:value="11.914" calcext:value-type="float">
            <text:p>11.9140</text:p>
          </table:table-cell>
          <table:table-cell office:value-type="string" calcext:value-type="string">
            <text:p><text:s/>Schmidm�hl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501" calcext:value-type="float">
            <text:p>4501</text:p>
          </table:table-cell>
          <table:table-cell office:value-type="float" office:value="19921006" calcext:value-type="float">
            <text:p>19921006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938" calcext:value-type="float">
            <text:p>938.0000</text:p>
          </table:table-cell>
          <table:table-cell office:value-type="float" office:value="50.6545" calcext:value-type="float">
            <text:p>50.6545</text:p>
          </table:table-cell>
          <table:table-cell office:value-type="float" office:value="10.7696" calcext:value-type="float">
            <text:p>10.7696</text:p>
          </table:table-cell>
          <table:table-cell office:value-type="string" calcext:value-type="string">
            <text:p><text:s/>Schm�cke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4508" calcext:value-type="float">
            <text:p>4508</text:p>
          </table:table-cell>
          <table:table-cell office:value-type="float" office:value="20030715" calcext:value-type="float">
            <text:p>2003071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49" calcext:value-type="float">
            <text:p>649.0000</text:p>
          </table:table-cell>
          <table:table-cell office:value-type="float" office:value="50.2968" calcext:value-type="float">
            <text:p>50.2968</text:p>
          </table:table-cell>
          <table:table-cell office:value-type="float" office:value="6.4194" calcext:value-type="float">
            <text:p>6.4194</text:p>
          </table:table-cell>
          <table:table-cell office:value-type="string" calcext:value-type="string">
            <text:p><text:s/>Schneifelforsthaus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4546" calcext:value-type="float">
            <text:p>4546</text:p>
          </table:table-cell>
          <table:table-cell office:value-type="float" office:value="20030325" calcext:value-type="float">
            <text:p>2003032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84" calcext:value-type="float">
            <text:p>684.0000</text:p>
          </table:table-cell>
          <table:table-cell office:value-type="float" office:value="49.5273" calcext:value-type="float">
            <text:p>49.5273</text:p>
          </table:table-cell>
          <table:table-cell office:value-type="float" office:value="12.5705" calcext:value-type="float">
            <text:p>12.5705</text:p>
          </table:table-cell>
          <table:table-cell office:value-type="string" calcext:value-type="string">
            <text:p><text:s/>Sch�nsee-Dietersdorf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548" calcext:value-type="float">
            <text:p>4548</text:p>
          </table:table-cell>
          <table:table-cell office:value-type="float" office:value="20070701" calcext:value-type="float">
            <text:p>200707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608" calcext:value-type="float">
            <text:p>608.0000</text:p>
          </table:table-cell>
          <table:table-cell office:value-type="float" office:value="50.1847" calcext:value-type="float">
            <text:p>50.1847</text:p>
          </table:table-cell>
          <table:table-cell office:value-type="float" office:value="12.0791" calcext:value-type="float">
            <text:p>12.0791</text:p>
          </table:table-cell>
          <table:table-cell office:value-type="string" calcext:value-type="string">
            <text:p><text:s/>Sch�nwald/Ofr.-Brun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555" calcext:value-type="float">
            <text:p>4555</text:p>
          </table:table-cell>
          <table:table-cell office:value-type="float" office:value="20060713" calcext:value-type="float">
            <text:p>2006071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9" calcext:value-type="float">
            <text:p>29.0000</text:p>
          </table:table-cell>
          <table:table-cell office:value-type="float" office:value="52.663" calcext:value-type="float">
            <text:p>52.6630</text:p>
          </table:table-cell>
          <table:table-cell office:value-type="float" office:value="12.1812" calcext:value-type="float">
            <text:p>12.1812</text:p>
          </table:table-cell>
          <table:table-cell office:value-type="string" calcext:value-type="string">
            <text:p><text:s/>Schollene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4559" calcext:value-type="float">
            <text:p>4559</text:p>
          </table:table-cell>
          <table:table-cell office:value-type="float" office:value="20041214" calcext:value-type="float">
            <text:p>2004121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98" calcext:value-type="float">
            <text:p>398.0000</text:p>
          </table:table-cell>
          <table:table-cell office:value-type="float" office:value="49.1644" calcext:value-type="float">
            <text:p>49.1644</text:p>
          </table:table-cell>
          <table:table-cell office:value-type="float" office:value="12.6175" calcext:value-type="float">
            <text:p>12.6175</text:p>
          </table:table-cell>
          <table:table-cell office:value-type="string" calcext:value-type="string">
            <text:p><text:s/>Schorndorf-Kn�bl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101" calcext:value-type="float">
            <text:p>20220101</text:p>
          </table:table-cell>
          <table:table-cell office:value-type="float" office:value="265" calcext:value-type="float">
            <text:p>265.0000</text:p>
          </table:table-cell>
          <table:table-cell office:value-type="float" office:value="50.4925" calcext:value-type="float">
            <text:p>50.4925</text:p>
          </table:table-cell>
          <table:table-cell office:value-type="float" office:value="9.1226" calcext:value-type="float">
            <text:p>9.1226</text:p>
          </table:table-cell>
          <table:table-cell office:value-type="string" calcext:value-type="string">
            <text:p><text:s/>Schotten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4566" calcext:value-type="float">
            <text:p>4566</text:p>
          </table:table-cell>
          <table:table-cell office:value-type="float" office:value="20030307" calcext:value-type="float">
            <text:p>20030307</text:p>
          </table:table-cell>
          <table:table-cell office:value-type="float" office:value="20130831" calcext:value-type="float">
            <text:p>20130831</text:p>
          </table:table-cell>
          <table:table-cell office:value-type="float" office:value="46" calcext:value-type="float">
            <text:p>46.0000</text:p>
          </table:table-cell>
          <table:table-cell office:value-type="float" office:value="52.9738" calcext:value-type="float">
            <text:p>52.9738</text:p>
          </table:table-cell>
          <table:table-cell office:value-type="float" office:value="12.1115" calcext:value-type="float">
            <text:p>12.1115</text:p>
          </table:table-cell>
          <table:table-cell office:value-type="string" calcext:value-type="string">
            <text:p><text:s/>Schrepkow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float" office:value="20011206" calcext:value-type="float">
            <text:p>20011206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17" calcext:value-type="float">
            <text:p>417.0000</text:p>
          </table:table-cell>
          <table:table-cell office:value-type="float" office:value="48.5532" calcext:value-type="float">
            <text:p>48.5532</text:p>
          </table:table-cell>
          <table:table-cell office:value-type="float" office:value="11.2844" calcext:value-type="float">
            <text:p>11.2844</text:p>
          </table:table-cell>
          <table:table-cell office:value-type="string" calcext:value-type="string">
            <text:p><text:s/>Schrobenhaus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20020901" calcext:value-type="float">
            <text:p>200209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538" calcext:value-type="float">
            <text:p>538.0000</text:p>
          </table:table-cell>
          <table:table-cell office:value-type="float" office:value="48.2008" calcext:value-type="float">
            <text:p>48.2008</text:p>
          </table:table-cell>
          <table:table-cell office:value-type="float" office:value="10.7293" calcext:value-type="float">
            <text:p>10.7293</text:p>
          </table:table-cell>
          <table:table-cell office:value-type="string" calcext:value-type="string">
            <text:p><text:s/>Schwabm�nch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592" calcext:value-type="float">
            <text:p>4592</text:p>
          </table:table-cell>
          <table:table-cell office:value-type="float" office:value="20050929" calcext:value-type="float">
            <text:p>20050929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356" calcext:value-type="float">
            <text:p>356.0000</text:p>
          </table:table-cell>
          <table:table-cell office:value-type="float" office:value="49.3278" calcext:value-type="float">
            <text:p>49.3278</text:p>
          </table:table-cell>
          <table:table-cell office:value-type="float" office:value="12.0871" calcext:value-type="float">
            <text:p>12.0871</text:p>
          </table:table-cell>
          <table:table-cell office:value-type="string" calcext:value-type="string">
            <text:p><text:s/>Schwandorf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594" calcext:value-type="float">
            <text:p>4594</text:p>
          </table:table-cell>
          <table:table-cell office:value-type="float" office:value="20051005" calcext:value-type="float">
            <text:p>2005100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" calcext:value-type="float">
            <text:p>1.0000</text:p>
          </table:table-cell>
          <table:table-cell office:value-type="float" office:value="53.2338" calcext:value-type="float">
            <text:p>53.2338</text:p>
          </table:table-cell>
          <table:table-cell office:value-type="float" office:value="8.5115" calcext:value-type="float">
            <text:p>8.5115</text:p>
          </table:table-cell>
          <table:table-cell office:value-type="string" calcext:value-type="string">
            <text:p><text:s/>Schwanewede-Neuenkirch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4599" calcext:value-type="float">
            <text:p>4599</text:p>
          </table:table-cell>
          <table:table-cell office:value-type="float" office:value="20041123" calcext:value-type="float">
            <text:p>2004112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31" calcext:value-type="float">
            <text:p>331.0000</text:p>
          </table:table-cell>
          <table:table-cell office:value-type="float" office:value="49.3425" calcext:value-type="float">
            <text:p>49.3425</text:p>
          </table:table-cell>
          <table:table-cell office:value-type="float" office:value="11.1077" calcext:value-type="float">
            <text:p>11.1077</text:p>
          </table:table-cell>
          <table:table-cell office:value-type="string" calcext:value-type="string">
            <text:p><text:s/>Wendelstein-Kleinschwar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20050701" calcext:value-type="float">
            <text:p>200507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2" calcext:value-type="float">
            <text:p>12.0000</text:p>
          </table:table-cell>
          <table:table-cell office:value-type="float" office:value="52.9081" calcext:value-type="float">
            <text:p>52.9081</text:p>
          </table:table-cell>
          <table:table-cell office:value-type="float" office:value="9.0453" calcext:value-type="float">
            <text:p>9.0453</text:p>
          </table:table-cell>
          <table:table-cell office:value-type="string" calcext:value-type="string">
            <text:p><text:s/>Schwarm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4601" calcext:value-type="float">
            <text:p>4601</text:p>
          </table:table-cell>
          <table:table-cell office:value-type="float" office:value="20070723" calcext:value-type="float">
            <text:p>2007072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8" calcext:value-type="float">
            <text:p>28.0000</text:p>
          </table:table-cell>
          <table:table-cell office:value-type="float" office:value="52.6797" calcext:value-type="float">
            <text:p>52.6797</text:p>
          </table:table-cell>
          <table:table-cell office:value-type="float" office:value="9.6524" calcext:value-type="float">
            <text:p>9.6524</text:p>
          </table:table-cell>
          <table:table-cell office:value-type="string" calcext:value-type="string">
            <text:p><text:s/>Essel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4602" calcext:value-type="float">
            <text:p>4602</text:p>
          </table:table-cell>
          <table:table-cell office:value-type="float" office:value="20081024" calcext:value-type="float">
            <text:p>2008102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6" calcext:value-type="float">
            <text:p>26.0000</text:p>
          </table:table-cell>
          <table:table-cell office:value-type="float" office:value="53.9385" calcext:value-type="float">
            <text:p>53.9385</text:p>
          </table:table-cell>
          <table:table-cell office:value-type="float" office:value="10.6983" calcext:value-type="float">
            <text:p>10.6983</text:p>
          </table:table-cell>
          <table:table-cell office:value-type="string" calcext:value-type="string">
            <text:p><text:s/>Schwartau,Bad -Gro� Par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4603" calcext:value-type="float">
            <text:p>4603</text:p>
          </table:table-cell>
          <table:table-cell office:value-type="float" office:value="20020911" calcext:value-type="float">
            <text:p>2002091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188" calcext:value-type="float">
            <text:p>188.0000</text:p>
          </table:table-cell>
          <table:table-cell office:value-type="float" office:value="49.7975" calcext:value-type="float">
            <text:p>49.7975</text:p>
          </table:table-cell>
          <table:table-cell office:value-type="float" office:value="10.2191" calcext:value-type="float">
            <text:p>10.2191</text:p>
          </table:table-cell>
          <table:table-cell office:value-type="string" calcext:value-type="string">
            <text:p><text:s/>Schwarzach/Main (Kl�rw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605" calcext:value-type="float">
            <text:p>4605</text:p>
          </table:table-cell>
          <table:table-cell office:value-type="float" office:value="20030620" calcext:value-type="float">
            <text:p>20030620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277" calcext:value-type="float">
            <text:p>277.0000</text:p>
          </table:table-cell>
          <table:table-cell office:value-type="float" office:value="50.6441" calcext:value-type="float">
            <text:p>50.6441</text:p>
          </table:table-cell>
          <table:table-cell office:value-type="float" office:value="11.1936" calcext:value-type="float">
            <text:p>11.1936</text:p>
          </table:table-cell>
          <table:table-cell office:value-type="string" calcext:value-type="string">
            <text:p><text:s/>Schwarzburg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4617" calcext:value-type="float">
            <text:p>4617</text:p>
          </table:table-cell>
          <table:table-cell office:value-type="float" office:value="20061005" calcext:value-type="float">
            <text:p>2006100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368" calcext:value-type="float">
            <text:p>1368.0000</text:p>
          </table:table-cell>
          <table:table-cell office:value-type="float" office:value="47.6701" calcext:value-type="float">
            <text:p>47.6701</text:p>
          </table:table-cell>
          <table:table-cell office:value-type="float" office:value="11.8544" calcext:value-type="float">
            <text:p>11.8544</text:p>
          </table:table-cell>
          <table:table-cell office:value-type="string" calcext:value-type="string">
            <text:p><text:s/>Obere Firstalm/Schliers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618" calcext:value-type="float">
            <text:p>4618</text:p>
          </table:table-cell>
          <table:table-cell office:value-type="float" office:value="20021213" calcext:value-type="float">
            <text:p>2002121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0" calcext:value-type="float">
            <text:p>30.0000</text:p>
          </table:table-cell>
          <table:table-cell office:value-type="float" office:value="52.747" calcext:value-type="float">
            <text:p>52.7470</text:p>
          </table:table-cell>
          <table:table-cell office:value-type="float" office:value="11.9792" calcext:value-type="float">
            <text:p>11.9792</text:p>
          </table:table-cell>
          <table:table-cell office:value-type="string" calcext:value-type="string">
            <text:p><text:s/>Schwarzholz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4623" calcext:value-type="float">
            <text:p>4623</text:p>
          </table:table-cell>
          <table:table-cell office:value-type="float" office:value="20050606" calcext:value-type="float">
            <text:p>20050606</text:p>
          </table:table-cell>
          <table:table-cell office:value-type="float" office:value="20200430" calcext:value-type="float">
            <text:p>20200430</text:p>
          </table:table-cell>
          <table:table-cell office:value-type="float" office:value="834" calcext:value-type="float">
            <text:p>834.0000</text:p>
          </table:table-cell>
          <table:table-cell office:value-type="float" office:value="48.1042" calcext:value-type="float">
            <text:p>48.1042</text:p>
          </table:table-cell>
          <table:table-cell office:value-type="float" office:value="8.9976" calcext:value-type="float">
            <text:p>8.9976</text:p>
          </table:table-cell>
          <table:table-cell office:value-type="string" calcext:value-type="string">
            <text:p><text:s/>Schwenningen, Kreis Sig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4625" calcext:value-type="float">
            <text:p>4625</text:p>
          </table:table-cell>
          <table:table-cell office:value-type="float" office:value="19911102" calcext:value-type="float">
            <text:p>1991110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9" calcext:value-type="float">
            <text:p>59.0000</text:p>
          </table:table-cell>
          <table:table-cell office:value-type="float" office:value="53.6424" calcext:value-type="float">
            <text:p>53.6424</text:p>
          </table:table-cell>
          <table:table-cell office:value-type="float" office:value="11.3871" calcext:value-type="float">
            <text:p>11.3871</text:p>
          </table:table-cell>
          <table:table-cell office:value-type="string" calcext:value-type="string">
            <text:p><text:s/>Schwerin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4637" calcext:value-type="float">
            <text:p>4637</text:p>
          </table:table-cell>
          <table:table-cell office:value-type="float" office:value="20080801" calcext:value-type="float">
            <text:p>200808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1" calcext:value-type="float">
            <text:p>31.0000</text:p>
          </table:table-cell>
          <table:table-cell office:value-type="float" office:value="52.5404" calcext:value-type="float">
            <text:p>52.5404</text:p>
          </table:table-cell>
          <table:table-cell office:value-type="float" office:value="13.1243" calcext:value-type="float">
            <text:p>13.1243</text:p>
          </table:table-cell>
          <table:table-cell office:value-type="string" calcext:value-type="string">
            <text:p><text:s/>Staaken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4641" calcext:value-type="float">
            <text:p>4641</text:p>
          </table:table-cell>
          <table:table-cell office:value-type="float" office:value="20041221" calcext:value-type="float">
            <text:p>2004122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802" calcext:value-type="float">
            <text:p>802.0000</text:p>
          </table:table-cell>
          <table:table-cell office:value-type="float" office:value="47.6711" calcext:value-type="float">
            <text:p>47.6711</text:p>
          </table:table-cell>
          <table:table-cell office:value-type="float" office:value="10.6271" calcext:value-type="float">
            <text:p>10.6271</text:p>
          </table:table-cell>
          <table:table-cell office:value-type="string" calcext:value-type="string">
            <text:p><text:s/>Seeg (Kl�ranlage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642" calcext:value-type="float">
            <text:p>4642</text:p>
          </table:table-cell>
          <table:table-cell office:value-type="float" office:value="19911102" calcext:value-type="float">
            <text:p>1991110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1" calcext:value-type="float">
            <text:p>21.0000</text:p>
          </table:table-cell>
          <table:table-cell office:value-type="float" office:value="52.8911" calcext:value-type="float">
            <text:p>52.8911</text:p>
          </table:table-cell>
          <table:table-cell office:value-type="float" office:value="11.7297" calcext:value-type="float">
            <text:p>11.7297</text:p>
          </table:table-cell>
          <table:table-cell office:value-type="string" calcext:value-type="string">
            <text:p><text:s/>Seehausen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float" office:value="20041014" calcext:value-type="float">
            <text:p>20041014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186" calcext:value-type="float">
            <text:p>186.0000</text:p>
          </table:table-cell>
          <table:table-cell office:value-type="float" office:value="51.904" calcext:value-type="float">
            <text:p>51.9040</text:p>
          </table:table-cell>
          <table:table-cell office:value-type="float" office:value="10.1885" calcext:value-type="float">
            <text:p>10.1885</text:p>
          </table:table-cell>
          <table:table-cell office:value-type="string" calcext:value-type="string">
            <text:p><text:s/>Sees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4655" calcext:value-type="float">
            <text:p>4655</text:p>
          </table:table-cell>
          <table:table-cell office:value-type="float" office:value="20061001" calcext:value-type="float">
            <text:p>20061001</text:p>
          </table:table-cell>
          <table:table-cell office:value-type="float" office:value="20111130" calcext:value-type="float">
            <text:p>20111130</text:p>
          </table:table-cell>
          <table:table-cell office:value-type="float" office:value="804" calcext:value-type="float">
            <text:p>804.0000</text:p>
          </table:table-cell>
          <table:table-cell office:value-type="float" office:value="48.5975" calcext:value-type="float">
            <text:p>48.5975</text:p>
          </table:table-cell>
          <table:table-cell office:value-type="float" office:value="8.4268" calcext:value-type="float">
            <text:p>8.4268</text:p>
          </table:table-cell>
          <table:table-cell office:value-type="string" calcext:value-type="string">
            <text:p><text:s/>Seewald-Besenfeld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4661" calcext:value-type="float">
            <text:p>4661</text:p>
          </table:table-cell>
          <table:table-cell office:value-type="float" office:value="20080320" calcext:value-type="float">
            <text:p>20080320</text:p>
          </table:table-cell>
          <table:table-cell office:value-type="float" office:value="20080622" calcext:value-type="float">
            <text:p>20080622</text:p>
          </table:table-cell>
          <table:table-cell office:value-type="float" office:value="205" calcext:value-type="float">
            <text:p>205.0000</text:p>
          </table:table-cell>
          <table:table-cell office:value-type="float" office:value="50.6299" calcext:value-type="float">
            <text:p>50.6299</text:p>
          </table:table-cell>
          <table:table-cell office:value-type="float" office:value="7.5603" calcext:value-type="float">
            <text:p>7.5603</text:p>
          </table:table-cell>
          <table:table-cell office:value-type="string" calcext:value-type="string">
            <text:p><text:s/>Seifen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4666" calcext:value-type="float">
            <text:p>4666</text:p>
          </table:table-cell>
          <table:table-cell office:value-type="float" office:value="20050601" calcext:value-type="float">
            <text:p>200506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0" calcext:value-type="float">
            <text:p>40.0000</text:p>
          </table:table-cell>
          <table:table-cell office:value-type="float" office:value="54.3444" calcext:value-type="float">
            <text:p>54.3444</text:p>
          </table:table-cell>
          <table:table-cell office:value-type="float" office:value="10.4581" calcext:value-type="float">
            <text:p>10.4581</text:p>
          </table:table-cell>
          <table:table-cell office:value-type="string" calcext:value-type="string">
            <text:p><text:s/>K�hn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4683" calcext:value-type="float">
            <text:p>4683</text:p>
          </table:table-cell>
          <table:table-cell office:value-type="float" office:value="20120401" calcext:value-type="float">
            <text:p>201204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6" calcext:value-type="float">
            <text:p>46.0000</text:p>
          </table:table-cell>
          <table:table-cell office:value-type="float" office:value="52.516" calcext:value-type="float">
            <text:p>52.5160</text:p>
          </table:table-cell>
          <table:table-cell office:value-type="float" office:value="7.6762" calcext:value-type="float">
            <text:p>7.6762</text:p>
          </table:table-cell>
          <table:table-cell office:value-type="string" calcext:value-type="string">
            <text:p><text:s/>F�rstenau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4692" calcext:value-type="float">
            <text:p>4692</text:p>
          </table:table-cell>
          <table:table-cell office:value-type="float" office:value="20080301" calcext:value-type="float">
            <text:p>20080301</text:p>
          </table:table-cell>
          <table:table-cell office:value-type="float" office:value="20181130" calcext:value-type="float">
            <text:p>20181130</text:p>
          </table:table-cell>
          <table:table-cell office:value-type="float" office:value="229" calcext:value-type="float">
            <text:p>229.0000</text:p>
          </table:table-cell>
          <table:table-cell office:value-type="float" office:value="50.8534" calcext:value-type="float">
            <text:p>50.8534</text:p>
          </table:table-cell>
          <table:table-cell office:value-type="float" office:value="7.9966" calcext:value-type="float">
            <text:p>7.9966</text:p>
          </table:table-cell>
          <table:table-cell office:value-type="string" calcext:value-type="string">
            <text:p><text:s/>Siegen (Kl�ranlage)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4694" calcext:value-type="float">
            <text:p>4694</text:p>
          </table:table-cell>
          <table:table-cell office:value-type="float" office:value="20020912" calcext:value-type="float">
            <text:p>20020912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380" calcext:value-type="float">
            <text:p>380.0000</text:p>
          </table:table-cell>
          <table:table-cell office:value-type="float" office:value="48.7629" calcext:value-type="float">
            <text:p>48.7629</text:p>
          </table:table-cell>
          <table:table-cell office:value-type="float" office:value="11.843" calcext:value-type="float">
            <text:p>11.8430</text:p>
          </table:table-cell>
          <table:table-cell office:value-type="string" calcext:value-type="string">
            <text:p><text:s/>Siegenburg (Kl�ranlage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703" calcext:value-type="float">
            <text:p>4703</text:p>
          </table:table-cell>
          <table:table-cell office:value-type="float" office:value="20020902" calcext:value-type="float">
            <text:p>2002090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81" calcext:value-type="float">
            <text:p>581.0000</text:p>
          </table:table-cell>
          <table:table-cell office:value-type="float" office:value="48.0719" calcext:value-type="float">
            <text:p>48.0719</text:p>
          </table:table-cell>
          <table:table-cell office:value-type="float" office:value="9.1943" calcext:value-type="float">
            <text:p>9.1943</text:p>
          </table:table-cell>
          <table:table-cell office:value-type="string" calcext:value-type="string">
            <text:p><text:s/>Sigmaringen-Laiz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float" office:value="20050118" calcext:value-type="float">
            <text:p>20050118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508" calcext:value-type="float">
            <text:p>508.0000</text:p>
          </table:table-cell>
          <table:table-cell office:value-type="float" office:value="47.5776" calcext:value-type="float">
            <text:p>47.5776</text:p>
          </table:table-cell>
          <table:table-cell office:value-type="float" office:value="9.7404" calcext:value-type="float">
            <text:p>9.7404</text:p>
          </table:table-cell>
          <table:table-cell office:value-type="string" calcext:value-type="string">
            <text:p><text:s/>Sigmarszell-Zeisertswei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706" calcext:value-type="float">
            <text:p>4706</text:p>
          </table:table-cell>
          <table:table-cell office:value-type="float" office:value="20050101" calcext:value-type="float">
            <text:p>20050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58" calcext:value-type="float">
            <text:p>358.0000</text:p>
          </table:table-cell>
          <table:table-cell office:value-type="float" office:value="48.2718" calcext:value-type="float">
            <text:p>48.2718</text:p>
          </table:table-cell>
          <table:table-cell office:value-type="float" office:value="13.0273" calcext:value-type="float">
            <text:p>13.0273</text:p>
          </table:table-cell>
          <table:table-cell office:value-type="string" calcext:value-type="string">
            <text:p><text:s/>Simbach/In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709" calcext:value-type="float">
            <text:p>4709</text:p>
          </table:table-cell>
          <table:table-cell office:value-type="float" office:value="20111005" calcext:value-type="float">
            <text:p>20111005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45" calcext:value-type="float">
            <text:p>445.0000</text:p>
          </table:table-cell>
          <table:table-cell office:value-type="float" office:value="49.9996" calcext:value-type="float">
            <text:p>49.9996</text:p>
          </table:table-cell>
          <table:table-cell office:value-type="float" office:value="7.5981" calcext:value-type="float">
            <text:p>7.5981</text:p>
          </table:table-cell>
          <table:table-cell office:value-type="string" calcext:value-type="string">
            <text:p><text:s/>Simmern-Wahlbach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20070322" calcext:value-type="float">
            <text:p>2007032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718" calcext:value-type="float">
            <text:p>718.0000</text:p>
          </table:table-cell>
          <table:table-cell office:value-type="float" office:value="48.6191" calcext:value-type="float">
            <text:p>48.6191</text:p>
          </table:table-cell>
          <table:table-cell office:value-type="float" office:value="8.5247" calcext:value-type="float">
            <text:p>8.5247</text:p>
          </table:table-cell>
          <table:table-cell office:value-type="string" calcext:value-type="string">
            <text:p><text:s/>Simmersfeld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4712" calcext:value-type="float">
            <text:p>4712</text:p>
          </table:table-cell>
          <table:table-cell office:value-type="float" office:value="20060607" calcext:value-type="float">
            <text:p>2006060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28" calcext:value-type="float">
            <text:p>428.0000</text:p>
          </table:table-cell>
          <table:table-cell office:value-type="float" office:value="48.0821" calcext:value-type="float">
            <text:p>48.0821</text:p>
          </table:table-cell>
          <table:table-cell office:value-type="float" office:value="8.0919" calcext:value-type="float">
            <text:p>8.0919</text:p>
          </table:table-cell>
          <table:table-cell office:value-type="string" calcext:value-type="string">
            <text:p><text:s/>Simonswald-Obersimonswa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4741" calcext:value-type="float">
            <text:p>4741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52" calcext:value-type="float">
            <text:p>152.0000</text:p>
          </table:table-cell>
          <table:table-cell office:value-type="float" office:value="51.14" calcext:value-type="float">
            <text:p>51.1400</text:p>
          </table:table-cell>
          <table:table-cell office:value-type="float" office:value="7.093" calcext:value-type="float">
            <text:p>7.0930</text:p>
          </table:table-cell>
          <table:table-cell office:value-type="string" calcext:value-type="string">
            <text:p><text:s/>Solingen-Hohenscheid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4745" calcext:value-type="float">
            <text:p>4745</text:p>
          </table:table-cell>
          <table:table-cell office:value-type="float" office:value="19921028" calcext:value-type="float">
            <text:p>1992102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75" calcext:value-type="float">
            <text:p>75.0000</text:p>
          </table:table-cell>
          <table:table-cell office:value-type="float" office:value="52.9604" calcext:value-type="float">
            <text:p>52.9604</text:p>
          </table:table-cell>
          <table:table-cell office:value-type="float" office:value="9.793" calcext:value-type="float">
            <text:p>9.7930</text:p>
          </table:table-cell>
          <table:table-cell office:value-type="string" calcext:value-type="string">
            <text:p><text:s/>Soltau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4748" calcext:value-type="float">
            <text:p>4748</text:p>
          </table:table-cell>
          <table:table-cell office:value-type="float" office:value="20040622" calcext:value-type="float">
            <text:p>20040622</text:p>
          </table:table-cell>
          <table:table-cell office:value-type="float" office:value="20101231" calcext:value-type="float">
            <text:p>20101231</text:p>
          </table:table-cell>
          <table:table-cell office:value-type="float" office:value="221" calcext:value-type="float">
            <text:p>221.0000</text:p>
          </table:table-cell>
          <table:table-cell office:value-type="float" office:value="51.352" calcext:value-type="float">
            <text:p>51.3520</text:p>
          </table:table-cell>
          <table:table-cell office:value-type="float" office:value="10.9059" calcext:value-type="float">
            <text:p>10.9059</text:p>
          </table:table-cell>
          <table:table-cell office:value-type="string" calcext:value-type="string">
            <text:p><text:s/>Sondershausen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4752" calcext:value-type="float">
            <text:p>4752</text:p>
          </table:table-cell>
          <table:table-cell office:value-type="float" office:value="19911102" calcext:value-type="float">
            <text:p>19911102</text:p>
          </table:table-cell>
          <table:table-cell office:value-type="float" office:value="20080630" calcext:value-type="float">
            <text:p>20080630</text:p>
          </table:table-cell>
          <table:table-cell office:value-type="float" office:value="626" calcext:value-type="float">
            <text:p>626.0000</text:p>
          </table:table-cell>
          <table:table-cell office:value-type="float" office:value="50.3746" calcext:value-type="float">
            <text:p>50.3746</text:p>
          </table:table-cell>
          <table:table-cell office:value-type="float" office:value="11.1828" calcext:value-type="float">
            <text:p>11.1828</text:p>
          </table:table-cell>
          <table:table-cell office:value-type="string" calcext:value-type="string">
            <text:p><text:s/>Sonneberg-Neufang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4755" calcext:value-type="float">
            <text:p>4755</text:p>
          </table:table-cell>
          <table:table-cell office:value-type="float" office:value="20020830" calcext:value-type="float">
            <text:p>2002083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847" calcext:value-type="float">
            <text:p>847.0000</text:p>
          </table:table-cell>
          <table:table-cell office:value-type="float" office:value="48.6819" calcext:value-type="float">
            <text:p>48.6819</text:p>
          </table:table-cell>
          <table:table-cell office:value-type="float" office:value="13.7351" calcext:value-type="float">
            <text:p>13.7351</text:p>
          </table:table-cell>
          <table:table-cell office:value-type="string" calcext:value-type="string">
            <text:p><text:s/>Sonn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20021221" calcext:value-type="float">
            <text:p>2002122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730" calcext:value-type="float">
            <text:p>730.0000</text:p>
          </table:table-cell>
          <table:table-cell office:value-type="float" office:value="47.5219" calcext:value-type="float">
            <text:p>47.5219</text:p>
          </table:table-cell>
          <table:table-cell office:value-type="float" office:value="10.2613" calcext:value-type="float">
            <text:p>10.2613</text:p>
          </table:table-cell>
          <table:table-cell office:value-type="string" calcext:value-type="string">
            <text:p><text:s/>Sonthofen (Flussmeister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763" calcext:value-type="float">
            <text:p>4763</text:p>
          </table:table-cell>
          <table:table-cell office:value-type="float" office:value="20030520" calcext:value-type="float">
            <text:p>20030520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265" calcext:value-type="float">
            <text:p>265.0000</text:p>
          </table:table-cell>
          <table:table-cell office:value-type="float" office:value="51.0607" calcext:value-type="float">
            <text:p>51.0607</text:p>
          </table:table-cell>
          <table:table-cell office:value-type="float" office:value="9.9266" calcext:value-type="float">
            <text:p>9.9266</text:p>
          </table:table-cell>
          <table:table-cell office:value-type="string" calcext:value-type="string">
            <text:p><text:s/>Sontra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20060201" calcext:value-type="float">
            <text:p>200602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98" calcext:value-type="float">
            <text:p>98.0000</text:p>
          </table:table-cell>
          <table:table-cell office:value-type="float" office:value="52.2054" calcext:value-type="float">
            <text:p>52.2054</text:p>
          </table:table-cell>
          <table:table-cell office:value-type="float" office:value="9.5668" calcext:value-type="float">
            <text:p>9.5668</text:p>
          </table:table-cell>
          <table:table-cell office:value-type="string" calcext:value-type="string">
            <text:p><text:s/>Spring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4801" calcext:value-type="float">
            <text:p>4801</text:p>
          </table:table-cell>
          <table:table-cell office:value-type="float" office:value="20020918" calcext:value-type="float">
            <text:p>20020918</text:p>
          </table:table-cell>
          <table:table-cell office:value-type="float" office:value="20191011" calcext:value-type="float">
            <text:p>20191011</text:p>
          </table:table-cell>
          <table:table-cell office:value-type="float" office:value="460" calcext:value-type="float">
            <text:p>460.0000</text:p>
          </table:table-cell>
          <table:table-cell office:value-type="float" office:value="50.007" calcext:value-type="float">
            <text:p>50.0070</text:p>
          </table:table-cell>
          <table:table-cell office:value-type="float" office:value="11.2052" calcext:value-type="float">
            <text:p>11.2052</text:p>
          </table:table-cell>
          <table:table-cell office:value-type="string" calcext:value-type="string">
            <text:p><text:s/>Stadelhof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803" calcext:value-type="float">
            <text:p>4803</text:p>
          </table:table-cell>
          <table:table-cell office:value-type="float" office:value="20090901" calcext:value-type="float">
            <text:p>200909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" calcext:value-type="float">
            <text:p>1.0000</text:p>
          </table:table-cell>
          <table:table-cell office:value-type="float" office:value="53.4926" calcext:value-type="float">
            <text:p>53.4926</text:p>
          </table:table-cell>
          <table:table-cell office:value-type="float" office:value="8.3768" calcext:value-type="float">
            <text:p>8.3768</text:p>
          </table:table-cell>
          <table:table-cell office:value-type="string" calcext:value-type="string">
            <text:p><text:s/>Butjadingen-Int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4813" calcext:value-type="float">
            <text:p>4813</text:p>
          </table:table-cell>
          <table:table-cell office:value-type="float" office:value="20200801" calcext:value-type="float">
            <text:p>202008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18" calcext:value-type="float">
            <text:p>318.0000</text:p>
          </table:table-cell>
          <table:table-cell office:value-type="float" office:value="50.0806" calcext:value-type="float">
            <text:p>50.0806</text:p>
          </table:table-cell>
          <table:table-cell office:value-type="float" office:value="11.0466" calcext:value-type="float">
            <text:p>11.0466</text:p>
          </table:table-cell>
          <table:table-cell office:value-type="string" calcext:value-type="string">
            <text:p><text:s/>Staffelstein, Bad-Stubl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816" calcext:value-type="float">
            <text:p>4816</text:p>
          </table:table-cell>
          <table:table-cell office:value-type="float" office:value="20020919" calcext:value-type="float">
            <text:p>20020919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390" calcext:value-type="float">
            <text:p>390.0000</text:p>
          </table:table-cell>
          <table:table-cell office:value-type="float" office:value="49.0568" calcext:value-type="float">
            <text:p>49.0568</text:p>
          </table:table-cell>
          <table:table-cell office:value-type="float" office:value="12.6395" calcext:value-type="float">
            <text:p>12.6395</text:p>
          </table:table-cell>
          <table:table-cell office:value-type="string" calcext:value-type="string">
            <text:p><text:s/>Stallwa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float" office:value="20020617" calcext:value-type="float">
            <text:p>2002061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97" calcext:value-type="float">
            <text:p>597.0000</text:p>
          </table:table-cell>
          <table:table-cell office:value-type="float" office:value="50.1531" calcext:value-type="float">
            <text:p>50.1531</text:p>
          </table:table-cell>
          <table:table-cell office:value-type="float" office:value="11.7402" calcext:value-type="float">
            <text:p>11.7402</text:p>
          </table:table-cell>
          <table:table-cell office:value-type="string" calcext:value-type="string">
            <text:p><text:s/>Stammbach-Querenba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827" calcext:value-type="float">
            <text:p>4827</text:p>
          </table:table-cell>
          <table:table-cell office:value-type="float" office:value="20031023" calcext:value-type="float">
            <text:p>20031023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540" calcext:value-type="float">
            <text:p>540.0000</text:p>
          </table:table-cell>
          <table:table-cell office:value-type="float" office:value="47.7941" calcext:value-type="float">
            <text:p>47.7941</text:p>
          </table:table-cell>
          <table:table-cell office:value-type="float" office:value="12.486" calcext:value-type="float">
            <text:p>12.4860</text:p>
          </table:table-cell>
          <table:table-cell office:value-type="string" calcext:value-type="string">
            <text:p><text:s/>Grassau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841" calcext:value-type="float">
            <text:p>4841</text:p>
          </table:table-cell>
          <table:table-cell office:value-type="float" office:value="20040512" calcext:value-type="float">
            <text:p>2004051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" calcext:value-type="float">
            <text:p>1.0000</text:p>
          </table:table-cell>
          <table:table-cell office:value-type="float" office:value="53.6946" calcext:value-type="float">
            <text:p>53.6946</text:p>
          </table:table-cell>
          <table:table-cell office:value-type="float" office:value="8.8735" calcext:value-type="float">
            <text:p>8.8735</text:p>
          </table:table-cell>
          <table:table-cell office:value-type="string" calcext:value-type="string">
            <text:p><text:s/>Steinau, Kr. Cuxhav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4849" calcext:value-type="float">
            <text:p>4849</text:p>
          </table:table-cell>
          <table:table-cell office:value-type="float" office:value="20050502" calcext:value-type="float">
            <text:p>2005050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4" calcext:value-type="float">
            <text:p>64.0000</text:p>
          </table:table-cell>
          <table:table-cell office:value-type="float" office:value="52.1173" calcext:value-type="float">
            <text:p>52.1173</text:p>
          </table:table-cell>
          <table:table-cell office:value-type="float" office:value="7.3411" calcext:value-type="float">
            <text:p>7.3411</text:p>
          </table:table-cell>
          <table:table-cell office:value-type="string" calcext:value-type="string">
            <text:p><text:s/>Steinfurt-Burgsteinfurt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20100101" calcext:value-type="float">
            <text:p>20100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779" calcext:value-type="float">
            <text:p>779.0000</text:p>
          </table:table-cell>
          <table:table-cell office:value-type="float" office:value="47.7112" calcext:value-type="float">
            <text:p>47.7112</text:p>
          </table:table-cell>
          <table:table-cell office:value-type="float" office:value="10.8758" calcext:value-type="float">
            <text:p>10.8758</text:p>
          </table:table-cell>
          <table:table-cell office:value-type="string" calcext:value-type="string">
            <text:p><text:s/>Steingaden-Lauterba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857" calcext:value-type="float">
            <text:p>4857</text:p>
          </table:table-cell>
          <table:table-cell office:value-type="float" office:value="20040728" calcext:value-type="float">
            <text:p>20040728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1" calcext:value-type="float">
            <text:p>1.0000</text:p>
          </table:table-cell>
          <table:table-cell office:value-type="float" office:value="53.5534" calcext:value-type="float">
            <text:p>53.5534</text:p>
          </table:table-cell>
          <table:table-cell office:value-type="float" office:value="9.6097" calcext:value-type="float">
            <text:p>9.6097</text:p>
          </table:table-cell>
          <table:table-cell office:value-type="string" calcext:value-type="string">
            <text:p><text:s/>Mittelnkirchen-Hohenfel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4858" calcext:value-type="float">
            <text:p>4858</text:p>
          </table:table-cell>
          <table:table-cell office:value-type="float" office:value="20020731" calcext:value-type="float">
            <text:p>2002073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85" calcext:value-type="float">
            <text:p>485.0000</text:p>
          </table:table-cell>
          <table:table-cell office:value-type="float" office:value="48.3773" calcext:value-type="float">
            <text:p>48.3773</text:p>
          </table:table-cell>
          <table:table-cell office:value-type="float" office:value="12.0927" calcext:value-type="float">
            <text:p>12.0927</text:p>
          </table:table-cell>
          <table:table-cell office:value-type="string" calcext:value-type="string">
            <text:p><text:s/>Steinkirchen-Hofstarri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878" calcext:value-type="float">
            <text:p>4878</text:p>
          </table:table-cell>
          <table:table-cell office:value-type="float" office:value="20041005" calcext:value-type="float">
            <text:p>20041005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504" calcext:value-type="float">
            <text:p>504.0000</text:p>
          </table:table-cell>
          <table:table-cell office:value-type="float" office:value="51.6646" calcext:value-type="float">
            <text:p>51.6646</text:p>
          </table:table-cell>
          <table:table-cell office:value-type="float" office:value="10.8811" calcext:value-type="float">
            <text:p>10.8811</text:p>
          </table:table-cell>
          <table:table-cell office:value-type="string" calcext:value-type="string">
            <text:p><text:s/>Oberharz am Brocken-Sti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4881" calcext:value-type="float">
            <text:p>4881</text:p>
          </table:table-cell>
          <table:table-cell office:value-type="float" office:value="20041110" calcext:value-type="float">
            <text:p>2004111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32" calcext:value-type="float">
            <text:p>532.0000</text:p>
          </table:table-cell>
          <table:table-cell office:value-type="float" office:value="47.8591" calcext:value-type="float">
            <text:p>47.8591</text:p>
          </table:table-cell>
          <table:table-cell office:value-type="float" office:value="9.0152" calcext:value-type="float">
            <text:p>9.0152</text:p>
          </table:table-cell>
          <table:table-cell office:value-type="string" calcext:value-type="string">
            <text:p><text:s/>Stocka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4883" calcext:value-type="float">
            <text:p>4883</text:p>
          </table:table-cell>
          <table:table-cell office:value-type="float" office:value="20050824" calcext:value-type="float">
            <text:p>2005082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8" calcext:value-type="float">
            <text:p>18.0000</text:p>
          </table:table-cell>
          <table:table-cell office:value-type="float" office:value="52.7659" calcext:value-type="float">
            <text:p>52.7659</text:p>
          </table:table-cell>
          <table:table-cell office:value-type="float" office:value="9.4046" calcext:value-type="float">
            <text:p>9.4046</text:p>
          </table:table-cell>
          <table:table-cell office:value-type="string" calcext:value-type="string">
            <text:p><text:s/>Frankenfeld-Heder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4887" calcext:value-type="float">
            <text:p>4887</text:p>
          </table:table-cell>
          <table:table-cell office:value-type="float" office:value="19941203" calcext:value-type="float">
            <text:p>1994120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734" calcext:value-type="float">
            <text:p>734.0000</text:p>
          </table:table-cell>
          <table:table-cell office:value-type="float" office:value="48.6656" calcext:value-type="float">
            <text:p>48.6656</text:p>
          </table:table-cell>
          <table:table-cell office:value-type="float" office:value="9.8648" calcext:value-type="float">
            <text:p>9.8648</text:p>
          </table:table-cell>
          <table:table-cell office:value-type="string" calcext:value-type="string">
            <text:p><text:s/>St�tt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4896" calcext:value-type="float">
            <text:p>4896</text:p>
          </table:table-cell>
          <table:table-cell office:value-type="float" office:value="20050518" calcext:value-type="float">
            <text:p>2005051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0" calcext:value-type="float">
            <text:p>40.0000</text:p>
          </table:table-cell>
          <table:table-cell office:value-type="float" office:value="54.6654" calcext:value-type="float">
            <text:p>54.6654</text:p>
          </table:table-cell>
          <table:table-cell office:value-type="float" office:value="9.805" calcext:value-type="float">
            <text:p>9.8050</text:p>
          </table:table-cell>
          <table:table-cell office:value-type="string" calcext:value-type="string">
            <text:p><text:s/>Wagersrott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4911" calcext:value-type="float">
            <text:p>4911</text:p>
          </table:table-cell>
          <table:table-cell office:value-type="float" office:value="19961025" calcext:value-type="float">
            <text:p>1996102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51" calcext:value-type="float">
            <text:p>351.0000</text:p>
          </table:table-cell>
          <table:table-cell office:value-type="float" office:value="48.8275" calcext:value-type="float">
            <text:p>48.8275</text:p>
          </table:table-cell>
          <table:table-cell office:value-type="float" office:value="12.5597" calcext:value-type="float">
            <text:p>12.5597</text:p>
          </table:table-cell>
          <table:table-cell office:value-type="string" calcext:value-type="string">
            <text:p><text:s/>Straub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912" calcext:value-type="float">
            <text:p>4912</text:p>
          </table:table-cell>
          <table:table-cell office:value-type="float" office:value="20060701" calcext:value-type="float">
            <text:p>200607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81" calcext:value-type="float">
            <text:p>81.0000</text:p>
          </table:table-cell>
          <table:table-cell office:value-type="float" office:value="52.5884" calcext:value-type="float">
            <text:p>52.5884</text:p>
          </table:table-cell>
          <table:table-cell office:value-type="float" office:value="13.9289" calcext:value-type="float">
            <text:p>13.9289</text:p>
          </table:table-cell>
          <table:table-cell office:value-type="string" calcext:value-type="string">
            <text:p><text:s/>Strausberg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20090819" calcext:value-type="float">
            <text:p>20090819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" calcext:value-type="float">
            <text:p>3.0000</text:p>
          </table:table-cell>
          <table:table-cell office:value-type="float" office:value="53.4252" calcext:value-type="float">
            <text:p>53.4252</text:p>
          </table:table-cell>
          <table:table-cell office:value-type="float" office:value="8.804" calcext:value-type="float">
            <text:p>8.8040</text:p>
          </table:table-cell>
          <table:table-cell office:value-type="string" calcext:value-type="string">
            <text:p><text:s/>Beverstedt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4926" calcext:value-type="float">
            <text:p>4926</text:p>
          </table:table-cell>
          <table:table-cell office:value-type="float" office:value="20020621" calcext:value-type="float">
            <text:p>20020621</text:p>
          </table:table-cell>
          <table:table-cell office:value-type="float" office:value="20130514" calcext:value-type="float">
            <text:p>20130514</text:p>
          </table:table-cell>
          <table:table-cell office:value-type="float" office:value="224" calcext:value-type="float">
            <text:p>224.0000</text:p>
          </table:table-cell>
          <table:table-cell office:value-type="float" office:value="48.7896" calcext:value-type="float">
            <text:p>48.7896</text:p>
          </table:table-cell>
          <table:table-cell office:value-type="float" office:value="9.2167" calcext:value-type="float">
            <text:p>9.2167</text:p>
          </table:table-cell>
          <table:table-cell office:value-type="string" calcext:value-type="string">
            <text:p><text:s/>Stuttgart (Neckartal)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4928" calcext:value-type="float">
            <text:p>4928</text:p>
          </table:table-cell>
          <table:table-cell office:value-type="float" office:value="19980605" calcext:value-type="float">
            <text:p>1998060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14" calcext:value-type="float">
            <text:p>314.0000</text:p>
          </table:table-cell>
          <table:table-cell office:value-type="float" office:value="48.8281" calcext:value-type="float">
            <text:p>48.8281</text:p>
          </table:table-cell>
          <table:table-cell office:value-type="float" office:value="9.2" calcext:value-type="float">
            <text:p>9.2000</text:p>
          </table:table-cell>
          <table:table-cell office:value-type="string" calcext:value-type="string">
            <text:p><text:s/>Stuttgart (Schnarrenber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4931" calcext:value-type="float">
            <text:p>4931</text:p>
          </table:table-cell>
          <table:table-cell office:value-type="float" office:value="19951003" calcext:value-type="float">
            <text:p>1995100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71" calcext:value-type="float">
            <text:p>371.0000</text:p>
          </table:table-cell>
          <table:table-cell office:value-type="float" office:value="48.6883" calcext:value-type="float">
            <text:p>48.6883</text:p>
          </table:table-cell>
          <table:table-cell office:value-type="float" office:value="9.2235" calcext:value-type="float">
            <text:p>9.2235</text:p>
          </table:table-cell>
          <table:table-cell office:value-type="string" calcext:value-type="string">
            <text:p><text:s/>Stuttgart-Echterding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4946" calcext:value-type="float">
            <text:p>4946</text:p>
          </table:table-cell>
          <table:table-cell office:value-type="float" office:value="20011214" calcext:value-type="float">
            <text:p>2001121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00" calcext:value-type="float">
            <text:p>500.0000</text:p>
          </table:table-cell>
          <table:table-cell office:value-type="float" office:value="48.5151" calcext:value-type="float">
            <text:p>48.5151</text:p>
          </table:table-cell>
          <table:table-cell office:value-type="float" office:value="11.6545" calcext:value-type="float">
            <text:p>11.6545</text:p>
          </table:table-cell>
          <table:table-cell office:value-type="string" calcext:value-type="string">
            <text:p><text:s/>Schweitenkirchen-S�nzha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958" calcext:value-type="float">
            <text:p>4958</text:p>
          </table:table-cell>
          <table:table-cell office:value-type="float" office:value="20041202" calcext:value-type="float">
            <text:p>2004120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33" calcext:value-type="float">
            <text:p>333.0000</text:p>
          </table:table-cell>
          <table:table-cell office:value-type="float" office:value="50.2417" calcext:value-type="float">
            <text:p>50.2417</text:p>
          </table:table-cell>
          <table:table-cell office:value-type="float" office:value="10.567" calcext:value-type="float">
            <text:p>10.5670</text:p>
          </table:table-cell>
          <table:table-cell office:value-type="string" calcext:value-type="string">
            <text:p><text:s/>Sulzdorf an der Lederh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4978" calcext:value-type="float">
            <text:p>4978</text:p>
          </table:table-cell>
          <table:table-cell office:value-type="float" office:value="20021101" calcext:value-type="float">
            <text:p>20021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95" calcext:value-type="float">
            <text:p>395.0000</text:p>
          </table:table-cell>
          <table:table-cell office:value-type="float" office:value="50.639" calcext:value-type="float">
            <text:p>50.6390</text:p>
          </table:table-cell>
          <table:table-cell office:value-type="float" office:value="10.0228" calcext:value-type="float">
            <text:p>10.0228</text:p>
          </table:table-cell>
          <table:table-cell office:value-type="string" calcext:value-type="string">
            <text:p><text:s/>Tann/Rh�n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float" office:value="20040710" calcext:value-type="float">
            <text:p>2004071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32" calcext:value-type="float">
            <text:p>532.0000</text:p>
          </table:table-cell>
          <table:table-cell office:value-type="float" office:value="50.6074" calcext:value-type="float">
            <text:p>50.6074</text:p>
          </table:table-cell>
          <table:table-cell office:value-type="float" office:value="12.939" calcext:value-type="float">
            <text:p>12.9390</text:p>
          </table:table-cell>
          <table:table-cell office:value-type="string" calcext:value-type="string">
            <text:p><text:s/>Tannenberg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4984" calcext:value-type="float">
            <text:p>4984</text:p>
          </table:table-cell>
          <table:table-cell office:value-type="float" office:value="20040917" calcext:value-type="float">
            <text:p>2004091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8" calcext:value-type="float">
            <text:p>48.0000</text:p>
          </table:table-cell>
          <table:table-cell office:value-type="float" office:value="53.2252" calcext:value-type="float">
            <text:p>53.2252</text:p>
          </table:table-cell>
          <table:table-cell office:value-type="float" office:value="14.33" calcext:value-type="float">
            <text:p>14.3300</text:p>
          </table:table-cell>
          <table:table-cell office:value-type="string" calcext:value-type="string">
            <text:p><text:s/>Hohenreinkendorf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4997" calcext:value-type="float">
            <text:p>4997</text:p>
          </table:table-cell>
          <table:table-cell office:value-type="float" office:value="20041015" calcext:value-type="float">
            <text:p>2004101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96" calcext:value-type="float">
            <text:p>196.0000</text:p>
          </table:table-cell>
          <table:table-cell office:value-type="float" office:value="50.9771" calcext:value-type="float">
            <text:p>50.9771</text:p>
          </table:table-cell>
          <table:table-cell office:value-type="float" office:value="12.3419" calcext:value-type="float">
            <text:p>12.3419</text:p>
          </table:table-cell>
          <table:table-cell office:value-type="string" calcext:value-type="string">
            <text:p><text:s/>Starkenberg-Tegkwitz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0020910" calcext:value-type="float">
            <text:p>2002091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98" calcext:value-type="float">
            <text:p>498.0000</text:p>
          </table:table-cell>
          <table:table-cell office:value-type="float" office:value="47.8526" calcext:value-type="float">
            <text:p>47.8526</text:p>
          </table:table-cell>
          <table:table-cell office:value-type="float" office:value="12.8282" calcext:value-type="float">
            <text:p>12.8282</text:p>
          </table:table-cell>
          <table:table-cell office:value-type="string" calcext:value-type="string">
            <text:p><text:s/>Teisendorf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20020919" calcext:value-type="float">
            <text:p>20020919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50" calcext:value-type="float">
            <text:p>450.0000</text:p>
          </table:table-cell>
          <table:table-cell office:value-type="float" office:value="49.0426" calcext:value-type="float">
            <text:p>49.0426</text:p>
          </table:table-cell>
          <table:table-cell office:value-type="float" office:value="12.9942" calcext:value-type="float">
            <text:p>12.9942</text:p>
          </table:table-cell>
          <table:table-cell office:value-type="string" calcext:value-type="string">
            <text:p><text:s/>Teisna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009" calcext:value-type="float">
            <text:p>5009</text:p>
          </table:table-cell>
          <table:table-cell office:value-type="float" office:value="19911101" calcext:value-type="float">
            <text:p>19911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3" calcext:value-type="float">
            <text:p>33.0000</text:p>
          </table:table-cell>
          <table:table-cell office:value-type="float" office:value="53.7611" calcext:value-type="float">
            <text:p>53.7611</text:p>
          </table:table-cell>
          <table:table-cell office:value-type="float" office:value="12.5574" calcext:value-type="float">
            <text:p>12.5574</text:p>
          </table:table-cell>
          <table:table-cell office:value-type="string" calcext:value-type="string">
            <text:p><text:s/>Teterow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5013" calcext:value-type="float">
            <text:p>5013</text:p>
          </table:table-cell>
          <table:table-cell office:value-type="float" office:value="20020809" calcext:value-type="float">
            <text:p>20020809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350" calcext:value-type="float">
            <text:p>350.0000</text:p>
          </table:table-cell>
          <table:table-cell office:value-type="float" office:value="49.2187" calcext:value-type="float">
            <text:p>49.2187</text:p>
          </table:table-cell>
          <table:table-cell office:value-type="float" office:value="12.0624" calcext:value-type="float">
            <text:p>12.0624</text:p>
          </table:table-cell>
          <table:table-cell office:value-type="string" calcext:value-type="string">
            <text:p><text:s/>Teublitz (Kl�ranlage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014" calcext:value-type="float">
            <text:p>5014</text:p>
          </table:table-cell>
          <table:table-cell office:value-type="float" office:value="20040512" calcext:value-type="float">
            <text:p>20040512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7" calcext:value-type="float">
            <text:p>7.0000</text:p>
          </table:table-cell>
          <table:table-cell office:value-type="float" office:value="53.2758" calcext:value-type="float">
            <text:p>53.2758</text:p>
          </table:table-cell>
          <table:table-cell office:value-type="float" office:value="8.9857" calcext:value-type="float">
            <text:p>8.9857</text:p>
          </table:table-cell>
          <table:table-cell office:value-type="string" calcext:value-type="string">
            <text:p><text:s/>Worpswede-H�ttenbusch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5017" calcext:value-type="float">
            <text:p>5017</text:p>
          </table:table-cell>
          <table:table-cell office:value-type="float" office:value="20050801" calcext:value-type="float">
            <text:p>200508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633" calcext:value-type="float">
            <text:p>633.0000</text:p>
          </table:table-cell>
          <table:table-cell office:value-type="float" office:value="50.4002" calcext:value-type="float">
            <text:p>50.4002</text:p>
          </table:table-cell>
          <table:table-cell office:value-type="float" office:value="11.3888" calcext:value-type="float">
            <text:p>11.3888</text:p>
          </table:table-cell>
          <table:table-cell office:value-type="string" calcext:value-type="string">
            <text:p><text:s/>Teuschnitz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023" calcext:value-type="float">
            <text:p>5023</text:p>
          </table:table-cell>
          <table:table-cell office:value-type="float" office:value="20011127" calcext:value-type="float">
            <text:p>2001112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17" calcext:value-type="float">
            <text:p>417.0000</text:p>
          </table:table-cell>
          <table:table-cell office:value-type="float" office:value="49.0871" calcext:value-type="float">
            <text:p>49.0871</text:p>
          </table:table-cell>
          <table:table-cell office:value-type="float" office:value="11.2236" calcext:value-type="float">
            <text:p>11.2236</text:p>
          </table:table-cell>
          <table:table-cell office:value-type="string" calcext:value-type="string">
            <text:p><text:s/>Thalm�ss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029" calcext:value-type="float">
            <text:p>5029</text:p>
          </table:table-cell>
          <table:table-cell office:value-type="float" office:value="19931111" calcext:value-type="float">
            <text:p>1993111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86" calcext:value-type="float">
            <text:p>386.0000</text:p>
          </table:table-cell>
          <table:table-cell office:value-type="float" office:value="49.4737" calcext:value-type="float">
            <text:p>49.4737</text:p>
          </table:table-cell>
          <table:table-cell office:value-type="float" office:value="7.0385" calcext:value-type="float">
            <text:p>7.0385</text:p>
          </table:table-cell>
          <table:table-cell office:value-type="string" calcext:value-type="string">
            <text:p><text:s/>Tholey</text:p>
          </table:table-cell>
          <table:table-cell office:value-type="string" calcext:value-type="string">
            <text:p>Saarland</text:p>
          </table:table-cell>
        </table:table-row>
        <table:table-row table:style-name="ro1">
          <table:table-cell office:value-type="float" office:value="5034" calcext:value-type="float">
            <text:p>5034</text:p>
          </table:table-cell>
          <table:table-cell office:value-type="float" office:value="20040317" calcext:value-type="float">
            <text:p>20040317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513" calcext:value-type="float">
            <text:p>513.0000</text:p>
          </table:table-cell>
          <table:table-cell office:value-type="float" office:value="49.9842" calcext:value-type="float">
            <text:p>49.9842</text:p>
          </table:table-cell>
          <table:table-cell office:value-type="float" office:value="11.4008" calcext:value-type="float">
            <text:p>11.4008</text:p>
          </table:table-cell>
          <table:table-cell office:value-type="string" calcext:value-type="string">
            <text:p><text:s/>Thurnau-Tannfeld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20020919" calcext:value-type="float">
            <text:p>20020919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70" calcext:value-type="float">
            <text:p>470.0000</text:p>
          </table:table-cell>
          <table:table-cell office:value-type="float" office:value="49.4038" calcext:value-type="float">
            <text:p>49.4038</text:p>
          </table:table-cell>
          <table:table-cell office:value-type="float" office:value="12.6062" calcext:value-type="float">
            <text:p>12.6062</text:p>
          </table:table-cell>
          <table:table-cell office:value-type="string" calcext:value-type="string">
            <text:p><text:s/>Treffelstein-Witzelsm�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046" calcext:value-type="float">
            <text:p>5046</text:p>
          </table:table-cell>
          <table:table-cell office:value-type="float" office:value="20080301" calcext:value-type="float">
            <text:p>200803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501" calcext:value-type="float">
            <text:p>501.0000</text:p>
          </table:table-cell>
          <table:table-cell office:value-type="float" office:value="49.8576" calcext:value-type="float">
            <text:p>49.8576</text:p>
          </table:table-cell>
          <table:table-cell office:value-type="float" office:value="12.3542" calcext:value-type="float">
            <text:p>12.3542</text:p>
          </table:table-cell>
          <table:table-cell office:value-type="string" calcext:value-type="string">
            <text:p><text:s/>Tirschenreuth-Loderm�hl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047" calcext:value-type="float">
            <text:p>5047</text:p>
          </table:table-cell>
          <table:table-cell office:value-type="float" office:value="20060915" calcext:value-type="float">
            <text:p>20060915</text:p>
          </table:table-cell>
          <table:table-cell office:value-type="float" office:value="20101213" calcext:value-type="float">
            <text:p>20101213</text:p>
          </table:table-cell>
          <table:table-cell office:value-type="float" office:value="870" calcext:value-type="float">
            <text:p>870.0000</text:p>
          </table:table-cell>
          <table:table-cell office:value-type="float" office:value="47.9394" calcext:value-type="float">
            <text:p>47.9394</text:p>
          </table:table-cell>
          <table:table-cell office:value-type="float" office:value="8.1933" calcext:value-type="float">
            <text:p>8.1933</text:p>
          </table:table-cell>
          <table:table-cell office:value-type="string" calcext:value-type="string">
            <text:p><text:s/>Titisee-Neustadt-Lang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049" calcext:value-type="float">
            <text:p>5049</text:p>
          </table:table-cell>
          <table:table-cell office:value-type="float" office:value="19981107" calcext:value-type="float">
            <text:p>19981107</text:p>
          </table:table-cell>
          <table:table-cell office:value-type="float" office:value="20050228" calcext:value-type="float">
            <text:p>20050228</text:p>
          </table:table-cell>
          <table:table-cell office:value-type="float" office:value="846" calcext:value-type="float">
            <text:p>846.0000</text:p>
          </table:table-cell>
          <table:table-cell office:value-type="float" office:value="47.8991" calcext:value-type="float">
            <text:p>47.8991</text:p>
          </table:table-cell>
          <table:table-cell office:value-type="float" office:value="8.146" calcext:value-type="float">
            <text:p>8.1460</text:p>
          </table:table-cell>
          <table:table-cell office:value-type="string" calcext:value-type="string">
            <text:p><text:s/>Titisee-Neustadt-Titise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055" calcext:value-type="float">
            <text:p>5055</text:p>
          </table:table-cell>
          <table:table-cell office:value-type="float" office:value="20021016" calcext:value-type="float">
            <text:p>20021016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382" calcext:value-type="float">
            <text:p>382.0000</text:p>
          </table:table-cell>
          <table:table-cell office:value-type="float" office:value="48.0669" calcext:value-type="float">
            <text:p>48.0669</text:p>
          </table:table-cell>
          <table:table-cell office:value-type="float" office:value="12.7634" calcext:value-type="float">
            <text:p>12.7634</text:p>
          </table:table-cell>
          <table:table-cell office:value-type="string" calcext:value-type="string">
            <text:p><text:s/>Tittmon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057" calcext:value-type="float">
            <text:p>5057</text:p>
          </table:table-cell>
          <table:table-cell office:value-type="float" office:value="20050628" calcext:value-type="float">
            <text:p>2005062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6" calcext:value-type="float">
            <text:p>26.0000</text:p>
          </table:table-cell>
          <table:table-cell office:value-type="float" office:value="54.1695" calcext:value-type="float">
            <text:p>54.1695</text:p>
          </table:table-cell>
          <table:table-cell office:value-type="float" office:value="9.5559" calcext:value-type="float">
            <text:p>9.5559</text:p>
          </table:table-cell>
          <table:table-cell office:value-type="string" calcext:value-type="string">
            <text:p><text:s/>Haale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5058" calcext:value-type="float">
            <text:p>5058</text:p>
          </table:table-cell>
          <table:table-cell office:value-type="float" office:value="20051110" calcext:value-type="float">
            <text:p>2005111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5" calcext:value-type="float">
            <text:p>55.0000</text:p>
          </table:table-cell>
          <table:table-cell office:value-type="float" office:value="53.6893" calcext:value-type="float">
            <text:p>53.6893</text:p>
          </table:table-cell>
          <table:table-cell office:value-type="float" office:value="10.3657" calcext:value-type="float">
            <text:p>10.3657</text:p>
          </table:table-cell>
          <table:table-cell office:value-type="string" calcext:value-type="string">
            <text:p><text:s/>Sprenge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5059" calcext:value-type="float">
            <text:p>5059</text:p>
          </table:table-cell>
          <table:table-cell office:value-type="float" office:value="20041028" calcext:value-type="float">
            <text:p>2004102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781" calcext:value-type="float">
            <text:p>781.0000</text:p>
          </table:table-cell>
          <table:table-cell office:value-type="float" office:value="47.7279" calcext:value-type="float">
            <text:p>47.7279</text:p>
          </table:table-cell>
          <table:table-cell office:value-type="float" office:value="7.9988" calcext:value-type="float">
            <text:p>7.9988</text:p>
          </table:table-cell>
          <table:table-cell office:value-type="string" calcext:value-type="string">
            <text:p><text:s/>Todtmoos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064" calcext:value-type="float">
            <text:p>5064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37" calcext:value-type="float">
            <text:p>37.0000</text:p>
          </table:table-cell>
          <table:table-cell office:value-type="float" office:value="51.2897" calcext:value-type="float">
            <text:p>51.2897</text:p>
          </table:table-cell>
          <table:table-cell office:value-type="float" office:value="6.4437" calcext:value-type="float">
            <text:p>6.4437</text:p>
          </table:table-cell>
          <table:table-cell office:value-type="string" calcext:value-type="string">
            <text:p><text:s/>T�nisvorst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5084" calcext:value-type="float">
            <text:p>5084</text:p>
          </table:table-cell>
          <table:table-cell office:value-type="float" office:value="20061211" calcext:value-type="float">
            <text:p>2006121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90" calcext:value-type="float">
            <text:p>290.0000</text:p>
          </table:table-cell>
          <table:table-cell office:value-type="float" office:value="51.1594" calcext:value-type="float">
            <text:p>51.1594</text:p>
          </table:table-cell>
          <table:table-cell office:value-type="float" office:value="10.2473" calcext:value-type="float">
            <text:p>10.2473</text:p>
          </table:table-cell>
          <table:table-cell office:value-type="string" calcext:value-type="string">
            <text:p><text:s/>S�deichsfeld-Wendehause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5086" calcext:value-type="float">
            <text:p>5086</text:p>
          </table:table-cell>
          <table:table-cell office:value-type="float" office:value="20020627" calcext:value-type="float">
            <text:p>2002062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33" calcext:value-type="float">
            <text:p>133.0000</text:p>
          </table:table-cell>
          <table:table-cell office:value-type="float" office:value="51.5777" calcext:value-type="float">
            <text:p>51.5777</text:p>
          </table:table-cell>
          <table:table-cell office:value-type="float" office:value="9.4337" calcext:value-type="float">
            <text:p>9.4337</text:p>
          </table:table-cell>
          <table:table-cell office:value-type="string" calcext:value-type="string">
            <text:p><text:s/>Trendelburg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5097" calcext:value-type="float">
            <text:p>5097</text:p>
          </table:table-cell>
          <table:table-cell office:value-type="float" office:value="20041123" calcext:value-type="float">
            <text:p>20041123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10" calcext:value-type="float">
            <text:p>10.0000</text:p>
          </table:table-cell>
          <table:table-cell office:value-type="float" office:value="54.0661" calcext:value-type="float">
            <text:p>54.0661</text:p>
          </table:table-cell>
          <table:table-cell office:value-type="float" office:value="12.7675" calcext:value-type="float">
            <text:p>12.7675</text:p>
          </table:table-cell>
          <table:table-cell office:value-type="string" calcext:value-type="string">
            <text:p><text:s/>Tribsees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5099" calcext:value-type="float">
            <text:p>5099</text:p>
          </table:table-cell>
          <table:table-cell office:value-type="float" office:value="20080601" calcext:value-type="float">
            <text:p>200806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132" calcext:value-type="float">
            <text:p>132.0000</text:p>
          </table:table-cell>
          <table:table-cell office:value-type="float" office:value="49.7326" calcext:value-type="float">
            <text:p>49.7326</text:p>
          </table:table-cell>
          <table:table-cell office:value-type="float" office:value="6.6131" calcext:value-type="float">
            <text:p>6.6131</text:p>
          </table:table-cell>
          <table:table-cell office:value-type="string" calcext:value-type="string">
            <text:p><text:s/>Trier-Zewen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20001019" calcext:value-type="float">
            <text:p>20001019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65" calcext:value-type="float">
            <text:p>265.0000</text:p>
          </table:table-cell>
          <table:table-cell office:value-type="float" office:value="49.7479" calcext:value-type="float">
            <text:p>49.7479</text:p>
          </table:table-cell>
          <table:table-cell office:value-type="float" office:value="6.6583" calcext:value-type="float">
            <text:p>6.6583</text:p>
          </table:table-cell>
          <table:table-cell office:value-type="string" calcext:value-type="string">
            <text:p><text:s/>Trier-Petrisberg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5103" calcext:value-type="float">
            <text:p>5103</text:p>
          </table:table-cell>
          <table:table-cell office:value-type="float" office:value="20100617" calcext:value-type="float">
            <text:p>2010061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48" calcext:value-type="float">
            <text:p>348.0000</text:p>
          </table:table-cell>
          <table:table-cell office:value-type="float" office:value="49.3544" calcext:value-type="float">
            <text:p>49.3544</text:p>
          </table:table-cell>
          <table:table-cell office:value-type="float" office:value="7.7948" calcext:value-type="float">
            <text:p>7.7948</text:p>
          </table:table-cell>
          <table:table-cell office:value-type="string" calcext:value-type="string">
            <text:p><text:s/>Trippstadt-Neuhof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5109" calcext:value-type="float">
            <text:p>5109</text:p>
          </table:table-cell>
          <table:table-cell office:value-type="float" office:value="20131001" calcext:value-type="float">
            <text:p>201310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9" calcext:value-type="float">
            <text:p>69.0000</text:p>
          </table:table-cell>
          <table:table-cell office:value-type="float" office:value="53.5998" calcext:value-type="float">
            <text:p>53.5998</text:p>
          </table:table-cell>
          <table:table-cell office:value-type="float" office:value="13.3039" calcext:value-type="float">
            <text:p>13.3039</text:p>
          </table:table-cell>
          <table:table-cell office:value-type="string" calcext:value-type="string">
            <text:p><text:s/>Trollenhagen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5111" calcext:value-type="float">
            <text:p>5111</text:p>
          </table:table-cell>
          <table:table-cell office:value-type="float" office:value="20051220" calcext:value-type="float">
            <text:p>20051220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560" calcext:value-type="float">
            <text:p>560.0000</text:p>
          </table:table-cell>
          <table:table-cell office:value-type="float" office:value="48.0311" calcext:value-type="float">
            <text:p>48.0311</text:p>
          </table:table-cell>
          <table:table-cell office:value-type="float" office:value="12.5396" calcext:value-type="float">
            <text:p>12.5396</text:p>
          </table:table-cell>
          <table:table-cell office:value-type="string" calcext:value-type="string">
            <text:p><text:s/>Trostbe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123" calcext:value-type="float">
            <text:p>5123</text:p>
          </table:table-cell>
          <table:table-cell office:value-type="float" office:value="20021129" calcext:value-type="float">
            <text:p>20021129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13" calcext:value-type="float">
            <text:p>413.0000</text:p>
          </table:table-cell>
          <table:table-cell office:value-type="float" office:value="48.208" calcext:value-type="float">
            <text:p>48.2080</text:p>
          </table:table-cell>
          <table:table-cell office:value-type="float" office:value="12.6296" calcext:value-type="float">
            <text:p>12.6296</text:p>
          </table:table-cell>
          <table:table-cell office:value-type="string" calcext:value-type="string">
            <text:p><text:s/>T��l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132" calcext:value-type="float">
            <text:p>5132</text:p>
          </table:table-cell>
          <table:table-cell office:value-type="float" office:value="20050720" calcext:value-type="float">
            <text:p>2005072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9" calcext:value-type="float">
            <text:p>19.0000</text:p>
          </table:table-cell>
          <table:table-cell office:value-type="float" office:value="52.7432" calcext:value-type="float">
            <text:p>52.7432</text:p>
          </table:table-cell>
          <table:table-cell office:value-type="float" office:value="7.075" calcext:value-type="float">
            <text:p>7.0750</text:p>
          </table:table-cell>
          <table:table-cell office:value-type="string" calcext:value-type="string">
            <text:p><text:s/>Twist-Hebelermeer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float" office:value="20040727" calcext:value-type="float">
            <text:p>20040727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295" calcext:value-type="float">
            <text:p>295.0000</text:p>
          </table:table-cell>
          <table:table-cell office:value-type="float" office:value="51.3344" calcext:value-type="float">
            <text:p>51.3344</text:p>
          </table:table-cell>
          <table:table-cell office:value-type="float" office:value="8.9132" calcext:value-type="float">
            <text:p>8.9132</text:p>
          </table:table-cell>
          <table:table-cell office:value-type="string" calcext:value-type="string">
            <text:p><text:s/>Twistetal-M�hlhausen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float" office:value="19920817" calcext:value-type="float">
            <text:p>1992081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" calcext:value-type="float">
            <text:p>1.0000</text:p>
          </table:table-cell>
          <table:table-cell office:value-type="float" office:value="53.7445" calcext:value-type="float">
            <text:p>53.7445</text:p>
          </table:table-cell>
          <table:table-cell office:value-type="float" office:value="14.0698" calcext:value-type="float">
            <text:p>14.0698</text:p>
          </table:table-cell>
          <table:table-cell office:value-type="string" calcext:value-type="string">
            <text:p><text:s/>Ueckerm�nde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5146" calcext:value-type="float">
            <text:p>5146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0" calcext:value-type="float">
            <text:p>50.0000</text:p>
          </table:table-cell>
          <table:table-cell office:value-type="float" office:value="52.9414" calcext:value-type="float">
            <text:p>52.9414</text:p>
          </table:table-cell>
          <table:table-cell office:value-type="float" office:value="10.5289" calcext:value-type="float">
            <text:p>10.5289</text:p>
          </table:table-cell>
          <table:table-cell office:value-type="string" calcext:value-type="string">
            <text:p><text:s/>Uelz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5148" calcext:value-type="float">
            <text:p>5148</text:p>
          </table:table-cell>
          <table:table-cell office:value-type="float" office:value="20060614" calcext:value-type="float">
            <text:p>2006061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0" calcext:value-type="float">
            <text:p>60.0000</text:p>
          </table:table-cell>
          <table:table-cell office:value-type="float" office:value="52.4588" calcext:value-type="float">
            <text:p>52.4588</text:p>
          </table:table-cell>
          <table:table-cell office:value-type="float" office:value="10.1888" calcext:value-type="float">
            <text:p>10.1888</text:p>
          </table:table-cell>
          <table:table-cell office:value-type="string" calcext:value-type="string">
            <text:p><text:s/>Uetz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5149" calcext:value-type="float">
            <text:p>5149</text:p>
          </table:table-cell>
          <table:table-cell office:value-type="float" office:value="20050101" calcext:value-type="float">
            <text:p>200501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306" calcext:value-type="float">
            <text:p>306.0000</text:p>
          </table:table-cell>
          <table:table-cell office:value-type="float" office:value="49.5741" calcext:value-type="float">
            <text:p>49.5741</text:p>
          </table:table-cell>
          <table:table-cell office:value-type="float" office:value="10.1915" calcext:value-type="float">
            <text:p>10.1915</text:p>
          </table:table-cell>
          <table:table-cell office:value-type="string" calcext:value-type="string">
            <text:p><text:s/>Gollhof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155" calcext:value-type="float">
            <text:p>5155</text:p>
          </table:table-cell>
          <table:table-cell office:value-type="float" office:value="19911207" calcext:value-type="float">
            <text:p>19911207</text:p>
          </table:table-cell>
          <table:table-cell office:value-type="float" office:value="20140831" calcext:value-type="float">
            <text:p>20140831</text:p>
          </table:table-cell>
          <table:table-cell office:value-type="float" office:value="567" calcext:value-type="float">
            <text:p>567.0000</text:p>
          </table:table-cell>
          <table:table-cell office:value-type="float" office:value="48.3837" calcext:value-type="float">
            <text:p>48.3837</text:p>
          </table:table-cell>
          <table:table-cell office:value-type="float" office:value="9.9524" calcext:value-type="float">
            <text:p>9.9524</text:p>
          </table:table-cell>
          <table:table-cell office:value-type="string" calcext:value-type="string">
            <text:p><text:s/>Ulm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158" calcext:value-type="float">
            <text:p>5158</text:p>
          </table:table-cell>
          <table:table-cell office:value-type="float" office:value="19911106" calcext:value-type="float">
            <text:p>19911106</text:p>
          </table:table-cell>
          <table:table-cell office:value-type="float" office:value="20220428" calcext:value-type="float">
            <text:p>20220428</text:p>
          </table:table-cell>
          <table:table-cell office:value-type="float" office:value="159" calcext:value-type="float">
            <text:p>159.0000</text:p>
          </table:table-cell>
          <table:table-cell office:value-type="float" office:value="52.1601" calcext:value-type="float">
            <text:p>52.1601</text:p>
          </table:table-cell>
          <table:table-cell office:value-type="float" office:value="11.1759" calcext:value-type="float">
            <text:p>11.1759</text:p>
          </table:table-cell>
          <table:table-cell office:value-type="string" calcext:value-type="string">
            <text:p><text:s/>Ummendorf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float" office:value="20020829" calcext:value-type="float">
            <text:p>20020829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73" calcext:value-type="float">
            <text:p>573.0000</text:p>
          </table:table-cell>
          <table:table-cell office:value-type="float" office:value="48.5599" calcext:value-type="float">
            <text:p>48.5599</text:p>
          </table:table-cell>
          <table:table-cell office:value-type="float" office:value="13.7494" calcext:value-type="float">
            <text:p>13.7494</text:p>
          </table:table-cell>
          <table:table-cell office:value-type="string" calcext:value-type="string">
            <text:p><text:s/>Untergriesbach-Glotz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float" office:value="20040708" calcext:value-type="float">
            <text:p>20040708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95" calcext:value-type="float">
            <text:p>495.0000</text:p>
          </table:table-cell>
          <table:table-cell office:value-type="float" office:value="48.5995" calcext:value-type="float">
            <text:p>48.5995</text:p>
          </table:table-cell>
          <table:table-cell office:value-type="float" office:value="13.6465" calcext:value-type="float">
            <text:p>13.6465</text:p>
          </table:table-cell>
          <table:table-cell office:value-type="string" calcext:value-type="string">
            <text:p><text:s/>Untergriesbach-Schaibi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float" office:value="20030411" calcext:value-type="float">
            <text:p>2003041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831" calcext:value-type="float">
            <text:p>831.0000</text:p>
          </table:table-cell>
          <table:table-cell office:value-type="float" office:value="47.7674" calcext:value-type="float">
            <text:p>47.7674</text:p>
          </table:table-cell>
          <table:table-cell office:value-type="float" office:value="10.4604" calcext:value-type="float">
            <text:p>10.4604</text:p>
          </table:table-cell>
          <table:table-cell office:value-type="string" calcext:value-type="string">
            <text:p><text:s/>Kraftisried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171" calcext:value-type="float">
            <text:p>5171</text:p>
          </table:table-cell>
          <table:table-cell office:value-type="float" office:value="20021018" calcext:value-type="float">
            <text:p>20021018</text:p>
          </table:table-cell>
          <table:table-cell office:value-type="float" office:value="20171115" calcext:value-type="float">
            <text:p>20171115</text:p>
          </table:table-cell>
          <table:table-cell office:value-type="float" office:value="647" calcext:value-type="float">
            <text:p>647.0000</text:p>
          </table:table-cell>
          <table:table-cell office:value-type="float" office:value="47.7105" calcext:value-type="float">
            <text:p>47.7105</text:p>
          </table:table-cell>
          <table:table-cell office:value-type="float" office:value="12.4652" calcext:value-type="float">
            <text:p>12.4652</text:p>
          </table:table-cell>
          <table:table-cell office:value-type="string" calcext:value-type="string">
            <text:p><text:s/>Unterw�ssen-Hinterw�ss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187" calcext:value-type="float">
            <text:p>5187</text:p>
          </table:table-cell>
          <table:table-cell office:value-type="float" office:value="20021219" calcext:value-type="float">
            <text:p>20021219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591" calcext:value-type="float">
            <text:p>591.0000</text:p>
          </table:table-cell>
          <table:table-cell office:value-type="float" office:value="48.0347" calcext:value-type="float">
            <text:p>48.0347</text:p>
          </table:table-cell>
          <table:table-cell office:value-type="float" office:value="11.0527" calcext:value-type="float">
            <text:p>11.0527</text:p>
          </table:table-cell>
          <table:table-cell office:value-type="string" calcext:value-type="string">
            <text:p><text:s/>Utting-Achselschwa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206" calcext:value-type="float">
            <text:p>5206</text:p>
          </table:table-cell>
          <table:table-cell office:value-type="float" office:value="20061001" calcext:value-type="float">
            <text:p>20061001</text:p>
          </table:table-cell>
          <table:table-cell office:value-type="float" office:value="20161109" calcext:value-type="float">
            <text:p>20161109</text:p>
          </table:table-cell>
          <table:table-cell office:value-type="float" office:value="396" calcext:value-type="float">
            <text:p>396.0000</text:p>
          </table:table-cell>
          <table:table-cell office:value-type="float" office:value="49.1186" calcext:value-type="float">
            <text:p>49.1186</text:p>
          </table:table-cell>
          <table:table-cell office:value-type="float" office:value="9.8983" calcext:value-type="float">
            <text:p>9.8983</text:p>
          </table:table-cell>
          <table:table-cell office:value-type="string" calcext:value-type="string">
            <text:p><text:s/>Vellberg-Kleinaltdorf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209" calcext:value-type="float">
            <text:p>5209</text:p>
          </table:table-cell>
          <table:table-cell office:value-type="float" office:value="20040729" calcext:value-type="float">
            <text:p>20040729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1" calcext:value-type="float">
            <text:p>21.0000</text:p>
          </table:table-cell>
          <table:table-cell office:value-type="float" office:value="52.9586" calcext:value-type="float">
            <text:p>52.9586</text:p>
          </table:table-cell>
          <table:table-cell office:value-type="float" office:value="9.2269" calcext:value-type="float">
            <text:p>9.2269</text:p>
          </table:table-cell>
          <table:table-cell office:value-type="string" calcext:value-type="string">
            <text:p><text:s/>Verden-Dauels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float" office:value="20020506" calcext:value-type="float">
            <text:p>20020506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25" calcext:value-type="float">
            <text:p>125.0000</text:p>
          </table:table-cell>
          <table:table-cell office:value-type="float" office:value="50.2135" calcext:value-type="float">
            <text:p>50.2135</text:p>
          </table:table-cell>
          <table:table-cell office:value-type="float" office:value="8.7453" calcext:value-type="float">
            <text:p>8.7453</text:p>
          </table:table-cell>
          <table:table-cell office:value-type="string" calcext:value-type="string">
            <text:p><text:s/>Vilbel, Bad-Dortelweil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5227" calcext:value-type="float">
            <text:p>5227</text:p>
          </table:table-cell>
          <table:table-cell office:value-type="float" office:value="20040317" calcext:value-type="float">
            <text:p>2004031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82" calcext:value-type="float">
            <text:p>682.0000</text:p>
          </table:table-cell>
          <table:table-cell office:value-type="float" office:value="47.9692" calcext:value-type="float">
            <text:p>47.9692</text:p>
          </table:table-cell>
          <table:table-cell office:value-type="float" office:value="10.9152" calcext:value-type="float">
            <text:p>10.9152</text:p>
          </table:table-cell>
          <table:table-cell office:value-type="string" calcext:value-type="string">
            <text:p><text:s/>Vilgertshofen-Pflugdorf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20030415" calcext:value-type="float">
            <text:p>20030415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719" calcext:value-type="float">
            <text:p>719.0000</text:p>
          </table:table-cell>
          <table:table-cell office:value-type="float" office:value="48.0453" calcext:value-type="float">
            <text:p>48.0453</text:p>
          </table:table-cell>
          <table:table-cell office:value-type="float" office:value="8.4608" calcext:value-type="float">
            <text:p>8.4608</text:p>
          </table:table-cell>
          <table:table-cell office:value-type="string" calcext:value-type="string">
            <text:p><text:s/>Villingen-Schwenning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230" calcext:value-type="float">
            <text:p>5230</text:p>
          </table:table-cell>
          <table:table-cell office:value-type="float" office:value="20020820" calcext:value-type="float">
            <text:p>2002082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62" calcext:value-type="float">
            <text:p>462.0000</text:p>
          </table:table-cell>
          <table:table-cell office:value-type="float" office:value="48.4527" calcext:value-type="float">
            <text:p>48.4527</text:p>
          </table:table-cell>
          <table:table-cell office:value-type="float" office:value="12.3382" calcext:value-type="float">
            <text:p>12.3382</text:p>
          </table:table-cell>
          <table:table-cell office:value-type="string" calcext:value-type="string">
            <text:p><text:s/>Vilsbibu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240" calcext:value-type="float">
            <text:p>5240</text:p>
          </table:table-cell>
          <table:table-cell office:value-type="float" office:value="20020705" calcext:value-type="float">
            <text:p>2002070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80" calcext:value-type="float">
            <text:p>380.0000</text:p>
          </table:table-cell>
          <table:table-cell office:value-type="float" office:value="51.1598" calcext:value-type="float">
            <text:p>51.1598</text:p>
          </table:table-cell>
          <table:table-cell office:value-type="float" office:value="8.8738" calcext:value-type="float">
            <text:p>8.8738</text:p>
          </table:table-cell>
          <table:table-cell office:value-type="string" calcext:value-type="string">
            <text:p><text:s/>V�hl-Buchenberg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5262" calcext:value-type="float">
            <text:p>5262</text:p>
          </table:table-cell>
          <table:table-cell office:value-type="float" office:value="20030417" calcext:value-type="float">
            <text:p>2003041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814" calcext:value-type="float">
            <text:p>814.0000</text:p>
          </table:table-cell>
          <table:table-cell office:value-type="float" office:value="47.7564" calcext:value-type="float">
            <text:p>47.7564</text:p>
          </table:table-cell>
          <table:table-cell office:value-type="float" office:value="11.6928" calcext:value-type="float">
            <text:p>11.6928</text:p>
          </table:table-cell>
          <table:table-cell office:value-type="string" calcext:value-type="string">
            <text:p><text:s/>Waakirchen-Demmelbe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263" calcext:value-type="float">
            <text:p>5263</text:p>
          </table:table-cell>
          <table:table-cell office:value-type="float" office:value="20020528" calcext:value-type="float">
            <text:p>2002052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03" calcext:value-type="float">
            <text:p>203.0000</text:p>
          </table:table-cell>
          <table:table-cell office:value-type="float" office:value="51.067" calcext:value-type="float">
            <text:p>51.0670</text:p>
          </table:table-cell>
          <table:table-cell office:value-type="float" office:value="9.3821" calcext:value-type="float">
            <text:p>9.3821</text:p>
          </table:table-cell>
          <table:table-cell office:value-type="string" calcext:value-type="string">
            <text:p><text:s/>Wabern-Hebel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5275" calcext:value-type="float">
            <text:p>5275</text:p>
          </table:table-cell>
          <table:table-cell office:value-type="float" office:value="20030314" calcext:value-type="float">
            <text:p>20030314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105" calcext:value-type="float">
            <text:p>105.0000</text:p>
          </table:table-cell>
          <table:table-cell office:value-type="float" office:value="49.2445" calcext:value-type="float">
            <text:p>49.2445</text:p>
          </table:table-cell>
          <table:table-cell office:value-type="float" office:value="8.5374" calcext:value-type="float">
            <text:p>8.5374</text:p>
          </table:table-cell>
          <table:table-cell office:value-type="string" calcext:value-type="string">
            <text:p><text:s/>Wagh�usel-Kirrla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276" calcext:value-type="float">
            <text:p>5276</text:p>
          </table:table-cell>
          <table:table-cell office:value-type="float" office:value="20021128" calcext:value-type="float">
            <text:p>2002112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76" calcext:value-type="float">
            <text:p>476.0000</text:p>
          </table:table-cell>
          <table:table-cell office:value-type="float" office:value="47.9237" calcext:value-type="float">
            <text:p>47.9237</text:p>
          </table:table-cell>
          <table:table-cell office:value-type="float" office:value="12.7558" calcext:value-type="float">
            <text:p>12.7558</text:p>
          </table:table-cell>
          <table:table-cell office:value-type="string" calcext:value-type="string">
            <text:p><text:s/>Waging am Se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279" calcext:value-type="float">
            <text:p>5279</text:p>
          </table:table-cell>
          <table:table-cell office:value-type="float" office:value="20040602" calcext:value-type="float">
            <text:p>20040602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176" calcext:value-type="float">
            <text:p>176.0000</text:p>
          </table:table-cell>
          <table:table-cell office:value-type="float" office:value="51.6194" calcext:value-type="float">
            <text:p>51.6194</text:p>
          </table:table-cell>
          <table:table-cell office:value-type="float" office:value="9.5749" calcext:value-type="float">
            <text:p>9.5749</text:p>
          </table:table-cell>
          <table:table-cell office:value-type="string" calcext:value-type="string">
            <text:p><text:s/>Wesertal-Lippoldsberg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5280" calcext:value-type="float">
            <text:p>5280</text:p>
          </table:table-cell>
          <table:table-cell office:value-type="float" office:value="20070217" calcext:value-type="float">
            <text:p>20070217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35" calcext:value-type="float">
            <text:p>35.0000</text:p>
          </table:table-cell>
          <table:table-cell office:value-type="float" office:value="53.9224" calcext:value-type="float">
            <text:p>53.9224</text:p>
          </table:table-cell>
          <table:table-cell office:value-type="float" office:value="10.2267" calcext:value-type="float">
            <text:p>10.2267</text:p>
          </table:table-cell>
          <table:table-cell office:value-type="string" calcext:value-type="string">
            <text:p><text:s/>Wittenborn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5285" calcext:value-type="float">
            <text:p>5285</text:p>
          </table:table-cell>
          <table:table-cell office:value-type="float" office:value="20030325" calcext:value-type="float">
            <text:p>2003032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01" calcext:value-type="float">
            <text:p>501.0000</text:p>
          </table:table-cell>
          <table:table-cell office:value-type="float" office:value="49.618" calcext:value-type="float">
            <text:p>49.6180</text:p>
          </table:table-cell>
          <table:table-cell office:value-type="float" office:value="12.4895" calcext:value-type="float">
            <text:p>12.4895</text:p>
          </table:table-cell>
          <table:table-cell office:value-type="string" calcext:value-type="string">
            <text:p><text:s/>Waidhaus-Pfrents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294" calcext:value-type="float">
            <text:p>5294</text:p>
          </table:table-cell>
          <table:table-cell office:value-type="float" office:value="20050901" calcext:value-type="float">
            <text:p>200509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80" calcext:value-type="float">
            <text:p>280.0000</text:p>
          </table:table-cell>
          <table:table-cell office:value-type="float" office:value="50.5121" calcext:value-type="float">
            <text:p>50.5121</text:p>
          </table:table-cell>
          <table:table-cell office:value-type="float" office:value="8.1326" calcext:value-type="float">
            <text:p>8.1326</text:p>
          </table:table-cell>
          <table:table-cell office:value-type="string" calcext:value-type="string">
            <text:p><text:s/>Waldbrunn-Lahr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5297" calcext:value-type="float">
            <text:p>5297</text:p>
          </table:table-cell>
          <table:table-cell office:value-type="float" office:value="20020705" calcext:value-type="float">
            <text:p>2002070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00" calcext:value-type="float">
            <text:p>300.0000</text:p>
          </table:table-cell>
          <table:table-cell office:value-type="float" office:value="51.2427" calcext:value-type="float">
            <text:p>51.2427</text:p>
          </table:table-cell>
          <table:table-cell office:value-type="float" office:value="8.9718" calcext:value-type="float">
            <text:p>8.9718</text:p>
          </table:table-cell>
          <table:table-cell office:value-type="string" calcext:value-type="string">
            <text:p><text:s/>Waldeck-Alraft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80" calcext:value-type="float">
            <text:p>380.0000</text:p>
          </table:table-cell>
          <table:table-cell office:value-type="float" office:value="50.2596" calcext:value-type="float">
            <text:p>50.2596</text:p>
          </table:table-cell>
          <table:table-cell office:value-type="float" office:value="8.3607" calcext:value-type="float">
            <text:p>8.3607</text:p>
          </table:table-cell>
          <table:table-cell office:value-type="string" calcext:value-type="string">
            <text:p><text:s/>Waldems-Reinborn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5303" calcext:value-type="float">
            <text:p>5303</text:p>
          </table:table-cell>
          <table:table-cell office:value-type="float" office:value="20020617" calcext:value-type="float">
            <text:p>2002061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723" calcext:value-type="float">
            <text:p>723.0000</text:p>
          </table:table-cell>
          <table:table-cell office:value-type="float" office:value="49.936" calcext:value-type="float">
            <text:p>49.9360</text:p>
          </table:table-cell>
          <table:table-cell office:value-type="float" office:value="12.0935" calcext:value-type="float">
            <text:p>12.0935</text:p>
          </table:table-cell>
          <table:table-cell office:value-type="string" calcext:value-type="string">
            <text:p><text:s/>Waldershof-Schafbruck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335" calcext:value-type="float">
            <text:p>5335</text:p>
          </table:table-cell>
          <table:table-cell office:value-type="float" office:value="20060801" calcext:value-type="float">
            <text:p>200608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352" calcext:value-type="float">
            <text:p>352.0000</text:p>
          </table:table-cell>
          <table:table-cell office:value-type="float" office:value="50.8963" calcext:value-type="float">
            <text:p>50.8963</text:p>
          </table:table-cell>
          <table:table-cell office:value-type="float" office:value="10.5483" calcext:value-type="float">
            <text:p>10.5483</text:p>
          </table:table-cell>
          <table:table-cell office:value-type="string" calcext:value-type="string">
            <text:p><text:s/>Waltershausen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5347" calcext:value-type="float">
            <text:p>5347</text:p>
          </table:table-cell>
          <table:table-cell office:value-type="float" office:value="20061001" calcext:value-type="float">
            <text:p>200610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36" calcext:value-type="float">
            <text:p>236.0000</text:p>
          </table:table-cell>
          <table:table-cell office:value-type="float" office:value="51.5039" calcext:value-type="float">
            <text:p>51.5039</text:p>
          </table:table-cell>
          <table:table-cell office:value-type="float" office:value="9.1118" calcext:value-type="float">
            <text:p>9.1118</text:p>
          </table:table-cell>
          <table:table-cell office:value-type="string" calcext:value-type="string">
            <text:p><text:s/>Warburg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5349" calcext:value-type="float">
            <text:p>5349</text:p>
          </table:table-cell>
          <table:table-cell office:value-type="float" office:value="19940609" calcext:value-type="float">
            <text:p>19940609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73" calcext:value-type="float">
            <text:p>73.0000</text:p>
          </table:table-cell>
          <table:table-cell office:value-type="float" office:value="53.5196" calcext:value-type="float">
            <text:p>53.5196</text:p>
          </table:table-cell>
          <table:table-cell office:value-type="float" office:value="12.6654" calcext:value-type="float">
            <text:p>12.6654</text:p>
          </table:table-cell>
          <table:table-cell office:value-type="string" calcext:value-type="string">
            <text:p><text:s/>Waren (M�ritz)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0070701" calcext:value-type="float">
            <text:p>200707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31" calcext:value-type="float">
            <text:p>331.0000</text:p>
          </table:table-cell>
          <table:table-cell office:value-type="float" office:value="51.4319" calcext:value-type="float">
            <text:p>51.4319</text:p>
          </table:table-cell>
          <table:table-cell office:value-type="float" office:value="8.2665" calcext:value-type="float">
            <text:p>8.2665</text:p>
          </table:table-cell>
          <table:table-cell office:value-type="string" calcext:value-type="string">
            <text:p><text:s/>Warstein-Hirschberg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5371" calcext:value-type="float">
            <text:p>5371</text:p>
          </table:table-cell>
          <table:table-cell office:value-type="float" office:value="19961024" calcext:value-type="float">
            <text:p>1996102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921" calcext:value-type="float">
            <text:p>921.0000</text:p>
          </table:table-cell>
          <table:table-cell office:value-type="float" office:value="50.4973" calcext:value-type="float">
            <text:p>50.4973</text:p>
          </table:table-cell>
          <table:table-cell office:value-type="float" office:value="9.9427" calcext:value-type="float">
            <text:p>9.9427</text:p>
          </table:table-cell>
          <table:table-cell office:value-type="string" calcext:value-type="string">
            <text:p><text:s/>Wasserkuppe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5374" calcext:value-type="float">
            <text:p>5374</text:p>
          </table:table-cell>
          <table:table-cell office:value-type="float" office:value="20020826" calcext:value-type="float">
            <text:p>20020826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20" calcext:value-type="float">
            <text:p>420.0000</text:p>
          </table:table-cell>
          <table:table-cell office:value-type="float" office:value="49.034" calcext:value-type="float">
            <text:p>49.0340</text:p>
          </table:table-cell>
          <table:table-cell office:value-type="float" office:value="10.6031" calcext:value-type="float">
            <text:p>10.6031</text:p>
          </table:table-cell>
          <table:table-cell office:value-type="string" calcext:value-type="string">
            <text:p><text:s/>Wassertr�dingen (Kl�ra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382" calcext:value-type="float">
            <text:p>5382</text:p>
          </table:table-cell>
          <table:table-cell office:value-type="float" office:value="20060421" calcext:value-type="float">
            <text:p>2006042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9" calcext:value-type="float">
            <text:p>39.0000</text:p>
          </table:table-cell>
          <table:table-cell office:value-type="float" office:value="52.5883" calcext:value-type="float">
            <text:p>52.5883</text:p>
          </table:table-cell>
          <table:table-cell office:value-type="float" office:value="9.7386" calcext:value-type="float">
            <text:p>9.7386</text:p>
          </table:table-cell>
          <table:table-cell office:value-type="string" calcext:value-type="string">
            <text:p><text:s/>Wedemark-Elz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5395" calcext:value-type="float">
            <text:p>5395</text:p>
          </table:table-cell>
          <table:table-cell office:value-type="float" office:value="20060912" calcext:value-type="float">
            <text:p>2006091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40" calcext:value-type="float">
            <text:p>340.0000</text:p>
          </table:table-cell>
          <table:table-cell office:value-type="float" office:value="50.7676" calcext:value-type="float">
            <text:p>50.7676</text:p>
          </table:table-cell>
          <table:table-cell office:value-type="float" office:value="11.981" calcext:value-type="float">
            <text:p>11.9810</text:p>
          </table:table-cell>
          <table:table-cell office:value-type="string" calcext:value-type="string">
            <text:p><text:s/>Harth-P�llnitz Neundorf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5397" calcext:value-type="float">
            <text:p>5397</text:p>
          </table:table-cell>
          <table:table-cell office:value-type="float" office:value="19910705" calcext:value-type="float">
            <text:p>1991070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40" calcext:value-type="float">
            <text:p>440.0000</text:p>
          </table:table-cell>
          <table:table-cell office:value-type="float" office:value="49.6662" calcext:value-type="float">
            <text:p>49.6662</text:p>
          </table:table-cell>
          <table:table-cell office:value-type="float" office:value="12.1844" calcext:value-type="float">
            <text:p>12.1844</text:p>
          </table:table-cell>
          <table:table-cell office:value-type="string" calcext:value-type="string">
            <text:p><text:s/>Weid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401" calcext:value-type="float">
            <text:p>5401</text:p>
          </table:table-cell>
          <table:table-cell office:value-type="float" office:value="20030326" calcext:value-type="float">
            <text:p>20030326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24" calcext:value-type="float">
            <text:p>424.0000</text:p>
          </table:table-cell>
          <table:table-cell office:value-type="float" office:value="49.2717" calcext:value-type="float">
            <text:p>49.2717</text:p>
          </table:table-cell>
          <table:table-cell office:value-type="float" office:value="12.7451" calcext:value-type="float">
            <text:p>12.7451</text:p>
          </table:table-cell>
          <table:table-cell office:value-type="string" calcext:value-type="string">
            <text:p><text:s/>Weiding, Kreis Cham-Dal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404" calcext:value-type="float">
            <text:p>5404</text:p>
          </table:table-cell>
          <table:table-cell office:value-type="float" office:value="19970102" calcext:value-type="float">
            <text:p>1997010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77" calcext:value-type="float">
            <text:p>477.0000</text:p>
          </table:table-cell>
          <table:table-cell office:value-type="float" office:value="48.4024" calcext:value-type="float">
            <text:p>48.4024</text:p>
          </table:table-cell>
          <table:table-cell office:value-type="float" office:value="11.6946" calcext:value-type="float">
            <text:p>11.6946</text:p>
          </table:table-cell>
          <table:table-cell office:value-type="string" calcext:value-type="string">
            <text:p><text:s/>Weihenstephan-D�rnast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405" calcext:value-type="float">
            <text:p>5405</text:p>
          </table:table-cell>
          <table:table-cell office:value-type="float" office:value="20020418" calcext:value-type="float">
            <text:p>2002041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74" calcext:value-type="float">
            <text:p>474.0000</text:p>
          </table:table-cell>
          <table:table-cell office:value-type="float" office:value="49.3376" calcext:value-type="float">
            <text:p>49.3376</text:p>
          </table:table-cell>
          <table:table-cell office:value-type="float" office:value="10.606" calcext:value-type="float">
            <text:p>10.6060</text:p>
          </table:table-cell>
          <table:table-cell office:value-type="string" calcext:value-type="string">
            <text:p><text:s/>Weihenzell-Gr�b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416" calcext:value-type="float">
            <text:p>5416</text:p>
          </table:table-cell>
          <table:table-cell office:value-type="float" office:value="20100801" calcext:value-type="float">
            <text:p>201008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83" calcext:value-type="float">
            <text:p>183.0000</text:p>
          </table:table-cell>
          <table:table-cell office:value-type="float" office:value="50.4284" calcext:value-type="float">
            <text:p>50.4284</text:p>
          </table:table-cell>
          <table:table-cell office:value-type="float" office:value="8.3806" calcext:value-type="float">
            <text:p>8.3806</text:p>
          </table:table-cell>
          <table:table-cell office:value-type="string" calcext:value-type="string">
            <text:p><text:s/>Weilm�nster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5419" calcext:value-type="float">
            <text:p>5419</text:p>
          </table:table-cell>
          <table:table-cell office:value-type="float" office:value="19950711" calcext:value-type="float">
            <text:p>19950711</text:p>
          </table:table-cell>
          <table:table-cell office:value-type="float" office:value="20070630" calcext:value-type="float">
            <text:p>20070630</text:p>
          </table:table-cell>
          <table:table-cell office:value-type="float" office:value="264" calcext:value-type="float">
            <text:p>264.0000</text:p>
          </table:table-cell>
          <table:table-cell office:value-type="float" office:value="50.9751" calcext:value-type="float">
            <text:p>50.9751</text:p>
          </table:table-cell>
          <table:table-cell office:value-type="float" office:value="11.3076" calcext:value-type="float">
            <text:p>11.3076</text:p>
          </table:table-cell>
          <table:table-cell office:value-type="string" calcext:value-type="string">
            <text:p><text:s/>Weimar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5424" calcext:value-type="float">
            <text:p>5424</text:p>
          </table:table-cell>
          <table:table-cell office:value-type="float" office:value="20070505" calcext:value-type="float">
            <text:p>2007050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28" calcext:value-type="float">
            <text:p>328.0000</text:p>
          </table:table-cell>
          <table:table-cell office:value-type="float" office:value="51.0177" calcext:value-type="float">
            <text:p>51.0177</text:p>
          </table:table-cell>
          <table:table-cell office:value-type="float" office:value="11.3544" calcext:value-type="float">
            <text:p>11.3544</text:p>
          </table:table-cell>
          <table:table-cell office:value-type="string" calcext:value-type="string">
            <text:p><text:s/>Weimar-Sch�ndorf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5426" calcext:value-type="float">
            <text:p>5426</text:p>
          </table:table-cell>
          <table:table-cell office:value-type="float" office:value="19931028" calcext:value-type="float">
            <text:p>1993102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53" calcext:value-type="float">
            <text:p>553.0000</text:p>
          </table:table-cell>
          <table:table-cell office:value-type="float" office:value="49.3758" calcext:value-type="float">
            <text:p>49.3758</text:p>
          </table:table-cell>
          <table:table-cell office:value-type="float" office:value="8.1212" calcext:value-type="float">
            <text:p>8.1212</text:p>
          </table:table-cell>
          <table:table-cell office:value-type="string" calcext:value-type="string">
            <text:p><text:s/>Weinbiet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5433" calcext:value-type="float">
            <text:p>5433</text:p>
          </table:table-cell>
          <table:table-cell office:value-type="float" office:value="20030515" calcext:value-type="float">
            <text:p>20030515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380" calcext:value-type="float">
            <text:p>380.0000</text:p>
          </table:table-cell>
          <table:table-cell office:value-type="float" office:value="49.5534" calcext:value-type="float">
            <text:p>49.5534</text:p>
          </table:table-cell>
          <table:table-cell office:value-type="float" office:value="6.812" calcext:value-type="float">
            <text:p>6.8120</text:p>
          </table:table-cell>
          <table:table-cell office:value-type="string" calcext:value-type="string">
            <text:p><text:s/>Weiskirchen/Saar</text:p>
          </table:table-cell>
          <table:table-cell office:value-type="string" calcext:value-type="string">
            <text:p>Saarland</text:p>
          </table:table-cell>
        </table:table-row>
        <table:table-row table:style-name="ro1">
          <table:table-cell office:value-type="float" office:value="5435" calcext:value-type="float">
            <text:p>5435</text:p>
          </table:table-cell>
          <table:table-cell office:value-type="float" office:value="20061001" calcext:value-type="float">
            <text:p>20061001</text:p>
          </table:table-cell>
          <table:table-cell office:value-type="float" office:value="20211002" calcext:value-type="float">
            <text:p>20211002</text:p>
          </table:table-cell>
          <table:table-cell office:value-type="float" office:value="455" calcext:value-type="float">
            <text:p>455.0000</text:p>
          </table:table-cell>
          <table:table-cell office:value-type="float" office:value="48.8457" calcext:value-type="float">
            <text:p>48.8457</text:p>
          </table:table-cell>
          <table:table-cell office:value-type="float" office:value="8.9073" calcext:value-type="float">
            <text:p>8.9073</text:p>
          </table:table-cell>
          <table:table-cell office:value-type="string" calcext:value-type="string">
            <text:p><text:s/>Weissa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440" calcext:value-type="float">
            <text:p>5440</text:p>
          </table:table-cell>
          <table:table-cell office:value-type="float" office:value="19930415" calcext:value-type="float">
            <text:p>1993041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39" calcext:value-type="float">
            <text:p>439.0000</text:p>
          </table:table-cell>
          <table:table-cell office:value-type="float" office:value="49.0115" calcext:value-type="float">
            <text:p>49.0115</text:p>
          </table:table-cell>
          <table:table-cell office:value-type="float" office:value="10.9308" calcext:value-type="float">
            <text:p>10.9308</text:p>
          </table:table-cell>
          <table:table-cell office:value-type="string" calcext:value-type="string">
            <text:p><text:s/>Wei�enburg-Emetzheim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444" calcext:value-type="float">
            <text:p>5444</text:p>
          </table:table-cell>
          <table:table-cell office:value-type="float" office:value="20020208" calcext:value-type="float">
            <text:p>2002020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00" calcext:value-type="float">
            <text:p>500.0000</text:p>
          </table:table-cell>
          <table:table-cell office:value-type="float" office:value="48.3091" calcext:value-type="float">
            <text:p>48.3091</text:p>
          </table:table-cell>
          <table:table-cell office:value-type="float" office:value="10.2048" calcext:value-type="float">
            <text:p>10.2048</text:p>
          </table:table-cell>
          <table:table-cell office:value-type="string" calcext:value-type="string">
            <text:p><text:s/>Wei�enhorn-Oberreichenb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453" calcext:value-type="float">
            <text:p>5453</text:p>
          </table:table-cell>
          <table:table-cell office:value-type="float" office:value="20050308" calcext:value-type="float">
            <text:p>2005030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74" calcext:value-type="float">
            <text:p>174.0000</text:p>
          </table:table-cell>
          <table:table-cell office:value-type="float" office:value="48.188" calcext:value-type="float">
            <text:p>48.1880</text:p>
          </table:table-cell>
          <table:table-cell office:value-type="float" office:value="7.6976" calcext:value-type="float">
            <text:p>7.6976</text:p>
          </table:table-cell>
          <table:table-cell office:value-type="string" calcext:value-type="string">
            <text:p><text:s/>Weisweil-Waldeckhof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467" calcext:value-type="float">
            <text:p>5467</text:p>
          </table:table-cell>
          <table:table-cell office:value-type="float" office:value="19910102" calcext:value-type="float">
            <text:p>19910102</text:p>
          </table:table-cell>
          <table:table-cell office:value-type="float" office:value="20090706" calcext:value-type="float">
            <text:p>20090706</text:p>
          </table:table-cell>
          <table:table-cell office:value-type="float" office:value="1832" calcext:value-type="float">
            <text:p>1832.0000</text:p>
          </table:table-cell>
          <table:table-cell office:value-type="float" office:value="47.7035" calcext:value-type="float">
            <text:p>47.7035</text:p>
          </table:table-cell>
          <table:table-cell office:value-type="float" office:value="12.0119" calcext:value-type="float">
            <text:p>12.0119</text:p>
          </table:table-cell>
          <table:table-cell office:value-type="string" calcext:value-type="string">
            <text:p><text:s/>Wendelstei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468" calcext:value-type="float">
            <text:p>5468</text:p>
          </table:table-cell>
          <table:table-cell office:value-type="float" office:value="20060701" calcext:value-type="float">
            <text:p>20060701</text:p>
          </table:table-cell>
          <table:table-cell office:value-type="float" office:value="20200930" calcext:value-type="float">
            <text:p>20200930</text:p>
          </table:table-cell>
          <table:table-cell office:value-type="float" office:value="418" calcext:value-type="float">
            <text:p>418.0000</text:p>
          </table:table-cell>
          <table:table-cell office:value-type="float" office:value="50.9377" calcext:value-type="float">
            <text:p>50.9377</text:p>
          </table:table-cell>
          <table:table-cell office:value-type="float" office:value="7.8475" calcext:value-type="float">
            <text:p>7.8475</text:p>
          </table:table-cell>
          <table:table-cell office:value-type="string" calcext:value-type="string">
            <text:p><text:s/>Wenden-D�rnscheid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5470" calcext:value-type="float">
            <text:p>5470</text:p>
          </table:table-cell>
          <table:table-cell office:value-type="float" office:value="20020427" calcext:value-type="float">
            <text:p>2002042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59" calcext:value-type="float">
            <text:p>459.0000</text:p>
          </table:table-cell>
          <table:table-cell office:value-type="float" office:value="48.3631" calcext:value-type="float">
            <text:p>48.3631</text:p>
          </table:table-cell>
          <table:table-cell office:value-type="float" office:value="11.5635" calcext:value-type="float">
            <text:p>11.5635</text:p>
          </table:table-cell>
          <table:table-cell office:value-type="string" calcext:value-type="string">
            <text:p><text:s/>Fahrenzhaus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480" calcext:value-type="float">
            <text:p>5480</text:p>
          </table:table-cell>
          <table:table-cell office:value-type="float" office:value="20030911" calcext:value-type="float">
            <text:p>2003091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85" calcext:value-type="float">
            <text:p>85.0000</text:p>
          </table:table-cell>
          <table:table-cell office:value-type="float" office:value="51.5763" calcext:value-type="float">
            <text:p>51.5763</text:p>
          </table:table-cell>
          <table:table-cell office:value-type="float" office:value="7.8879" calcext:value-type="float">
            <text:p>7.8879</text:p>
          </table:table-cell>
          <table:table-cell office:value-type="string" calcext:value-type="string">
            <text:p><text:s/>Werl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5484" calcext:value-type="float">
            <text:p>5484</text:p>
          </table:table-cell>
          <table:table-cell office:value-type="float" office:value="20021017" calcext:value-type="float">
            <text:p>2002101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40" calcext:value-type="float">
            <text:p>240.0000</text:p>
          </table:table-cell>
          <table:table-cell office:value-type="float" office:value="51.5835" calcext:value-type="float">
            <text:p>51.5835</text:p>
          </table:table-cell>
          <table:table-cell office:value-type="float" office:value="10.709" calcext:value-type="float">
            <text:p>10.7090</text:p>
          </table:table-cell>
          <table:table-cell office:value-type="string" calcext:value-type="string">
            <text:p><text:s/>Ellrich-Werna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5490" calcext:value-type="float">
            <text:p>5490</text:p>
          </table:table-cell>
          <table:table-cell office:value-type="float" office:value="19911101" calcext:value-type="float">
            <text:p>19911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33" calcext:value-type="float">
            <text:p>233.0000</text:p>
          </table:table-cell>
          <table:table-cell office:value-type="float" office:value="51.8454" calcext:value-type="float">
            <text:p>51.8454</text:p>
          </table:table-cell>
          <table:table-cell office:value-type="float" office:value="10.7686" calcext:value-type="float">
            <text:p>10.7686</text:p>
          </table:table-cell>
          <table:table-cell office:value-type="string" calcext:value-type="string">
            <text:p><text:s/>Wernigerode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float" office:value="20020807" calcext:value-type="float">
            <text:p>20020807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20" calcext:value-type="float">
            <text:p>420.0000</text:p>
          </table:table-cell>
          <table:table-cell office:value-type="float" office:value="48.57" calcext:value-type="float">
            <text:p>48.5700</text:p>
          </table:table-cell>
          <table:table-cell office:value-type="float" office:value="10.6985" calcext:value-type="float">
            <text:p>10.6985</text:p>
          </table:table-cell>
          <table:table-cell office:value-type="string" calcext:value-type="string">
            <text:p><text:s/>Werting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511" calcext:value-type="float">
            <text:p>5511</text:p>
          </table:table-cell>
          <table:table-cell office:value-type="float" office:value="20050803" calcext:value-type="float">
            <text:p>2005080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825" calcext:value-type="float">
            <text:p>825.0000</text:p>
          </table:table-cell>
          <table:table-cell office:value-type="float" office:value="48.5206" calcext:value-type="float">
            <text:p>48.5206</text:p>
          </table:table-cell>
          <table:table-cell office:value-type="float" office:value="9.6187" calcext:value-type="float">
            <text:p>9.6187</text:p>
          </table:table-cell>
          <table:table-cell office:value-type="string" calcext:value-type="string">
            <text:p><text:s/>Westerheim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513" calcext:value-type="float">
            <text:p>5513</text:p>
          </table:table-cell>
          <table:table-cell office:value-type="float" office:value="20050714" calcext:value-type="float">
            <text:p>2005071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92" calcext:value-type="float">
            <text:p>92.0000</text:p>
          </table:table-cell>
          <table:table-cell office:value-type="float" office:value="52.2902" calcext:value-type="float">
            <text:p>52.2902</text:p>
          </table:table-cell>
          <table:table-cell office:value-type="float" office:value="7.8687" calcext:value-type="float">
            <text:p>7.8687</text:p>
          </table:table-cell>
          <table:table-cell office:value-type="string" calcext:value-type="string">
            <text:p><text:s/>Westerkappeln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5516" calcext:value-type="float">
            <text:p>5516</text:p>
          </table:table-cell>
          <table:table-cell office:value-type="float" office:value="19960801" calcext:value-type="float">
            <text:p>199608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" calcext:value-type="float">
            <text:p>3.0000</text:p>
          </table:table-cell>
          <table:table-cell office:value-type="float" office:value="54.5283" calcext:value-type="float">
            <text:p>54.5283</text:p>
          </table:table-cell>
          <table:table-cell office:value-type="float" office:value="11.0606" calcext:value-type="float">
            <text:p>11.0606</text:p>
          </table:table-cell>
          <table:table-cell office:value-type="string" calcext:value-type="string">
            <text:p><text:s/>Fehmarn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5518" calcext:value-type="float">
            <text:p>5518</text:p>
          </table:table-cell>
          <table:table-cell office:value-type="float" office:value="20050825" calcext:value-type="float">
            <text:p>2005082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7" calcext:value-type="float">
            <text:p>7.0000</text:p>
          </table:table-cell>
          <table:table-cell office:value-type="float" office:value="53.2504" calcext:value-type="float">
            <text:p>53.2504</text:p>
          </table:table-cell>
          <table:table-cell office:value-type="float" office:value="7.935" calcext:value-type="float">
            <text:p>7.9350</text:p>
          </table:table-cell>
          <table:table-cell office:value-type="string" calcext:value-type="string">
            <text:p><text:s/>Westersted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5524" calcext:value-type="float">
            <text:p>5524</text:p>
          </table:table-cell>
          <table:table-cell office:value-type="float" office:value="20020710" calcext:value-type="float">
            <text:p>2002071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27" calcext:value-type="float">
            <text:p>227.0000</text:p>
          </table:table-cell>
          <table:table-cell office:value-type="float" office:value="50.9087" calcext:value-type="float">
            <text:p>50.9087</text:p>
          </table:table-cell>
          <table:table-cell office:value-type="float" office:value="8.6929" calcext:value-type="float">
            <text:p>8.6929</text:p>
          </table:table-cell>
          <table:table-cell office:value-type="string" calcext:value-type="string">
            <text:p><text:s/>Wetter/Hessen-Am�nau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5538" calcext:value-type="float">
            <text:p>5538</text:p>
          </table:table-cell>
          <table:table-cell office:value-type="float" office:value="20041117" calcext:value-type="float">
            <text:p>2004111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51" calcext:value-type="float">
            <text:p>551.0000</text:p>
          </table:table-cell>
          <table:table-cell office:value-type="float" office:value="47.8827" calcext:value-type="float">
            <text:p>47.8827</text:p>
          </table:table-cell>
          <table:table-cell office:value-type="float" office:value="11.1576" calcext:value-type="float">
            <text:p>11.1576</text:p>
          </table:table-cell>
          <table:table-cell office:value-type="string" calcext:value-type="string">
            <text:p><text:s/>Wielenbach (Demollstr.)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541" calcext:value-type="float">
            <text:p>5541</text:p>
          </table:table-cell>
          <table:table-cell office:value-type="float" office:value="20040712" calcext:value-type="float">
            <text:p>20040712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263" calcext:value-type="float">
            <text:p>263.0000</text:p>
          </table:table-cell>
          <table:table-cell office:value-type="float" office:value="50.1321" calcext:value-type="float">
            <text:p>50.1321</text:p>
          </table:table-cell>
          <table:table-cell office:value-type="float" office:value="8.3169" calcext:value-type="float">
            <text:p>8.3169</text:p>
          </table:table-cell>
          <table:table-cell office:value-type="string" calcext:value-type="string">
            <text:p><text:s/>Wiesbaden-Auringen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5542" calcext:value-type="float">
            <text:p>5542</text:p>
          </table:table-cell>
          <table:table-cell office:value-type="float" office:value="20020516" calcext:value-type="float">
            <text:p>20020516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90" calcext:value-type="float">
            <text:p>90.0000</text:p>
          </table:table-cell>
          <table:table-cell office:value-type="float" office:value="50.0421" calcext:value-type="float">
            <text:p>50.0421</text:p>
          </table:table-cell>
          <table:table-cell office:value-type="float" office:value="8.2331" calcext:value-type="float">
            <text:p>8.2331</text:p>
          </table:table-cell>
          <table:table-cell office:value-type="string" calcext:value-type="string">
            <text:p><text:s/>Wiesbaden-Biebrich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5546" calcext:value-type="float">
            <text:p>5546</text:p>
          </table:table-cell>
          <table:table-cell office:value-type="float" office:value="19911014" calcext:value-type="float">
            <text:p>1991101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87" calcext:value-type="float">
            <text:p>187.0000</text:p>
          </table:table-cell>
          <table:table-cell office:value-type="float" office:value="52.1206" calcext:value-type="float">
            <text:p>52.1206</text:p>
          </table:table-cell>
          <table:table-cell office:value-type="float" office:value="12.4586" calcext:value-type="float">
            <text:p>12.4586</text:p>
          </table:table-cell>
          <table:table-cell office:value-type="string" calcext:value-type="string">
            <text:p><text:s/>Wiesenburg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5548" calcext:value-type="float">
            <text:p>5548</text:p>
          </table:table-cell>
          <table:table-cell office:value-type="float" office:value="20020904" calcext:value-type="float">
            <text:p>2002090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80" calcext:value-type="float">
            <text:p>680.0000</text:p>
          </table:table-cell>
          <table:table-cell office:value-type="float" office:value="49.032" calcext:value-type="float">
            <text:p>49.0320</text:p>
          </table:table-cell>
          <table:table-cell office:value-type="float" office:value="12.5505" calcext:value-type="float">
            <text:p>12.5505</text:p>
          </table:table-cell>
          <table:table-cell office:value-type="string" calcext:value-type="string">
            <text:p><text:s/>Wiesenfelden-Utzenzell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555" calcext:value-type="float">
            <text:p>5555</text:p>
          </table:table-cell>
          <table:table-cell office:value-type="float" office:value="20040902" calcext:value-type="float">
            <text:p>2004090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3" calcext:value-type="float">
            <text:p>43.0000</text:p>
          </table:table-cell>
          <table:table-cell office:value-type="float" office:value="52.2534" calcext:value-type="float">
            <text:p>52.2534</text:p>
          </table:table-cell>
          <table:table-cell office:value-type="float" office:value="13.2361" calcext:value-type="float">
            <text:p>13.2361</text:p>
          </table:table-cell>
          <table:table-cell office:value-type="string" calcext:value-type="string">
            <text:p><text:s/>Thyrow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5559" calcext:value-type="float">
            <text:p>5559</text:p>
          </table:table-cell>
          <table:table-cell office:value-type="float" office:value="20071201" calcext:value-type="float">
            <text:p>200712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83" calcext:value-type="float">
            <text:p>383.0000</text:p>
          </table:table-cell>
          <table:table-cell office:value-type="float" office:value="48.7848" calcext:value-type="float">
            <text:p>48.7848</text:p>
          </table:table-cell>
          <table:table-cell office:value-type="float" office:value="8.5764" calcext:value-type="float">
            <text:p>8.5764</text:p>
          </table:table-cell>
          <table:table-cell office:value-type="string" calcext:value-type="string">
            <text:p><text:s/>Wildbad, Bad-Calmba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562" calcext:value-type="float">
            <text:p>5562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71" calcext:value-type="float">
            <text:p>571.0000</text:p>
          </table:table-cell>
          <table:table-cell office:value-type="float" office:value="48.6516" calcext:value-type="float">
            <text:p>48.6516</text:p>
          </table:table-cell>
          <table:table-cell office:value-type="float" office:value="8.6801" calcext:value-type="float">
            <text:p>8.6801</text:p>
          </table:table-cell>
          <table:table-cell office:value-type="string" calcext:value-type="string">
            <text:p><text:s/>Neubulach-Oberhaugstett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573" calcext:value-type="float">
            <text:p>5573</text:p>
          </table:table-cell>
          <table:table-cell office:value-type="float" office:value="20020828" calcext:value-type="float">
            <text:p>20020828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358" calcext:value-type="float">
            <text:p>358.0000</text:p>
          </table:table-cell>
          <table:table-cell office:value-type="float" office:value="49.5664" calcext:value-type="float">
            <text:p>49.5664</text:p>
          </table:table-cell>
          <table:table-cell office:value-type="float" office:value="10.7404" calcext:value-type="float">
            <text:p>10.7404</text:p>
          </table:table-cell>
          <table:table-cell office:value-type="string" calcext:value-type="string">
            <text:p><text:s/>Wilhelmsdorf/Mittelfra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20020827" calcext:value-type="float">
            <text:p>20020827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310" calcext:value-type="float">
            <text:p>310.0000</text:p>
          </table:table-cell>
          <table:table-cell office:value-type="float" office:value="49.5141" calcext:value-type="float">
            <text:p>49.5141</text:p>
          </table:table-cell>
          <table:table-cell office:value-type="float" office:value="10.4231" calcext:value-type="float">
            <text:p>10.4231</text:p>
          </table:table-cell>
          <table:table-cell office:value-type="string" calcext:value-type="string">
            <text:p><text:s/>Windsheim, Bad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614" calcext:value-type="float">
            <text:p>5614</text:p>
          </table:table-cell>
          <table:table-cell office:value-type="float" office:value="20030520" calcext:value-type="float">
            <text:p>20030520</text:p>
          </table:table-cell>
          <table:table-cell office:value-type="float" office:value="20190326" calcext:value-type="float">
            <text:p>20190326</text:p>
          </table:table-cell>
          <table:table-cell office:value-type="float" office:value="35" calcext:value-type="float">
            <text:p>35.0000</text:p>
          </table:table-cell>
          <table:table-cell office:value-type="float" office:value="52.7582" calcext:value-type="float">
            <text:p>52.7582</text:p>
          </table:table-cell>
          <table:table-cell office:value-type="float" office:value="11.2549" calcext:value-type="float">
            <text:p>11.2549</text:p>
          </table:table-cell>
          <table:table-cell office:value-type="string" calcext:value-type="string">
            <text:p><text:s/>Winterfeld-Sallenthin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5616" calcext:value-type="float">
            <text:p>5616</text:p>
          </table:table-cell>
          <table:table-cell office:value-type="float" office:value="20020925" calcext:value-type="float">
            <text:p>20020925</text:p>
          </table:table-cell>
          <table:table-cell office:value-type="float" office:value="20190804" calcext:value-type="float">
            <text:p>20190804</text:p>
          </table:table-cell>
          <table:table-cell office:value-type="float" office:value="426" calcext:value-type="float">
            <text:p>426.0000</text:p>
          </table:table-cell>
          <table:table-cell office:value-type="float" office:value="50.2282" calcext:value-type="float">
            <text:p>50.2282</text:p>
          </table:table-cell>
          <table:table-cell office:value-type="float" office:value="6.2071" calcext:value-type="float">
            <text:p>6.2071</text:p>
          </table:table-cell>
          <table:table-cell office:value-type="string" calcext:value-type="string">
            <text:p><text:s/>Winterspelt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5619" calcext:value-type="float">
            <text:p>5619</text:p>
          </table:table-cell>
          <table:table-cell office:value-type="float" office:value="20041020" calcext:value-type="float">
            <text:p>2004102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60" calcext:value-type="float">
            <text:p>360.0000</text:p>
          </table:table-cell>
          <table:table-cell office:value-type="float" office:value="51.1637" calcext:value-type="float">
            <text:p>51.1637</text:p>
          </table:table-cell>
          <table:table-cell office:value-type="float" office:value="7.4234" calcext:value-type="float">
            <text:p>7.4234</text:p>
          </table:table-cell>
          <table:table-cell office:value-type="string" calcext:value-type="string">
            <text:p><text:s/>Wipperf�rth-Gardeweg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5629" calcext:value-type="float">
            <text:p>5629</text:p>
          </table:table-cell>
          <table:table-cell office:value-type="float" office:value="19920417" calcext:value-type="float">
            <text:p>1992041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05" calcext:value-type="float">
            <text:p>105.0000</text:p>
          </table:table-cell>
          <table:table-cell office:value-type="float" office:value="51.8891" calcext:value-type="float">
            <text:p>51.8891</text:p>
          </table:table-cell>
          <table:table-cell office:value-type="float" office:value="12.6446" calcext:value-type="float">
            <text:p>12.6446</text:p>
          </table:table-cell>
          <table:table-cell office:value-type="string" calcext:value-type="string">
            <text:p><text:s/>Wittenberg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5635" calcext:value-type="float">
            <text:p>5635</text:p>
          </table:table-cell>
          <table:table-cell office:value-type="float" office:value="20030701" calcext:value-type="float">
            <text:p>200307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47" calcext:value-type="float">
            <text:p>147.0000</text:p>
          </table:table-cell>
          <table:table-cell office:value-type="float" office:value="49.9617" calcext:value-type="float">
            <text:p>49.9617</text:p>
          </table:table-cell>
          <table:table-cell office:value-type="float" office:value="6.9287" calcext:value-type="float">
            <text:p>6.9287</text:p>
          </table:table-cell>
          <table:table-cell office:value-type="string" calcext:value-type="string">
            <text:p><text:s/>Wittlich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5643" calcext:value-type="float">
            <text:p>5643</text:p>
          </table:table-cell>
          <table:table-cell office:value-type="float" office:value="20040924" calcext:value-type="float">
            <text:p>2004092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8" calcext:value-type="float">
            <text:p>68.0000</text:p>
          </table:table-cell>
          <table:table-cell office:value-type="float" office:value="53.1864" calcext:value-type="float">
            <text:p>53.1864</text:p>
          </table:table-cell>
          <table:table-cell office:value-type="float" office:value="12.4949" calcext:value-type="float">
            <text:p>12.4949</text:p>
          </table:table-cell>
          <table:table-cell office:value-type="string" calcext:value-type="string">
            <text:p><text:s/>Wittstock-Rote M�hle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5646" calcext:value-type="float">
            <text:p>5646</text:p>
          </table:table-cell>
          <table:table-cell office:value-type="float" office:value="20020507" calcext:value-type="float">
            <text:p>20020507</text:p>
          </table:table-cell>
          <table:table-cell office:value-type="float" office:value="20200930" calcext:value-type="float">
            <text:p>20200930</text:p>
          </table:table-cell>
          <table:table-cell office:value-type="float" office:value="220" calcext:value-type="float">
            <text:p>220.0000</text:p>
          </table:table-cell>
          <table:table-cell office:value-type="float" office:value="51.3645" calcext:value-type="float">
            <text:p>51.3645</text:p>
          </table:table-cell>
          <table:table-cell office:value-type="float" office:value="9.7491" calcext:value-type="float">
            <text:p>9.7491</text:p>
          </table:table-cell>
          <table:table-cell office:value-type="string" calcext:value-type="string">
            <text:p><text:s/>Witzenhausen-Ziegenhage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5664" calcext:value-type="float">
            <text:p>5664</text:p>
          </table:table-cell>
          <table:table-cell office:value-type="float" office:value="20030325" calcext:value-type="float">
            <text:p>2003032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96" calcext:value-type="float">
            <text:p>296.0000</text:p>
          </table:table-cell>
          <table:table-cell office:value-type="float" office:value="48.2953" calcext:value-type="float">
            <text:p>48.2953</text:p>
          </table:table-cell>
          <table:table-cell office:value-type="float" office:value="8.2391" calcext:value-type="float">
            <text:p>8.2391</text:p>
          </table:table-cell>
          <table:table-cell office:value-type="string" calcext:value-type="string">
            <text:p><text:s/>Wolfa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665" calcext:value-type="float">
            <text:p>5665</text:p>
          </table:table-cell>
          <table:table-cell office:value-type="float" office:value="19990102" calcext:value-type="float">
            <text:p>19990102</text:p>
          </table:table-cell>
          <table:table-cell office:value-type="float" office:value="20041231" calcext:value-type="float">
            <text:p>20041231</text:p>
          </table:table-cell>
          <table:table-cell office:value-type="float" office:value="677" calcext:value-type="float">
            <text:p>677.0000</text:p>
          </table:table-cell>
          <table:table-cell office:value-type="float" office:value="47.818" calcext:value-type="float">
            <text:p>47.8180</text:p>
          </table:table-cell>
          <table:table-cell office:value-type="float" office:value="9.797" calcext:value-type="float">
            <text:p>9.7970</text:p>
          </table:table-cell>
          <table:table-cell office:value-type="string" calcext:value-type="string">
            <text:p><text:s/>Wolfegg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676" calcext:value-type="float">
            <text:p>5676</text:p>
          </table:table-cell>
          <table:table-cell office:value-type="float" office:value="20100720" calcext:value-type="float">
            <text:p>2010072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82" calcext:value-type="float">
            <text:p>82.0000</text:p>
          </table:table-cell>
          <table:table-cell office:value-type="float" office:value="52.3962" calcext:value-type="float">
            <text:p>52.3962</text:p>
          </table:table-cell>
          <table:table-cell office:value-type="float" office:value="10.6892" calcext:value-type="float">
            <text:p>10.6892</text:p>
          </table:table-cell>
          <table:table-cell office:value-type="string" calcext:value-type="string">
            <text:p><text:s/>Wolfsburg (S�dwest)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5678" calcext:value-type="float">
            <text:p>5678</text:p>
          </table:table-cell>
          <table:table-cell office:value-type="float" office:value="20061001" calcext:value-type="float">
            <text:p>20061001</text:p>
          </table:table-cell>
          <table:table-cell office:value-type="float" office:value="20101109" calcext:value-type="float">
            <text:p>20101109</text:p>
          </table:table-cell>
          <table:table-cell office:value-type="float" office:value="380" calcext:value-type="float">
            <text:p>380.0000</text:p>
          </table:table-cell>
          <table:table-cell office:value-type="float" office:value="48.6535" calcext:value-type="float">
            <text:p>48.6535</text:p>
          </table:table-cell>
          <table:table-cell office:value-type="float" office:value="9.2976" calcext:value-type="float">
            <text:p>9.2976</text:p>
          </table:table-cell>
          <table:table-cell office:value-type="string" calcext:value-type="string">
            <text:p><text:s/>Wolfschlug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684" calcext:value-type="float">
            <text:p>5684</text:p>
          </table:table-cell>
          <table:table-cell office:value-type="float" office:value="20171024" calcext:value-type="float">
            <text:p>2017102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0" calcext:value-type="float">
            <text:p>40.0000</text:p>
          </table:table-cell>
          <table:table-cell office:value-type="float" office:value="52.2813" calcext:value-type="float">
            <text:p>52.2813</text:p>
          </table:table-cell>
          <table:table-cell office:value-type="float" office:value="12.458" calcext:value-type="float">
            <text:p>12.4580</text:p>
          </table:table-cell>
          <table:table-cell office:value-type="string" calcext:value-type="string">
            <text:p><text:s/>Wollin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5688" calcext:value-type="float">
            <text:p>5688</text:p>
          </table:table-cell>
          <table:table-cell office:value-type="float" office:value="20181101" calcext:value-type="float">
            <text:p>201811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880" calcext:value-type="float">
            <text:p>880.0000</text:p>
          </table:table-cell>
          <table:table-cell office:value-type="float" office:value="47.7003" calcext:value-type="float">
            <text:p>47.7003</text:p>
          </table:table-cell>
          <table:table-cell office:value-type="float" office:value="8.1057" calcext:value-type="float">
            <text:p>8.1057</text:p>
          </table:table-cell>
          <table:table-cell office:value-type="string" calcext:value-type="string">
            <text:p><text:s/>Dachsberg-Wolpading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692" calcext:value-type="float">
            <text:p>5692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88" calcext:value-type="float">
            <text:p>88.0000</text:p>
          </table:table-cell>
          <table:table-cell office:value-type="float" office:value="49.6051" calcext:value-type="float">
            <text:p>49.6051</text:p>
          </table:table-cell>
          <table:table-cell office:value-type="float" office:value="8.3659" calcext:value-type="float">
            <text:p>8.3659</text:p>
          </table:table-cell>
          <table:table-cell office:value-type="string" calcext:value-type="string">
            <text:p><text:s/>Worms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5699" calcext:value-type="float">
            <text:p>5699</text:p>
          </table:table-cell>
          <table:table-cell office:value-type="float" office:value="20040817" calcext:value-type="float">
            <text:p>2004081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12" calcext:value-type="float">
            <text:p>312.0000</text:p>
          </table:table-cell>
          <table:table-cell office:value-type="float" office:value="51.5427" calcext:value-type="float">
            <text:p>51.5427</text:p>
          </table:table-cell>
          <table:table-cell office:value-type="float" office:value="8.7784" calcext:value-type="float">
            <text:p>8.7784</text:p>
          </table:table-cell>
          <table:table-cell office:value-type="string" calcext:value-type="string">
            <text:p><text:s/>W�nnenberg-Eilern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5705" calcext:value-type="float">
            <text:p>5705</text:p>
          </table:table-cell>
          <table:table-cell office:value-type="float" office:value="19921027" calcext:value-type="float">
            <text:p>1992102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68" calcext:value-type="float">
            <text:p>268.0000</text:p>
          </table:table-cell>
          <table:table-cell office:value-type="float" office:value="49.7704" calcext:value-type="float">
            <text:p>49.7704</text:p>
          </table:table-cell>
          <table:table-cell office:value-type="float" office:value="9.9576" calcext:value-type="float">
            <text:p>9.9576</text:p>
          </table:table-cell>
          <table:table-cell office:value-type="string" calcext:value-type="string">
            <text:p><text:s/>W�rzbu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711" calcext:value-type="float">
            <text:p>5711</text:p>
          </table:table-cell>
          <table:table-cell office:value-type="float" office:value="20060101" calcext:value-type="float">
            <text:p>20060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90" calcext:value-type="float">
            <text:p>390.0000</text:p>
          </table:table-cell>
          <table:table-cell office:value-type="float" office:value="49.1295" calcext:value-type="float">
            <text:p>49.1295</text:p>
          </table:table-cell>
          <table:table-cell office:value-type="float" office:value="9.4945" calcext:value-type="float">
            <text:p>9.4945</text:p>
          </table:table-cell>
          <table:table-cell office:value-type="string" calcext:value-type="string">
            <text:p><text:s/>W�stenrot-Oberheimba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717" calcext:value-type="float">
            <text:p>5717</text:p>
          </table:table-cell>
          <table:table-cell office:value-type="float" office:value="20060706" calcext:value-type="float">
            <text:p>20060706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34" calcext:value-type="float">
            <text:p>134.0000</text:p>
          </table:table-cell>
          <table:table-cell office:value-type="float" office:value="51.2256" calcext:value-type="float">
            <text:p>51.2256</text:p>
          </table:table-cell>
          <table:table-cell office:value-type="float" office:value="7.1052" calcext:value-type="float">
            <text:p>7.1052</text:p>
          </table:table-cell>
          <table:table-cell office:value-type="string" calcext:value-type="string">
            <text:p><text:s/>Wuppertal-Buchenhofen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5719" calcext:value-type="float">
            <text:p>5719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091209" calcext:value-type="float">
            <text:p>20091209</text:p>
          </table:table-cell>
          <table:table-cell office:value-type="float" office:value="235" calcext:value-type="float">
            <text:p>235.0000</text:p>
          </table:table-cell>
          <table:table-cell office:value-type="float" office:value="51.2051" calcext:value-type="float">
            <text:p>51.2051</text:p>
          </table:table-cell>
          <table:table-cell office:value-type="float" office:value="7.2" calcext:value-type="float">
            <text:p>7.2000</text:p>
          </table:table-cell>
          <table:table-cell office:value-type="string" calcext:value-type="string">
            <text:p><text:s/>Remscheid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5721" calcext:value-type="float">
            <text:p>5721</text:p>
          </table:table-cell>
          <table:table-cell office:value-type="float" office:value="20020820" calcext:value-type="float">
            <text:p>2002082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74" calcext:value-type="float">
            <text:p>474.0000</text:p>
          </table:table-cell>
          <table:table-cell office:value-type="float" office:value="48.3569" calcext:value-type="float">
            <text:p>48.3569</text:p>
          </table:table-cell>
          <table:table-cell office:value-type="float" office:value="12.7679" calcext:value-type="float">
            <text:p>12.7679</text:p>
          </table:table-cell>
          <table:table-cell office:value-type="string" calcext:value-type="string">
            <text:p><text:s/>Wurmannsquick-Egelsbe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724" calcext:value-type="float">
            <text:p>5724</text:p>
          </table:table-cell>
          <table:table-cell office:value-type="float" office:value="20050614" calcext:value-type="float">
            <text:p>2005061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90" calcext:value-type="float">
            <text:p>690.0000</text:p>
          </table:table-cell>
          <table:table-cell office:value-type="float" office:value="47.9589" calcext:value-type="float">
            <text:p>47.9589</text:p>
          </table:table-cell>
          <table:table-cell office:value-type="float" office:value="10.0139" calcext:value-type="float">
            <text:p>10.0139</text:p>
          </table:table-cell>
          <table:table-cell office:value-type="string" calcext:value-type="string">
            <text:p><text:s/>Rot an der Rot-Bu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729" calcext:value-type="float">
            <text:p>5729</text:p>
          </table:table-cell>
          <table:table-cell office:value-type="float" office:value="20050217" calcext:value-type="float">
            <text:p>2005021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" calcext:value-type="float">
            <text:p>6.0000</text:p>
          </table:table-cell>
          <table:table-cell office:value-type="float" office:value="52.7606" calcext:value-type="float">
            <text:p>52.7606</text:p>
          </table:table-cell>
          <table:table-cell office:value-type="float" office:value="14.2174" calcext:value-type="float">
            <text:p>14.2174</text:p>
          </table:table-cell>
          <table:table-cell office:value-type="string" calcext:value-type="string">
            <text:p><text:s/>Wustrow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5731" calcext:value-type="float">
            <text:p>5731</text:p>
          </table:table-cell>
          <table:table-cell office:value-type="float" office:value="20030716" calcext:value-type="float">
            <text:p>20030716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95" calcext:value-type="float">
            <text:p>395.0000</text:p>
          </table:table-cell>
          <table:table-cell office:value-type="float" office:value="47.6783" calcext:value-type="float">
            <text:p>47.6783</text:p>
          </table:table-cell>
          <table:table-cell office:value-type="float" office:value="8.3801" calcext:value-type="float">
            <text:p>8.3801</text:p>
          </table:table-cell>
          <table:table-cell office:value-type="string" calcext:value-type="string">
            <text:p><text:s/>Wut�schingen-Oftering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732" calcext:value-type="float">
            <text:p>5732</text:p>
          </table:table-cell>
          <table:table-cell office:value-type="float" office:value="20050701" calcext:value-type="float">
            <text:p>200507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8" calcext:value-type="float">
            <text:p>8.0000</text:p>
          </table:table-cell>
          <table:table-cell office:value-type="float" office:value="54.6928" calcext:value-type="float">
            <text:p>54.6928</text:p>
          </table:table-cell>
          <table:table-cell office:value-type="float" office:value="8.5271" calcext:value-type="float">
            <text:p>8.5271</text:p>
          </table:table-cell>
          <table:table-cell office:value-type="string" calcext:value-type="string">
            <text:p><text:s/>Wrixum/F�hr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5733" calcext:value-type="float">
            <text:p>5733</text:p>
          </table:table-cell>
          <table:table-cell office:value-type="float" office:value="20050501" calcext:value-type="float">
            <text:p>200505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0" calcext:value-type="float">
            <text:p>20.0000</text:p>
          </table:table-cell>
          <table:table-cell office:value-type="float" office:value="51.697" calcext:value-type="float">
            <text:p>51.6970</text:p>
          </table:table-cell>
          <table:table-cell office:value-type="float" office:value="6.3974" calcext:value-type="float">
            <text:p>6.3974</text:p>
          </table:table-cell>
          <table:table-cell office:value-type="string" calcext:value-type="string">
            <text:p><text:s/>Xanten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5745" calcext:value-type="float">
            <text:p>5745</text:p>
          </table:table-cell>
          <table:table-cell office:value-type="float" office:value="20040420" calcext:value-type="float">
            <text:p>20040420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51" calcext:value-type="float">
            <text:p>51.0000</text:p>
          </table:table-cell>
          <table:table-cell office:value-type="float" office:value="52.9663" calcext:value-type="float">
            <text:p>52.9663</text:p>
          </table:table-cell>
          <table:table-cell office:value-type="float" office:value="13.3268" calcext:value-type="float">
            <text:p>13.3268</text:p>
          </table:table-cell>
          <table:table-cell office:value-type="string" calcext:value-type="string">
            <text:p><text:s/>Zehdenick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64" calcext:value-type="float">
            <text:p>264.0000</text:p>
          </table:table-cell>
          <table:table-cell office:value-type="float" office:value="51.0314" calcext:value-type="float">
            <text:p>51.0314</text:p>
          </table:table-cell>
          <table:table-cell office:value-type="float" office:value="12.1495" calcext:value-type="float">
            <text:p>12.1495</text:p>
          </table:table-cell>
          <table:table-cell office:value-type="string" calcext:value-type="string">
            <text:p><text:s/>Zeitz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5758" calcext:value-type="float">
            <text:p>5758</text:p>
          </table:table-cell>
          <table:table-cell office:value-type="float" office:value="20020619" calcext:value-type="float">
            <text:p>20020619</text:p>
          </table:table-cell>
          <table:table-cell office:value-type="float" office:value="20211110" calcext:value-type="float">
            <text:p>20211110</text:p>
          </table:table-cell>
          <table:table-cell office:value-type="float" office:value="293" calcext:value-type="float">
            <text:p>293.0000</text:p>
          </table:table-cell>
          <table:table-cell office:value-type="float" office:value="49.8709" calcext:value-type="float">
            <text:p>49.8709</text:p>
          </table:table-cell>
          <table:table-cell office:value-type="float" office:value="6.7074" calcext:value-type="float">
            <text:p>6.7074</text:p>
          </table:table-cell>
          <table:table-cell office:value-type="string" calcext:value-type="string">
            <text:p><text:s/>Zemmer (Forsthaus M�lch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5762" calcext:value-type="float">
            <text:p>5762</text:p>
          </table:table-cell>
          <table:table-cell office:value-type="float" office:value="20090120" calcext:value-type="float">
            <text:p>2009012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83" calcext:value-type="float">
            <text:p>83.0000</text:p>
          </table:table-cell>
          <table:table-cell office:value-type="float" office:value="53.0704" calcext:value-type="float">
            <text:p>53.0704</text:p>
          </table:table-cell>
          <table:table-cell office:value-type="float" office:value="10.8831" calcext:value-type="float">
            <text:p>10.8831</text:p>
          </table:table-cell>
          <table:table-cell office:value-type="string" calcext:value-type="string">
            <text:p><text:s/>Zerni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5763" calcext:value-type="float">
            <text:p>5763</text:p>
          </table:table-cell>
          <table:table-cell office:value-type="float" office:value="20050201" calcext:value-type="float">
            <text:p>200502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41" calcext:value-type="float">
            <text:p>141.0000</text:p>
          </table:table-cell>
          <table:table-cell office:value-type="float" office:value="51.238" calcext:value-type="float">
            <text:p>51.2380</text:p>
          </table:table-cell>
          <table:table-cell office:value-type="float" office:value="11.8295" calcext:value-type="float">
            <text:p>11.8295</text:p>
          </table:table-cell>
          <table:table-cell office:value-type="string" calcext:value-type="string">
            <text:p><text:s/>Freyburg/Unstrut-Zeuchf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5767" calcext:value-type="float">
            <text:p>5767</text:p>
          </table:table-cell>
          <table:table-cell office:value-type="float" office:value="20051115" calcext:value-type="float">
            <text:p>2005111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7" calcext:value-type="float">
            <text:p>27.0000</text:p>
          </table:table-cell>
          <table:table-cell office:value-type="float" office:value="53.2989" calcext:value-type="float">
            <text:p>53.2989</text:p>
          </table:table-cell>
          <table:table-cell office:value-type="float" office:value="9.3352" calcext:value-type="float">
            <text:p>9.3352</text:p>
          </table:table-cell>
          <table:table-cell office:value-type="string" calcext:value-type="string">
            <text:p><text:s/>Heeslingen-Wiersdorf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5779" calcext:value-type="float">
            <text:p>5779</text:p>
          </table:table-cell>
          <table:table-cell office:value-type="float" office:value="19911102" calcext:value-type="float">
            <text:p>1991110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877" calcext:value-type="float">
            <text:p>877.0000</text:p>
          </table:table-cell>
          <table:table-cell office:value-type="float" office:value="50.7313" calcext:value-type="float">
            <text:p>50.7313</text:p>
          </table:table-cell>
          <table:table-cell office:value-type="float" office:value="13.7516" calcext:value-type="float">
            <text:p>13.7516</text:p>
          </table:table-cell>
          <table:table-cell office:value-type="string" calcext:value-type="string">
            <text:p><text:s/>Zinnwald-Georgenfeld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5792" calcext:value-type="float">
            <text:p>5792</text:p>
          </table:table-cell>
          <table:table-cell office:value-type="float" office:value="19940731" calcext:value-type="float">
            <text:p>1994073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965" calcext:value-type="float">
            <text:p>2965.0000</text:p>
          </table:table-cell>
          <table:table-cell office:value-type="float" office:value="47.421" calcext:value-type="float">
            <text:p>47.4210</text:p>
          </table:table-cell>
          <table:table-cell office:value-type="float" office:value="10.9848" calcext:value-type="float">
            <text:p>10.9848</text:p>
          </table:table-cell>
          <table:table-cell office:value-type="string" calcext:value-type="string">
            <text:p><text:s/>Zugspitz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793" calcext:value-type="float">
            <text:p>5793</text:p>
          </table:table-cell>
          <table:table-cell office:value-type="float" office:value="20020806" calcext:value-type="float">
            <text:p>20020806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43" calcext:value-type="float">
            <text:p>443.0000</text:p>
          </table:table-cell>
          <table:table-cell office:value-type="float" office:value="48.424" calcext:value-type="float">
            <text:p>48.4240</text:p>
          </table:table-cell>
          <table:table-cell office:value-type="float" office:value="10.5924" calcext:value-type="float">
            <text:p>10.5924</text:p>
          </table:table-cell>
          <table:table-cell office:value-type="string" calcext:value-type="string">
            <text:p><text:s/>Zusmarshaus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797" calcext:value-type="float">
            <text:p>5797</text:p>
          </table:table-cell>
          <table:table-cell office:value-type="float" office:value="20051201" calcext:value-type="float">
            <text:p>200512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49" calcext:value-type="float">
            <text:p>349.0000</text:p>
          </table:table-cell>
          <table:table-cell office:value-type="float" office:value="50.6879" calcext:value-type="float">
            <text:p>50.6879</text:p>
          </table:table-cell>
          <table:table-cell office:value-type="float" office:value="12.4329" calcext:value-type="float">
            <text:p>12.4329</text:p>
          </table:table-cell>
          <table:table-cell office:value-type="string" calcext:value-type="string">
            <text:p><text:s/>Lichtentanne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20060712" calcext:value-type="float">
            <text:p>2006071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15" calcext:value-type="float">
            <text:p>615.0000</text:p>
          </table:table-cell>
          <table:table-cell office:value-type="float" office:value="49.028" calcext:value-type="float">
            <text:p>49.0280</text:p>
          </table:table-cell>
          <table:table-cell office:value-type="float" office:value="13.2385" calcext:value-type="float">
            <text:p>13.2385</text:p>
          </table:table-cell>
          <table:table-cell office:value-type="string" calcext:value-type="string">
            <text:p><text:s/>Zwiesel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814" calcext:value-type="float">
            <text:p>5814</text:p>
          </table:table-cell>
          <table:table-cell office:value-type="float" office:value="20060712" calcext:value-type="float">
            <text:p>2006071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21" calcext:value-type="float">
            <text:p>321.0000</text:p>
          </table:table-cell>
          <table:table-cell office:value-type="float" office:value="51.5504" calcext:value-type="float">
            <text:p>51.5504</text:p>
          </table:table-cell>
          <table:table-cell office:value-type="float" office:value="11.403" calcext:value-type="float">
            <text:p>11.4030</text:p>
          </table:table-cell>
          <table:table-cell office:value-type="string" calcext:value-type="string">
            <text:p><text:s/>Mansfeld-Annarode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5822" calcext:value-type="float">
            <text:p>5822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0" calcext:value-type="float">
            <text:p>40.0000</text:p>
          </table:table-cell>
          <table:table-cell office:value-type="float" office:value="52.863" calcext:value-type="float">
            <text:p>52.8630</text:p>
          </table:table-cell>
          <table:table-cell office:value-type="float" office:value="8.6988" calcext:value-type="float">
            <text:p>8.6988</text:p>
          </table:table-cell>
          <table:table-cell office:value-type="string" calcext:value-type="string">
            <text:p><text:s/>Bassum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5825" calcext:value-type="float">
            <text:p>5825</text:p>
          </table:table-cell>
          <table:table-cell office:value-type="float" office:value="20030108" calcext:value-type="float">
            <text:p>20030108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0" calcext:value-type="float">
            <text:p>40.0000</text:p>
          </table:table-cell>
          <table:table-cell office:value-type="float" office:value="52.6198" calcext:value-type="float">
            <text:p>52.6198</text:p>
          </table:table-cell>
          <table:table-cell office:value-type="float" office:value="12.7867" calcext:value-type="float">
            <text:p>12.7867</text:p>
          </table:table-cell>
          <table:table-cell office:value-type="string" calcext:value-type="string">
            <text:p><text:s/>Berge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5839" calcext:value-type="float">
            <text:p>5839</text:p>
          </table:table-cell>
          <table:table-cell office:value-type="float" office:value="19970710" calcext:value-type="float">
            <text:p>1997071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0" calcext:value-type="float">
            <text:p>0.0000</text:p>
          </table:table-cell>
          <table:table-cell office:value-type="float" office:value="53.3881" calcext:value-type="float">
            <text:p>53.3881</text:p>
          </table:table-cell>
          <table:table-cell office:value-type="float" office:value="7.2287" calcext:value-type="float">
            <text:p>7.2287</text:p>
          </table:table-cell>
          <table:table-cell office:value-type="string" calcext:value-type="string">
            <text:p><text:s/>Emd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float" office:value="20060912" calcext:value-type="float">
            <text:p>2006091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00" calcext:value-type="float">
            <text:p>600.0000</text:p>
          </table:table-cell>
          <table:table-cell office:value-type="float" office:value="48.6671" calcext:value-type="float">
            <text:p>48.6671</text:p>
          </table:table-cell>
          <table:table-cell office:value-type="float" office:value="8.47" calcext:value-type="float">
            <text:p>8.4700</text:p>
          </table:table-cell>
          <table:table-cell office:value-type="string" calcext:value-type="string">
            <text:p><text:s/>Enzkl�sterle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854" calcext:value-type="float">
            <text:p>5854</text:p>
          </table:table-cell>
          <table:table-cell office:value-type="float" office:value="20050609" calcext:value-type="float">
            <text:p>20050609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4" calcext:value-type="float">
            <text:p>24.0000</text:p>
          </table:table-cell>
          <table:table-cell office:value-type="float" office:value="53.6557" calcext:value-type="float">
            <text:p>53.6557</text:p>
          </table:table-cell>
          <table:table-cell office:value-type="float" office:value="13.5369" calcext:value-type="float">
            <text:p>13.5369</text:p>
          </table:table-cell>
          <table:table-cell office:value-type="string" calcext:value-type="string">
            <text:p><text:s/>Friedland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5856" calcext:value-type="float">
            <text:p>5856</text:p>
          </table:table-cell>
          <table:table-cell office:value-type="float" office:value="19970103" calcext:value-type="float">
            <text:p>1997010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76" calcext:value-type="float">
            <text:p>476.0000</text:p>
          </table:table-cell>
          <table:table-cell office:value-type="float" office:value="48.5451" calcext:value-type="float">
            <text:p>48.5451</text:p>
          </table:table-cell>
          <table:table-cell office:value-type="float" office:value="13.3532" calcext:value-type="float">
            <text:p>13.3532</text:p>
          </table:table-cell>
          <table:table-cell office:value-type="string" calcext:value-type="string">
            <text:p><text:s/>F�rstenzell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871" calcext:value-type="float">
            <text:p>5871</text:p>
          </table:table-cell>
          <table:table-cell office:value-type="float" office:value="19981223" calcext:value-type="float">
            <text:p>19981223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97" calcext:value-type="float">
            <text:p>497.0000</text:p>
          </table:table-cell>
          <table:table-cell office:value-type="float" office:value="49.9463" calcext:value-type="float">
            <text:p>49.9463</text:p>
          </table:table-cell>
          <table:table-cell office:value-type="float" office:value="7.2645" calcext:value-type="float">
            <text:p>7.2645</text:p>
          </table:table-cell>
          <table:table-cell office:value-type="string" calcext:value-type="string">
            <text:p><text:s/>Hahn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5906" calcext:value-type="float">
            <text:p>5906</text:p>
          </table:table-cell>
          <table:table-cell office:value-type="float" office:value="19930715" calcext:value-type="float">
            <text:p>1993071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98" calcext:value-type="float">
            <text:p>98.0000</text:p>
          </table:table-cell>
          <table:table-cell office:value-type="float" office:value="49.5063" calcext:value-type="float">
            <text:p>49.5063</text:p>
          </table:table-cell>
          <table:table-cell office:value-type="float" office:value="8.5584" calcext:value-type="float">
            <text:p>8.5584</text:p>
          </table:table-cell>
          <table:table-cell office:value-type="string" calcext:value-type="string">
            <text:p><text:s/>Mannheim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5930" calcext:value-type="float">
            <text:p>5930</text:p>
          </table:table-cell>
          <table:table-cell office:value-type="float" office:value="20070928" calcext:value-type="float">
            <text:p>2007092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" calcext:value-type="float">
            <text:p>1.0000</text:p>
          </table:table-cell>
          <table:table-cell office:value-type="float" office:value="54.641" calcext:value-type="float">
            <text:p>54.6410</text:p>
          </table:table-cell>
          <table:table-cell office:value-type="float" office:value="10.0238" calcext:value-type="float">
            <text:p>10.0238</text:p>
          </table:table-cell>
          <table:table-cell office:value-type="string" calcext:value-type="string">
            <text:p><text:s/>Sch�nhagen (Ostseebad)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5941" calcext:value-type="float">
            <text:p>5941</text:p>
          </table:table-cell>
          <table:table-cell office:value-type="float" office:value="20070301" calcext:value-type="float">
            <text:p>200703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86" calcext:value-type="float">
            <text:p>686.0000</text:p>
          </table:table-cell>
          <table:table-cell office:value-type="float" office:value="47.6754" calcext:value-type="float">
            <text:p>47.6754</text:p>
          </table:table-cell>
          <table:table-cell office:value-type="float" office:value="12.4698" calcext:value-type="float">
            <text:p>12.4698</text:p>
          </table:table-cell>
          <table:table-cell office:value-type="string" calcext:value-type="string">
            <text:p><text:s/>Reit im Winkl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5943" calcext:value-type="float">
            <text:p>5943</text:p>
          </table:table-cell>
          <table:table-cell office:value-type="float" office:value="20070101" calcext:value-type="float">
            <text:p>20070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62" calcext:value-type="float">
            <text:p>462.0000</text:p>
          </table:table-cell>
          <table:table-cell office:value-type="float" office:value="50.8377" calcext:value-type="float">
            <text:p>50.8377</text:p>
          </table:table-cell>
          <table:table-cell office:value-type="float" office:value="14.0719" calcext:value-type="float">
            <text:p>14.0719</text:p>
          </table:table-cell>
          <table:table-cell office:value-type="string" calcext:value-type="string">
            <text:p><text:s/>Rosenthal-Bielatal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6093" calcext:value-type="float">
            <text:p>6093</text:p>
          </table:table-cell>
          <table:table-cell office:value-type="float" office:value="20040501" calcext:value-type="float">
            <text:p>200405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2" calcext:value-type="float">
            <text:p>62.0000</text:p>
          </table:table-cell>
          <table:table-cell office:value-type="float" office:value="53.2139" calcext:value-type="float">
            <text:p>53.2139</text:p>
          </table:table-cell>
          <table:table-cell office:value-type="float" office:value="10.4704" calcext:value-type="float">
            <text:p>10.4704</text:p>
          </table:table-cell>
          <table:table-cell office:value-type="string" calcext:value-type="string">
            <text:p><text:s/>Wendisch Ever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20020517" calcext:value-type="float">
            <text:p>2002051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20" calcext:value-type="float">
            <text:p>120.0000</text:p>
          </table:table-cell>
          <table:table-cell office:value-type="float" office:value="49.8626" calcext:value-type="float">
            <text:p>49.8626</text:p>
          </table:table-cell>
          <table:table-cell office:value-type="float" office:value="8.2311" calcext:value-type="float">
            <text:p>8.2311</text:p>
          </table:table-cell>
          <table:table-cell office:value-type="string" calcext:value-type="string">
            <text:p><text:s/>Hahnheim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6105" calcext:value-type="float">
            <text:p>6105</text:p>
          </table:table-cell>
          <table:table-cell office:value-type="float" office:value="20030710" calcext:value-type="float">
            <text:p>20030710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14" calcext:value-type="float">
            <text:p>14.0000</text:p>
          </table:table-cell>
          <table:table-cell office:value-type="float" office:value="54.3194" calcext:value-type="float">
            <text:p>54.3194</text:p>
          </table:table-cell>
          <table:table-cell office:value-type="float" office:value="9.8051" calcext:value-type="float">
            <text:p>9.8051</text:p>
          </table:table-cell>
          <table:table-cell office:value-type="string" calcext:value-type="string">
            <text:p><text:s/>Ostenfeld (Rendsburg)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6109" calcext:value-type="float">
            <text:p>6109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51" calcext:value-type="float">
            <text:p>51.0000</text:p>
          </table:table-cell>
          <table:table-cell office:value-type="float" office:value="53.3837" calcext:value-type="float">
            <text:p>53.3837</text:p>
          </table:table-cell>
          <table:table-cell office:value-type="float" office:value="14.3727" calcext:value-type="float">
            <text:p>14.3727</text:p>
          </table:table-cell>
          <table:table-cell office:value-type="string" calcext:value-type="string">
            <text:p><text:s/>Grambow-Schwennenz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float" office:value="20040916" calcext:value-type="float">
            <text:p>20040916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91" calcext:value-type="float">
            <text:p>291.0000</text:p>
          </table:table-cell>
          <table:table-cell office:value-type="float" office:value="51.0593" calcext:value-type="float">
            <text:p>51.0593</text:p>
          </table:table-cell>
          <table:table-cell office:value-type="float" office:value="14.4266" calcext:value-type="float">
            <text:p>14.4266</text:p>
          </table:table-cell>
          <table:table-cell office:value-type="string" calcext:value-type="string">
            <text:p><text:s/>Sohland/Spree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6157" calcext:value-type="float">
            <text:p>6157</text:p>
          </table:table-cell>
          <table:table-cell office:value-type="float" office:value="20070822" calcext:value-type="float">
            <text:p>20070822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8" calcext:value-type="float">
            <text:p>8.0000</text:p>
          </table:table-cell>
          <table:table-cell office:value-type="float" office:value="53.641" calcext:value-type="float">
            <text:p>53.6410</text:p>
          </table:table-cell>
          <table:table-cell office:value-type="float" office:value="8.0808" calcext:value-type="float">
            <text:p>8.0808</text:p>
          </table:table-cell>
          <table:table-cell office:value-type="string" calcext:value-type="string">
            <text:p><text:s/>Wangerland-Hooksiel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6158" calcext:value-type="float">
            <text:p>6158</text:p>
          </table:table-cell>
          <table:table-cell office:value-type="float" office:value="20040928" calcext:value-type="float">
            <text:p>20040928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54" calcext:value-type="float">
            <text:p>454.0000</text:p>
          </table:table-cell>
          <table:table-cell office:value-type="float" office:value="49.2249" calcext:value-type="float">
            <text:p>49.2249</text:p>
          </table:table-cell>
          <table:table-cell office:value-type="float" office:value="10.6085" calcext:value-type="float">
            <text:p>10.6085</text:p>
          </table:table-cell>
          <table:table-cell office:value-type="string" calcext:value-type="string">
            <text:p><text:s/>Weidenbach-Weiherschnei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159" calcext:value-type="float">
            <text:p>6159</text:p>
          </table:table-cell>
          <table:table-cell office:value-type="float" office:value="20081201" calcext:value-type="float">
            <text:p>200812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8" calcext:value-type="float">
            <text:p>8.0000</text:p>
          </table:table-cell>
          <table:table-cell office:value-type="float" office:value="52.9542" calcext:value-type="float">
            <text:p>52.9542</text:p>
          </table:table-cell>
          <table:table-cell office:value-type="float" office:value="7.3196" calcext:value-type="float">
            <text:p>7.3196</text:p>
          </table:table-cell>
          <table:table-cell office:value-type="string" calcext:value-type="string">
            <text:p><text:s/>D�rp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6161" calcext:value-type="float">
            <text:p>6161</text:p>
          </table:table-cell>
          <table:table-cell office:value-type="float" office:value="20020830" calcext:value-type="float">
            <text:p>2002083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11" calcext:value-type="float">
            <text:p>311.0000</text:p>
          </table:table-cell>
          <table:table-cell office:value-type="float" office:value="48.7577" calcext:value-type="float">
            <text:p>48.7577</text:p>
          </table:table-cell>
          <table:table-cell office:value-type="float" office:value="13.0134" calcext:value-type="float">
            <text:p>13.0134</text:p>
          </table:table-cell>
          <table:table-cell office:value-type="string" calcext:value-type="string">
            <text:p><text:s/>Osterhofen-Thundorf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163" calcext:value-type="float">
            <text:p>6163</text:p>
          </table:table-cell>
          <table:table-cell office:value-type="float" office:value="20061110" calcext:value-type="float">
            <text:p>2006111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7" calcext:value-type="float">
            <text:p>27.0000</text:p>
          </table:table-cell>
          <table:table-cell office:value-type="float" office:value="54.1654" calcext:value-type="float">
            <text:p>54.1654</text:p>
          </table:table-cell>
          <table:table-cell office:value-type="float" office:value="10.3519" calcext:value-type="float">
            <text:p>10.3519</text:p>
          </table:table-cell>
          <table:table-cell office:value-type="string" calcext:value-type="string">
            <text:p><text:s/>D�rnick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6169" calcext:value-type="float">
            <text:p>6169</text:p>
          </table:table-cell>
          <table:table-cell office:value-type="float" office:value="20030424" calcext:value-type="float">
            <text:p>20030424</text:p>
          </table:table-cell>
          <table:table-cell office:value-type="float" office:value="20091112" calcext:value-type="float">
            <text:p>20091112</text:p>
          </table:table-cell>
          <table:table-cell office:value-type="float" office:value="761" calcext:value-type="float">
            <text:p>761.0000</text:p>
          </table:table-cell>
          <table:table-cell office:value-type="float" office:value="47.761" calcext:value-type="float">
            <text:p>47.7610</text:p>
          </table:table-cell>
          <table:table-cell office:value-type="float" office:value="10.8601" calcext:value-type="float">
            <text:p>10.8601</text:p>
          </table:table-cell>
          <table:table-cell office:value-type="string" calcext:value-type="string">
            <text:p><text:s/>Steingaden-Ries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170" calcext:value-type="float">
            <text:p>6170</text:p>
          </table:table-cell>
          <table:table-cell office:value-type="float" office:value="20030312" calcext:value-type="float">
            <text:p>2003031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9" calcext:value-type="float">
            <text:p>39.0000</text:p>
          </table:table-cell>
          <table:table-cell office:value-type="float" office:value="52.0192" calcext:value-type="float">
            <text:p>52.0192</text:p>
          </table:table-cell>
          <table:table-cell office:value-type="float" office:value="14.7254" calcext:value-type="float">
            <text:p>14.7254</text:p>
          </table:table-cell>
          <table:table-cell office:value-type="string" calcext:value-type="string">
            <text:p><text:s/>Coschen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6178" calcext:value-type="float">
            <text:p>6178</text:p>
          </table:table-cell>
          <table:table-cell office:value-type="float" office:value="20020618" calcext:value-type="float">
            <text:p>20020618</text:p>
          </table:table-cell>
          <table:table-cell office:value-type="float" office:value="20030630" calcext:value-type="float">
            <text:p>20030630</text:p>
          </table:table-cell>
          <table:table-cell office:value-type="float" office:value="427" calcext:value-type="float">
            <text:p>427.0000</text:p>
          </table:table-cell>
          <table:table-cell office:value-type="float" office:value="49.8572" calcext:value-type="float">
            <text:p>49.8572</text:p>
          </table:table-cell>
          <table:table-cell office:value-type="float" office:value="11.6978" calcext:value-type="float">
            <text:p>11.6978</text:p>
          </table:table-cell>
          <table:table-cell office:value-type="string" calcext:value-type="string">
            <text:p><text:s/>Creu�en-Unterschwarza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182" calcext:value-type="float">
            <text:p>6182</text:p>
          </table:table-cell>
          <table:table-cell office:value-type="float" office:value="20040331" calcext:value-type="float">
            <text:p>20040331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404" calcext:value-type="float">
            <text:p>404.0000</text:p>
          </table:table-cell>
          <table:table-cell office:value-type="float" office:value="48.7757" calcext:value-type="float">
            <text:p>48.7757</text:p>
          </table:table-cell>
          <table:table-cell office:value-type="float" office:value="12.1743" calcext:value-type="float">
            <text:p>12.1743</text:p>
          </table:table-cell>
          <table:table-cell office:value-type="string" calcext:value-type="string">
            <text:p><text:s/>Mallersdorf-Pfaffenbe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186" calcext:value-type="float">
            <text:p>6186</text:p>
          </table:table-cell>
          <table:table-cell office:value-type="float" office:value="20030709" calcext:value-type="float">
            <text:p>20030709</text:p>
          </table:table-cell>
          <table:table-cell office:value-type="float" office:value="20190526" calcext:value-type="float">
            <text:p>20190526</text:p>
          </table:table-cell>
          <table:table-cell office:value-type="float" office:value="268" calcext:value-type="float">
            <text:p>268.0000</text:p>
          </table:table-cell>
          <table:table-cell office:value-type="float" office:value="50.1989" calcext:value-type="float">
            <text:p>50.1989</text:p>
          </table:table-cell>
          <table:table-cell office:value-type="float" office:value="7.8651" calcext:value-type="float">
            <text:p>7.8651</text:p>
          </table:table-cell>
          <table:table-cell office:value-type="string" calcext:value-type="string">
            <text:p><text:s/>Nast�tten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6190" calcext:value-type="float">
            <text:p>6190</text:p>
          </table:table-cell>
          <table:table-cell office:value-type="float" office:value="20041112" calcext:value-type="float">
            <text:p>20041112</text:p>
          </table:table-cell>
          <table:table-cell office:value-type="float" office:value="20220130" calcext:value-type="float">
            <text:p>20220130</text:p>
          </table:table-cell>
          <table:table-cell office:value-type="float" office:value="599" calcext:value-type="float">
            <text:p>599.0000</text:p>
          </table:table-cell>
          <table:table-cell office:value-type="float" office:value="47.6392" calcext:value-type="float">
            <text:p>47.6392</text:p>
          </table:table-cell>
          <table:table-cell office:value-type="float" office:value="13.0068" calcext:value-type="float">
            <text:p>13.0068</text:p>
          </table:table-cell>
          <table:table-cell office:value-type="string" calcext:value-type="string">
            <text:p><text:s/>Berchtesgad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191" calcext:value-type="float">
            <text:p>6191</text:p>
          </table:table-cell>
          <table:table-cell office:value-type="float" office:value="20030327" calcext:value-type="float">
            <text:p>2003032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84" calcext:value-type="float">
            <text:p>684.0000</text:p>
          </table:table-cell>
          <table:table-cell office:value-type="float" office:value="48.9023" calcext:value-type="float">
            <text:p>48.9023</text:p>
          </table:table-cell>
          <table:table-cell office:value-type="float" office:value="13.1442" calcext:value-type="float">
            <text:p>13.1442</text:p>
          </table:table-cell>
          <table:table-cell office:value-type="string" calcext:value-type="string">
            <text:p><text:s/>Kirchberg/Niederbayer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195" calcext:value-type="float">
            <text:p>6195</text:p>
          </table:table-cell>
          <table:table-cell office:value-type="float" office:value="20021009" calcext:value-type="float">
            <text:p>20021009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05" calcext:value-type="float">
            <text:p>305.0000</text:p>
          </table:table-cell>
          <table:table-cell office:value-type="float" office:value="49.956" calcext:value-type="float">
            <text:p>49.9560</text:p>
          </table:table-cell>
          <table:table-cell office:value-type="float" office:value="11.0189" calcext:value-type="float">
            <text:p>11.0189</text:p>
          </table:table-cell>
          <table:table-cell office:value-type="string" calcext:value-type="string">
            <text:p><text:s/>Sche�litz-K�ttensdorf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197" calcext:value-type="float">
            <text:p>6197</text:p>
          </table:table-cell>
          <table:table-cell office:value-type="float" office:value="20060928" calcext:value-type="float">
            <text:p>20060928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58" calcext:value-type="float">
            <text:p>258.0000</text:p>
          </table:table-cell>
          <table:table-cell office:value-type="float" office:value="51.8664" calcext:value-type="float">
            <text:p>51.8664</text:p>
          </table:table-cell>
          <table:table-cell office:value-type="float" office:value="9.271" calcext:value-type="float">
            <text:p>9.2710</text:p>
          </table:table-cell>
          <table:table-cell office:value-type="string" calcext:value-type="string">
            <text:p><text:s/>L�gde-Paenbruch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6199" calcext:value-type="float">
            <text:p>6199</text:p>
          </table:table-cell>
          <table:table-cell office:value-type="float" office:value="20040825" calcext:value-type="float">
            <text:p>20040825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17" calcext:value-type="float">
            <text:p>17.0000</text:p>
          </table:table-cell>
          <table:table-cell office:value-type="float" office:value="54.2484" calcext:value-type="float">
            <text:p>54.2484</text:p>
          </table:table-cell>
          <table:table-cell office:value-type="float" office:value="13.0418" calcext:value-type="float">
            <text:p>13.0418</text:p>
          </table:table-cell>
          <table:table-cell office:value-type="string" calcext:value-type="string">
            <text:p><text:s/>Steinhagen-Negast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20021121" calcext:value-type="float">
            <text:p>2002112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62" calcext:value-type="float">
            <text:p>262.0000</text:p>
          </table:table-cell>
          <table:table-cell office:value-type="float" office:value="50.0785" calcext:value-type="float">
            <text:p>50.0785</text:p>
          </table:table-cell>
          <table:table-cell office:value-type="float" office:value="10.4887" calcext:value-type="float">
            <text:p>10.4887</text:p>
          </table:table-cell>
          <table:table-cell office:value-type="string" calcext:value-type="string">
            <text:p><text:s/>K�nigsberg/Bayern-Holz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float" office:value="20021120" calcext:value-type="float">
            <text:p>2002112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39" calcext:value-type="float">
            <text:p>339.0000</text:p>
          </table:table-cell>
          <table:table-cell office:value-type="float" office:value="49.5334" calcext:value-type="float">
            <text:p>49.5334</text:p>
          </table:table-cell>
          <table:table-cell office:value-type="float" office:value="10.1546" calcext:value-type="float">
            <text:p>10.1546</text:p>
          </table:table-cell>
          <table:table-cell office:value-type="string" calcext:value-type="string">
            <text:p><text:s/>Simmershofen-Adelhof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203" calcext:value-type="float">
            <text:p>6203</text:p>
          </table:table-cell>
          <table:table-cell office:value-type="float" office:value="20040805" calcext:value-type="float">
            <text:p>2004080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088" calcext:value-type="float">
            <text:p>1088.0000</text:p>
          </table:table-cell>
          <table:table-cell office:value-type="float" office:value="47.6279" calcext:value-type="float">
            <text:p>47.6279</text:p>
          </table:table-cell>
          <table:table-cell office:value-type="float" office:value="12.9015" calcext:value-type="float">
            <text:p>12.9015</text:p>
          </table:table-cell>
          <table:table-cell office:value-type="string" calcext:value-type="string">
            <text:p><text:s/>Ramsau-Schwarzeck/Schmu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215" calcext:value-type="float">
            <text:p>6215</text:p>
          </table:table-cell>
          <table:table-cell office:value-type="float" office:value="20030327" calcext:value-type="float">
            <text:p>20030327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89" calcext:value-type="float">
            <text:p>689.0000</text:p>
          </table:table-cell>
          <table:table-cell office:value-type="float" office:value="49.2154" calcext:value-type="float">
            <text:p>49.2154</text:p>
          </table:table-cell>
          <table:table-cell office:value-type="float" office:value="13.0662" calcext:value-type="float">
            <text:p>13.0662</text:p>
          </table:table-cell>
          <table:table-cell office:value-type="string" calcext:value-type="string">
            <text:p><text:s/>Lam-Lamba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216" calcext:value-type="float">
            <text:p>6216</text:p>
          </table:table-cell>
          <table:table-cell office:value-type="float" office:value="20020912" calcext:value-type="float">
            <text:p>2002091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64" calcext:value-type="float">
            <text:p>464.0000</text:p>
          </table:table-cell>
          <table:table-cell office:value-type="float" office:value="49.5321" calcext:value-type="float">
            <text:p>49.5321</text:p>
          </table:table-cell>
          <table:table-cell office:value-type="float" office:value="12.2798" calcext:value-type="float">
            <text:p>12.2798</text:p>
          </table:table-cell>
          <table:table-cell office:value-type="string" calcext:value-type="string">
            <text:p><text:s/>Trausnitz-Reisa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float" office:value="20040720" calcext:value-type="float">
            <text:p>20040720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90" calcext:value-type="float">
            <text:p>190.0000</text:p>
          </table:table-cell>
          <table:table-cell office:value-type="float" office:value="49.2406" calcext:value-type="float">
            <text:p>49.2406</text:p>
          </table:table-cell>
          <table:table-cell office:value-type="float" office:value="6.9351" calcext:value-type="float">
            <text:p>6.9351</text:p>
          </table:table-cell>
          <table:table-cell office:value-type="string" calcext:value-type="string">
            <text:p><text:s/>Saarbr�cken-Burbach</text:p>
          </table:table-cell>
          <table:table-cell office:value-type="string" calcext:value-type="string">
            <text:p>Saarland</text:p>
          </table:table-cell>
        </table:table-row>
        <table:table-row table:style-name="ro1">
          <table:table-cell office:value-type="float" office:value="6257" calcext:value-type="float">
            <text:p>6257</text:p>
          </table:table-cell>
          <table:table-cell office:value-type="float" office:value="20060422" calcext:value-type="float">
            <text:p>2006042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723" calcext:value-type="float">
            <text:p>723.0000</text:p>
          </table:table-cell>
          <table:table-cell office:value-type="float" office:value="47.6279" calcext:value-type="float">
            <text:p>47.6279</text:p>
          </table:table-cell>
          <table:table-cell office:value-type="float" office:value="11.5166" calcext:value-type="float">
            <text:p>11.5166</text:p>
          </table:table-cell>
          <table:table-cell office:value-type="string" calcext:value-type="string">
            <text:p><text:s/>Jachenau-Tanner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258" calcext:value-type="float">
            <text:p>6258</text:p>
          </table:table-cell>
          <table:table-cell office:value-type="float" office:value="20030101" calcext:value-type="float">
            <text:p>200301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61" calcext:value-type="float">
            <text:p>461.0000</text:p>
          </table:table-cell>
          <table:table-cell office:value-type="float" office:value="47.6845" calcext:value-type="float">
            <text:p>47.6845</text:p>
          </table:table-cell>
          <table:table-cell office:value-type="float" office:value="9.4409" calcext:value-type="float">
            <text:p>9.4409</text:p>
          </table:table-cell>
          <table:table-cell office:value-type="string" calcext:value-type="string">
            <text:p><text:s/>Friedrichshafen-Unterra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6259" calcext:value-type="float">
            <text:p>6259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524" calcext:value-type="float">
            <text:p>524.0000</text:p>
          </table:table-cell>
          <table:table-cell office:value-type="float" office:value="49.021" calcext:value-type="float">
            <text:p>49.0210</text:p>
          </table:table-cell>
          <table:table-cell office:value-type="float" office:value="9.6033" calcext:value-type="float">
            <text:p>9.6033</text:p>
          </table:table-cell>
          <table:table-cell office:value-type="string" calcext:value-type="string">
            <text:p><text:s/>Gro�erlach-Mannenweiler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float" office:value="20021201" calcext:value-type="float">
            <text:p>200212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85" calcext:value-type="float">
            <text:p>385.0000</text:p>
          </table:table-cell>
          <table:table-cell office:value-type="float" office:value="49.3328" calcext:value-type="float">
            <text:p>49.3328</text:p>
          </table:table-cell>
          <table:table-cell office:value-type="float" office:value="9.704" calcext:value-type="float">
            <text:p>9.7040</text:p>
          </table:table-cell>
          <table:table-cell office:value-type="string" calcext:value-type="string">
            <text:p><text:s/>Ingelfingen-Stachenhaus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6262" calcext:value-type="float">
            <text:p>6262</text:p>
          </table:table-cell>
          <table:table-cell office:value-type="float" office:value="20021101" calcext:value-type="float">
            <text:p>200211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12" calcext:value-type="float">
            <text:p>412.0000</text:p>
          </table:table-cell>
          <table:table-cell office:value-type="float" office:value="48.7695" calcext:value-type="float">
            <text:p>48.7695</text:p>
          </table:table-cell>
          <table:table-cell office:value-type="float" office:value="9.8737" calcext:value-type="float">
            <text:p>9.8737</text:p>
          </table:table-cell>
          <table:table-cell office:value-type="string" calcext:value-type="string">
            <text:p><text:s/>Schw�bisch Gm�nd-Weiler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6263" calcext:value-type="float">
            <text:p>6263</text:p>
          </table:table-cell>
          <table:table-cell office:value-type="float" office:value="20040201" calcext:value-type="float">
            <text:p>200402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45" calcext:value-type="float">
            <text:p>445.0000</text:p>
          </table:table-cell>
          <table:table-cell office:value-type="float" office:value="47.7738" calcext:value-type="float">
            <text:p>47.7738</text:p>
          </table:table-cell>
          <table:table-cell office:value-type="float" office:value="8.8219" calcext:value-type="float">
            <text:p>8.8219</text:p>
          </table:table-cell>
          <table:table-cell office:value-type="string" calcext:value-type="string">
            <text:p><text:s/>Sing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57" calcext:value-type="float">
            <text:p>457.0000</text:p>
          </table:table-cell>
          <table:table-cell office:value-type="float" office:value="51.414" calcext:value-type="float">
            <text:p>51.4140</text:p>
          </table:table-cell>
          <table:table-cell office:value-type="float" office:value="8.65" calcext:value-type="float">
            <text:p>8.6500</text:p>
          </table:table-cell>
          <table:table-cell office:value-type="string" calcext:value-type="string">
            <text:p><text:s/>Brilon-Th�len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6265" calcext:value-type="float">
            <text:p>6265</text:p>
          </table:table-cell>
          <table:table-cell office:value-type="float" office:value="20021212" calcext:value-type="float">
            <text:p>20021212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36" calcext:value-type="float">
            <text:p>36.0000</text:p>
          </table:table-cell>
          <table:table-cell office:value-type="float" office:value="52.3613" calcext:value-type="float">
            <text:p>52.3613</text:p>
          </table:table-cell>
          <table:table-cell office:value-type="float" office:value="12.3867" calcext:value-type="float">
            <text:p>12.3867</text:p>
          </table:table-cell>
          <table:table-cell office:value-type="string" calcext:value-type="string">
            <text:p><text:s/>Wusterwitz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6266" calcext:value-type="float">
            <text:p>6266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112" calcext:value-type="float">
            <text:p>112.0000</text:p>
          </table:table-cell>
          <table:table-cell office:value-type="float" office:value="52.0304" calcext:value-type="float">
            <text:p>52.0304</text:p>
          </table:table-cell>
          <table:table-cell office:value-type="float" office:value="10.9626" calcext:value-type="float">
            <text:p>10.9626</text:p>
          </table:table-cell>
          <table:table-cell office:value-type="string" calcext:value-type="string">
            <text:p><text:s/>Huy-Pabstorf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6268" calcext:value-type="float">
            <text:p>6268</text:p>
          </table:table-cell>
          <table:table-cell office:value-type="float" office:value="20021101" calcext:value-type="float">
            <text:p>20021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73" calcext:value-type="float">
            <text:p>173.0000</text:p>
          </table:table-cell>
          <table:table-cell office:value-type="float" office:value="50.7577" calcext:value-type="float">
            <text:p>50.7577</text:p>
          </table:table-cell>
          <table:table-cell office:value-type="float" office:value="11.5178" calcext:value-type="float">
            <text:p>11.5178</text:p>
          </table:table-cell>
          <table:table-cell office:value-type="string" calcext:value-type="string">
            <text:p><text:s/>Uhlst�dt-Kirchhasel-Nie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6269" calcext:value-type="float">
            <text:p>6269</text:p>
          </table:table-cell>
          <table:table-cell office:value-type="float" office:value="20070401" calcext:value-type="float">
            <text:p>200704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731" calcext:value-type="float">
            <text:p>731.0000</text:p>
          </table:table-cell>
          <table:table-cell office:value-type="float" office:value="50.3594" calcext:value-type="float">
            <text:p>50.3594</text:p>
          </table:table-cell>
          <table:table-cell office:value-type="float" office:value="12.4836" calcext:value-type="float">
            <text:p>12.4836</text:p>
          </table:table-cell>
          <table:table-cell office:value-type="string" calcext:value-type="string">
            <text:p><text:s/>Klingenthal-Kamerun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6270" calcext:value-type="float">
            <text:p>6270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30" calcext:value-type="float">
            <text:p>330.0000</text:p>
          </table:table-cell>
          <table:table-cell office:value-type="float" office:value="50.4099" calcext:value-type="float">
            <text:p>50.4099</text:p>
          </table:table-cell>
          <table:table-cell office:value-type="float" office:value="10.4901" calcext:value-type="float">
            <text:p>10.4901</text:p>
          </table:table-cell>
          <table:table-cell office:value-type="string" calcext:value-type="string">
            <text:p><text:s/>R�mhild-S�lzdorf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6271" calcext:value-type="float">
            <text:p>6271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74" calcext:value-type="float">
            <text:p>274.0000</text:p>
          </table:table-cell>
          <table:table-cell office:value-type="float" office:value="50.9771" calcext:value-type="float">
            <text:p>50.9771</text:p>
          </table:table-cell>
          <table:table-cell office:value-type="float" office:value="12.0044" calcext:value-type="float">
            <text:p>12.0044</text:p>
          </table:table-cell>
          <table:table-cell office:value-type="string" calcext:value-type="string">
            <text:p><text:s/>Crossen/Elster-Nickelsd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6272" calcext:value-type="float">
            <text:p>6272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283" calcext:value-type="float">
            <text:p>283.0000</text:p>
          </table:table-cell>
          <table:table-cell office:value-type="float" office:value="50.8426" calcext:value-type="float">
            <text:p>50.8426</text:p>
          </table:table-cell>
          <table:table-cell office:value-type="float" office:value="10.2518" calcext:value-type="float">
            <text:p>10.2518</text:p>
          </table:table-cell>
          <table:table-cell office:value-type="string" calcext:value-type="string">
            <text:p><text:s/>Moorgrund Gr�fen-Nitzen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6273" calcext:value-type="float">
            <text:p>6273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6" calcext:value-type="float">
            <text:p>36.0000</text:p>
          </table:table-cell>
          <table:table-cell office:value-type="float" office:value="52.5075" calcext:value-type="float">
            <text:p>52.5075</text:p>
          </table:table-cell>
          <table:table-cell office:value-type="float" office:value="11.8551" calcext:value-type="float">
            <text:p>11.8551</text:p>
          </table:table-cell>
          <table:table-cell office:value-type="string" calcext:value-type="string">
            <text:p><text:s/>Demker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6275" calcext:value-type="float">
            <text:p>6275</text:p>
          </table:table-cell>
          <table:table-cell office:value-type="float" office:value="20031201" calcext:value-type="float">
            <text:p>200312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325" calcext:value-type="float">
            <text:p>325.0000</text:p>
          </table:table-cell>
          <table:table-cell office:value-type="float" office:value="48.6705" calcext:value-type="float">
            <text:p>48.6705</text:p>
          </table:table-cell>
          <table:table-cell office:value-type="float" office:value="9.4627" calcext:value-type="float">
            <text:p>9.4627</text:p>
          </table:table-cell>
          <table:table-cell office:value-type="string" calcext:value-type="string">
            <text:p><text:s/>Notzing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6276" calcext:value-type="float">
            <text:p>6276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191031" calcext:value-type="float">
            <text:p>20191031</text:p>
          </table:table-cell>
          <table:table-cell office:value-type="float" office:value="235" calcext:value-type="float">
            <text:p>235.0000</text:p>
          </table:table-cell>
          <table:table-cell office:value-type="float" office:value="51.4895" calcext:value-type="float">
            <text:p>51.4895</text:p>
          </table:table-cell>
          <table:table-cell office:value-type="float" office:value="7.7813" calcext:value-type="float">
            <text:p>7.7813</text:p>
          </table:table-cell>
          <table:table-cell office:value-type="string" calcext:value-type="string">
            <text:p><text:s/>Fr�ndenberg-Hohenheide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6303" calcext:value-type="float">
            <text:p>6303</text:p>
          </table:table-cell>
          <table:table-cell office:value-type="float" office:value="20021201" calcext:value-type="float">
            <text:p>200212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84" calcext:value-type="float">
            <text:p>584.0000</text:p>
          </table:table-cell>
          <table:table-cell office:value-type="float" office:value="51.2915" calcext:value-type="float">
            <text:p>51.2915</text:p>
          </table:table-cell>
          <table:table-cell office:value-type="float" office:value="8.5981" calcext:value-type="float">
            <text:p>8.5981</text:p>
          </table:table-cell>
          <table:table-cell office:value-type="string" calcext:value-type="string">
            <text:p><text:s/>Willingen/Hochsauerland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6305" calcext:value-type="float">
            <text:p>6305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193" calcext:value-type="float">
            <text:p>193.0000</text:p>
          </table:table-cell>
          <table:table-cell office:value-type="float" office:value="51.2061" calcext:value-type="float">
            <text:p>51.2061</text:p>
          </table:table-cell>
          <table:table-cell office:value-type="float" office:value="10.4978" calcext:value-type="float">
            <text:p>10.4978</text:p>
          </table:table-cell>
          <table:table-cell office:value-type="string" calcext:value-type="string">
            <text:p><text:s/>M�hlhausen/Th�ringen-G�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20040801" calcext:value-type="float">
            <text:p>200408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1" calcext:value-type="float">
            <text:p>1.0000</text:p>
          </table:table-cell>
          <table:table-cell office:value-type="float" office:value="54.1049" calcext:value-type="float">
            <text:p>54.1049</text:p>
          </table:table-cell>
          <table:table-cell office:value-type="float" office:value="13.8239" calcext:value-type="float">
            <text:p>13.8239</text:p>
          </table:table-cell>
          <table:table-cell office:value-type="string" calcext:value-type="string">
            <text:p><text:s/>Karlshagen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6312" calcext:value-type="float">
            <text:p>6312</text:p>
          </table:table-cell>
          <table:table-cell office:value-type="float" office:value="20040928" calcext:value-type="float">
            <text:p>20040928</text:p>
          </table:table-cell>
          <table:table-cell office:value-type="float" office:value="20200930" calcext:value-type="float">
            <text:p>20200930</text:p>
          </table:table-cell>
          <table:table-cell office:value-type="float" office:value="362" calcext:value-type="float">
            <text:p>362.0000</text:p>
          </table:table-cell>
          <table:table-cell office:value-type="float" office:value="49.5314" calcext:value-type="float">
            <text:p>49.5314</text:p>
          </table:table-cell>
          <table:table-cell office:value-type="float" office:value="10.6418" calcext:value-type="float">
            <text:p>10.6418</text:p>
          </table:table-cell>
          <table:table-cell office:value-type="string" calcext:value-type="string">
            <text:p><text:s/>Markt Erlbach-Mosba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313" calcext:value-type="float">
            <text:p>6313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40" calcext:value-type="float">
            <text:p>440.0000</text:p>
          </table:table-cell>
          <table:table-cell office:value-type="float" office:value="51.2488" calcext:value-type="float">
            <text:p>51.2488</text:p>
          </table:table-cell>
          <table:table-cell office:value-type="float" office:value="7.4672" calcext:value-type="float">
            <text:p>7.4672</text:p>
          </table:table-cell>
          <table:table-cell office:value-type="string" calcext:value-type="string">
            <text:p><text:s/>Breckerfeld-Wengeberg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6314" calcext:value-type="float">
            <text:p>6314</text:p>
          </table:table-cell>
          <table:table-cell office:value-type="float" office:value="20050801" calcext:value-type="float">
            <text:p>200508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06" calcext:value-type="float">
            <text:p>306.0000</text:p>
          </table:table-cell>
          <table:table-cell office:value-type="float" office:value="51.0507" calcext:value-type="float">
            <text:p>51.0507</text:p>
          </table:table-cell>
          <table:table-cell office:value-type="float" office:value="13.3003" calcext:value-type="float">
            <text:p>13.3003</text:p>
          </table:table-cell>
          <table:table-cell office:value-type="string" calcext:value-type="string">
            <text:p><text:s/>Nossen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6336" calcext:value-type="float">
            <text:p>6336</text:p>
          </table:table-cell>
          <table:table-cell office:value-type="float" office:value="20051101" calcext:value-type="float">
            <text:p>200511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288" calcext:value-type="float">
            <text:p>288.0000</text:p>
          </table:table-cell>
          <table:table-cell office:value-type="float" office:value="50.0132" calcext:value-type="float">
            <text:p>50.0132</text:p>
          </table:table-cell>
          <table:table-cell office:value-type="float" office:value="9.654" calcext:value-type="float">
            <text:p>9.6540</text:p>
          </table:table-cell>
          <table:table-cell office:value-type="string" calcext:value-type="string">
            <text:p><text:s/>Lohr/Main-Halsbach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337" calcext:value-type="float">
            <text:p>6337</text:p>
          </table:table-cell>
          <table:table-cell office:value-type="float" office:value="20040801" calcext:value-type="float">
            <text:p>200408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59" calcext:value-type="float">
            <text:p>59.0000</text:p>
          </table:table-cell>
          <table:table-cell office:value-type="float" office:value="51.7663" calcext:value-type="float">
            <text:p>51.7663</text:p>
          </table:table-cell>
          <table:table-cell office:value-type="float" office:value="7.5194" calcext:value-type="float">
            <text:p>7.5194</text:p>
          </table:table-cell>
          <table:table-cell office:value-type="string" calcext:value-type="string">
            <text:p><text:s/>L�dinghausen-Brochtrup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6338" calcext:value-type="float">
            <text:p>6338</text:p>
          </table:table-cell>
          <table:table-cell office:value-type="float" office:value="20041021" calcext:value-type="float">
            <text:p>2004102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05" calcext:value-type="float">
            <text:p>605.0000</text:p>
          </table:table-cell>
          <table:table-cell office:value-type="float" office:value="50.3618" calcext:value-type="float">
            <text:p>50.3618</text:p>
          </table:table-cell>
          <table:table-cell office:value-type="float" office:value="11.6223" calcext:value-type="float">
            <text:p>11.6223</text:p>
          </table:table-cell>
          <table:table-cell office:value-type="string" calcext:value-type="string">
            <text:p><text:s/>Steben, Bad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344" calcext:value-type="float">
            <text:p>6344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168" calcext:value-type="float">
            <text:p>168.0000</text:p>
          </table:table-cell>
          <table:table-cell office:value-type="float" office:value="50.394" calcext:value-type="float">
            <text:p>50.3940</text:p>
          </table:table-cell>
          <table:table-cell office:value-type="float" office:value="8.1423" calcext:value-type="float">
            <text:p>8.1423</text:p>
          </table:table-cell>
          <table:table-cell office:value-type="string" calcext:value-type="string">
            <text:p><text:s/>Runkel-Ennerich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6346" calcext:value-type="float">
            <text:p>6346</text:p>
          </table:table-cell>
          <table:table-cell office:value-type="float" office:value="20050201" calcext:value-type="float">
            <text:p>200502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531" calcext:value-type="float">
            <text:p>531.0000</text:p>
          </table:table-cell>
          <table:table-cell office:value-type="float" office:value="48.207" calcext:value-type="float">
            <text:p>48.2070</text:p>
          </table:table-cell>
          <table:table-cell office:value-type="float" office:value="11.2035" calcext:value-type="float">
            <text:p>11.2035</text:p>
          </table:table-cell>
          <table:table-cell office:value-type="string" calcext:value-type="string">
            <text:p><text:s/>Maisach-Galg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6347" calcext:value-type="float">
            <text:p>6347</text:p>
          </table:table-cell>
          <table:table-cell office:value-type="float" office:value="20050301" calcext:value-type="float">
            <text:p>200503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305" calcext:value-type="float">
            <text:p>305.0000</text:p>
          </table:table-cell>
          <table:table-cell office:value-type="float" office:value="50.0579" calcext:value-type="float">
            <text:p>50.0579</text:p>
          </table:table-cell>
          <table:table-cell office:value-type="float" office:value="10.2972" calcext:value-type="float">
            <text:p>10.2972</text:p>
          </table:table-cell>
          <table:table-cell office:value-type="string" calcext:value-type="string">
            <text:p><text:s/>Schonungen-Mainber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7075" calcext:value-type="float">
            <text:p>7075</text:p>
          </table:table-cell>
          <table:table-cell office:value-type="float" office:value="20050201" calcext:value-type="float">
            <text:p>200502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29" calcext:value-type="float">
            <text:p>429.0000</text:p>
          </table:table-cell>
          <table:table-cell office:value-type="float" office:value="48.702" calcext:value-type="float">
            <text:p>48.7020</text:p>
          </table:table-cell>
          <table:table-cell office:value-type="float" office:value="11.8493" calcext:value-type="float">
            <text:p>11.8493</text:p>
          </table:table-cell>
          <table:table-cell office:value-type="string" calcext:value-type="string">
            <text:p><text:s/>Elsendorf-Horneck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7077" calcext:value-type="float">
            <text:p>7077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4" calcext:value-type="float">
            <text:p>54.0000</text:p>
          </table:table-cell>
          <table:table-cell office:value-type="float" office:value="53.5255" calcext:value-type="float">
            <text:p>53.5255</text:p>
          </table:table-cell>
          <table:table-cell office:value-type="float" office:value="13.0161" calcext:value-type="float">
            <text:p>13.0161</text:p>
          </table:table-cell>
          <table:table-cell office:value-type="string" calcext:value-type="string">
            <text:p><text:s/>Gro� Lukow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7078" calcext:value-type="float">
            <text:p>7078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3" calcext:value-type="float">
            <text:p>33.0000</text:p>
          </table:table-cell>
          <table:table-cell office:value-type="float" office:value="53.5035" calcext:value-type="float">
            <text:p>53.5035</text:p>
          </table:table-cell>
          <table:table-cell office:value-type="float" office:value="11.0014" calcext:value-type="float">
            <text:p>11.0014</text:p>
          </table:table-cell>
          <table:table-cell office:value-type="string" calcext:value-type="string">
            <text:p><text:s/>Dodow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7079" calcext:value-type="float">
            <text:p>7079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4" calcext:value-type="float">
            <text:p>14.0000</text:p>
          </table:table-cell>
          <table:table-cell office:value-type="float" office:value="53.0443" calcext:value-type="float">
            <text:p>53.0443</text:p>
          </table:table-cell>
          <table:table-cell office:value-type="float" office:value="14.2423" calcext:value-type="float">
            <text:p>14.2423</text:p>
          </table:table-cell>
          <table:table-cell office:value-type="string" calcext:value-type="string">
            <text:p><text:s/>Berkholz-Meyenburg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7099" calcext:value-type="float">
            <text:p>7099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11003" calcext:value-type="float">
            <text:p>20211003</text:p>
          </table:table-cell>
          <table:table-cell office:value-type="float" office:value="187" calcext:value-type="float">
            <text:p>187.0000</text:p>
          </table:table-cell>
          <table:table-cell office:value-type="float" office:value="52.0111" calcext:value-type="float">
            <text:p>52.0111</text:p>
          </table:table-cell>
          <table:table-cell office:value-type="float" office:value="10.3966" calcext:value-type="float">
            <text:p>10.3966</text:p>
          </table:table-cell>
          <table:table-cell office:value-type="string" calcext:value-type="string">
            <text:p><text:s/>Liebenburg-Othfres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7104" calcext:value-type="float">
            <text:p>7104</text:p>
          </table:table-cell>
          <table:table-cell office:value-type="float" office:value="20050101" calcext:value-type="float">
            <text:p>20050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20" calcext:value-type="float">
            <text:p>220.0000</text:p>
          </table:table-cell>
          <table:table-cell office:value-type="float" office:value="49.6206" calcext:value-type="float">
            <text:p>49.6206</text:p>
          </table:table-cell>
          <table:table-cell office:value-type="float" office:value="9.6036" calcext:value-type="float">
            <text:p>9.6036</text:p>
          </table:table-cell>
          <table:table-cell office:value-type="string" calcext:value-type="string">
            <text:p><text:s/>K�nigheim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105" calcext:value-type="float">
            <text:p>7105</text:p>
          </table:table-cell>
          <table:table-cell office:value-type="float" office:value="20050411" calcext:value-type="float">
            <text:p>2005041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719" calcext:value-type="float">
            <text:p>719.0000</text:p>
          </table:table-cell>
          <table:table-cell office:value-type="float" office:value="47.835" calcext:value-type="float">
            <text:p>47.8350</text:p>
          </table:table-cell>
          <table:table-cell office:value-type="float" office:value="12.6548" calcext:value-type="float">
            <text:p>12.6548</text:p>
          </table:table-cell>
          <table:table-cell office:value-type="string" calcext:value-type="string">
            <text:p><text:s/>Siegsdorf-H�ll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7106" calcext:value-type="float">
            <text:p>7106</text:p>
          </table:table-cell>
          <table:table-cell office:value-type="float" office:value="20060901" calcext:value-type="float">
            <text:p>200609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105" calcext:value-type="float">
            <text:p>105.0000</text:p>
          </table:table-cell>
          <table:table-cell office:value-type="float" office:value="52.0714" calcext:value-type="float">
            <text:p>52.0714</text:p>
          </table:table-cell>
          <table:table-cell office:value-type="float" office:value="8.4565" calcext:value-type="float">
            <text:p>8.4565</text:p>
          </table:table-cell>
          <table:table-cell office:value-type="string" calcext:value-type="string">
            <text:p><text:s/>Bielefeld-Deppendorf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7135" calcext:value-type="float">
            <text:p>7135</text:p>
          </table:table-cell>
          <table:table-cell office:value-type="float" office:value="20041125" calcext:value-type="float">
            <text:p>20041125</text:p>
          </table:table-cell>
          <table:table-cell office:value-type="float" office:value="20160515" calcext:value-type="float">
            <text:p>20160515</text:p>
          </table:table-cell>
          <table:table-cell office:value-type="float" office:value="565" calcext:value-type="float">
            <text:p>565.0000</text:p>
          </table:table-cell>
          <table:table-cell office:value-type="float" office:value="47.9655" calcext:value-type="float">
            <text:p>47.9655</text:p>
          </table:table-cell>
          <table:table-cell office:value-type="float" office:value="9.6804" calcext:value-type="float">
            <text:p>9.6804</text:p>
          </table:table-cell>
          <table:table-cell office:value-type="string" calcext:value-type="string">
            <text:p><text:s/>Aulendorf-Hasla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138" calcext:value-type="float">
            <text:p>7138</text:p>
          </table:table-cell>
          <table:table-cell office:value-type="float" office:value="20041125" calcext:value-type="float">
            <text:p>2004112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82" calcext:value-type="float">
            <text:p>682.0000</text:p>
          </table:table-cell>
          <table:table-cell office:value-type="float" office:value="48.2962" calcext:value-type="float">
            <text:p>48.2962</text:p>
          </table:table-cell>
          <table:table-cell office:value-type="float" office:value="9.0701" calcext:value-type="float">
            <text:p>9.0701</text:p>
          </table:table-cell>
          <table:table-cell office:value-type="string" calcext:value-type="string">
            <text:p><text:s/>Burladingen-Haus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187" calcext:value-type="float">
            <text:p>7187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194" calcext:value-type="float">
            <text:p>194.0000</text:p>
          </table:table-cell>
          <table:table-cell office:value-type="float" office:value="49.7636" calcext:value-type="float">
            <text:p>49.7636</text:p>
          </table:table-cell>
          <table:table-cell office:value-type="float" office:value="9.4063" calcext:value-type="float">
            <text:p>9.4063</text:p>
          </table:table-cell>
          <table:table-cell office:value-type="string" calcext:value-type="string">
            <text:p><text:s/>Freudenberg/Main-Boxtal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float" office:value="19911101" calcext:value-type="float">
            <text:p>19911101</text:p>
          </table:table-cell>
          <table:table-cell office:value-type="float" office:value="20040930" calcext:value-type="float">
            <text:p>20040930</text:p>
          </table:table-cell>
          <table:table-cell office:value-type="float" office:value="62" calcext:value-type="float">
            <text:p>62.0000</text:p>
          </table:table-cell>
          <table:table-cell office:value-type="float" office:value="53.1424" calcext:value-type="float">
            <text:p>53.1424</text:p>
          </table:table-cell>
          <table:table-cell office:value-type="float" office:value="13.0319" calcext:value-type="float">
            <text:p>13.0319</text:p>
          </table:table-cell>
          <table:table-cell office:value-type="string" calcext:value-type="string">
            <text:p><text:s/>Neuglobsow (HM)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7285" calcext:value-type="float">
            <text:p>7285</text:p>
          </table:table-cell>
          <table:table-cell office:value-type="float" office:value="20050801" calcext:value-type="float">
            <text:p>200508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8" calcext:value-type="float">
            <text:p>68.0000</text:p>
          </table:table-cell>
          <table:table-cell office:value-type="float" office:value="52.4153" calcext:value-type="float">
            <text:p>52.4153</text:p>
          </table:table-cell>
          <table:table-cell office:value-type="float" office:value="11.0758" calcext:value-type="float">
            <text:p>11.0758</text:p>
          </table:table-cell>
          <table:table-cell office:value-type="string" calcext:value-type="string">
            <text:p><text:s/>Oebisfelde-Weferlingen-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7298" calcext:value-type="float">
            <text:p>7298</text:p>
          </table:table-cell>
          <table:table-cell office:value-type="float" office:value="20050701" calcext:value-type="float">
            <text:p>200507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5" calcext:value-type="float">
            <text:p>5.0000</text:p>
          </table:table-cell>
          <table:table-cell office:value-type="float" office:value="54.5268" calcext:value-type="float">
            <text:p>54.5268</text:p>
          </table:table-cell>
          <table:table-cell office:value-type="float" office:value="9.0425" calcext:value-type="float">
            <text:p>9.0425</text:p>
          </table:table-cell>
          <table:table-cell office:value-type="string" calcext:value-type="string">
            <text:p><text:s/>Hattstedt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7319" calcext:value-type="float">
            <text:p>7319</text:p>
          </table:table-cell>
          <table:table-cell office:value-type="float" office:value="20050301" calcext:value-type="float">
            <text:p>200503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35" calcext:value-type="float">
            <text:p>435.0000</text:p>
          </table:table-cell>
          <table:table-cell office:value-type="float" office:value="48.7374" calcext:value-type="float">
            <text:p>48.7374</text:p>
          </table:table-cell>
          <table:table-cell office:value-type="float" office:value="10.7393" calcext:value-type="float">
            <text:p>10.7393</text:p>
          </table:table-cell>
          <table:table-cell office:value-type="string" calcext:value-type="string">
            <text:p><text:s/>Donauw�rth-Osterweiler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  <table:table-cell office:value-type="float" office:value="20050901" calcext:value-type="float">
            <text:p>200509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60" calcext:value-type="float">
            <text:p>160.0000</text:p>
          </table:table-cell>
          <table:table-cell office:value-type="float" office:value="51.1507" calcext:value-type="float">
            <text:p>51.1507</text:p>
          </table:table-cell>
          <table:table-cell office:value-type="float" office:value="11.3321" calcext:value-type="float">
            <text:p>11.3321</text:p>
          </table:table-cell>
          <table:table-cell office:value-type="string" calcext:value-type="string">
            <text:p><text:s/>Olbersleben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7322" calcext:value-type="float">
            <text:p>7322</text:p>
          </table:table-cell>
          <table:table-cell office:value-type="float" office:value="20050901" calcext:value-type="float">
            <text:p>200509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99" calcext:value-type="float">
            <text:p>699.0000</text:p>
          </table:table-cell>
          <table:table-cell office:value-type="float" office:value="47.766" calcext:value-type="float">
            <text:p>47.7660</text:p>
          </table:table-cell>
          <table:table-cell office:value-type="float" office:value="7.7214" calcext:value-type="float">
            <text:p>7.7214</text:p>
          </table:table-cell>
          <table:table-cell office:value-type="string" calcext:value-type="string">
            <text:p><text:s/>Malsburg-Marzell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323" calcext:value-type="float">
            <text:p>7323</text:p>
          </table:table-cell>
          <table:table-cell office:value-type="float" office:value="20060101" calcext:value-type="float">
            <text:p>20060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50" calcext:value-type="float">
            <text:p>150.0000</text:p>
          </table:table-cell>
          <table:table-cell office:value-type="float" office:value="51.2359" calcext:value-type="float">
            <text:p>51.2359</text:p>
          </table:table-cell>
          <table:table-cell office:value-type="float" office:value="12.5517" calcext:value-type="float">
            <text:p>12.5517</text:p>
          </table:table-cell>
          <table:table-cell office:value-type="string" calcext:value-type="string">
            <text:p><text:s/>Belgershain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7326" calcext:value-type="float">
            <text:p>7326</text:p>
          </table:table-cell>
          <table:table-cell office:value-type="float" office:value="20060101" calcext:value-type="float">
            <text:p>20060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34" calcext:value-type="float">
            <text:p>134.0000</text:p>
          </table:table-cell>
          <table:table-cell office:value-type="float" office:value="51.1918" calcext:value-type="float">
            <text:p>51.1918</text:p>
          </table:table-cell>
          <table:table-cell office:value-type="float" office:value="12.7645" calcext:value-type="float">
            <text:p>12.7645</text:p>
          </table:table-cell>
          <table:table-cell office:value-type="string" calcext:value-type="string">
            <text:p><text:s/>Grimma-Kleinbothen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7327" calcext:value-type="float">
            <text:p>7327</text:p>
          </table:table-cell>
          <table:table-cell office:value-type="float" office:value="20070501" calcext:value-type="float">
            <text:p>200705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23" calcext:value-type="float">
            <text:p>323.0000</text:p>
          </table:table-cell>
          <table:table-cell office:value-type="float" office:value="50.8836" calcext:value-type="float">
            <text:p>50.8836</text:p>
          </table:table-cell>
          <table:table-cell office:value-type="float" office:value="13.0425" calcext:value-type="float">
            <text:p>13.0425</text:p>
          </table:table-cell>
          <table:table-cell office:value-type="string" calcext:value-type="string">
            <text:p><text:s/>Frankenberg-Altenhain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7328" calcext:value-type="float">
            <text:p>7328</text:p>
          </table:table-cell>
          <table:table-cell office:value-type="float" office:value="20060101" calcext:value-type="float">
            <text:p>20060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19" calcext:value-type="float">
            <text:p>219.0000</text:p>
          </table:table-cell>
          <table:table-cell office:value-type="float" office:value="50.8544" calcext:value-type="float">
            <text:p>50.8544</text:p>
          </table:table-cell>
          <table:table-cell office:value-type="float" office:value="12.4216" calcext:value-type="float">
            <text:p>12.4216</text:p>
          </table:table-cell>
          <table:table-cell office:value-type="string" calcext:value-type="string">
            <text:p><text:s/>Ponitz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7329" calcext:value-type="float">
            <text:p>7329</text:p>
          </table:table-cell>
          <table:table-cell office:value-type="float" office:value="20051101" calcext:value-type="float">
            <text:p>200511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65" calcext:value-type="float">
            <text:p>465.0000</text:p>
          </table:table-cell>
          <table:table-cell office:value-type="float" office:value="50.5467" calcext:value-type="float">
            <text:p>50.5467</text:p>
          </table:table-cell>
          <table:table-cell office:value-type="float" office:value="12.2863" calcext:value-type="float">
            <text:p>12.2863</text:p>
          </table:table-cell>
          <table:table-cell office:value-type="string" calcext:value-type="string">
            <text:p><text:s/>Treuen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7330" calcext:value-type="float">
            <text:p>7330</text:p>
          </table:table-cell>
          <table:table-cell office:value-type="float" office:value="20051001" calcext:value-type="float">
            <text:p>200510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59" calcext:value-type="float">
            <text:p>159.0000</text:p>
          </table:table-cell>
          <table:table-cell office:value-type="float" office:value="51.4633" calcext:value-type="float">
            <text:p>51.4633</text:p>
          </table:table-cell>
          <table:table-cell office:value-type="float" office:value="7.978" calcext:value-type="float">
            <text:p>7.9780</text:p>
          </table:table-cell>
          <table:table-cell office:value-type="string" calcext:value-type="string">
            <text:p><text:s/>Arnsberg-Neheim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7331" calcext:value-type="float">
            <text:p>7331</text:p>
          </table:table-cell>
          <table:table-cell office:value-type="float" office:value="20050901" calcext:value-type="float">
            <text:p>200509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67" calcext:value-type="float">
            <text:p>467.0000</text:p>
          </table:table-cell>
          <table:table-cell office:value-type="float" office:value="48.6099" calcext:value-type="float">
            <text:p>48.6099</text:p>
          </table:table-cell>
          <table:table-cell office:value-type="float" office:value="10.2674" calcext:value-type="float">
            <text:p>10.2674</text:p>
          </table:table-cell>
          <table:table-cell office:value-type="string" calcext:value-type="string">
            <text:p><text:s/>Hermaringen-Allewind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333" calcext:value-type="float">
            <text:p>7333</text:p>
          </table:table-cell>
          <table:table-cell office:value-type="float" office:value="20060701" calcext:value-type="float">
            <text:p>200607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727" calcext:value-type="float">
            <text:p>727.0000</text:p>
          </table:table-cell>
          <table:table-cell office:value-type="float" office:value="50.5803" calcext:value-type="float">
            <text:p>50.5803</text:p>
          </table:table-cell>
          <table:table-cell office:value-type="float" office:value="13.2966" calcext:value-type="float">
            <text:p>13.2966</text:p>
          </table:table-cell>
          <table:table-cell office:value-type="string" calcext:value-type="string">
            <text:p><text:s/>Marienberg-R�benau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7334" calcext:value-type="float">
            <text:p>7334</text:p>
          </table:table-cell>
          <table:table-cell office:value-type="float" office:value="20060301" calcext:value-type="float">
            <text:p>200603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31" calcext:value-type="float">
            <text:p>131.0000</text:p>
          </table:table-cell>
          <table:table-cell office:value-type="float" office:value="51.2651" calcext:value-type="float">
            <text:p>51.2651</text:p>
          </table:table-cell>
          <table:table-cell office:value-type="float" office:value="13.3588" calcext:value-type="float">
            <text:p>13.3588</text:p>
          </table:table-cell>
          <table:table-cell office:value-type="string" calcext:value-type="string">
            <text:p><text:s/>Hirschstein-Heyda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7335" calcext:value-type="float">
            <text:p>7335</text:p>
          </table:table-cell>
          <table:table-cell office:value-type="float" office:value="20060201" calcext:value-type="float">
            <text:p>200602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38" calcext:value-type="float">
            <text:p>138.0000</text:p>
          </table:table-cell>
          <table:table-cell office:value-type="float" office:value="51.3658" calcext:value-type="float">
            <text:p>51.3658</text:p>
          </table:table-cell>
          <table:table-cell office:value-type="float" office:value="13.5801" calcext:value-type="float">
            <text:p>13.5801</text:p>
          </table:table-cell>
          <table:table-cell office:value-type="string" calcext:value-type="string">
            <text:p><text:s/>Strauch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7337" calcext:value-type="float">
            <text:p>7337</text:p>
          </table:table-cell>
          <table:table-cell office:value-type="float" office:value="20070401" calcext:value-type="float">
            <text:p>200704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32" calcext:value-type="float">
            <text:p>332.0000</text:p>
          </table:table-cell>
          <table:table-cell office:value-type="float" office:value="51.0577" calcext:value-type="float">
            <text:p>51.0577</text:p>
          </table:table-cell>
          <table:table-cell office:value-type="float" office:value="14.6128" calcext:value-type="float">
            <text:p>14.6128</text:p>
          </table:table-cell>
          <table:table-cell office:value-type="string" calcext:value-type="string">
            <text:p><text:s/>D�rrhennersdorf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7341" calcext:value-type="float">
            <text:p>7341</text:p>
          </table:table-cell>
          <table:table-cell office:value-type="float" office:value="20050715" calcext:value-type="float">
            <text:p>20050715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19" calcext:value-type="float">
            <text:p>119.0000</text:p>
          </table:table-cell>
          <table:table-cell office:value-type="float" office:value="50.09" calcext:value-type="float">
            <text:p>50.0900</text:p>
          </table:table-cell>
          <table:table-cell office:value-type="float" office:value="8.7862" calcext:value-type="float">
            <text:p>8.7862</text:p>
          </table:table-cell>
          <table:table-cell office:value-type="string" calcext:value-type="string">
            <text:p><text:s/>Offenbach-Wetterpark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7343" calcext:value-type="float">
            <text:p>7343</text:p>
          </table:table-cell>
          <table:table-cell office:value-type="float" office:value="20060401" calcext:value-type="float">
            <text:p>200604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89" calcext:value-type="float">
            <text:p>689.0000</text:p>
          </table:table-cell>
          <table:table-cell office:value-type="float" office:value="50.62" calcext:value-type="float">
            <text:p>50.6200</text:p>
          </table:table-cell>
          <table:table-cell office:value-type="float" office:value="13.4817" calcext:value-type="float">
            <text:p>13.4817</text:p>
          </table:table-cell>
          <table:table-cell office:value-type="string" calcext:value-type="string">
            <text:p><text:s/>Deutschneudorf-Br�derwi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7344" calcext:value-type="float">
            <text:p>7344</text:p>
          </table:table-cell>
          <table:table-cell office:value-type="float" office:value="20060601" calcext:value-type="float">
            <text:p>200606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5" calcext:value-type="float">
            <text:p>45.0000</text:p>
          </table:table-cell>
          <table:table-cell office:value-type="float" office:value="51.2992" calcext:value-type="float">
            <text:p>51.2992</text:p>
          </table:table-cell>
          <table:table-cell office:value-type="float" office:value="6.2013" calcext:value-type="float">
            <text:p>6.2013</text:p>
          </table:table-cell>
          <table:table-cell office:value-type="string" calcext:value-type="string">
            <text:p><text:s/>Nettetal-H�lst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7350" calcext:value-type="float">
            <text:p>7350</text:p>
          </table:table-cell>
          <table:table-cell office:value-type="float" office:value="20060801" calcext:value-type="float">
            <text:p>200608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85" calcext:value-type="float">
            <text:p>585.0000</text:p>
          </table:table-cell>
          <table:table-cell office:value-type="float" office:value="49.1088" calcext:value-type="float">
            <text:p>49.1088</text:p>
          </table:table-cell>
          <table:table-cell office:value-type="float" office:value="12.8231" calcext:value-type="float">
            <text:p>12.8231</text:p>
          </table:table-cell>
          <table:table-cell office:value-type="string" calcext:value-type="string">
            <text:p><text:s/>Prackenbach-Neuh�usl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7351" calcext:value-type="float">
            <text:p>7351</text:p>
          </table:table-cell>
          <table:table-cell office:value-type="float" office:value="20050909" calcext:value-type="float">
            <text:p>20050909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16" calcext:value-type="float">
            <text:p>116.0000</text:p>
          </table:table-cell>
          <table:table-cell office:value-type="float" office:value="53.3176" calcext:value-type="float">
            <text:p>53.3176</text:p>
          </table:table-cell>
          <table:table-cell office:value-type="float" office:value="13.4175" calcext:value-type="float">
            <text:p>13.4175</text:p>
          </table:table-cell>
          <table:table-cell office:value-type="string" calcext:value-type="string">
            <text:p><text:s/>Feldberg/Mecklenburg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7361" calcext:value-type="float">
            <text:p>7361</text:p>
          </table:table-cell>
          <table:table-cell office:value-type="float" office:value="20060701" calcext:value-type="float">
            <text:p>200607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72" calcext:value-type="float">
            <text:p>72.0000</text:p>
          </table:table-cell>
          <table:table-cell office:value-type="float" office:value="52.7363" calcext:value-type="float">
            <text:p>52.7363</text:p>
          </table:table-cell>
          <table:table-cell office:value-type="float" office:value="10.344" calcext:value-type="float">
            <text:p>10.3440</text:p>
          </table:table-cell>
          <table:table-cell office:value-type="string" calcext:value-type="string">
            <text:p><text:s/>Scharnhorst-Marwed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7364" calcext:value-type="float">
            <text:p>7364</text:p>
          </table:table-cell>
          <table:table-cell office:value-type="float" office:value="20070101" calcext:value-type="float">
            <text:p>20070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74" calcext:value-type="float">
            <text:p>74.0000</text:p>
          </table:table-cell>
          <table:table-cell office:value-type="float" office:value="51.6818" calcext:value-type="float">
            <text:p>51.6818</text:p>
          </table:table-cell>
          <table:table-cell office:value-type="float" office:value="12.3053" calcext:value-type="float">
            <text:p>12.3053</text:p>
          </table:table-cell>
          <table:table-cell office:value-type="string" calcext:value-type="string">
            <text:p><text:s/>Je�nitz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7367" calcext:value-type="float">
            <text:p>7367</text:p>
          </table:table-cell>
          <table:table-cell office:value-type="float" office:value="20071201" calcext:value-type="float">
            <text:p>200712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44" calcext:value-type="float">
            <text:p>144.0000</text:p>
          </table:table-cell>
          <table:table-cell office:value-type="float" office:value="51.9643" calcext:value-type="float">
            <text:p>51.9643</text:p>
          </table:table-cell>
          <table:table-cell office:value-type="float" office:value="9.8072" calcext:value-type="float">
            <text:p>9.8072</text:p>
          </table:table-cell>
          <table:table-cell office:value-type="string" calcext:value-type="string">
            <text:p><text:s/>Alfeld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7368" calcext:value-type="float">
            <text:p>7368</text:p>
          </table:table-cell>
          <table:table-cell office:value-type="float" office:value="20071101" calcext:value-type="float">
            <text:p>20071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12" calcext:value-type="float">
            <text:p>312.0000</text:p>
          </table:table-cell>
          <table:table-cell office:value-type="float" office:value="51.0007" calcext:value-type="float">
            <text:p>51.0007</text:p>
          </table:table-cell>
          <table:table-cell office:value-type="float" office:value="10.3621" calcext:value-type="float">
            <text:p>10.3621</text:p>
          </table:table-cell>
          <table:table-cell office:value-type="string" calcext:value-type="string">
            <text:p><text:s/>Eisenach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7369" calcext:value-type="float">
            <text:p>7369</text:p>
          </table:table-cell>
          <table:table-cell office:value-type="float" office:value="20071101" calcext:value-type="float">
            <text:p>20071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75" calcext:value-type="float">
            <text:p>475.0000</text:p>
          </table:table-cell>
          <table:table-cell office:value-type="float" office:value="49.1623" calcext:value-type="float">
            <text:p>49.1623</text:p>
          </table:table-cell>
          <table:table-cell office:value-type="float" office:value="10.3661" calcext:value-type="float">
            <text:p>10.3661</text:p>
          </table:table-cell>
          <table:table-cell office:value-type="string" calcext:value-type="string">
            <text:p><text:s/>Feuchtwangen-Heilbron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7370" calcext:value-type="float">
            <text:p>7370</text:p>
          </table:table-cell>
          <table:table-cell office:value-type="float" office:value="20061211" calcext:value-type="float">
            <text:p>2006121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99" calcext:value-type="float">
            <text:p>499.0000</text:p>
          </table:table-cell>
          <table:table-cell office:value-type="float" office:value="49.391" calcext:value-type="float">
            <text:p>49.3910</text:p>
          </table:table-cell>
          <table:table-cell office:value-type="float" office:value="12.6838" calcext:value-type="float">
            <text:p>12.6838</text:p>
          </table:table-cell>
          <table:table-cell office:value-type="string" calcext:value-type="string">
            <text:p><text:s/>Waldm�nch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7372" calcext:value-type="float">
            <text:p>7372</text:p>
          </table:table-cell>
          <table:table-cell office:value-type="float" office:value="20061001" calcext:value-type="float">
            <text:p>200610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7" calcext:value-type="float">
            <text:p>37.0000</text:p>
          </table:table-cell>
          <table:table-cell office:value-type="float" office:value="52.7321" calcext:value-type="float">
            <text:p>52.7321</text:p>
          </table:table-cell>
          <table:table-cell office:value-type="float" office:value="11.7123" calcext:value-type="float">
            <text:p>11.7123</text:p>
          </table:table-cell>
          <table:table-cell office:value-type="string" calcext:value-type="string">
            <text:p><text:s/>Ballerstedt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7373" calcext:value-type="float">
            <text:p>7373</text:p>
          </table:table-cell>
          <table:table-cell office:value-type="float" office:value="20060301" calcext:value-type="float">
            <text:p>200603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" calcext:value-type="float">
            <text:p>3.0000</text:p>
          </table:table-cell>
          <table:table-cell office:value-type="float" office:value="53.5984" calcext:value-type="float">
            <text:p>53.5984</text:p>
          </table:table-cell>
          <table:table-cell office:value-type="float" office:value="6.7024" calcext:value-type="float">
            <text:p>6.7024</text:p>
          </table:table-cell>
          <table:table-cell office:value-type="string" calcext:value-type="string">
            <text:p><text:s/>Borkum-Flugplatz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7374" calcext:value-type="float">
            <text:p>7374</text:p>
          </table:table-cell>
          <table:table-cell office:value-type="float" office:value="20060301" calcext:value-type="float">
            <text:p>200603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6" calcext:value-type="float">
            <text:p>46.0000</text:p>
          </table:table-cell>
          <table:table-cell office:value-type="float" office:value="52.0813" calcext:value-type="float">
            <text:p>52.0813</text:p>
          </table:table-cell>
          <table:table-cell office:value-type="float" office:value="6.9409" calcext:value-type="float">
            <text:p>6.9409</text:p>
          </table:table-cell>
          <table:table-cell office:value-type="string" calcext:value-type="string">
            <text:p><text:s/>Ahaus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7375" calcext:value-type="float">
            <text:p>7375</text:p>
          </table:table-cell>
          <table:table-cell office:value-type="float" office:value="20091001" calcext:value-type="float">
            <text:p>200910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11" calcext:value-type="float">
            <text:p>411.0000</text:p>
          </table:table-cell>
          <table:table-cell office:value-type="float" office:value="49.645" calcext:value-type="float">
            <text:p>49.6450</text:p>
          </table:table-cell>
          <table:table-cell office:value-type="float" office:value="7.5003" calcext:value-type="float">
            <text:p>7.5003</text:p>
          </table:table-cell>
          <table:table-cell office:value-type="string" calcext:value-type="string">
            <text:p><text:s/>Homberg-Sch�nbornerhof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7378" calcext:value-type="float">
            <text:p>7378</text:p>
          </table:table-cell>
          <table:table-cell office:value-type="float" office:value="20060701" calcext:value-type="float">
            <text:p>200607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01" calcext:value-type="float">
            <text:p>101.0000</text:p>
          </table:table-cell>
          <table:table-cell office:value-type="float" office:value="51.0149" calcext:value-type="float">
            <text:p>51.0149</text:p>
          </table:table-cell>
          <table:table-cell office:value-type="float" office:value="6.5173" calcext:value-type="float">
            <text:p>6.5173</text:p>
          </table:table-cell>
          <table:table-cell office:value-type="string" calcext:value-type="string">
            <text:p><text:s/>Bedburg-Weiler Hohenhol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7382" calcext:value-type="float">
            <text:p>7382</text:p>
          </table:table-cell>
          <table:table-cell office:value-type="float" office:value="20061201" calcext:value-type="float">
            <text:p>200612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66" calcext:value-type="float">
            <text:p>666.0000</text:p>
          </table:table-cell>
          <table:table-cell office:value-type="float" office:value="47.7096" calcext:value-type="float">
            <text:p>47.7096</text:p>
          </table:table-cell>
          <table:table-cell office:value-type="float" office:value="9.866" calcext:value-type="float">
            <text:p>9.8660</text:p>
          </table:table-cell>
          <table:table-cell office:value-type="string" calcext:value-type="string">
            <text:p><text:s/>Wangen/Allg�u-Schwaderb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389" calcext:value-type="float">
            <text:p>7389</text:p>
          </table:table-cell>
          <table:table-cell office:value-type="float" office:value="20061201" calcext:value-type="float">
            <text:p>200612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82" calcext:value-type="float">
            <text:p>82.0000</text:p>
          </table:table-cell>
          <table:table-cell office:value-type="float" office:value="52.7461" calcext:value-type="float">
            <text:p>52.7461</text:p>
          </table:table-cell>
          <table:table-cell office:value-type="float" office:value="13.8427" calcext:value-type="float">
            <text:p>13.8427</text:p>
          </table:table-cell>
          <table:table-cell office:value-type="string" calcext:value-type="string">
            <text:p><text:s/>Heckelberg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7393" calcext:value-type="float">
            <text:p>7393</text:p>
          </table:table-cell>
          <table:table-cell office:value-type="float" office:value="20100101" calcext:value-type="float">
            <text:p>20100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16" calcext:value-type="float">
            <text:p>116.0000</text:p>
          </table:table-cell>
          <table:table-cell office:value-type="float" office:value="51.4492" calcext:value-type="float">
            <text:p>51.4492</text:p>
          </table:table-cell>
          <table:table-cell office:value-type="float" office:value="14.2533" calcext:value-type="float">
            <text:p>14.2533</text:p>
          </table:table-cell>
          <table:table-cell office:value-type="string" calcext:value-type="string">
            <text:p><text:s/>Hoyerswerda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7394" calcext:value-type="float">
            <text:p>7394</text:p>
          </table:table-cell>
          <table:table-cell office:value-type="float" office:value="20060602" calcext:value-type="float">
            <text:p>20060602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22" calcext:value-type="float">
            <text:p>622.0000</text:p>
          </table:table-cell>
          <table:table-cell office:value-type="float" office:value="50.0315" calcext:value-type="float">
            <text:p>50.0315</text:p>
          </table:table-cell>
          <table:table-cell office:value-type="float" office:value="11.9745" calcext:value-type="float">
            <text:p>11.9745</text:p>
          </table:table-cell>
          <table:table-cell office:value-type="string" calcext:value-type="string">
            <text:p><text:s/>Wunsiedel-Sch�nbrun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7395" calcext:value-type="float">
            <text:p>7395</text:p>
          </table:table-cell>
          <table:table-cell office:value-type="float" office:value="20071201" calcext:value-type="float">
            <text:p>200712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51" calcext:value-type="float">
            <text:p>351.0000</text:p>
          </table:table-cell>
          <table:table-cell office:value-type="float" office:value="48.6595" calcext:value-type="float">
            <text:p>48.6595</text:p>
          </table:table-cell>
          <table:table-cell office:value-type="float" office:value="12.5388" calcext:value-type="float">
            <text:p>12.5388</text:p>
          </table:table-cell>
          <table:table-cell office:value-type="string" calcext:value-type="string">
            <text:p><text:s/>Gottfried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7396" calcext:value-type="float">
            <text:p>7396</text:p>
          </table:table-cell>
          <table:table-cell office:value-type="float" office:value="20080501" calcext:value-type="float">
            <text:p>200805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740" calcext:value-type="float">
            <text:p>740.0000</text:p>
          </table:table-cell>
          <table:table-cell office:value-type="float" office:value="50.5084" calcext:value-type="float">
            <text:p>50.5084</text:p>
          </table:table-cell>
          <table:table-cell office:value-type="float" office:value="9.2246" calcext:value-type="float">
            <text:p>9.2246</text:p>
          </table:table-cell>
          <table:table-cell office:value-type="string" calcext:value-type="string">
            <text:p><text:s/>Hoherodskopf/Vogelsberg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7403" calcext:value-type="float">
            <text:p>7403</text:p>
          </table:table-cell>
          <table:table-cell office:value-type="float" office:value="20070401" calcext:value-type="float">
            <text:p>200704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72" calcext:value-type="float">
            <text:p>672.0000</text:p>
          </table:table-cell>
          <table:table-cell office:value-type="float" office:value="47.7955" calcext:value-type="float">
            <text:p>47.7955</text:p>
          </table:table-cell>
          <table:table-cell office:value-type="float" office:value="10.0325" calcext:value-type="float">
            <text:p>10.0325</text:p>
          </table:table-cell>
          <table:table-cell office:value-type="string" calcext:value-type="string">
            <text:p><text:s/>Leutkirch-Herlazhof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410" calcext:value-type="float">
            <text:p>7410</text:p>
          </table:table-cell>
          <table:table-cell office:value-type="float" office:value="20110201" calcext:value-type="float">
            <text:p>201102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50" calcext:value-type="float">
            <text:p>350.0000</text:p>
          </table:table-cell>
          <table:table-cell office:value-type="float" office:value="50.7513" calcext:value-type="float">
            <text:p>50.7513</text:p>
          </table:table-cell>
          <table:table-cell office:value-type="float" office:value="9.0224" calcext:value-type="float">
            <text:p>9.0224</text:p>
          </table:table-cell>
          <table:table-cell office:value-type="string" calcext:value-type="string">
            <text:p><text:s/>Neu-Ulrichstein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7412" calcext:value-type="float">
            <text:p>7412</text:p>
          </table:table-cell>
          <table:table-cell office:value-type="float" office:value="20061001" calcext:value-type="float">
            <text:p>200610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40" calcext:value-type="float">
            <text:p>340.0000</text:p>
          </table:table-cell>
          <table:table-cell office:value-type="float" office:value="50.0083" calcext:value-type="float">
            <text:p>50.0083</text:p>
          </table:table-cell>
          <table:table-cell office:value-type="float" office:value="9.4238" calcext:value-type="float">
            <text:p>9.4238</text:p>
          </table:table-cell>
          <table:table-cell office:value-type="string" calcext:value-type="string">
            <text:p><text:s/>Neuh�tten/Spessart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7418" calcext:value-type="float">
            <text:p>7418</text:p>
          </table:table-cell>
          <table:table-cell office:value-type="float" office:value="20080601" calcext:value-type="float">
            <text:p>200806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21" calcext:value-type="float">
            <text:p>321.0000</text:p>
          </table:table-cell>
          <table:table-cell office:value-type="float" office:value="50.802" calcext:value-type="float">
            <text:p>50.8020</text:p>
          </table:table-cell>
          <table:table-cell office:value-type="float" office:value="12.6366" calcext:value-type="float">
            <text:p>12.6366</text:p>
          </table:table-cell>
          <table:table-cell office:value-type="string" calcext:value-type="string">
            <text:p><text:s/>Sankt Egidien-Kuhschnap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7419" calcext:value-type="float">
            <text:p>7419</text:p>
          </table:table-cell>
          <table:table-cell office:value-type="float" office:value="20061201" calcext:value-type="float">
            <text:p>200612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389" calcext:value-type="float">
            <text:p>389.0000</text:p>
          </table:table-cell>
          <table:table-cell office:value-type="float" office:value="50.661" calcext:value-type="float">
            <text:p>50.6610</text:p>
          </table:table-cell>
          <table:table-cell office:value-type="float" office:value="12.0756" calcext:value-type="float">
            <text:p>12.0756</text:p>
          </table:table-cell>
          <table:table-cell office:value-type="string" calcext:value-type="string">
            <text:p><text:s/>Langenwetzendorf-G�tten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7420" calcext:value-type="float">
            <text:p>7420</text:p>
          </table:table-cell>
          <table:table-cell office:value-type="float" office:value="20070401" calcext:value-type="float">
            <text:p>200704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246" calcext:value-type="float">
            <text:p>246.0000</text:p>
          </table:table-cell>
          <table:table-cell office:value-type="float" office:value="51.1044" calcext:value-type="float">
            <text:p>51.1044</text:p>
          </table:table-cell>
          <table:table-cell office:value-type="float" office:value="11.7112" calcext:value-type="float">
            <text:p>11.7112</text:p>
          </table:table-cell>
          <table:table-cell office:value-type="string" calcext:value-type="string">
            <text:p><text:s/>Naumburg/Saale-Kreipitz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7421" calcext:value-type="float">
            <text:p>7421</text:p>
          </table:table-cell>
          <table:table-cell office:value-type="float" office:value="20061201" calcext:value-type="float">
            <text:p>200612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83" calcext:value-type="float">
            <text:p>383.0000</text:p>
          </table:table-cell>
          <table:table-cell office:value-type="float" office:value="50.325" calcext:value-type="float">
            <text:p>50.3250</text:p>
          </table:table-cell>
          <table:table-cell office:value-type="float" office:value="11.2395" calcext:value-type="float">
            <text:p>11.2395</text:p>
          </table:table-cell>
          <table:table-cell office:value-type="string" calcext:value-type="string">
            <text:p><text:s/>F�ritztal-Neuhaus-Schie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7423" calcext:value-type="float">
            <text:p>7423</text:p>
          </table:table-cell>
          <table:table-cell office:value-type="float" office:value="20070401" calcext:value-type="float">
            <text:p>200704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63" calcext:value-type="float">
            <text:p>163.0000</text:p>
          </table:table-cell>
          <table:table-cell office:value-type="float" office:value="51.3445" calcext:value-type="float">
            <text:p>51.3445</text:p>
          </table:table-cell>
          <table:table-cell office:value-type="float" office:value="14.8387" calcext:value-type="float">
            <text:p>14.8387</text:p>
          </table:table-cell>
          <table:table-cell office:value-type="string" calcext:value-type="string">
            <text:p><text:s/>H�hnichen-Trebus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7424" calcext:value-type="float">
            <text:p>7424</text:p>
          </table:table-cell>
          <table:table-cell office:value-type="float" office:value="20061201" calcext:value-type="float">
            <text:p>200612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57" calcext:value-type="float">
            <text:p>457.0000</text:p>
          </table:table-cell>
          <table:table-cell office:value-type="float" office:value="47.7724" calcext:value-type="float">
            <text:p>47.7724</text:p>
          </table:table-cell>
          <table:table-cell office:value-type="float" office:value="12.9073" calcext:value-type="float">
            <text:p>12.9073</text:p>
          </table:table-cell>
          <table:table-cell office:value-type="string" calcext:value-type="string">
            <text:p><text:s/>Piding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7425" calcext:value-type="float">
            <text:p>7425</text:p>
          </table:table-cell>
          <table:table-cell office:value-type="float" office:value="20060801" calcext:value-type="float">
            <text:p>200608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12" calcext:value-type="float">
            <text:p>212.0000</text:p>
          </table:table-cell>
          <table:table-cell office:value-type="float" office:value="52.1384" calcext:value-type="float">
            <text:p>52.1384</text:p>
          </table:table-cell>
          <table:table-cell office:value-type="float" office:value="9.1119" calcext:value-type="float">
            <text:p>9.1119</text:p>
          </table:table-cell>
          <table:table-cell office:value-type="string" calcext:value-type="string">
            <text:p><text:s/>Rinteln-Volks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7427" calcext:value-type="float">
            <text:p>7427</text:p>
          </table:table-cell>
          <table:table-cell office:value-type="float" office:value="20070901" calcext:value-type="float">
            <text:p>200709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17" calcext:value-type="float">
            <text:p>17.0000</text:p>
          </table:table-cell>
          <table:table-cell office:value-type="float" office:value="54.0188" calcext:value-type="float">
            <text:p>54.0188</text:p>
          </table:table-cell>
          <table:table-cell office:value-type="float" office:value="9.9255" calcext:value-type="float">
            <text:p>9.9255</text:p>
          </table:table-cell>
          <table:table-cell office:value-type="string" calcext:value-type="string">
            <text:p><text:s/>Padenstedt (Pony-Park)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7428" calcext:value-type="float">
            <text:p>7428</text:p>
          </table:table-cell>
          <table:table-cell office:value-type="float" office:value="20070501" calcext:value-type="float">
            <text:p>200705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397" calcext:value-type="float">
            <text:p>397.0000</text:p>
          </table:table-cell>
          <table:table-cell office:value-type="float" office:value="50.4167" calcext:value-type="float">
            <text:p>50.4167</text:p>
          </table:table-cell>
          <table:table-cell office:value-type="float" office:value="10.8156" calcext:value-type="float">
            <text:p>10.8156</text:p>
          </table:table-cell>
          <table:table-cell office:value-type="string" calcext:value-type="string">
            <text:p><text:s/>Veilsdorf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7429" calcext:value-type="float">
            <text:p>7429</text:p>
          </table:table-cell>
          <table:table-cell office:value-type="float" office:value="20061201" calcext:value-type="float">
            <text:p>200612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36" calcext:value-type="float">
            <text:p>336.0000</text:p>
          </table:table-cell>
          <table:table-cell office:value-type="float" office:value="49.4249" calcext:value-type="float">
            <text:p>49.4249</text:p>
          </table:table-cell>
          <table:table-cell office:value-type="float" office:value="9.3316" calcext:value-type="float">
            <text:p>9.3316</text:p>
          </table:table-cell>
          <table:table-cell office:value-type="string" calcext:value-type="string">
            <text:p><text:s/>Seckach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7430" calcext:value-type="float">
            <text:p>7430</text:p>
          </table:table-cell>
          <table:table-cell office:value-type="float" office:value="20071004" calcext:value-type="float">
            <text:p>20071004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58" calcext:value-type="float">
            <text:p>258.0000</text:p>
          </table:table-cell>
          <table:table-cell office:value-type="float" office:value="50.0615" calcext:value-type="float">
            <text:p>50.0615</text:p>
          </table:table-cell>
          <table:table-cell office:value-type="float" office:value="10.8129" calcext:value-type="float">
            <text:p>10.8129</text:p>
          </table:table-cell>
          <table:table-cell office:value-type="string" calcext:value-type="string">
            <text:p><text:s/>Rentweinsdorf-Treinfeld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7431" calcext:value-type="float">
            <text:p>7431</text:p>
          </table:table-cell>
          <table:table-cell office:value-type="float" office:value="20071101" calcext:value-type="float">
            <text:p>20071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04" calcext:value-type="float">
            <text:p>604.0000</text:p>
          </table:table-cell>
          <table:table-cell office:value-type="float" office:value="48.013" calcext:value-type="float">
            <text:p>48.0130</text:p>
          </table:table-cell>
          <table:table-cell office:value-type="float" office:value="11.5524" calcext:value-type="float">
            <text:p>11.5524</text:p>
          </table:table-cell>
          <table:table-cell office:value-type="string" calcext:value-type="string">
            <text:p><text:s/>Oberhaching-Laufzor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7432" calcext:value-type="float">
            <text:p>7432</text:p>
          </table:table-cell>
          <table:table-cell office:value-type="float" office:value="20070501" calcext:value-type="float">
            <text:p>200705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72" calcext:value-type="float">
            <text:p>72.0000</text:p>
          </table:table-cell>
          <table:table-cell office:value-type="float" office:value="52.6423" calcext:value-type="float">
            <text:p>52.6423</text:p>
          </table:table-cell>
          <table:table-cell office:value-type="float" office:value="10.6627" calcext:value-type="float">
            <text:p>10.6627</text:p>
          </table:table-cell>
          <table:table-cell office:value-type="string" calcext:value-type="string">
            <text:p><text:s/>Wittingen-Vorhop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7499" calcext:value-type="float">
            <text:p>7499</text:p>
          </table:table-cell>
          <table:table-cell office:value-type="float" office:value="20070701" calcext:value-type="float">
            <text:p>20070701</text:p>
          </table:table-cell>
          <table:table-cell office:value-type="float" office:value="20220301" calcext:value-type="float">
            <text:p>20220301</text:p>
          </table:table-cell>
          <table:table-cell office:value-type="float" office:value="172" calcext:value-type="float">
            <text:p>172.0000</text:p>
          </table:table-cell>
          <table:table-cell office:value-type="float" office:value="50.7893" calcext:value-type="float">
            <text:p>50.7893</text:p>
          </table:table-cell>
          <table:table-cell office:value-type="float" office:value="7.828" calcext:value-type="float">
            <text:p>7.8280</text:p>
          </table:table-cell>
          <table:table-cell office:value-type="string" calcext:value-type="string">
            <text:p><text:s/>Wallmenroth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20070101" calcext:value-type="float">
            <text:p>20070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82" calcext:value-type="float">
            <text:p>82.0000</text:p>
          </table:table-cell>
          <table:table-cell office:value-type="float" office:value="52.0223" calcext:value-type="float">
            <text:p>52.0223</text:p>
          </table:table-cell>
          <table:table-cell office:value-type="float" office:value="12.1597" calcext:value-type="float">
            <text:p>12.1597</text:p>
          </table:table-cell>
          <table:table-cell office:value-type="string" calcext:value-type="string">
            <text:p><text:s/>Badewitz bei Zerbst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float" office:value="13654" calcext:value-type="float">
            <text:p>13654</text:p>
          </table:table-cell>
          <table:table-cell office:value-type="float" office:value="20070801" calcext:value-type="float">
            <text:p>200708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85" calcext:value-type="float">
            <text:p>285.0000</text:p>
          </table:table-cell>
          <table:table-cell office:value-type="float" office:value="51.0063" calcext:value-type="float">
            <text:p>51.0063</text:p>
          </table:table-cell>
          <table:table-cell office:value-type="float" office:value="13.471" calcext:value-type="float">
            <text:p>13.4710</text:p>
          </table:table-cell>
          <table:table-cell office:value-type="string" calcext:value-type="string">
            <text:p><text:s/>Wilsdruff-Mohorn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20070501" calcext:value-type="float">
            <text:p>20070501</text:p>
          </table:table-cell>
          <table:table-cell office:value-type="float" office:value="20160128" calcext:value-type="float">
            <text:p>20160128</text:p>
          </table:table-cell>
          <table:table-cell office:value-type="float" office:value="37" calcext:value-type="float">
            <text:p>37.0000</text:p>
          </table:table-cell>
          <table:table-cell office:value-type="float" office:value="52.3031" calcext:value-type="float">
            <text:p>52.3031</text:p>
          </table:table-cell>
          <table:table-cell office:value-type="float" office:value="12.4029" calcext:value-type="float">
            <text:p>12.4029</text:p>
          </table:table-cell>
          <table:table-cell office:value-type="string" calcext:value-type="string">
            <text:p><text:s/>Boecke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13669" calcext:value-type="float">
            <text:p>13669</text:p>
          </table:table-cell>
          <table:table-cell office:value-type="float" office:value="20070901" calcext:value-type="float">
            <text:p>200709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5" calcext:value-type="float">
            <text:p>55.0000</text:p>
          </table:table-cell>
          <table:table-cell office:value-type="float" office:value="52.0087" calcext:value-type="float">
            <text:p>52.0087</text:p>
          </table:table-cell>
          <table:table-cell office:value-type="float" office:value="7.8519" calcext:value-type="float">
            <text:p>7.8519</text:p>
          </table:table-cell>
          <table:table-cell office:value-type="string" calcext:value-type="string">
            <text:p><text:s/>Ostbevern-Schirlheide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3670" calcext:value-type="float">
            <text:p>13670</text:p>
          </table:table-cell>
          <table:table-cell office:value-type="float" office:value="20070601" calcext:value-type="float">
            <text:p>200706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24" calcext:value-type="float">
            <text:p>24.0000</text:p>
          </table:table-cell>
          <table:table-cell office:value-type="float" office:value="51.5088" calcext:value-type="float">
            <text:p>51.5088</text:p>
          </table:table-cell>
          <table:table-cell office:value-type="float" office:value="6.7018" calcext:value-type="float">
            <text:p>6.7018</text:p>
          </table:table-cell>
          <table:table-cell office:value-type="string" calcext:value-type="string">
            <text:p><text:s/>Duisburg-Baerl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3671" calcext:value-type="float">
            <text:p>13671</text:p>
          </table:table-cell>
          <table:table-cell office:value-type="float" office:value="20071201" calcext:value-type="float">
            <text:p>200712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21" calcext:value-type="float">
            <text:p>221.0000</text:p>
          </table:table-cell>
          <table:table-cell office:value-type="float" office:value="50.9655" calcext:value-type="float">
            <text:p>50.9655</text:p>
          </table:table-cell>
          <table:table-cell office:value-type="float" office:value="7.2753" calcext:value-type="float">
            <text:p>7.2753</text:p>
          </table:table-cell>
          <table:table-cell office:value-type="string" calcext:value-type="string">
            <text:p><text:s/>Overath-B�ke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3672" calcext:value-type="float">
            <text:p>13672</text:p>
          </table:table-cell>
          <table:table-cell office:value-type="float" office:value="20080501" calcext:value-type="float">
            <text:p>20080501</text:p>
          </table:table-cell>
          <table:table-cell office:value-type="float" office:value="20141231" calcext:value-type="float">
            <text:p>20141231</text:p>
          </table:table-cell>
          <table:table-cell office:value-type="float" office:value="593" calcext:value-type="float">
            <text:p>593.0000</text:p>
          </table:table-cell>
          <table:table-cell office:value-type="float" office:value="48.5537" calcext:value-type="float">
            <text:p>48.5537</text:p>
          </table:table-cell>
          <table:table-cell office:value-type="float" office:value="9.9877" calcext:value-type="float">
            <text:p>9.9877</text:p>
          </table:table-cell>
          <table:table-cell office:value-type="string" calcext:value-type="string">
            <text:p><text:s/>Weidenstett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3674" calcext:value-type="float">
            <text:p>13674</text:p>
          </table:table-cell>
          <table:table-cell office:value-type="float" office:value="20070801" calcext:value-type="float">
            <text:p>200708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37" calcext:value-type="float">
            <text:p>237.0000</text:p>
          </table:table-cell>
          <table:table-cell office:value-type="float" office:value="49.2943" calcext:value-type="float">
            <text:p>49.2943</text:p>
          </table:table-cell>
          <table:table-cell office:value-type="float" office:value="8.9053" calcext:value-type="float">
            <text:p>8.9053</text:p>
          </table:table-cell>
          <table:table-cell office:value-type="string" calcext:value-type="string">
            <text:p><text:s/>Waibstadt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3675" calcext:value-type="float">
            <text:p>13675</text:p>
          </table:table-cell>
          <table:table-cell office:value-type="float" office:value="20071101" calcext:value-type="float">
            <text:p>200711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77" calcext:value-type="float">
            <text:p>77.0000</text:p>
          </table:table-cell>
          <table:table-cell office:value-type="float" office:value="52.0818" calcext:value-type="float">
            <text:p>52.0818</text:p>
          </table:table-cell>
          <table:table-cell office:value-type="float" office:value="9.4077" calcext:value-type="float">
            <text:p>9.4077</text:p>
          </table:table-cell>
          <table:table-cell office:value-type="string" calcext:value-type="string">
            <text:p><text:s/>Hameln-Hastenbeck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3687" calcext:value-type="float">
            <text:p>13687</text:p>
          </table:table-cell>
          <table:table-cell office:value-type="float" office:value="20071101" calcext:value-type="float">
            <text:p>20071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8" calcext:value-type="float">
            <text:p>18.0000</text:p>
          </table:table-cell>
          <table:table-cell office:value-type="float" office:value="53.9005" calcext:value-type="float">
            <text:p>53.9005</text:p>
          </table:table-cell>
          <table:table-cell office:value-type="float" office:value="9.8308" calcext:value-type="float">
            <text:p>9.8308</text:p>
          </table:table-cell>
          <table:table-cell office:value-type="string" calcext:value-type="string">
            <text:p><text:s/>Weddelbrook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13688" calcext:value-type="float">
            <text:p>13688</text:p>
          </table:table-cell>
          <table:table-cell office:value-type="float" office:value="20080301" calcext:value-type="float">
            <text:p>200803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28" calcext:value-type="float">
            <text:p>128.0000</text:p>
          </table:table-cell>
          <table:table-cell office:value-type="float" office:value="51.1693" calcext:value-type="float">
            <text:p>51.1693</text:p>
          </table:table-cell>
          <table:table-cell office:value-type="float" office:value="12.2618" calcext:value-type="float">
            <text:p>12.2618</text:p>
          </table:table-cell>
          <table:table-cell office:value-type="string" calcext:value-type="string">
            <text:p><text:s/>Pegau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13696" calcext:value-type="float">
            <text:p>13696</text:p>
          </table:table-cell>
          <table:table-cell office:value-type="float" office:value="20071201" calcext:value-type="float">
            <text:p>200712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60" calcext:value-type="float">
            <text:p>60.0000</text:p>
          </table:table-cell>
          <table:table-cell office:value-type="float" office:value="51.5966" calcext:value-type="float">
            <text:p>51.5966</text:p>
          </table:table-cell>
          <table:table-cell office:value-type="float" office:value="7.4048" calcext:value-type="float">
            <text:p>7.4048</text:p>
          </table:table-cell>
          <table:table-cell office:value-type="string" calcext:value-type="string">
            <text:p><text:s/>Waltrop-Abdinghof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3698" calcext:value-type="float">
            <text:p>13698</text:p>
          </table:table-cell>
          <table:table-cell office:value-type="float" office:value="20080101" calcext:value-type="float">
            <text:p>20080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04" calcext:value-type="float">
            <text:p>504.0000</text:p>
          </table:table-cell>
          <table:table-cell office:value-type="float" office:value="48.8767" calcext:value-type="float">
            <text:p>48.8767</text:p>
          </table:table-cell>
          <table:table-cell office:value-type="float" office:value="10.2413" calcext:value-type="float">
            <text:p>10.2413</text:p>
          </table:table-cell>
          <table:table-cell office:value-type="string" calcext:value-type="string">
            <text:p><text:s/>Lauchheim (Berghof)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3699" calcext:value-type="float">
            <text:p>13699</text:p>
          </table:table-cell>
          <table:table-cell office:value-type="float" office:value="20080301" calcext:value-type="float">
            <text:p>200803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6" calcext:value-type="float">
            <text:p>66.0000</text:p>
          </table:table-cell>
          <table:table-cell office:value-type="float" office:value="52.3667" calcext:value-type="float">
            <text:p>52.3667</text:p>
          </table:table-cell>
          <table:table-cell office:value-type="float" office:value="10.1266" calcext:value-type="float">
            <text:p>10.1266</text:p>
          </table:table-cell>
          <table:table-cell office:value-type="string" calcext:value-type="string">
            <text:p><text:s/>Lehrte-Sievershausen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3700" calcext:value-type="float">
            <text:p>13700</text:p>
          </table:table-cell>
          <table:table-cell office:value-type="float" office:value="20080501" calcext:value-type="float">
            <text:p>200805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203" calcext:value-type="float">
            <text:p>203.0000</text:p>
          </table:table-cell>
          <table:table-cell office:value-type="float" office:value="51.3329" calcext:value-type="float">
            <text:p>51.3329</text:p>
          </table:table-cell>
          <table:table-cell office:value-type="float" office:value="7.3412" calcext:value-type="float">
            <text:p>7.3412</text:p>
          </table:table-cell>
          <table:table-cell office:value-type="string" calcext:value-type="string">
            <text:p><text:s/>Gevelsberg-Oberbr�king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3710" calcext:value-type="float">
            <text:p>13710</text:p>
          </table:table-cell>
          <table:table-cell office:value-type="float" office:value="20080401" calcext:value-type="float">
            <text:p>200804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490" calcext:value-type="float">
            <text:p>490.0000</text:p>
          </table:table-cell>
          <table:table-cell office:value-type="float" office:value="48.5734" calcext:value-type="float">
            <text:p>48.5734</text:p>
          </table:table-cell>
          <table:table-cell office:value-type="float" office:value="12.2576" calcext:value-type="float">
            <text:p>12.2576</text:p>
          </table:table-cell>
          <table:table-cell office:value-type="string" calcext:value-type="string">
            <text:p><text:s/>Landshut-Reithof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3711" calcext:value-type="float">
            <text:p>13711</text:p>
          </table:table-cell>
          <table:table-cell office:value-type="float" office:value="20071201" calcext:value-type="float">
            <text:p>200712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289" calcext:value-type="float">
            <text:p>289.0000</text:p>
          </table:table-cell>
          <table:table-cell office:value-type="float" office:value="50.682" calcext:value-type="float">
            <text:p>50.6820</text:p>
          </table:table-cell>
          <table:table-cell office:value-type="float" office:value="11.515" calcext:value-type="float">
            <text:p>11.5150</text:p>
          </table:table-cell>
          <table:table-cell office:value-type="string" calcext:value-type="string">
            <text:p><text:s/>Kr�lpa-Rockendorf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13712" calcext:value-type="float">
            <text:p>13712</text:p>
          </table:table-cell>
          <table:table-cell office:value-type="float" office:value="20080901" calcext:value-type="float">
            <text:p>200809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4" calcext:value-type="float">
            <text:p>44.0000</text:p>
          </table:table-cell>
          <table:table-cell office:value-type="float" office:value="52.1488" calcext:value-type="float">
            <text:p>52.1488</text:p>
          </table:table-cell>
          <table:table-cell office:value-type="float" office:value="13.8359" calcext:value-type="float">
            <text:p>13.8359</text:p>
          </table:table-cell>
          <table:table-cell office:value-type="string" calcext:value-type="string">
            <text:p><text:s/>M�nchehofe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float" office:value="13713" calcext:value-type="float">
            <text:p>13713</text:p>
          </table:table-cell>
          <table:table-cell office:value-type="float" office:value="20071101" calcext:value-type="float">
            <text:p>200711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386" calcext:value-type="float">
            <text:p>386.0000</text:p>
          </table:table-cell>
          <table:table-cell office:value-type="float" office:value="51.0899" calcext:value-type="float">
            <text:p>51.0899</text:p>
          </table:table-cell>
          <table:table-cell office:value-type="float" office:value="7.6289" calcext:value-type="float">
            <text:p>7.6289</text:p>
          </table:table-cell>
          <table:table-cell office:value-type="string" calcext:value-type="string">
            <text:p><text:s/>Meinerzhagen-Redlendorf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3715" calcext:value-type="float">
            <text:p>13715</text:p>
          </table:table-cell>
          <table:table-cell office:value-type="float" office:value="20080301" calcext:value-type="float">
            <text:p>200803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04" calcext:value-type="float">
            <text:p>604.0000</text:p>
          </table:table-cell>
          <table:table-cell office:value-type="float" office:value="48.1003" calcext:value-type="float">
            <text:p>48.1003</text:p>
          </table:table-cell>
          <table:table-cell office:value-type="float" office:value="9.8058" calcext:value-type="float">
            <text:p>9.8058</text:p>
          </table:table-cell>
          <table:table-cell office:value-type="string" calcext:value-type="string">
            <text:p><text:s/>Biberach an der Ri�-Ber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3716" calcext:value-type="float">
            <text:p>13716</text:p>
          </table:table-cell>
          <table:table-cell office:value-type="float" office:value="20080901" calcext:value-type="float">
            <text:p>200809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818" calcext:value-type="float">
            <text:p>818.0000</text:p>
          </table:table-cell>
          <table:table-cell office:value-type="float" office:value="47.819" calcext:value-type="float">
            <text:p>47.8190</text:p>
          </table:table-cell>
          <table:table-cell office:value-type="float" office:value="8.5774" calcext:value-type="float">
            <text:p>8.5774</text:p>
          </table:table-cell>
          <table:table-cell office:value-type="string" calcext:value-type="string">
            <text:p><text:s/>Blumberg-Rand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3774" calcext:value-type="float">
            <text:p>13774</text:p>
          </table:table-cell>
          <table:table-cell office:value-type="float" office:value="20080601" calcext:value-type="float">
            <text:p>200806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28" calcext:value-type="float">
            <text:p>328.0000</text:p>
          </table:table-cell>
          <table:table-cell office:value-type="float" office:value="50.8138" calcext:value-type="float">
            <text:p>50.8138</text:p>
          </table:table-cell>
          <table:table-cell office:value-type="float" office:value="12.2985" calcext:value-type="float">
            <text:p>12.2985</text:p>
          </table:table-cell>
          <table:table-cell office:value-type="string" calcext:value-type="string">
            <text:p><text:s/>Crimmitschau-Mannichswa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float" office:value="13776" calcext:value-type="float">
            <text:p>13776</text:p>
          </table:table-cell>
          <table:table-cell office:value-type="float" office:value="20080301" calcext:value-type="float">
            <text:p>20080301</text:p>
          </table:table-cell>
          <table:table-cell office:value-type="float" office:value="20110103" calcext:value-type="float">
            <text:p>20110103</text:p>
          </table:table-cell>
          <table:table-cell office:value-type="float" office:value="85" calcext:value-type="float">
            <text:p>85.0000</text:p>
          </table:table-cell>
          <table:table-cell office:value-type="float" office:value="52.1789" calcext:value-type="float">
            <text:p>52.1789</text:p>
          </table:table-cell>
          <table:table-cell office:value-type="float" office:value="9.9524" calcext:value-type="float">
            <text:p>9.9524</text:p>
          </table:table-cell>
          <table:table-cell office:value-type="string" calcext:value-type="string">
            <text:p><text:s/>Hildesheim-Drispenstedt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3777" calcext:value-type="float">
            <text:p>13777</text:p>
          </table:table-cell>
          <table:table-cell office:value-type="float" office:value="20080601" calcext:value-type="float">
            <text:p>200806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10" calcext:value-type="float">
            <text:p>110.0000</text:p>
          </table:table-cell>
          <table:table-cell office:value-type="float" office:value="52.2467" calcext:value-type="float">
            <text:p>52.2467</text:p>
          </table:table-cell>
          <table:table-cell office:value-type="float" office:value="10.9592" calcext:value-type="float">
            <text:p>10.9592</text:p>
          </table:table-cell>
          <table:table-cell office:value-type="string" calcext:value-type="string">
            <text:p><text:s/>Helmstedt-Emmerstedt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3965" calcext:value-type="float">
            <text:p>13965</text:p>
          </table:table-cell>
          <table:table-cell office:value-type="float" office:value="20081201" calcext:value-type="float">
            <text:p>200812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619" calcext:value-type="float">
            <text:p>619.0000</text:p>
          </table:table-cell>
          <table:table-cell office:value-type="float" office:value="48.2639" calcext:value-type="float">
            <text:p>48.2639</text:p>
          </table:table-cell>
          <table:table-cell office:value-type="float" office:value="8.8134" calcext:value-type="float">
            <text:p>8.8134</text:p>
          </table:table-cell>
          <table:table-cell office:value-type="string" calcext:value-type="string">
            <text:p><text:s/>Balingen-Bronnhaupt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4157" calcext:value-type="float">
            <text:p>14157</text:p>
          </table:table-cell>
          <table:table-cell office:value-type="float" office:value="20091201" calcext:value-type="float">
            <text:p>20091201</text:p>
          </table:table-cell>
          <table:table-cell office:value-type="float" office:value="20220503" calcext:value-type="float">
            <text:p>20220503</text:p>
          </table:table-cell>
          <table:table-cell office:value-type="float" office:value="168" calcext:value-type="float">
            <text:p>168.0000</text:p>
          </table:table-cell>
          <table:table-cell office:value-type="float" office:value="49.5686" calcext:value-type="float">
            <text:p>49.5686</text:p>
          </table:table-cell>
          <table:table-cell office:value-type="float" office:value="8.7013" calcext:value-type="float">
            <text:p>8.7013</text:p>
          </table:table-cell>
          <table:table-cell office:value-type="string" calcext:value-type="string">
            <text:p><text:s/>Birkenau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0110401" calcext:value-type="float">
            <text:p>201104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31" calcext:value-type="float">
            <text:p>231.0000</text:p>
          </table:table-cell>
          <table:table-cell office:value-type="float" office:value="50.7983" calcext:value-type="float">
            <text:p>50.7983</text:p>
          </table:table-cell>
          <table:table-cell office:value-type="float" office:value="6.0244" calcext:value-type="float">
            <text:p>6.0244</text:p>
          </table:table-cell>
          <table:table-cell office:value-type="string" calcext:value-type="string">
            <text:p><text:s/>Aachen-Orsbach</text:p>
          </table:table-cell>
          <table:table-cell office:value-type="string" calcext:value-type="string">
            <text:p>Nordrhein-Westfalen</text:p>
          </table:table-cell>
        </table:table-row>
        <table:table-row table:style-name="ro1">
          <table:table-cell office:value-type="float" office:value="15003" calcext:value-type="float">
            <text:p>15003</text:p>
          </table:table-cell>
          <table:table-cell office:value-type="float" office:value="20110501" calcext:value-type="float">
            <text:p>201105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9" calcext:value-type="float">
            <text:p>19.0000</text:p>
          </table:table-cell>
          <table:table-cell office:value-type="float" office:value="53.8753" calcext:value-type="float">
            <text:p>53.8753</text:p>
          </table:table-cell>
          <table:table-cell office:value-type="float" office:value="13.2101" calcext:value-type="float">
            <text:p>13.2101</text:p>
          </table:table-cell>
          <table:table-cell office:value-type="string" calcext:value-type="string">
            <text:p><text:s/>Schmarsow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float" office:value="15207" calcext:value-type="float">
            <text:p>15207</text:p>
          </table:table-cell>
          <table:table-cell office:value-type="float" office:value="20131101" calcext:value-type="float">
            <text:p>20131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317" calcext:value-type="float">
            <text:p>317.0000</text:p>
          </table:table-cell>
          <table:table-cell office:value-type="float" office:value="51.2835" calcext:value-type="float">
            <text:p>51.2835</text:p>
          </table:table-cell>
          <table:table-cell office:value-type="float" office:value="9.359" calcext:value-type="float">
            <text:p>9.3590</text:p>
          </table:table-cell>
          <table:table-cell office:value-type="string" calcext:value-type="string">
            <text:p><text:s/>Schauenburg-Elgershause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15444" calcext:value-type="float">
            <text:p>15444</text:p>
          </table:table-cell>
          <table:table-cell office:value-type="float" office:value="20140901" calcext:value-type="float">
            <text:p>201409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93" calcext:value-type="float">
            <text:p>593.0000</text:p>
          </table:table-cell>
          <table:table-cell office:value-type="float" office:value="48.4418" calcext:value-type="float">
            <text:p>48.4418</text:p>
          </table:table-cell>
          <table:table-cell office:value-type="float" office:value="9.9216" calcext:value-type="float">
            <text:p>9.9216</text:p>
          </table:table-cell>
          <table:table-cell office:value-type="string" calcext:value-type="string">
            <text:p><text:s/>Ulm-M�hringen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5478" calcext:value-type="float">
            <text:p>15478</text:p>
          </table:table-cell>
          <table:table-cell office:value-type="float" office:value="20150201" calcext:value-type="float">
            <text:p>201502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15" calcext:value-type="float">
            <text:p>515.0000</text:p>
          </table:table-cell>
          <table:table-cell office:value-type="float" office:value="48.2095" calcext:value-type="float">
            <text:p>48.2095</text:p>
          </table:table-cell>
          <table:table-cell office:value-type="float" office:value="10.0654" calcext:value-type="float">
            <text:p>10.0654</text:p>
          </table:table-cell>
          <table:table-cell office:value-type="string" calcext:value-type="string">
            <text:p><text:s/>Dietenheim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5490" calcext:value-type="float">
            <text:p>15490</text:p>
          </table:table-cell>
          <table:table-cell office:value-type="float" office:value="20161201" calcext:value-type="float">
            <text:p>201612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98" calcext:value-type="float">
            <text:p>298.0000</text:p>
          </table:table-cell>
          <table:table-cell office:value-type="float" office:value="50.8053" calcext:value-type="float">
            <text:p>50.8053</text:p>
          </table:table-cell>
          <table:table-cell office:value-type="float" office:value="8.3382" calcext:value-type="float">
            <text:p>8.3382</text:p>
          </table:table-cell>
          <table:table-cell office:value-type="string" calcext:value-type="string">
            <text:p><text:s/>Eschenburg-Eibelshausen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float" office:value="15512" calcext:value-type="float">
            <text:p>15512</text:p>
          </table:table-cell>
          <table:table-cell office:value-type="float" office:value="20160901" calcext:value-type="float">
            <text:p>201609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66" calcext:value-type="float">
            <text:p>66.0000</text:p>
          </table:table-cell>
          <table:table-cell office:value-type="float" office:value="53.0859" calcext:value-type="float">
            <text:p>53.0859</text:p>
          </table:table-cell>
          <table:table-cell office:value-type="float" office:value="10.1611" calcext:value-type="float">
            <text:p>10.1611</text:p>
          </table:table-cell>
          <table:table-cell office:value-type="string" calcext:value-type="string">
            <text:p><text:s/>Rehlingen-Ehlbeck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5514" calcext:value-type="float">
            <text:p>15514</text:p>
          </table:table-cell>
          <table:table-cell office:value-type="float" office:value="20171101" calcext:value-type="float">
            <text:p>20171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06" calcext:value-type="float">
            <text:p>106.0000</text:p>
          </table:table-cell>
          <table:table-cell office:value-type="float" office:value="49.3767" calcext:value-type="float">
            <text:p>49.3767</text:p>
          </table:table-cell>
          <table:table-cell office:value-type="float" office:value="8.6177" calcext:value-type="float">
            <text:p>8.6177</text:p>
          </table:table-cell>
          <table:table-cell office:value-type="string" calcext:value-type="string">
            <text:p><text:s/>Heidelberg-Kurpfalzhof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5555" calcext:value-type="float">
            <text:p>15555</text:p>
          </table:table-cell>
          <table:table-cell office:value-type="float" office:value="20160501" calcext:value-type="float">
            <text:p>201605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815" calcext:value-type="float">
            <text:p>815.0000</text:p>
          </table:table-cell>
          <table:table-cell office:value-type="float" office:value="47.8761" calcext:value-type="float">
            <text:p>47.8761</text:p>
          </table:table-cell>
          <table:table-cell office:value-type="float" office:value="10.5849" calcext:value-type="float">
            <text:p>10.5849</text:p>
          </table:table-cell>
          <table:table-cell office:value-type="string" calcext:value-type="string">
            <text:p><text:s/>Kaufbeuren-Oberbeuren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float" office:value="15810" calcext:value-type="float">
            <text:p>15810</text:p>
          </table:table-cell>
          <table:table-cell office:value-type="float" office:value="20180601" calcext:value-type="float">
            <text:p>201806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567" calcext:value-type="float">
            <text:p>567.0000</text:p>
          </table:table-cell>
          <table:table-cell office:value-type="float" office:value="47.9261" calcext:value-type="float">
            <text:p>47.9261</text:p>
          </table:table-cell>
          <table:table-cell office:value-type="float" office:value="9.5926" calcext:value-type="float">
            <text:p>9.5926</text:p>
          </table:table-cell>
          <table:table-cell office:value-type="string" calcext:value-type="string">
            <text:p><text:s/>Aulendorf-Bl�nried</text:p>
          </table:table-cell>
          <table:table-cell office:value-type="string" calcext:value-type="string">
            <text:p>Baden-W�rttemberg</text:p>
          </table:table-cell>
        </table:table-row>
        <table:table-row table:style-name="ro1">
          <table:table-cell office:value-type="float" office:value="15813" calcext:value-type="float">
            <text:p>15813</text:p>
          </table:table-cell>
          <table:table-cell office:value-type="float" office:value="20220301" calcext:value-type="float">
            <text:p>202203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0" calcext:value-type="float">
            <text:p>40.0000</text:p>
          </table:table-cell>
          <table:table-cell office:value-type="float" office:value="52.5126" calcext:value-type="float">
            <text:p>52.5126</text:p>
          </table:table-cell>
          <table:table-cell office:value-type="float" office:value="7.4131" calcext:value-type="float">
            <text:p>7.4131</text:p>
          </table:table-cell>
          <table:table-cell office:value-type="string" calcext:value-type="string">
            <text:p><text:s/>Lingen-Baccum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float" office:value="19140" calcext:value-type="float">
            <text:p>19140</text:p>
          </table:table-cell>
          <table:table-cell office:value-type="float" office:value="20201101" calcext:value-type="float">
            <text:p>202011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278" calcext:value-type="float">
            <text:p>278.0000</text:p>
          </table:table-cell>
          <table:table-cell office:value-type="float" office:value="50.9657" calcext:value-type="float">
            <text:p>50.9657</text:p>
          </table:table-cell>
          <table:table-cell office:value-type="float" office:value="10.6988" calcext:value-type="float">
            <text:p>10.6988</text:p>
          </table:table-cell>
          <table:table-cell office:value-type="string" calcext:value-type="string">
            <text:p><text:s/>Gotha</text:p>
          </table:table-cell>
          <table:table-cell office:value-type="string" calcext:value-type="string">
            <text:p>Th�ringen</text:p>
          </table:table-cell>
        </table:table-row>
        <table:table-row table:style-name="ro1">
          <table:table-cell office:value-type="float" office:value="19171" calcext:value-type="float">
            <text:p>19171</text:p>
          </table:table-cell>
          <table:table-cell office:value-type="float" office:value="20200901" calcext:value-type="float">
            <text:p>202009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13" calcext:value-type="float">
            <text:p>13.0000</text:p>
          </table:table-cell>
          <table:table-cell office:value-type="float" office:value="54.0038" calcext:value-type="float">
            <text:p>54.0038</text:p>
          </table:table-cell>
          <table:table-cell office:value-type="float" office:value="9.8553" calcext:value-type="float">
            <text:p>9.8553</text:p>
          </table:table-cell>
          <table:table-cell office:value-type="string" calcext:value-type="string">
            <text:p><text:s/>Hasenkrug-Hardebek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19172" calcext:value-type="float">
            <text:p>19172</text:p>
          </table:table-cell>
          <table:table-cell office:value-type="float" office:value="20200901" calcext:value-type="float">
            <text:p>202009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8" calcext:value-type="float">
            <text:p>48.0000</text:p>
          </table:table-cell>
          <table:table-cell office:value-type="float" office:value="54.0246" calcext:value-type="float">
            <text:p>54.0246</text:p>
          </table:table-cell>
          <table:table-cell office:value-type="float" office:value="9.388" calcext:value-type="float">
            <text:p>9.3880</text:p>
          </table:table-cell>
          <table:table-cell office:value-type="string" calcext:value-type="string">
            <text:p><text:s/>Wacken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float" office:value="19299" calcext:value-type="float">
            <text:p>19299</text:p>
          </table:table-cell>
          <table:table-cell office:value-type="float" office:value="20210401" calcext:value-type="float">
            <text:p>20210401</text:p>
          </table:table-cell>
          <table:table-cell office:value-type="float" office:value="20220502" calcext:value-type="float">
            <text:p>20220502</text:p>
          </table:table-cell>
          <table:table-cell office:value-type="float" office:value="463" calcext:value-type="float">
            <text:p>463.0000</text:p>
          </table:table-cell>
          <table:table-cell office:value-type="float" office:value="49.8713" calcext:value-type="float">
            <text:p>49.8713</text:p>
          </table:table-cell>
          <table:table-cell office:value-type="float" office:value="11.7883" calcext:value-type="float">
            <text:p>11.7883</text:p>
          </table:table-cell>
          <table:table-cell office:value-type="string" calcext:value-type="string">
            <text:p><text:s/>Speichersdorf</text:p>
          </table:table-cell>
          <table:table-cell office:value-type="string" calcext:value-type="string">
            <text:p>Bayer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date>2022-05-03T13:35:37.978099395</dc:date>
    <meta:editing-duration>PT1M49S</meta:editing-duration>
    <meta:editing-cycles>1</meta:editing-cycles>
    <meta:document-statistic meta:table-count="1" meta:cell-count="9112" meta:object-count="0"/>
  </office:meta>
</office:document-meta>
</file>